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styles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37.38mm"/>
    </style:style>
    <style:style style:name="co6" style:family="table-column">
      <style:table-column-properties fo:break-before="auto" style:column-width="33.99mm"/>
    </style:style>
    <style:style style:name="co7" style:family="table-column">
      <style:table-column-properties fo:break-before="auto" style:column-width="38.24mm"/>
    </style:style>
    <style:style style:name="co8" style:family="table-column">
      <style:table-column-properties fo:break-before="auto" style:column-width="28.33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5.52mm"/>
    </style:style>
    <style:style style:name="co11" style:family="table-column">
      <style:table-column-properties fo:break-before="auto" style:column-width="4.15mm"/>
    </style:style>
    <style:style style:name="co12" style:family="table-column">
      <style:table-column-properties fo:break-before="auto" style:column-width="81.4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16.05mm"/>
    </style:style>
    <style:style style:name="co15" style:family="table-column">
      <style:table-column-properties fo:break-before="auto" style:column-width="17.32mm"/>
    </style:style>
    <style:style style:name="co16" style:family="table-column">
      <style:table-column-properties fo:break-before="auto" style:column-width="17.82mm"/>
    </style:style>
    <style:style style:name="co17" style:family="table-column">
      <style:table-column-properties fo:break-before="auto" style:column-width="15.05mm"/>
    </style:style>
    <style:style style:name="co18" style:family="table-column">
      <style:table-column-properties fo:break-before="auto" style:column-width="19.07mm"/>
    </style:style>
    <style:style style:name="co19" style:family="table-column">
      <style:table-column-properties fo:break-before="auto" style:column-width="14.55mm"/>
    </style:style>
    <style:style style:name="co20" style:family="table-column">
      <style:table-column-properties fo:break-before="auto" style:column-width="14.31mm"/>
    </style:style>
    <style:style style:name="co21" style:family="table-column">
      <style:table-column-properties fo:break-before="auto" style:column-width="16.56mm"/>
    </style:style>
    <style:style style:name="co22" style:family="table-column">
      <style:table-column-properties fo:break-before="auto" style:column-width="10.02mm"/>
    </style:style>
    <style:style style:name="co23" style:family="table-column">
      <style:table-column-properties fo:break-before="auto" style:column-width="5.01mm"/>
    </style:style>
    <style:style style:name="co24" style:family="table-column">
      <style:table-column-properties fo:break-before="auto" style:column-width="49mm"/>
    </style:style>
    <style:style style:name="co25" style:family="table-column">
      <style:table-column-properties fo:break-before="auto" style:column-width="34.41mm"/>
    </style:style>
    <style:style style:name="co26" style:family="table-column">
      <style:table-column-properties fo:break-before="auto" style:column-width="31.41mm"/>
    </style:style>
    <style:style style:name="co27" style:family="table-column">
      <style:table-column-properties fo:break-before="auto" style:column-width="43.96mm"/>
    </style:style>
    <style:style style:name="co28" style:family="table-column">
      <style:table-column-properties fo:break-before="auto" style:column-width="33.92mm"/>
    </style:style>
    <style:style style:name="co29" style:family="table-column">
      <style:table-column-properties fo:break-before="auto" style:column-width="20.44mm"/>
    </style:style>
    <style:style style:name="co30" style:family="table-column">
      <style:table-column-properties fo:break-before="auto" style:column-width="20.18mm"/>
    </style:style>
    <style:style style:name="co31" style:family="table-column">
      <style:table-column-properties fo:break-before="auto" style:column-width="26.53mm"/>
    </style:style>
    <style:style style:name="co32" style:family="table-column">
      <style:table-column-properties fo:break-before="auto" style:column-width="37.87mm"/>
    </style:style>
    <style:style style:name="co33" style:family="table-column">
      <style:table-column-properties fo:break-before="auto" style:column-width="33.44mm"/>
    </style:style>
    <style:style style:name="co34" style:family="table-column">
      <style:table-column-properties fo:break-before="auto" style:column-width="27.92mm"/>
    </style:style>
    <style:style style:name="co35" style:family="table-column">
      <style:table-column-properties fo:break-before="auto" style:column-width="27.08mm"/>
    </style:style>
    <style:style style:name="co36" style:family="table-column">
      <style:table-column-properties fo:break-before="auto" style:column-width="32.33mm"/>
    </style:style>
    <style:style style:name="co37" style:family="table-column">
      <style:table-column-properties fo:break-before="auto" style:column-width="41.47mm"/>
    </style:style>
    <style:style style:name="co38" style:family="table-column">
      <style:table-column-properties fo:break-before="auto" style:column-width="12.44mm"/>
    </style:style>
    <style:style style:name="co39" style:family="table-column">
      <style:table-column-properties fo:break-before="auto" style:column-width="3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3.67mm" fo:break-before="auto" style:use-optimal-row-height="false"/>
    </style:style>
    <style:style style:name="ro4" style:family="table-row">
      <style:table-row-properties style:row-height="4.37mm" fo:break-before="auto" style:use-optimal-row-height="fals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2">
      <style:table-cell-properties fo:background-color="#cc9900"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2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6600"/>
    </style:style>
    <style:style style:name="ce5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16">
      <style:table-cell-properties fo:background-color="#eeeeee"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6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60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16">
      <style:table-cell-properties fo:background-color="#ffff00"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116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68" style:family="table-cell" style:parent-style-name="Default" style:data-style-name="N11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0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08">
      <style:table-cell-properties fo:background-color="#eeeeee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76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80" style:family="table-cell" style:parent-style-name="Default">
      <style:table-cell-properties fo:background-color="#eeeeee"/>
    </style:style>
    <style:style style:name="ce81" style:family="table-cell" style:parent-style-name="Default" style:data-style-name="N4">
      <style:text-properties fo:color="#800000"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weight="bold" style:font-weight-asian="bold" style:font-weight-complex="bold"/>
    </style:style>
    <style:style style:name="ce83" style:family="table-cell" style:parent-style-name="Default" style:data-style-name="N4"/>
    <style:style style:name="ce84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800000" fo:font-style="italic" style:font-style-asian="italic" style:font-style-complex="italic"/>
    </style:style>
    <style:style style:name="ce86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87" style:family="table-cell" style:parent-style-name="Default" style:data-style-name="N11"/>
    <style:style style:name="ce88" style:family="table-cell" style:parent-style-name="Default" style:data-style-name="N116"/>
    <style:style style:name="ce89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mm"/>
    </style:style>
    <style:style style:name="ce90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color="#800000" fo:font-style="italic" style:font-style-asian="italic" style:font-style-complex="italic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0000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01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06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7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2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09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10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13" style:family="table-cell" style:parent-style-name="Default" style:data-style-name="N37">
      <style:table-cell-properties fo:background-color="#ffff99" style:text-align-source="fix" style:repeat-content="false"/>
      <style:paragraph-properties fo:text-align="center" fo:margin-left="0mm"/>
    </style:style>
    <style:style style:name="ce114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mm"/>
    </style:style>
    <style:style style:name="ce115" style:family="table-cell" style:parent-style-name="Default" style:data-style-name="N37">
      <style:table-cell-properties fo:background-color="#99ffff" style:text-align-source="fix" style:repeat-content="false"/>
      <style:paragraph-properties fo:text-align="center" fo:margin-left="0mm"/>
    </style:style>
    <style:style style:name="ce116" style:family="table-cell" style:parent-style-name="Default" style:data-style-name="N37">
      <style:table-cell-properties fo:background-color="#ccff00" style:text-align-source="fix" style:repeat-content="fals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DOS-GERAIS" table:style-name="ta1">
        <table:table-column table:style-name="co1" table:default-cell-style-name="Default"/>
        <table:table-column table:style-name="co2" table:number-columns-repeated="5" table:default-cell-style-name="ce6"/>
        <table:table-row table:style-name="ro1">
          <table:table-cell table:style-name="ce1" office:value-type="string" calcext:value-type="string">
            <text:p>DADOS GERAIS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tal de domicíllios da amostra</text:p>
          </table:table-cell>
          <table:table-cell table:style-name="ce4" office:value-type="float" office:value="24613" calcext:value-type="float">
            <text:p>24.613</text:p>
          </table:table-cell>
          <table:table-cell table:style-name="ce4" office:value-type="float" office:value="26070" calcext:value-type="float">
            <text:p>26.070</text:p>
          </table:table-cell>
          <table:table-cell table:style-name="ce4" office:value-type="float" office:value="23841" calcext:value-type="float">
            <text:p>23.841</text:p>
          </table:table-cell>
          <table:table-cell table:style-name="ce4" office:value-type="float" office:value="29957" calcext:value-type="float">
            <text:p>29.957</text:p>
          </table:table-cell>
          <table:table-cell table:style-name="ce4" table:formula="of:=SUM([.B2:.E2])" office:value-type="float" office:value="104481" calcext:value-type="float">
            <text:p>104.481</text:p>
          </table:table-cell>
        </table:table-row>
        <table:table-row table:style-name="ro1">
          <table:table-cell office:value-type="string" calcext:value-type="string">
            <text:p>Total de domicíllios aplicado o fator de expansão</text:p>
          </table:table-cell>
          <table:table-cell table:style-name="ce4" office:value-type="float" office:value="2336201" calcext:value-type="float">
            <text:p>2.336.201</text:p>
          </table:table-cell>
          <table:table-cell table:style-name="ce4" office:value-type="float" office:value="3324658" calcext:value-type="float">
            <text:p>3.324.658</text:p>
          </table:table-cell>
          <table:table-cell table:style-name="ce4" office:value-type="float" office:value="2461599" calcext:value-type="float">
            <text:p>2.461.599</text:p>
          </table:table-cell>
          <table:table-cell table:style-name="ce4" office:value-type="float" office:value="5506667" calcext:value-type="float">
            <text:p>5.506.667</text:p>
          </table:table-cell>
          <table:table-cell table:style-name="ce4" table:formula="of:=SUM([.B3:.E3])" office:value-type="float" office:value="13629125" calcext:value-type="float">
            <text:p>13.629.125</text:p>
          </table:table-cell>
        </table:table-row>
        <table:table-row table:style-name="ro1">
          <table:table-cell office:value-type="string" calcext:value-type="string">
            <text:p>Total de famílias da amostra</text:p>
          </table:table-cell>
          <table:table-cell table:style-name="ce4" office:value-type="float" office:value="26157" calcext:value-type="float">
            <text:p>26.157</text:p>
          </table:table-cell>
          <table:table-cell table:style-name="ce4" office:value-type="float" office:value="28217" calcext:value-type="float">
            <text:p>28.217</text:p>
          </table:table-cell>
          <table:table-cell table:style-name="ce4" office:value-type="float" office:value="26845" calcext:value-type="float">
            <text:p>26.845</text:p>
          </table:table-cell>
          <table:table-cell table:style-name="ce4" office:value-type="float" office:value="30855" calcext:value-type="float">
            <text:p>30.855</text:p>
          </table:table-cell>
          <table:table-cell table:style-name="ce4" table:formula="of:=SUM([.B4:.E4])" office:value-type="float" office:value="112074" calcext:value-type="float">
            <text:p>112.074</text:p>
          </table:table-cell>
        </table:table-row>
        <table:table-row table:style-name="ro1">
          <table:table-cell office:value-type="string" calcext:value-type="string">
            <text:p>Total de famílias aplicado o fator de expansão</text:p>
          </table:table-cell>
          <table:table-cell table:style-name="ce4" office:value-type="float" office:value="2433570" calcext:value-type="float">
            <text:p>2.433.570</text:p>
          </table:table-cell>
          <table:table-cell table:style-name="ce4" office:value-type="float" office:value="3612861" calcext:value-type="float">
            <text:p>3.612.861</text:p>
          </table:table-cell>
          <table:table-cell table:style-name="ce4" office:value-type="float" office:value="4558379" calcext:value-type="float">
            <text:p>4.558.379</text:p>
          </table:table-cell>
          <table:table-cell table:style-name="ce4" office:value-type="float" office:value="5721213" calcext:value-type="float">
            <text:p>5.721.213</text:p>
          </table:table-cell>
          <table:table-cell table:style-name="ce4" table:formula="of:=SUM([.B5:.E5])" office:value-type="float" office:value="16326023" calcext:value-type="float">
            <text:p>16.326.023</text:p>
          </table:table-cell>
        </table:table-row>
        <table:table-row table:style-name="ro1">
          <table:table-cell table:style-name="ce2" office:value-type="string" calcext:value-type="string">
            <text:p>Total de pessoas da amostra</text:p>
          </table:table-cell>
          <table:table-cell table:style-name="ce5" office:value-type="float" office:value="108028" calcext:value-type="float">
            <text:p>108.028</text:p>
          </table:table-cell>
          <table:table-cell table:style-name="ce5" office:value-type="float" office:value="110813" calcext:value-type="float">
            <text:p>110.813</text:p>
          </table:table-cell>
          <table:table-cell table:style-name="ce5" office:value-type="float" office:value="98780" calcext:value-type="float">
            <text:p>98.780</text:p>
          </table:table-cell>
          <table:table-cell table:style-name="ce5" office:value-type="float" office:value="91405" calcext:value-type="float">
            <text:p>91.405</text:p>
          </table:table-cell>
          <table:table-cell table:style-name="ce5" table:formula="of:=SUM([.B6:.E6])" office:value-type="float" office:value="409026" calcext:value-type="float">
            <text:p>409.026</text:p>
          </table:table-cell>
        </table:table-row>
        <table:table-row table:style-name="ro1">
          <table:table-cell office:value-type="string" calcext:value-type="string">
            <text:p>Total de pessoas aplicado o fator de expansã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7:.E7])" office:value-type="float" office:value="60848604" calcext:value-type="float">
            <text:p>60.848.604</text:p>
          </table:table-cell>
        </table:table-row>
        <table:table-row table:style-name="ro1">
          <table:table-cell office:value-type="string" calcext:value-type="string">
            <text:p>Total de mulheres da amostra</text:p>
          </table:table-cell>
          <table:table-cell table:style-name="ce4" office:value-type="float" office:value="52162" calcext:value-type="float">
            <text:p>52.162</text:p>
          </table:table-cell>
          <table:table-cell table:style-name="ce4" office:value-type="float" office:value="53176" calcext:value-type="float">
            <text:p>53.176</text:p>
          </table:table-cell>
          <table:table-cell table:style-name="ce4" office:value-type="float" office:value="47326" calcext:value-type="float">
            <text:p>47.326</text:p>
          </table:table-cell>
          <table:table-cell table:style-name="ce4" office:value-type="float" office:value="42289" calcext:value-type="float">
            <text:p>42.289</text:p>
          </table:table-cell>
          <table:table-cell table:style-name="ce4" table:formula="of:=SUM([.B8:.E8])" office:value-type="float" office:value="194953" calcext:value-type="float">
            <text:p>194.953</text:p>
          </table:table-cell>
        </table:table-row>
        <table:table-row table:style-name="ro1">
          <table:table-cell office:value-type="string" calcext:value-type="string">
            <text:p>Total de mulheres aplicado o fator de expansão</text:p>
          </table:table-cell>
          <table:table-cell table:style-name="ce4" office:value-type="float" office:value="5266911" calcext:value-type="float">
            <text:p>5.266.911</text:p>
          </table:table-cell>
          <table:table-cell table:style-name="ce4" office:value-type="float" office:value="7404826" calcext:value-type="float">
            <text:p>7.404.826</text:p>
          </table:table-cell>
          <table:table-cell table:style-name="ce4" office:value-type="float" office:value="8709649" calcext:value-type="float">
            <text:p>8.709.649</text:p>
          </table:table-cell>
          <table:table-cell table:style-name="ce4" office:value-type="float" office:value="10286386" calcext:value-type="float">
            <text:p>10.286.386</text:p>
          </table:table-cell>
          <table:table-cell table:style-name="ce4" table:formula="of:=SUM([.B9:.E9])" office:value-type="float" office:value="31667772" calcext:value-type="float">
            <text:p>31.667.772</text:p>
          </table:table-cell>
        </table:table-row>
        <table:table-row table:style-name="ro1">
          <table:table-cell office:value-type="string" calcext:value-type="string">
            <text:p>Total de homens da amostra</text:p>
          </table:table-cell>
          <table:table-cell table:style-name="ce4" office:value-type="float" office:value="55866" calcext:value-type="float">
            <text:p>55.866</text:p>
          </table:table-cell>
          <table:table-cell table:style-name="ce4" office:value-type="float" office:value="57637" calcext:value-type="float">
            <text:p>57.637</text:p>
          </table:table-cell>
          <table:table-cell table:style-name="ce4" office:value-type="float" office:value="51454" calcext:value-type="float">
            <text:p>51.454</text:p>
          </table:table-cell>
          <table:table-cell table:style-name="ce4" office:value-type="float" office:value="49116" calcext:value-type="float">
            <text:p>49.116</text:p>
          </table:table-cell>
          <table:table-cell table:style-name="ce4" table:formula="of:=SUM([.B10:.E10])" office:value-type="float" office:value="214073" calcext:value-type="float">
            <text:p>214.073</text:p>
          </table:table-cell>
        </table:table-row>
        <table:table-row table:style-name="ro1">
          <table:table-cell office:value-type="string" calcext:value-type="string">
            <text:p>Total de homens aplicado o fator de expansão</text:p>
          </table:table-cell>
          <table:table-cell table:style-name="ce4" office:value-type="float" office:value="5006817" calcext:value-type="float">
            <text:p>5.006.817</text:p>
          </table:table-cell>
          <table:table-cell table:style-name="ce4" office:value-type="float" office:value="6843008" calcext:value-type="float">
            <text:p>6.843.008</text:p>
          </table:table-cell>
          <table:table-cell table:style-name="ce4" office:value-type="float" office:value="8082773" calcext:value-type="float">
            <text:p>8.082.773</text:p>
          </table:table-cell>
          <table:table-cell table:style-name="ce4" office:value-type="float" office:value="9248235" calcext:value-type="float">
            <text:p>9.248.235</text:p>
          </table:table-cell>
          <table:table-cell table:style-name="ce4" table:formula="of:=SUM([.B11:.E11])" office:value-type="float" office:value="29180833" calcext:value-type="float">
            <text:p>29.180.833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studo-autos" table:style-name="ta1">
        <table:shapes>
          <draw:frame draw:z-index="0" draw:style-name="gr1" draw:text-style-name="P1" svg:width="159.93mm" svg:height="90.04mm" svg:x="0mm" svg:y="73.86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3.7mm" svg:height="103.06mm" svg:x="340.41mm" svg:y="0.53m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5.52mm" svg:height="79.15mm" svg:x="168.75mm" svg:y="77.83m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38.7mm" svg:height="66.66mm" svg:x="143.46mm" svg:y="167.08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209.19mm" svg:height="126.44mm" svg:x="143.46mm" svg:y="239.33m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2" table:number-columns-repeated="2" table:default-cell-style-name="ce6"/>
        <table:table-row table:style-name="ro1">
          <table:table-cell office:value-type="string" calcext:value-type="string">
            <text:p>%</text:p>
          </table:table-cell>
          <table:table-cell table:number-columns-repeated="5"/>
          <table:table-cell table:style-name="ce6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office:value-type="float" office:value="45.25" calcext:value-type="float">
            <text:p>45,25</text:p>
          </table:table-cell>
          <table:table-cell office:value-type="float" office:value="44.31" calcext:value-type="float">
            <text:p>44,31</text:p>
          </table:table-cell>
          <table:table-cell office:value-type="float" office:value="34.76" calcext:value-type="float">
            <text:p>34,76</text:p>
          </table:table-cell>
          <table:table-cell office:value-type="float" office:value="29.52" calcext:value-type="float">
            <text:p>29,5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office:value-type="float" office:value="10.47" calcext:value-type="float">
            <text:p>10,47</text:p>
          </table:table-cell>
          <table:table-cell office:value-type="float" office:value="12.62" calcext:value-type="float">
            <text:p>12,62</text:p>
          </table:table-cell>
          <table:table-cell office:value-type="float" office:value="14.62" calcext:value-type="float">
            <text:p>14,62</text:p>
          </table:table-cell>
          <table:table-cell office:value-type="float" office:value="21.74" calcext:value-type="float">
            <text:p>21,7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office:value-type="float" office:value="31.44" calcext:value-type="float">
            <text:p>31,44</text:p>
          </table:table-cell>
          <table:table-cell office:value-type="float" office:value="29.67" calcext:value-type="float">
            <text:p>29,67</text:p>
          </table:table-cell>
          <table:table-cell office:value-type="float" office:value="32.23" calcext:value-type="float">
            <text:p>32,23</text:p>
          </table:table-cell>
          <table:table-cell office:value-type="float" office:value="28.38" calcext:value-type="float">
            <text:p>28,3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office:value-type="float" office:value="2.62" calcext:value-type="float">
            <text:p>2,62</text:p>
          </table:table-cell>
          <table:table-cell office:value-type="float" office:value="3.31" calcext:value-type="float">
            <text:p>3,31</text:p>
          </table:table-cell>
          <table:table-cell office:value-type="float" office:value="5.06" calcext:value-type="float">
            <text:p>5,06</text:p>
          </table:table-cell>
          <table:table-cell office:value-type="float" office:value="9.24" calcext:value-type="float">
            <text:p>9,2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office:value-type="float" office:value="9.77" calcext:value-type="float">
            <text:p>9,77</text:p>
          </table:table-cell>
          <table:table-cell office:value-type="float" office:value="9.38" calcext:value-type="float">
            <text:p>9,38</text:p>
          </table:table-cell>
          <table:table-cell office:value-type="float" office:value="12.19" calcext:value-type="float">
            <text:p>12,19</text:p>
          </table:table-cell>
          <table:table-cell office:value-type="float" office:value="8.77" calcext:value-type="float">
            <text:p>8,7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office:value-type="float" office:value="0.45" calcext:value-type="float">
            <text:p>0,45</text:p>
          </table:table-cell>
          <table:table-cell office:value-type="float" office:value="0.71" calcext:value-type="float">
            <text:p>0,71</text:p>
          </table:table-cell>
          <table:table-cell office:value-type="float" office:value="1.14" calcext:value-type="float">
            <text:p>1,14</text:p>
          </table:table-cell>
          <table:table-cell office:value-type="float" office:value="2.35" calcext:value-type="float">
            <text:p>2,3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/>
          <table:table-cell table:formula="of:=SUM([.B3:.B8])" office:value-type="float" office:value="100" calcext:value-type="float">
            <text:p>100</text:p>
          </table:table-cell>
          <table:table-cell table:formula="of:=SUM([.C3:.C8])" office:value-type="float" office:value="100" calcext:value-type="float">
            <text:p>100</text:p>
          </table:table-cell>
          <table:table-cell table:formula="of:=SUM([.D3:.D8])" office:value-type="float" office:value="100" calcext:value-type="float">
            <text:p>100</text:p>
          </table:table-cell>
          <table:table-cell table:formula="of:=SUM([.E3:.E8])" office:value-type="float" office:value="100" calcext:value-type="float">
            <text:p>100</text:p>
          </table:table-cell>
          <table:table-cell/>
          <table:table-cell table:style-name="ce3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delta (masc-fem)</text:p>
          </table:table-cell>
          <table:table-cell table:number-columns-repeated="5"/>
          <table:table-cell table:style-name="ce3" office:value-type="string" calcext:value-type="string">
            <text:p>sexo chefe</text:p>
          </table:table-cell>
          <table:table-cell table:style-name="ce3" office:value-type="string" calcext:value-type="string">
            <text:p>1987-1977</text:p>
          </table:table-cell>
          <table:table-cell table:style-name="ce3" office:value-type="string" calcext:value-type="string">
            <text:p>1997-1987</text:p>
          </table:table-cell>
          <table:table-cell table:style-name="ce3" office:value-type="string" calcext:value-type="string">
            <text:p>2007-1997</text:p>
          </table:table-cell>
        </table:table-row>
        <table:table-row table:style-name="ro1">
          <table:table-cell table:style-name="ce3" office:value-type="string" calcext:value-type="string">
            <text:p>qtde autos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07" calcext:value-type="float">
            <text:p>2007</text:p>
          </table:table-cell>
          <table:table-cell/>
          <table:table-cell table:style-name="ce3" office:value-type="string" calcext:value-type="string">
            <text:p>Masculino – 0 autos</text:p>
          </table:table-cell>
          <table:table-cell table:formula="of:=[.C3]-[.B3]" office:value-type="float" office:value="-0.939999999999998" calcext:value-type="float">
            <text:p>-0,94</text:p>
          </table:table-cell>
          <table:table-cell table:formula="of:=[.D3]-[.C3]" office:value-type="float" office:value="-9.55" calcext:value-type="float">
            <text:p>-9,55</text:p>
          </table:table-cell>
          <table:table-cell table:formula="of:=[.E3]-[.D3]" office:value-type="float" office:value="-5.24" calcext:value-type="float">
            <text:p>-5,24</text:p>
          </table:table-cell>
        </table:table-row>
        <table:table-row table:style-name="ro1">
          <table:table-cell table:style-name="ce7" office:value-type="string" calcext:value-type="string">
            <text:p>0 autos</text:p>
          </table:table-cell>
          <table:table-cell table:formula="of:=[.B3]-[.B4]" office:value-type="float" office:value="34.78" calcext:value-type="float">
            <text:p>34,78</text:p>
          </table:table-cell>
          <table:table-cell table:formula="of:=[.C3]-[.C4]" office:value-type="float" office:value="31.69" calcext:value-type="float">
            <text:p>31,69</text:p>
          </table:table-cell>
          <table:table-cell table:formula="of:=[.D3]-[.D4]" office:value-type="float" office:value="20.14" calcext:value-type="float">
            <text:p>20,14</text:p>
          </table:table-cell>
          <table:table-cell table:formula="of:=[.E3]-[.E4]" office:value-type="float" office:value="7.78" calcext:value-type="float">
            <text:p>7,78</text:p>
          </table:table-cell>
          <table:table-cell/>
          <table:table-cell table:style-name="ce3" office:value-type="string" calcext:value-type="string">
            <text:p>Feminino – 0 autos</text:p>
          </table:table-cell>
          <table:table-cell table:formula="of:=[.C4]-[.B4]" office:value-type="float" office:value="2.15" calcext:value-type="float">
            <text:p>2,15</text:p>
          </table:table-cell>
          <table:table-cell table:formula="of:=[.D4]-[.C4]" office:value-type="float" office:value="2" calcext:value-type="float">
            <text:p>2</text:p>
          </table:table-cell>
          <table:table-cell table:formula="of:=[.E4]-[.D4]" office:value-type="float" office:value="7.12" calcext:value-type="float">
            <text:p>7,12</text:p>
          </table:table-cell>
        </table:table-row>
        <table:table-row table:style-name="ro1">
          <table:table-cell table:style-name="ce7" office:value-type="string" calcext:value-type="string">
            <text:p>1 auto</text:p>
          </table:table-cell>
          <table:table-cell table:formula="of:=[.B5]-[.B6]" office:value-type="float" office:value="28.82" calcext:value-type="float">
            <text:p>28,82</text:p>
          </table:table-cell>
          <table:table-cell table:formula="of:=[.C5]-[.C6]" office:value-type="float" office:value="26.36" calcext:value-type="float">
            <text:p>26,36</text:p>
          </table:table-cell>
          <table:table-cell table:formula="of:=[.D5]-[.D6]" office:value-type="float" office:value="27.17" calcext:value-type="float">
            <text:p>27,17</text:p>
          </table:table-cell>
          <table:table-cell table:formula="of:=[.E5]-[.E6]" office:value-type="float" office:value="19.14" calcext:value-type="float">
            <text:p>19,14</text:p>
          </table:table-cell>
          <table:table-cell/>
          <table:table-cell table:style-name="ce3" office:value-type="string" calcext:value-type="string">
            <text:p>Masculino – 1 auto</text:p>
          </table:table-cell>
          <table:table-cell table:formula="of:=[.C5]-[.B5]" office:value-type="float" office:value="-1.77" calcext:value-type="float">
            <text:p>-1,77</text:p>
          </table:table-cell>
          <table:table-cell table:formula="of:=[.D5]-[.C5]" office:value-type="float" office:value="2.56" calcext:value-type="float">
            <text:p>2,56</text:p>
          </table:table-cell>
          <table:table-cell table:formula="of:=[.E5]-[.D5]" office:value-type="float" office:value="-3.85" calcext:value-type="float">
            <text:p>-3,85</text:p>
          </table:table-cell>
        </table:table-row>
        <table:table-row table:style-name="ro1">
          <table:table-cell table:style-name="ce7" office:value-type="string" calcext:value-type="string">
            <text:p>2 ou mais autos</text:p>
          </table:table-cell>
          <table:table-cell table:formula="of:=[.B7]-[.B8]" office:value-type="float" office:value="9.32" calcext:value-type="float">
            <text:p>9,32</text:p>
          </table:table-cell>
          <table:table-cell table:formula="of:=[.C7]-[.C8]" office:value-type="float" office:value="8.67" calcext:value-type="float">
            <text:p>8,67</text:p>
          </table:table-cell>
          <table:table-cell table:formula="of:=[.D7]-[.D8]" office:value-type="float" office:value="11.05" calcext:value-type="float">
            <text:p>11,05</text:p>
          </table:table-cell>
          <table:table-cell table:formula="of:=[.E7]-[.E8]" office:value-type="float" office:value="6.42" calcext:value-type="float">
            <text:p>6,42</text:p>
          </table:table-cell>
          <table:table-cell/>
          <table:table-cell table:style-name="ce3" office:value-type="string" calcext:value-type="string">
            <text:p>Feminino – 1 auto</text:p>
          </table:table-cell>
          <table:table-cell table:formula="of:=[.C6]-[.B6]" office:value-type="float" office:value="0.69" calcext:value-type="float">
            <text:p>0,69</text:p>
          </table:table-cell>
          <table:table-cell table:formula="of:=[.D6]-[.C6]" office:value-type="float" office:value="1.75" calcext:value-type="float">
            <text:p>1,75</text:p>
          </table:table-cell>
          <table:table-cell table:formula="of:=[.E6]-[.D6]" office:value-type="float" office:value="4.18" calcext:value-type="float">
            <text:p>4,18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Masculino – 2 autos</text:p>
          </table:table-cell>
          <table:table-cell table:formula="of:=[.C7]-[.B7]" office:value-type="float" office:value="-0.389999999999999" calcext:value-type="float">
            <text:p>-0,39</text:p>
          </table:table-cell>
          <table:table-cell table:formula="of:=[.D7]-[.C7]" office:value-type="float" office:value="2.81" calcext:value-type="float">
            <text:p>2,81</text:p>
          </table:table-cell>
          <table:table-cell table:formula="of:=[.E7]-[.D7]" office:value-type="float" office:value="-3.42" calcext:value-type="float">
            <text:p>-3,42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Feminino – 2 autos</text:p>
          </table:table-cell>
          <table:table-cell table:formula="of:=[.C8]-[.B8]" office:value-type="float" office:value="0.26" calcext:value-type="float">
            <text:p>0,26</text:p>
          </table:table-cell>
          <table:table-cell table:formula="of:=[.D8]-[.C8]" office:value-type="float" office:value="0.43" calcext:value-type="float">
            <text:p>0,43</text:p>
          </table:table-cell>
          <table:table-cell table:formula="of:=[.E8]-[.D8]" office:value-type="float" office:value="1.21" calcext:value-type="float">
            <text:p>1,21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table:style-name="ce8" office:value-type="float" office:value="1096973.1" calcext:value-type="float">
            <text:p>1096973,10</text:p>
          </table:table-cell>
          <table:table-cell table:style-name="ce8" office:value-type="float" office:value="1598688.3" calcext:value-type="float">
            <text:p>1598688,30</text:p>
          </table:table-cell>
          <table:table-cell table:style-name="ce8" office:value-type="float" office:value="1584557.6" calcext:value-type="float">
            <text:p>1584557,60</text:p>
          </table:table-cell>
          <table:table-cell table:style-name="ce8" office:value-type="float" office:value="1688544.8" calcext:value-type="float">
            <text:p>1688544,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table:style-name="ce8" office:value-type="float" office:value="253883.1" calcext:value-type="float">
            <text:p>253883,10</text:p>
          </table:table-cell>
          <table:table-cell table:style-name="ce8" office:value-type="float" office:value="455305.8" calcext:value-type="float">
            <text:p>455305,80</text:p>
          </table:table-cell>
          <table:table-cell table:style-name="ce8" office:value-type="float" office:value="666140.2" calcext:value-type="float">
            <text:p>666140,20</text:p>
          </table:table-cell>
          <table:table-cell table:style-name="ce8" office:value-type="float" office:value="1243733.6" calcext:value-type="float">
            <text:p>1243733,6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table:style-name="ce8" office:value-type="float" office:value="762190.9" calcext:value-type="float">
            <text:p>762190,90</text:p>
          </table:table-cell>
          <table:table-cell table:style-name="ce8" office:value-type="float" office:value="1070511.2" calcext:value-type="float">
            <text:p>1070511,20</text:p>
          </table:table-cell>
          <table:table-cell table:style-name="ce8" office:value-type="float" office:value="1469074.4" calcext:value-type="float">
            <text:p>1469074,40</text:p>
          </table:table-cell>
          <table:table-cell table:style-name="ce8" office:value-type="float" office:value="1623965" calcext:value-type="float">
            <text:p>1623965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table:style-name="ce8" office:value-type="float" office:value="63498.1" calcext:value-type="float">
            <text:p>63498,10</text:p>
          </table:table-cell>
          <table:table-cell table:style-name="ce8" office:value-type="float" office:value="119610.1" calcext:value-type="float">
            <text:p>119610,10</text:p>
          </table:table-cell>
          <table:table-cell table:style-name="ce8" office:value-type="float" office:value="230655.2" calcext:value-type="float">
            <text:p>230655,20</text:p>
          </table:table-cell>
          <table:table-cell table:style-name="ce8" office:value-type="float" office:value="528521.6" calcext:value-type="float">
            <text:p>528521,6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table:style-name="ce8" office:value-type="float" office:value="237094.59" calcext:value-type="float">
            <text:p>237094,59</text:p>
          </table:table-cell>
          <table:table-cell table:style-name="ce8" office:value-type="float" office:value="338556.39" calcext:value-type="float">
            <text:p>338556,39</text:p>
          </table:table-cell>
          <table:table-cell table:style-name="ce8" office:value-type="float" office:value="555557.49" calcext:value-type="float">
            <text:p>555557,49</text:p>
          </table:table-cell>
          <table:table-cell table:style-name="ce8" office:value-type="float" office:value="501969.9" calcext:value-type="float">
            <text:p>501969,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table:style-name="ce8" office:value-type="float" office:value="10805.87" calcext:value-type="float">
            <text:p>10805,87</text:p>
          </table:table-cell>
          <table:table-cell table:style-name="ce8" office:value-type="float" office:value="25515.64" calcext:value-type="float">
            <text:p>25515,64</text:p>
          </table:table-cell>
          <table:table-cell table:style-name="ce8" office:value-type="float" office:value="51956.94" calcext:value-type="float">
            <text:p>51956,94</text:p>
          </table:table-cell>
          <table:table-cell table:style-name="ce8" office:value-type="float" office:value="134478.01" calcext:value-type="float">
            <text:p>134478,01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39]-[.B39])/[.B39]" office:value-type="float" office:value="0.457363266246" calcext:value-type="float">
            <text:p>0,46</text:p>
          </table:table-cell>
          <table:table-cell table:style-name="ce11" table:formula="of:=([.D39]-[.B39])/[.B39]" office:value-type="float" office:value="0.444481728859167" calcext:value-type="float">
            <text:p>0,44</text:p>
          </table:table-cell>
          <table:table-cell table:style-name="ce12" table:formula="of:=([.E39]-[.B39])/[.B39]" office:value-type="float" office:value="0.539276396112174" calcext:value-type="float">
            <text:p>0,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0]-[.B40])/[.B40]" office:value-type="float" office:value="0.793367892545821" calcext:value-type="float">
            <text:p>0,79</text:p>
          </table:table-cell>
          <table:table-cell table:style-name="ce11" table:formula="of:=([.D40]-[.B40])/[.B40]" office:value-type="float" office:value="1.62380678351572" calcext:value-type="float">
            <text:p>1,62</text:p>
          </table:table-cell>
          <table:table-cell table:style-name="ce12" table:formula="of:=([.E40]-[.B40])/[.B40]" office:value-type="float" office:value="3.89884360164186" calcext:value-type="float">
            <text:p>3,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1]-[.B41])/[.B41]" office:value-type="float" office:value="0.404518474308733" calcext:value-type="float">
            <text:p>0,40</text:p>
          </table:table-cell>
          <table:table-cell table:style-name="ce11" table:formula="of:=([.D41]-[.B41])/[.B41]" office:value-type="float" office:value="0.927436289255093" calcext:value-type="float">
            <text:p>0,93</text:p>
          </table:table-cell>
          <table:table-cell table:style-name="ce12" table:formula="of:=([.E41]-[.B41])/[.B41]" office:value-type="float" office:value="1.13065388211798" calcext:value-type="float">
            <text:p>1,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2]-[.B42])/[.B42]" office:value-type="float" office:value="0.883679984125509" calcext:value-type="float">
            <text:p>0,88</text:p>
          </table:table-cell>
          <table:table-cell table:style-name="ce11" table:formula="of:=([.D42]-[.B42])/[.B42]" office:value-type="float" office:value="2.63247404253041" calcext:value-type="float">
            <text:p>2,63</text:p>
          </table:table-cell>
          <table:table-cell table:style-name="ce12" table:formula="of:=([.E42]-[.B42])/[.B42]" office:value-type="float" office:value="7.32342385047742" calcext:value-type="float">
            <text:p>7,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3]-[.B43])/[.B43]" office:value-type="float" office:value="0.427938064719233" calcext:value-type="float">
            <text:p>0,43</text:p>
          </table:table-cell>
          <table:table-cell table:style-name="ce11" table:formula="of:=([.D43]-[.B43])/[.B43]" office:value-type="float" office:value="1.343189230931" calcext:value-type="float">
            <text:p>1,34</text:p>
          </table:table-cell>
          <table:table-cell table:style-name="ce12" table:formula="of:=([.E43]-[.B43])/[.B43]" office:value-type="float" office:value="1.11717146308568" calcext:value-type="float">
            <text:p>1,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([.C44]-[.B44])/[.B44]" office:value-type="float" office:value="1.36127586210088" calcext:value-type="float">
            <text:p>1,36</text:p>
          </table:table-cell>
          <table:table-cell table:style-name="ce11" table:formula="of:=([.D44]-[.B44])/[.B44]" office:value-type="float" office:value="3.80821442419722" calcext:value-type="float">
            <text:p>3,81</text:p>
          </table:table-cell>
          <table:table-cell table:style-name="ce12" table:formula="of:=([.E44]-[.B44])/[.B44]" office:value-type="float" office:value="11.4449035570482" calcext:value-type="float">
            <text:p>11,4</text:p>
          </table:table-cell>
          <table:table-cell table:number-columns-repeated="5"/>
        </table:table-row>
        <table:table-row table:style-name="ro1">
          <table:table-cell/>
          <table:table-cell table:style-name="ce6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sexo chefe</text:p>
          </table:table-cell>
          <table:table-cell table:style-name="ce3" office:value-type="string" calcext:value-type="string">
            <text:p>1987-1977</text:p>
          </table:table-cell>
          <table:table-cell table:style-name="ce3" office:value-type="string" calcext:value-type="string">
            <text:p>1997-1987</text:p>
          </table:table-cell>
          <table:table-cell table:style-name="ce3" office:value-type="string" calcext:value-type="string">
            <text:p>2007-1997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0 autos</text:p>
          </table:table-cell>
          <table:table-cell table:style-name="ce10" table:formula="of:=([.C39]-[.B39])/[.B39]" office:value-type="percentage" office:value="0.457363266246" calcext:value-type="percentage">
            <text:p>45,7%</text:p>
          </table:table-cell>
          <table:table-cell table:style-name="ce10" table:formula="of:=([.D39]-[.C39])/[.C39]" office:value-type="percentage" office:value="-0.00883893376838997" calcext:value-type="percentage">
            <text:p>-0,9%</text:p>
          </table:table-cell>
          <table:table-cell table:style-name="ce10" table:formula="of:=([.E39]-[.D39])/[.D39]" office:value-type="percentage" office:value="0.065625383387767" calcext:value-type="percentage">
            <text:p>6,6%</text:p>
          </table:table-cell>
          <table:table-cell table:style-name="ce11"/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0 autos</text:p>
          </table:table-cell>
          <table:table-cell table:style-name="ce10" table:formula="of:=([.C40]-[.B40])/[.B40]" office:value-type="percentage" office:value="0.793367892545821" calcext:value-type="percentage">
            <text:p>79,3%</text:p>
          </table:table-cell>
          <table:table-cell table:style-name="ce10" table:formula="of:=([.D40]-[.C40])/[.C40]" office:value-type="percentage" office:value="0.463061089931207" calcext:value-type="percentage">
            <text:p>46,3%</text:p>
          </table:table-cell>
          <table:table-cell table:style-name="ce10" table:formula="of:=([.E40]-[.D40])/[.D40]" office:value-type="percentage" office:value="0.867074828992456" calcext:value-type="percentage">
            <text:p>86,7%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sculino – 1 auto</text:p>
          </table:table-cell>
          <table:table-cell table:style-name="ce10" table:formula="of:=([.C41]-[.B41])/[.B41]" office:value-type="percentage" office:value="0.404518474308733" calcext:value-type="percentage">
            <text:p>40,5%</text:p>
          </table:table-cell>
          <table:table-cell table:style-name="ce10" table:formula="of:=([.D41]-[.C41])/[.C41]" office:value-type="percentage" office:value="0.372311097726021" calcext:value-type="percentage">
            <text:p>37,2%</text:p>
          </table:table-cell>
          <table:table-cell table:style-name="ce10" table:formula="of:=([.E41]-[.D41])/[.D41]" office:value-type="percentage" office:value="0.10543414275002" calcext:value-type="percentage">
            <text:p>10,5%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1 auto</text:p>
          </table:table-cell>
          <table:table-cell table:style-name="ce10" table:formula="of:=([.C42]-[.B42])/[.B42]" office:value-type="percentage" office:value="0.883679984125509" calcext:value-type="percentage">
            <text:p>88,4%</text:p>
          </table:table-cell>
          <table:table-cell table:style-name="ce10" table:formula="of:=([.D42]-[.C42])/[.C42]" office:value-type="percentage" office:value="0.928392334761028" calcext:value-type="percentage">
            <text:p>92,8%</text:p>
          </table:table-cell>
          <table:table-cell table:style-name="ce10" table:formula="of:=([.E42]-[.D42])/[.D42]" office:value-type="percentage" office:value="1.29139252009059" calcext:value-type="percentage">
            <text:p>129,1%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Masculino – 2 autos</text:p>
          </table:table-cell>
          <table:table-cell table:style-name="ce10" table:formula="of:=([.C43]-[.B43])/[.B43]" office:value-type="percentage" office:value="0.427938064719233" calcext:value-type="percentage">
            <text:p>42,8%</text:p>
          </table:table-cell>
          <table:table-cell table:style-name="ce10" table:formula="of:=([.D43]-[.C43])/[.C43]" office:value-type="percentage" office:value="0.640959988969637" calcext:value-type="percentage">
            <text:p>64,1%</text:p>
          </table:table-cell>
          <table:table-cell table:style-name="ce10" table:formula="of:=([.E43]-[.D43])/[.D43]" office:value-type="percentage" office:value="-0.0964573261355903" calcext:value-type="percentage">
            <text:p>-9,6%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eminino – 2 autos</text:p>
          </table:table-cell>
          <table:table-cell table:style-name="ce10" table:formula="of:=([.C44]-[.B44])/[.B44]" office:value-type="percentage" office:value="1.36127586210088" calcext:value-type="percentage">
            <text:p>136,1%</text:p>
          </table:table-cell>
          <table:table-cell table:style-name="ce10" table:formula="of:=([.D44]-[.C44])/[.C44]" office:value-type="percentage" office:value="1.03627814156337" calcext:value-type="percentage">
            <text:p>103,6%</text:p>
          </table:table-cell>
          <table:table-cell table:style-name="ce10" table:formula="of:=([.E44]-[.D44])/[.D44]" office:value-type="percentage" office:value="1.58825885435131" calcext:value-type="percentage">
            <text:p>158,8%</text:p>
          </table:table-cell>
          <table:table-cell table:style-name="ce12"/>
          <table:table-cell table:number-columns-repeated="5"/>
        </table:table-row>
        <table:table-row table:style-name="ro1" table:number-rows-repeated="3">
          <table:table-cell table:style-name="ce3"/>
          <table:table-cell table:style-name="ce9"/>
          <table:table-cell table:style-name="ce11" table:number-columns-repeated="2"/>
          <table:table-cell table:style-name="ce12"/>
          <table:table-cell table:number-columns-repeated="5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studo-autos-rev1" table:style-name="ta1">
        <table:shapes>
          <draw:frame draw:z-index="0" draw:style-name="gr1" draw:text-style-name="P1" svg:width="159.93mm" svg:height="54.42mm" svg:x="0.01mm" svg:y="81.28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3mm" svg:height="54.42mm" svg:x="168.19mm" svg:y="81.28m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159.93mm" svg:height="54.42mm" svg:x="168.19mm" svg:y="0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159.93mm" svg:height="87.37mm" svg:x="173.27mm" svg:y="142.93m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4" table:default-cell-style-name="ce6"/>
        <table:table-column table:style-name="co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roporção de família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 auto</text:p>
          </table:table-cell>
          <table:table-cell office:value-type="float" office:value="55.7" calcext:value-type="float">
            <text:p>55,7</text:p>
          </table:table-cell>
          <table:table-cell office:value-type="float" office:value="56.9" calcext:value-type="float">
            <text:p>56,9</text:p>
          </table:table-cell>
          <table:table-cell office:value-type="float" office:value="48.4" calcext:value-type="float">
            <text:p>48,4</text:p>
          </table:table-cell>
          <table:table-cell office:value-type="float" office:value="51.3" calcext:value-type="float">
            <text:p>51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 1 auto</text:p>
          </table:table-cell>
          <table:table-cell office:value-type="float" office:value="34.1" calcext:value-type="float">
            <text:p>34,1</text:p>
          </table:table-cell>
          <table:table-cell office:value-type="float" office:value="33" calcext:value-type="float">
            <text:p>33</text:p>
          </table:table-cell>
          <table:table-cell office:value-type="float" office:value="37.3" calcext:value-type="float">
            <text:p>37,3</text:p>
          </table:table-cell>
          <table:table-cell office:value-type="float" office:value="37.6" calcext:value-type="float">
            <text:p>37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 2 ou mais autos</text:p>
          </table:table-cell>
          <table:table-cell office:value-type="float" office:value="10.2" calcext:value-type="float">
            <text:p>10,2</text:p>
          </table:table-cell>
          <table:table-cell office:value-type="float" office:value="10.1" calcext:value-type="float">
            <text:p>10,1</text:p>
          </table:table-cell>
          <table:table-cell office:value-type="float" office:value="13.3" calcext:value-type="float">
            <text:p>13,3</text:p>
          </table:table-cell>
          <table:table-cell office:value-type="float" office:value="11.1" calcext:value-type="float">
            <text:p>11,1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porção de famílias chefiadas por mulhere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em auto</text:p>
          </table:table-cell>
          <table:table-cell office:value-type="float" office:value="77.4" calcext:value-type="float">
            <text:p>77,4</text:p>
          </table:table-cell>
          <table:table-cell office:value-type="float" office:value="75.8" calcext:value-type="float">
            <text:p>75,8</text:p>
          </table:table-cell>
          <table:table-cell office:value-type="float" office:value="70.2" calcext:value-type="float">
            <text:p>70,2</text:p>
          </table:table-cell>
          <table:table-cell office:value-type="float" office:value="65.2" calcext:value-type="float">
            <text:p>65,2</text:p>
          </table:table-cell>
          <table:table-cell table:formula="of:=[.E9]-[.B9]" office:value-type="float" office:value="-12.2" calcext:value-type="float">
            <text:p>-12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1 auto</text:p>
          </table:table-cell>
          <table:table-cell office:value-type="float" office:value="19.3" calcext:value-type="float">
            <text:p>19,3</text:p>
          </table:table-cell>
          <table:table-cell office:value-type="float" office:value="19.9" calcext:value-type="float">
            <text:p>19,9</text:p>
          </table:table-cell>
          <table:table-cell office:value-type="float" office:value="24.3" calcext:value-type="float">
            <text:p>24,3</text:p>
          </table:table-cell>
          <table:table-cell office:value-type="float" office:value="27.7" calcext:value-type="float">
            <text:p>27,7</text:p>
          </table:table-cell>
          <table:table-cell table:formula="of:=[.E10]-[.B10]" office:value-type="float" office:value="8.4" calcext:value-type="float">
            <text:p>8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2 ou mais autos</text:p>
          </table:table-cell>
          <table:table-cell office:value-type="float" office:value="3.3" calcext:value-type="float">
            <text:p>3,3</text:p>
          </table:table-cell>
          <table:table-cell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  <table:table-cell office:value-type="float" office:value="7.1" calcext:value-type="float">
            <text:p>7,1</text:p>
          </table:table-cell>
          <table:table-cell table:formula="of:=[.E11]-[.B11]" office:value-type="float" office:value="3.8" calcext:value-type="float">
            <text:p>3,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porção de famílias chefiadas por homen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 auto</text:p>
          </table:table-cell>
          <table:table-cell table:style-name="ce12" office:value-type="float" office:value="52.33" calcext:value-type="float">
            <text:p>52,3</text:p>
          </table:table-cell>
          <table:table-cell table:style-name="ce12" office:value-type="float" office:value="53.2" calcext:value-type="float">
            <text:p>53,2</text:p>
          </table:table-cell>
          <table:table-cell table:style-name="ce12" office:value-type="float" office:value="43.9" calcext:value-type="float">
            <text:p>43,9</text:p>
          </table:table-cell>
          <table:table-cell table:style-name="ce12" office:value-type="float" office:value="44.3" calcext:value-type="float">
            <text:p>44,3</text:p>
          </table:table-cell>
          <table:table-cell table:formula="of:=[.E15]-[.B15]" office:value-type="float" office:value="-8.03" calcext:value-type="float">
            <text:p>-8,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1 auto</text:p>
          </table:table-cell>
          <table:table-cell table:style-name="ce12" office:value-type="float" office:value="36.35" calcext:value-type="float">
            <text:p>36,4</text:p>
          </table:table-cell>
          <table:table-cell table:style-name="ce12" office:value-type="float" office:value="35.6" calcext:value-type="float">
            <text:p>35,6</text:p>
          </table:table-cell>
          <table:table-cell table:style-name="ce12" office:value-type="float" office:value="40.7" calcext:value-type="float">
            <text:p>40,7</text:p>
          </table:table-cell>
          <table:table-cell table:style-name="ce12" office:value-type="float" office:value="42.6" calcext:value-type="float">
            <text:p>42,6</text:p>
          </table:table-cell>
          <table:table-cell table:formula="of:=[.E16]-[.B16]" office:value-type="float" office:value="6.25" calcext:value-type="float">
            <text:p>6,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 2 ou mais autos</text:p>
          </table:table-cell>
          <table:table-cell table:style-name="ce12" office:value-type="float" office:value="11.31" calcext:value-type="float">
            <text:p>11,3</text:p>
          </table:table-cell>
          <table:table-cell table:style-name="ce12" office:value-type="float" office:value="11.3" calcext:value-type="float">
            <text:p>11,3</text:p>
          </table:table-cell>
          <table:table-cell table:style-name="ce12" office:value-type="float" office:value="15.4" calcext:value-type="float">
            <text:p>15,4</text:p>
          </table:table-cell>
          <table:table-cell table:style-name="ce12" office:value-type="float" office:value="13.2" calcext:value-type="float">
            <text:p>13,2</text:p>
          </table:table-cell>
          <table:table-cell table:formula="of:=[.E17]-[.B17]" office:value-type="float" office:value="1.89" calcext:value-type="float">
            <text:p>1,89</text:p>
          </table:table-cell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 calcext:value-type="string">
            <text:p>Proporção de famílias chefiadas por mulheres segundo posse de automóvei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FPRM - sem auto</text:p>
          </table:table-cell>
          <table:table-cell office:value-type="float" office:value="77.4" calcext:value-type="float">
            <text:p>77,4</text:p>
          </table:table-cell>
          <table:table-cell office:value-type="float" office:value="75.8" calcext:value-type="float">
            <text:p>75,8</text:p>
          </table:table-cell>
          <table:table-cell office:value-type="float" office:value="70.2" calcext:value-type="float">
            <text:p>70,2</text:p>
          </table:table-cell>
          <table:table-cell office:value-type="float" office:value="65.2" calcext:value-type="float">
            <text:p>65,2</text:p>
          </table:table-cell>
          <table:table-cell table:formula="of:=[.E35]-[.B35]" office:value-type="float" office:value="-12.2" calcext:value-type="float">
            <text:p>-12,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M – Com 1 auto</text:p>
          </table:table-cell>
          <table:table-cell office:value-type="float" office:value="19.3" calcext:value-type="float">
            <text:p>19,3</text:p>
          </table:table-cell>
          <table:table-cell office:value-type="float" office:value="19.9" calcext:value-type="float">
            <text:p>19,9</text:p>
          </table:table-cell>
          <table:table-cell office:value-type="float" office:value="24.3" calcext:value-type="float">
            <text:p>24,3</text:p>
          </table:table-cell>
          <table:table-cell office:value-type="float" office:value="27.7" calcext:value-type="float">
            <text:p>27,7</text:p>
          </table:table-cell>
          <table:table-cell table:formula="of:=[.E36]-[.B36]" office:value-type="float" office:value="8.4" calcext:value-type="float">
            <text:p>8,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M – Com 2 ou mais autos</text:p>
          </table:table-cell>
          <table:table-cell office:value-type="float" office:value="3.3" calcext:value-type="float">
            <text:p>3,3</text:p>
          </table:table-cell>
          <table:table-cell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  <table:table-cell office:value-type="float" office:value="7.1" calcext:value-type="float">
            <text:p>7,1</text:p>
          </table:table-cell>
          <table:table-cell table:formula="of:=[.E37]-[.B37]" office:value-type="float" office:value="3.8" calcext:value-type="float">
            <text:p>3,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H - sem auto</text:p>
          </table:table-cell>
          <table:table-cell table:style-name="ce12" office:value-type="float" office:value="52.33" calcext:value-type="float">
            <text:p>52,3</text:p>
          </table:table-cell>
          <table:table-cell table:style-name="ce12" office:value-type="float" office:value="53.2" calcext:value-type="float">
            <text:p>53,2</text:p>
          </table:table-cell>
          <table:table-cell table:style-name="ce12" office:value-type="float" office:value="43.9" calcext:value-type="float">
            <text:p>43,9</text:p>
          </table:table-cell>
          <table:table-cell table:style-name="ce12" office:value-type="float" office:value="44.3" calcext:value-type="float">
            <text:p>44,3</text:p>
          </table:table-cell>
          <table:table-cell table:formula="of:=[.E38]-[.B38]" office:value-type="float" office:value="-8.03" calcext:value-type="float">
            <text:p>-8,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H – Com 1 auto</text:p>
          </table:table-cell>
          <table:table-cell table:style-name="ce12" office:value-type="float" office:value="36.35" calcext:value-type="float">
            <text:p>36,4</text:p>
          </table:table-cell>
          <table:table-cell table:style-name="ce12" office:value-type="float" office:value="35.6" calcext:value-type="float">
            <text:p>35,6</text:p>
          </table:table-cell>
          <table:table-cell table:style-name="ce12" office:value-type="float" office:value="40.7" calcext:value-type="float">
            <text:p>40,7</text:p>
          </table:table-cell>
          <table:table-cell table:style-name="ce12" office:value-type="float" office:value="42.6" calcext:value-type="float">
            <text:p>42,6</text:p>
          </table:table-cell>
          <table:table-cell table:formula="of:=[.E39]-[.B39]" office:value-type="float" office:value="6.25" calcext:value-type="float">
            <text:p>6,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PRH – Com 2 ou mais autos</text:p>
          </table:table-cell>
          <table:table-cell table:style-name="ce12" office:value-type="float" office:value="11.31" calcext:value-type="float">
            <text:p>11,3</text:p>
          </table:table-cell>
          <table:table-cell table:style-name="ce12" office:value-type="float" office:value="11.3" calcext:value-type="float">
            <text:p>11,3</text:p>
          </table:table-cell>
          <table:table-cell table:style-name="ce12" office:value-type="float" office:value="15.4" calcext:value-type="float">
            <text:p>15,4</text:p>
          </table:table-cell>
          <table:table-cell table:style-name="ce12" office:value-type="float" office:value="13.2" calcext:value-type="float">
            <text:p>13,2</text:p>
          </table:table-cell>
          <table:table-cell table:formula="of:=[.E40]-[.B40]" office:value-type="float" office:value="1.89" calcext:value-type="float">
            <text:p>1,89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OS 3 e 4 | SIT_FAM" table:style-name="ta1">
        <table:shapes>
          <draw:frame draw:z-index="0" draw:style-name="gr1" draw:text-style-name="P1" svg:width="122.96mm" svg:height="80.91mm" svg:x="0mm" svg:y="20.3mm">
            <loext:p draw:notify-on-update-of-ranges="'MODOS 3 e 4 | SIT_FAM'.B2:'MODOS 3 e 4 | SIT_FAM'.E2 'MODOS 3 e 4 | SIT_FAM'.A3:'MODOS 3 e 4 | SIT_FAM'.A3 'MODOS 3 e 4 | SIT_FAM'.B3:'MODOS 3 e 4 | SIT_FAM'.E3 'MODOS 3 e 4 | SIT_FAM'.A4:'MODOS 3 e 4 | SIT_FAM'.A4 'MODOS 3 e 4 | SIT_FAM'.B4:'MODOS 3 e 4 | SIT_FAM'.E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4.61mm" svg:height="82.68mm" svg:x="122.91mm" svg:y="19.05mm">
            <loext:p draw:notify-on-update-of-ranges="'MODOS 3 e 4 | SIT_FAM'.H2:'MODOS 3 e 4 | SIT_FAM'.K2 'MODOS 3 e 4 | SIT_FAM'.G3:'MODOS 3 e 4 | SIT_FAM'.G3 'MODOS 3 e 4 | SIT_FAM'.H3:'MODOS 3 e 4 | SIT_FAM'.K3 'MODOS 3 e 4 | SIT_FAM'.G4:'MODOS 3 e 4 | SIT_FAM'.G4 'MODOS 3 e 4 | SIT_FAM'.H4:'MODOS 3 e 4 | SIT_FAM'.K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22.96mm" svg:height="82.24mm" svg:x="0mm" svg:y="180.31mm">
            <loext:p draw:notify-on-update-of-ranges="'MODOS 3 e 4 | SIT_FAM'.B37:'MODOS 3 e 4 | SIT_FAM'.E37 'MODOS 3 e 4 | SIT_FAM'.A38:'MODOS 3 e 4 | SIT_FAM'.A38 'MODOS 3 e 4 | SIT_FAM'.B38:'MODOS 3 e 4 | SIT_FAM'.E38 'MODOS 3 e 4 | SIT_FAM'.A39:'MODOS 3 e 4 | SIT_FAM'.A39 'MODOS 3 e 4 | SIT_FAM'.B39:'MODOS 3 e 4 | SIT_FAM'.E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24.61mm" svg:height="82.68mm" svg:x="123.9mm" svg:y="179.63mm">
            <loext:p draw:notify-on-update-of-ranges="'MODOS 3 e 4 | SIT_FAM'.H37:'MODOS 3 e 4 | SIT_FAM'.K37 'MODOS 3 e 4 | SIT_FAM'.G38:'MODOS 3 e 4 | SIT_FAM'.G38 'MODOS 3 e 4 | SIT_FAM'.H38:'MODOS 3 e 4 | SIT_FAM'.K38 'MODOS 3 e 4 | SIT_FAM'.G39:'MODOS 3 e 4 | SIT_FAM'.G39 'MODOS 3 e 4 | SIT_FAM'.H39:'MODOS 3 e 4 | SIT_FAM'.K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22.96mm" svg:height="80.91mm" svg:x="0mm" svg:y="339.57mm">
            <loext:p draw:notify-on-update-of-ranges="'MODOS 3 e 4 | SIT_FAM'.B72:'MODOS 3 e 4 | SIT_FAM'.E72 'MODOS 3 e 4 | SIT_FAM'.A73:'MODOS 3 e 4 | SIT_FAM'.A73 'MODOS 3 e 4 | SIT_FAM'.B73:'MODOS 3 e 4 | SIT_FAM'.E73 'MODOS 3 e 4 | SIT_FAM'.A74:'MODOS 3 e 4 | SIT_FAM'.A74 'MODOS 3 e 4 | SIT_FAM'.B74:'MODOS 3 e 4 | SIT_FAM'.E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24.61mm" svg:height="82.68mm" svg:x="122.91mm" svg:y="338.32mm">
            <loext:p draw:notify-on-update-of-ranges="'MODOS 3 e 4 | SIT_FAM'.H72:'MODOS 3 e 4 | SIT_FAM'.K72 'MODOS 3 e 4 | SIT_FAM'.G73:'MODOS 3 e 4 | SIT_FAM'.G73 'MODOS 3 e 4 | SIT_FAM'.H73:'MODOS 3 e 4 | SIT_FAM'.K73 'MODOS 3 e 4 | SIT_FAM'.G74:'MODOS 3 e 4 | SIT_FAM'.G74 'MODOS 3 e 4 | SIT_FAM'.H74:'MODOS 3 e 4 | SIT_FAM'.K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5" table:default-cell-style-name="ce6"/>
        <table:table-column table:style-name="co2" table:number-columns-repeated="6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5" table:number-rows-spanned="1">
            <text:p>Dirigindo automóvel – pessoa responsável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 – pessoa responsável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23235" calcext:value-type="float">
            <text:p>23235</text:p>
          </table:table-cell>
          <table:table-cell table:style-name="ce17" office:value-type="float" office:value="17981" calcext:value-type="float">
            <text:p>17981</text:p>
          </table:table-cell>
          <table:table-cell table:style-name="ce17" office:value-type="float" office:value="17738" calcext:value-type="float">
            <text:p>17738</text:p>
          </table:table-cell>
          <table:table-cell table:style-name="ce17" office:value-type="float" office:value="18525" calcext:value-type="float">
            <text:p>18525</text:p>
          </table:table-cell>
          <table:table-cell/>
          <table:table-cell table:style-name="ce14" office:value-type="string" calcext:value-type="string">
            <text:p>Maculino</text:p>
          </table:table-cell>
          <table:table-cell table:style-name="ce17" office:value-type="float" office:value="1694" calcext:value-type="float">
            <text:p>1694</text:p>
          </table:table-cell>
          <table:table-cell table:style-name="ce17" office:value-type="float" office:value="1039" calcext:value-type="float">
            <text:p>1039</text:p>
          </table:table-cell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902" calcext:value-type="float">
            <text:p>902</text:p>
          </table:table-cell>
          <table:table-cell/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768" calcext:value-type="float">
            <text:p>768</text:p>
          </table:table-cell>
          <table:table-cell table:style-name="ce17" office:value-type="float" office:value="1168" calcext:value-type="float">
            <text:p>1168</text:p>
          </table:table-cell>
          <table:table-cell table:style-name="ce17" office:value-type="float" office:value="1646" calcext:value-type="float">
            <text:p>1646</text:p>
          </table:table-cell>
          <table:table-cell table:style-name="ce17" office:value-type="float" office:value="5628" calcext:value-type="float">
            <text:p>5628</text:p>
          </table:table-cell>
          <table:table-cell/>
          <table:table-cell table:style-name="ce14" office:value-type="string" calcext:value-type="string">
            <text:p>Feminino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227" calcext:value-type="float">
            <text:p>227</text:p>
          </table:table-cell>
          <table:table-cell table:style-name="ce17" office:value-type="float" office:value="379" calcext:value-type="float">
            <text:p>379</text:p>
          </table:table-cell>
          <table:table-cell table:style-name="ce17" office:value-type="float" office:value="939" calcext:value-type="float">
            <text:p>939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3">
          <table:table-cell table:style-name="ce15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está dirigindo e é rsponsável pela família? Dessas viagens, quantas são feitas por homens e por mulheres, em cada ano?</text:p>
          </table:table-cell>
          <table:table-cell table:number-columns-repeated="11"/>
        </table:table-row>
        <table:table-row table:style-name="ro3">
          <table:table-cell table:style-name="ce16" office:value-type="string" calcext:value-type="string">
            <text:p>od %&gt;% filter(SIT_FAM==1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16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é passageiro e é responsável pela família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1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style-name="ce16"/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5" table:number-rows-spanned="1">
            <text:p>Dirigindo automóvel – cônjuge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 – cônjuge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2092" calcext:value-type="float">
            <text:p>2092</text:p>
          </table:table-cell>
          <table:table-cell/>
          <table:table-cell table:style-name="ce14" office:value-type="string" calcext:value-type="string">
            <text:p>Maculino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6472" calcext:value-type="float">
            <text:p>6472</text:p>
          </table:table-cell>
          <table:table-cell table:style-name="ce17" office:value-type="float" office:value="5754" calcext:value-type="float">
            <text:p>5754</text:p>
          </table:table-cell>
          <table:table-cell table:style-name="ce17" office:value-type="float" office:value="6969" calcext:value-type="float">
            <text:p>6969</text:p>
          </table:table-cell>
          <table:table-cell table:style-name="ce17" office:value-type="float" office:value="7771" calcext:value-type="float">
            <text:p>7771</text:p>
          </table:table-cell>
          <table:table-cell/>
          <table:table-cell table:style-name="ce14" office:value-type="string" calcext:value-type="string">
            <text:p>Feminino</text:p>
          </table:table-cell>
          <table:table-cell table:style-name="ce17" office:value-type="float" office:value="4081" calcext:value-type="float">
            <text:p>4081</text:p>
          </table:table-cell>
          <table:table-cell table:style-name="ce17" office:value-type="float" office:value="3392" calcext:value-type="float">
            <text:p>3392</text:p>
          </table:table-cell>
          <table:table-cell table:style-name="ce17" office:value-type="float" office:value="3592" calcext:value-type="float">
            <text:p>3592</text:p>
          </table:table-cell>
          <table:table-cell table:style-name="ce17" office:value-type="float" office:value="3761" calcext:value-type="float">
            <text:p>3761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4">
          <table:table-cell table:style-name="ce15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está dirigind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2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16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é passageiro e é cônjuge? 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2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5"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5" table:number-rows-spanned="1">
            <text:p>Dirigindo automóvel – filho(a) / outro parente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 – filho(a) / outro parente</text:p>
          </table:table-cell>
          <table:covered-table-cell table:number-columns-repeated="4" table:style-name="ce17"/>
          <table:table-cell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 table:style-name="ce6"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7058" calcext:value-type="float">
            <text:p>7058</text:p>
          </table:table-cell>
          <table:table-cell table:style-name="ce17" office:value-type="float" office:value="3953" calcext:value-type="float">
            <text:p>3953</text:p>
          </table:table-cell>
          <table:table-cell table:style-name="ce17" office:value-type="float" office:value="4809" calcext:value-type="float">
            <text:p>4809</text:p>
          </table:table-cell>
          <table:table-cell table:style-name="ce17" office:value-type="float" office:value="5080" calcext:value-type="float">
            <text:p>5080</text:p>
          </table:table-cell>
          <table:table-cell table:style-name="ce6"/>
          <table:table-cell table:style-name="ce14" office:value-type="string" calcext:value-type="string">
            <text:p>Maculino</text:p>
          </table:table-cell>
          <table:table-cell table:style-name="ce17" office:value-type="float" office:value="5613" calcext:value-type="float">
            <text:p>5613</text:p>
          </table:table-cell>
          <table:table-cell table:style-name="ce17" office:value-type="float" office:value="4767" calcext:value-type="float">
            <text:p>4767</text:p>
          </table:table-cell>
          <table:table-cell table:style-name="ce17" office:value-type="float" office:value="4780" calcext:value-type="float">
            <text:p>4780</text:p>
          </table:table-cell>
          <table:table-cell table:style-name="ce17" office:value-type="float" office:value="4291" calcext:value-type="float">
            <text:p>4291</text:p>
          </table:table-cell>
          <table:table-cell/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2458" calcext:value-type="float">
            <text:p>2458</text:p>
          </table:table-cell>
          <table:table-cell table:style-name="ce17" office:value-type="float" office:value="2060" calcext:value-type="float">
            <text:p>2060</text:p>
          </table:table-cell>
          <table:table-cell table:style-name="ce17" office:value-type="float" office:value="3143" calcext:value-type="float">
            <text:p>3143</text:p>
          </table:table-cell>
          <table:table-cell table:style-name="ce17" office:value-type="float" office:value="3892" calcext:value-type="float">
            <text:p>3892</text:p>
          </table:table-cell>
          <table:table-cell table:style-name="ce6"/>
          <table:table-cell table:style-name="ce14" office:value-type="string" calcext:value-type="string">
            <text:p>Feminino</text:p>
          </table:table-cell>
          <table:table-cell table:style-name="ce17" office:value-type="float" office:value="6553" calcext:value-type="float">
            <text:p>6553</text:p>
          </table:table-cell>
          <table:table-cell table:style-name="ce17" office:value-type="float" office:value="5243" calcext:value-type="float">
            <text:p>5243</text:p>
          </table:table-cell>
          <table:table-cell table:style-name="ce17" office:value-type="float" office:value="5632" calcext:value-type="float">
            <text:p>5632</text:p>
          </table:table-cell>
          <table:table-cell table:style-name="ce17" office:value-type="float" office:value="4854" calcext:value-type="float">
            <text:p>4854</text:p>
          </table:table-cell>
          <table:table-cell/>
        </table:table-row>
        <table:table-row table:style-name="ro1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2">
          <table:table-cell table:number-columns-repeated="12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  <table:table-cell/>
        </table:table-row>
        <table:table-row table:style-name="ro4">
          <table:table-cell table:style-name="ce15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está dirigind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3 | SIT_FAM==4, QT_AUTO!=0, MODO1==3 | MODO2==3 | MODO3==3 | MODO4==3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4">
          <table:table-cell table:style-name="ce16"/>
          <table:table-cell table:number-columns-repeated="11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# é passageiro e é filho(a)/outro parente? <text:s/>Dessas viagens, quantas são feitas por homens e por mulheres, em cada ano?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od %&gt;% filter(SIT_FAM==3 | SIT_FAM==4, QT_AUTO!=0, MODO1==4 | MODO2==4 | MODO3==4 | MODO4==4) %&gt;% 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1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ODOS 3 e 4" table:style-name="ta1">
        <table:shapes>
          <draw:frame draw:z-index="0" draw:style-name="gr1" draw:text-style-name="P1" svg:width="122.96mm" svg:height="80.91mm" svg:x="0mm" svg:y="20.3mm">
            <loext:p draw:notify-on-update-of-ranges="'MODOS 3 e 4'.B2:'MODOS 3 e 4'.E2 'MODOS 3 e 4'.A3:'MODOS 3 e 4'.A3 'MODOS 3 e 4'.B3:'MODOS 3 e 4'.E3 'MODOS 3 e 4'.A4:'MODOS 3 e 4'.A4 'MODOS 3 e 4'.B4:'MODOS 3 e 4'.E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4.61mm" svg:height="82.68mm" svg:x="122.91mm" svg:y="19.05mm">
            <loext:p draw:notify-on-update-of-ranges="'MODOS 3 e 4'.H2:'MODOS 3 e 4'.K2 'MODOS 3 e 4'.G3:'MODOS 3 e 4'.G3 'MODOS 3 e 4'.H3:'MODOS 3 e 4'.K3 'MODOS 3 e 4'.G4:'MODOS 3 e 4'.G4 'MODOS 3 e 4'.H4:'MODOS 3 e 4'.K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ce6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 table:number-columns-spanned="5" table:number-rows-spanned="1">
            <text:p>Dirigindo automóvel</text:p>
          </table:table-cell>
          <table:covered-table-cell table:number-columns-repeated="4" table:style-name="ce17"/>
          <table:table-cell/>
          <table:table-cell table:style-name="ce13" office:value-type="string" calcext:value-type="string" table:number-columns-spanned="5" table:number-rows-spanned="1">
            <text:p>Passageiro de automóvel</text:p>
          </table:table-cell>
          <table:covered-table-cell table:number-columns-repeated="4" table:style-name="ce17"/>
        </table:table-row>
        <table:table-row table:style-name="ro1"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  <table:table-cell/>
          <table:table-cell table:style-name="ce14" office:value-type="string" calcext:value-type="string">
            <text:p>Sexo / Ano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float" office:value="2007" calcext:value-type="float">
            <text:p>2007</text:p>
          </table:table-cell>
        </table:table-row>
        <table:table-row table:style-name="ro1">
          <table:table-cell table:style-name="ce14" office:value-type="string" calcext:value-type="string">
            <text:p>Maculino</text:p>
          </table:table-cell>
          <table:table-cell table:style-name="ce17" office:value-type="float" office:value="30403" calcext:value-type="float">
            <text:p>30403</text:p>
          </table:table-cell>
          <table:table-cell table:style-name="ce17" office:value-type="float" office:value="21998" calcext:value-type="float">
            <text:p>21998</text:p>
          </table:table-cell>
          <table:table-cell table:style-name="ce17" office:value-type="float" office:value="22774" calcext:value-type="float">
            <text:p>22774</text:p>
          </table:table-cell>
          <table:table-cell table:style-name="ce17" office:value-type="float" office:value="25733" calcext:value-type="float">
            <text:p>25733</text:p>
          </table:table-cell>
          <table:table-cell/>
          <table:table-cell table:style-name="ce14" office:value-type="string" calcext:value-type="string">
            <text:p>Maculino</text:p>
          </table:table-cell>
          <table:table-cell table:style-name="ce17" office:value-type="float" office:value="7373" calcext:value-type="float">
            <text:p>7373</text:p>
          </table:table-cell>
          <table:table-cell table:style-name="ce17" office:value-type="float" office:value="5838" calcext:value-type="float">
            <text:p>5838</text:p>
          </table:table-cell>
          <table:table-cell table:style-name="ce17" office:value-type="float" office:value="5770" calcext:value-type="float">
            <text:p>5770</text:p>
          </table:table-cell>
          <table:table-cell table:style-name="ce17" office:value-type="float" office:value="5383" calcext:value-type="float">
            <text:p>5383</text:p>
          </table:table-cell>
        </table:table-row>
        <table:table-row table:style-name="ro1">
          <table:table-cell table:style-name="ce14" office:value-type="string" calcext:value-type="string">
            <text:p>Feminino</text:p>
          </table:table-cell>
          <table:table-cell table:style-name="ce17" office:value-type="float" office:value="9706" calcext:value-type="float">
            <text:p>9706</text:p>
          </table:table-cell>
          <table:table-cell table:style-name="ce17" office:value-type="float" office:value="8991" calcext:value-type="float">
            <text:p>8991</text:p>
          </table:table-cell>
          <table:table-cell table:style-name="ce17" office:value-type="float" office:value="11775" calcext:value-type="float">
            <text:p>11775</text:p>
          </table:table-cell>
          <table:table-cell table:style-name="ce17" office:value-type="float" office:value="17317" calcext:value-type="float">
            <text:p>17317</text:p>
          </table:table-cell>
          <table:table-cell/>
          <table:table-cell table:style-name="ce14" office:value-type="string" calcext:value-type="string">
            <text:p>Feminino</text:p>
          </table:table-cell>
          <table:table-cell table:style-name="ce17" office:value-type="float" office:value="11047" calcext:value-type="float">
            <text:p>11047</text:p>
          </table:table-cell>
          <table:table-cell table:style-name="ce17" office:value-type="float" office:value="8911" calcext:value-type="float">
            <text:p>8911</text:p>
          </table:table-cell>
          <table:table-cell table:style-name="ce17" office:value-type="float" office:value="9608" calcext:value-type="float">
            <text:p>9608</text:p>
          </table:table-cell>
          <table:table-cell table:style-name="ce17" office:value-type="float" office:value="9596" calcext:value-type="float">
            <text:p>9596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2">
          <table:table-cell table:style-name="ce15" office:value-type="string" calcext:value-type="string" table:number-columns-spanned="11" table:number-rows-spanned="1">
            <text:p>Como considerar os fatores de expansão?</text:p>
          </table:table-cell>
          <table:covered-table-cell table:number-columns-repeated="10"/>
        </table:table-row>
        <table:table-row table:style-name="ro3">
          <table:table-cell table:style-name="ce15"/>
          <table:table-cell table:number-columns-repeated="10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# está dirigind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od %&gt;% filter(QT_AUTO!=0, MODO1==3 | MODO2==3 | MODO3==3 | MODO4==3) %&gt;% 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3">
          <table:table-cell table:style-name="ce16"/>
          <table:table-cell table:number-columns-repeated="10"/>
        </table:table-row>
        <table:table-row table:style-name="ro1">
          <table:table-cell table:style-name="ce16" office:value-type="string" calcext:value-type="string">
            <text:p># Quantas viagens são feitas por quem tem automóvel (QT_AUTO!=0) em que essa pessoa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# está é passageiro? Dessas viagens, quantas são feitas por homens e por mulheres, em cada ano?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od %&gt;% filter(QT_AUTO!=0, MODO1==4 | MODO2==4 | MODO3==4 | MODO4==4) %&gt;% 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<text:s text:c="2"/>select(SEXO,ANO) %&gt;% table()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it-fam-por-faixa-etaria" table:style-name="ta1">
        <table:table-column table:style-name="co2" table:number-columns-repeated="7" table:default-cell-style-name="ce6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8" office:value-type="string" calcext:value-type="string">
            <text:p>Sexo</text:p>
          </table:table-cell>
          <table:table-cell table:number-columns-repeated="6" table:style-name="ce18" office:value-type="float" office:value="2" calcext:value-type="float">
            <text:p>2</text:p>
          </table:table-cell>
          <table:table-cell/>
          <table:table-cell table:number-columns-repeated="6"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F_Pess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/>
          <table:table-cell table:number-columns-repeated="6"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Sit_Fam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6">
          <table:table-cell table:number-columns-repeated="14"/>
        </table:table-row>
        <table:table-row table:style-name="ro1">
          <table:table-cell table:style-name="ce19" office:value-type="string" calcext:value-type="string">
            <text:p>FX_ET_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0" calcext:value-type="float">
            <text:p>40</text:p>
          </table:table-cell>
          <table:table-cell table:style-name="ce19" office:value-type="float" office:value="14808" calcext:value-type="float">
            <text:p>14808</text:p>
          </table:table-cell>
          <table:table-cell table:style-name="ce19" office:value-type="float" office:value="2073" calcext:value-type="float">
            <text:p>207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1" calcext:value-type="float">
            <text:p>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style-name="ce19" office:value-type="float" office:value="16253" calcext:value-type="float">
            <text:p>16253</text:p>
          </table:table-cell>
          <table:table-cell table:style-name="ce19" office:value-type="float" office:value="1670" calcext:value-type="float">
            <text:p>167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2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6565" calcext:value-type="float">
            <text:p>16565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3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1134" calcext:value-type="float">
            <text:p>1134</text:p>
          </table:table-cell>
          <table:table-cell table:style-name="ce19" office:value-type="float" office:value="14738" calcext:value-type="float">
            <text:p>14738</text:p>
          </table:table-cell>
          <table:table-cell table:style-name="ce19" office:value-type="float" office:value="2433" calcext:value-type="float">
            <text:p>2433</text:p>
          </table:table-cell>
          <table:table-cell table:style-name="ce19" office:value-type="float" office:value="1001" calcext:value-type="float">
            <text:p>1001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4</text:p>
          </table:table-cell>
          <table:table-cell table:style-name="ce19" office:value-type="float" office:value="661" calcext:value-type="float">
            <text:p>661</text:p>
          </table:table-cell>
          <table:table-cell table:style-name="ce19" office:value-type="float" office:value="5868" calcext:value-type="float">
            <text:p>5868</text:p>
          </table:table-cell>
          <table:table-cell table:style-name="ce19" office:value-type="float" office:value="9701" calcext:value-type="float">
            <text:p>9701</text:p>
          </table:table-cell>
          <table:table-cell table:style-name="ce19" office:value-type="float" office:value="2631" calcext:value-type="float">
            <text:p>2631</text:p>
          </table:table-cell>
          <table:table-cell table:style-name="ce19" office:value-type="float" office:value="1223" calcext:value-type="float">
            <text:p>1223</text:p>
          </table:table-cell>
          <table:table-cell table:style-name="ce19" office:value-type="float" office:value="51" calcext:value-type="float">
            <text:p>51</text:p>
          </table:table-cell>
          <table:table-cell/>
          <table:table-cell office:value-type="float" office:value="3866" calcext:value-type="float">
            <text:p>3866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5</text:p>
          </table:table-cell>
          <table:table-cell table:style-name="ce19" office:value-type="float" office:value="1287" calcext:value-type="float">
            <text:p>1287</text:p>
          </table:table-cell>
          <table:table-cell table:style-name="ce19" office:value-type="float" office:value="10270" calcext:value-type="float">
            <text:p>10270</text:p>
          </table:table-cell>
          <table:table-cell table:style-name="ce19" office:value-type="float" office:value="5009" calcext:value-type="float">
            <text:p>5009</text:p>
          </table:table-cell>
          <table:table-cell table:style-name="ce19" office:value-type="float" office:value="1827" calcext:value-type="float">
            <text:p>1827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23" calcext:value-type="float">
            <text:p>23</text:p>
          </table:table-cell>
          <table:table-cell/>
          <table:table-cell office:value-type="float" office:value="9002" calcext:value-type="float">
            <text:p>9002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6</text:p>
          </table:table-cell>
          <table:table-cell table:style-name="ce19" office:value-type="float" office:value="1903" calcext:value-type="float">
            <text:p>1903</text:p>
          </table:table-cell>
          <table:table-cell table:style-name="ce19" office:value-type="float" office:value="11264" calcext:value-type="float">
            <text:p>11264</text:p>
          </table:table-cell>
          <table:table-cell table:style-name="ce19" office:value-type="float" office:value="2529" calcext:value-type="float">
            <text:p>2529</text:p>
          </table:table-cell>
          <table:table-cell table:style-name="ce19" office:value-type="float" office:value="1047" calcext:value-type="float">
            <text:p>1047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18" calcext:value-type="float">
            <text:p>18</text:p>
          </table:table-cell>
          <table:table-cell/>
          <table:table-cell office:value-type="float" office:value="11337" calcext:value-type="float">
            <text:p>11337</text:p>
          </table:table-cell>
          <table:table-cell/>
          <table:table-cell table:formula="of:=57161+26181" office:value-type="float" office:value="83342" calcext:value-type="float">
            <text:p>83342</text:p>
          </table:table-cell>
          <table:table-cell table:formula="of:=26181/2" office:value-type="float" office:value="13090.5" calcext:value-type="float">
            <text:p>13090,5</text:p>
          </table:table-cell>
          <table:table-cell office:value-type="string" calcext:value-type="string">
            <text:p>idosos</text:p>
          </table:table-cell>
          <table:table-cell/>
        </table:table-row>
        <table:table-row table:style-name="ro1">
          <table:table-cell table:style-name="ce19" office:value-type="string" calcext:value-type="string">
            <text:p>FX_ET_7</text:p>
          </table:table-cell>
          <table:table-cell table:style-name="ce19" office:value-type="float" office:value="2356" calcext:value-type="float">
            <text:p>2356</text:p>
          </table:table-cell>
          <table:table-cell table:style-name="ce19" office:value-type="float" office:value="10859" calcext:value-type="float">
            <text:p>10859</text:p>
          </table:table-cell>
          <table:table-cell table:style-name="ce19" office:value-type="float" office:value="1427" calcext:value-type="float">
            <text:p>1427</text:p>
          </table:table-cell>
          <table:table-cell table:style-name="ce19" office:value-type="float" office:value="659" calcext:value-type="float">
            <text:p>659</text:p>
          </table:table-cell>
          <table:table-cell table:style-name="ce19" office:value-type="float" office:value="391" calcext:value-type="float">
            <text:p>391</text:p>
          </table:table-cell>
          <table:table-cell table:style-name="ce19" office:value-type="float" office:value="16" calcext:value-type="float">
            <text:p>16</text:p>
          </table:table-cell>
          <table:table-cell/>
          <table:table-cell office:value-type="float" office:value="11595" calcext:value-type="float">
            <text:p>11595</text:p>
          </table:table-cell>
          <table:table-cell/>
          <table:table-cell table:formula="of:=[.K12]/2" office:value-type="float" office:value="41671" calcext:value-type="float">
            <text:p>41671</text:p>
          </table:table-cell>
          <table:table-cell table:formula="of:=57161/2" office:value-type="float" office:value="28580.5" calcext:value-type="float">
            <text:p>28580,5</text:p>
          </table:table-cell>
          <table:table-cell office:value-type="string" calcext:value-type="string">
            <text:p>famíliares de idosos</text:p>
          </table:table-cell>
          <table:table-cell/>
        </table:table-row>
        <table:table-row table:style-name="ro1">
          <table:table-cell table:style-name="ce19" office:value-type="string" calcext:value-type="string">
            <text:p>FX_ET_8</text:p>
          </table:table-cell>
          <table:table-cell table:style-name="ce19" office:value-type="float" office:value="2563" calcext:value-type="float">
            <text:p>2563</text:p>
          </table:table-cell>
          <table:table-cell table:style-name="ce19" office:value-type="float" office:value="9576" calcext:value-type="float">
            <text:p>9576</text:p>
          </table:table-cell>
          <table:table-cell table:style-name="ce19" office:value-type="float" office:value="846" calcext:value-type="float">
            <text:p>846</text:p>
          </table:table-cell>
          <table:table-cell table:style-name="ce19" office:value-type="float" office:value="579" calcext:value-type="float">
            <text:p>579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office:value-type="float" office:value="10761" calcext:value-type="float">
            <text:p>10761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9</text:p>
          </table:table-cell>
          <table:table-cell table:style-name="ce19" office:value-type="float" office:value="2760" calcext:value-type="float">
            <text:p>2760</text:p>
          </table:table-cell>
          <table:table-cell table:style-name="ce19" office:value-type="float" office:value="7906" calcext:value-type="float">
            <text:p>7906</text:p>
          </table:table-cell>
          <table:table-cell table:style-name="ce19" office:value-type="float" office:value="543" calcext:value-type="float">
            <text:p>543</text:p>
          </table:table-cell>
          <table:table-cell table:style-name="ce19" office:value-type="float" office:value="692" calcext:value-type="float">
            <text:p>692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19" calcext:value-type="float">
            <text:p>19</text:p>
          </table:table-cell>
          <table:table-cell/>
          <table:table-cell office:value-type="float" office:value="9693" calcext:value-type="float">
            <text:p>9693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0</text:p>
          </table:table-cell>
          <table:table-cell table:style-name="ce19" office:value-type="float" office:value="2776" calcext:value-type="float">
            <text:p>2776</text:p>
          </table:table-cell>
          <table:table-cell table:style-name="ce19" office:value-type="float" office:value="6633" calcext:value-type="float">
            <text:p>6633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875" calcext:value-type="float">
            <text:p>875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23" calcext:value-type="float">
            <text:p>23</text:p>
          </table:table-cell>
          <table:table-cell/>
          <table:table-cell office:value-type="float" office:value="8384" calcext:value-type="float">
            <text:p>8384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1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4792" calcext:value-type="float">
            <text:p>4792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office:value-type="float" office:value="6616" calcext:value-type="float">
            <text:p>6616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2</text:p>
          </table:table-cell>
          <table:table-cell table:style-name="ce19" office:value-type="float" office:value="2272" calcext:value-type="float">
            <text:p>2272</text:p>
          </table:table-cell>
          <table:table-cell table:style-name="ce19" office:value-type="float" office:value="3670" calcext:value-type="float">
            <text:p>367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199" calcext:value-type="float">
            <text:p>1199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office:value-type="float" office:value="5291" calcext:value-type="float">
            <text:p>5291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3</text:p>
          </table:table-cell>
          <table:table-cell table:style-name="ce19" office:value-type="float" office:value="2023" calcext:value-type="float">
            <text:p>2023</text:p>
          </table:table-cell>
          <table:table-cell table:style-name="ce19" office:value-type="float" office:value="2431" calcext:value-type="float">
            <text:p>243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178" calcext:value-type="float">
            <text:p>117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office:value-type="float" office:value="4017" calcext:value-type="float">
            <text:p>4017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4</text:p>
          </table:table-cell>
          <table:table-cell table:style-name="ce19" office:value-type="float" office:value="1558" calcext:value-type="float">
            <text:p>1558</text:p>
          </table:table-cell>
          <table:table-cell table:style-name="ce19" office:value-type="float" office:value="1396" calcext:value-type="float">
            <text:p>139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216" calcext:value-type="float">
            <text:p>121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office:value-type="float" office:value="2839" calcext:value-type="float">
            <text:p>2839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5</text:p>
          </table:table-cell>
          <table:table-cell table:style-name="ce19" office:value-type="float" office:value="1167" calcext:value-type="float">
            <text:p>1167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098" calcext:value-type="float">
            <text:p>109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4" calcext:value-type="float">
            <text:p>14</text:p>
          </table:table-cell>
          <table:table-cell/>
          <table:table-cell office:value-type="float" office:value="1717" calcext:value-type="float">
            <text:p>1717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6</text:p>
          </table:table-cell>
          <table:table-cell table:style-name="ce19" office:value-type="float" office:value="734" calcext:value-type="float">
            <text:p>734</text:p>
          </table:table-cell>
          <table:table-cell table:style-name="ce19" office:value-type="float" office:value="311" calcext:value-type="float">
            <text:p>3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57" calcext:value-type="float">
            <text:p>85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7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8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1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FX_ET_2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STUDA" table:style-name="ta1">
        <table:shapes>
          <draw:frame draw:z-index="0" draw:style-name="gr1" draw:text-style-name="P1" svg:width="159.91mm" svg:height="90.06mm" svg:x="200.45mm" svg:y="103.61mm">
            <loext:p draw:notify-on-update-of-ranges="ESTUDA.B31:ESTUDA.E31 ESTUDA.A32:ESTUDA.A32 ESTUDA.B32:ESTUDA.E32 ESTUDA.A33:ESTUDA.A33 ESTUDA.B33:ESTUDA.E33 ESTUDA.A34:ESTUDA.A34 ESTUDA.B34:ESTUDA.E3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2" table:default-cell-style-name="Default"/>
        <table:table-column table:style-name="co2" table:number-columns-repeated="5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STUDA==1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4" office:value-type="float" office:value="13019" calcext:value-type="float">
            <text:p>13.019</text:p>
          </table:table-cell>
          <table:table-cell table:style-name="ce4" office:value-type="float" office:value="14284" calcext:value-type="float">
            <text:p>14.284</text:p>
          </table:table-cell>
          <table:table-cell table:style-name="ce4" office:value-type="float" office:value="14728" calcext:value-type="float">
            <text:p>14.728</text:p>
          </table:table-cell>
          <table:table-cell table:style-name="ce4" office:value-type="float" office:value="11941" calcext:value-type="float">
            <text:p>11.941</text:p>
          </table:table-cell>
          <table:table-cell table:style-name="ce4" table:formula="of:=SUM([.B2:.E2])" office:value-type="float" office:value="53972" calcext:value-type="float">
            <text:p>53.9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4" office:value-type="float" office:value="13829" calcext:value-type="float">
            <text:p>13.829</text:p>
          </table:table-cell>
          <table:table-cell table:style-name="ce4" office:value-type="float" office:value="14400" calcext:value-type="float">
            <text:p>14.400</text:p>
          </table:table-cell>
          <table:table-cell table:style-name="ce4" office:value-type="float" office:value="14570" calcext:value-type="float">
            <text:p>14.570</text:p>
          </table:table-cell>
          <table:table-cell table:style-name="ce4" office:value-type="float" office:value="11577" calcext:value-type="float">
            <text:p>11.577</text:p>
          </table:table-cell>
          <table:table-cell table:style-name="ce4" table:formula="of:=SUM([.B3:.E3])" office:value-type="float" office:value="54376" calcext:value-type="float">
            <text:p>54.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4" table:formula="of:=SUM([.B2:.B3])" office:value-type="float" office:value="26848" calcext:value-type="float">
            <text:p>26.848</text:p>
          </table:table-cell>
          <table:table-cell table:style-name="ce4" table:formula="of:=SUM([.C2:.C3])" office:value-type="float" office:value="28684" calcext:value-type="float">
            <text:p>28.684</text:p>
          </table:table-cell>
          <table:table-cell table:style-name="ce4" table:formula="of:=SUM([.D2:.D3])" office:value-type="float" office:value="29298" calcext:value-type="float">
            <text:p>29.298</text:p>
          </table:table-cell>
          <table:table-cell table:style-name="ce4" table:formula="of:=SUM([.E2:.E3])" office:value-type="float" office:value="23518" calcext:value-type="float">
            <text:p>23.518</text:p>
          </table:table-cell>
          <table:table-cell table:style-name="ce4" table:formula="of:=SUM([.B4:.E4])" office:value-type="float" office:value="108348" calcext:value-type="float">
            <text:p>108.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5:.E5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STUDA==1 (% do total da amostra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26" table:formula="of:=[.B2]/[.$B$5]" office:value-type="percentage" office:value="0.120515051653275" calcext:value-type="percentage">
            <text:p>12,05%</text:p>
          </table:table-cell>
          <table:table-cell table:style-name="ce26" table:formula="of:=[.C2]/[.$C$5]" office:value-type="percentage" office:value="0.128901843646504" calcext:value-type="percentage">
            <text:p>12,89%</text:p>
          </table:table-cell>
          <table:table-cell table:style-name="ce26" table:formula="of:=[.D2]/[.$D$5]" office:value-type="percentage" office:value="0.149099007896335" calcext:value-type="percentage">
            <text:p>14,91%</text:p>
          </table:table-cell>
          <table:table-cell table:style-name="ce26" table:formula="of:=[.E2]/[.$E$5]" office:value-type="percentage" office:value="0.130638367704174" calcext:value-type="percentage">
            <text:p>13,06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26" table:formula="of:=[.B3]/[.$B$5]" office:value-type="percentage" office:value="0.128013107712815" calcext:value-type="percentage">
            <text:p>12,80%</text:p>
          </table:table-cell>
          <table:table-cell table:style-name="ce26" table:formula="of:=[.C3]/[.$C$5]" office:value-type="percentage" office:value="0.129948652233944" calcext:value-type="percentage">
            <text:p>12,99%</text:p>
          </table:table-cell>
          <table:table-cell table:style-name="ce26" table:formula="of:=[.D3]/[.$D$5]" office:value-type="percentage" office:value="0.147499493824661" calcext:value-type="percentage">
            <text:p>14,75%</text:p>
          </table:table-cell>
          <table:table-cell table:style-name="ce26" table:formula="of:=[.E3]/[.$E$5]" office:value-type="percentage" office:value="0.126656091023467" calcext:value-type="percentage">
            <text:p>12,67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26" table:formula="of:=[.B4]/[.$B$5]" office:value-type="percentage" office:value="0.24852815936609" calcext:value-type="percentage">
            <text:p>24,85%</text:p>
          </table:table-cell>
          <table:table-cell table:style-name="ce26" table:formula="of:=[.C4]/[.$C$5]" office:value-type="percentage" office:value="0.258850495880447" calcext:value-type="percentage">
            <text:p>25,89%</text:p>
          </table:table-cell>
          <table:table-cell table:style-name="ce26" table:formula="of:=[.D4]/[.$D$5]" office:value-type="percentage" office:value="0.296598501720996" calcext:value-type="percentage">
            <text:p>29,66%</text:p>
          </table:table-cell>
          <table:table-cell table:style-name="ce26" table:formula="of:=[.E4]/[.$E$5]" office:value-type="percentage" office:value="0.257294458727641" calcext:value-type="percentage">
            <text:p>25,73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6"/>
          <table:table-cell table:formula="of:=800+700+650+520" office:value-type="float" office:value="2670" calcext:value-type="float">
            <text:p>2670</text:p>
          </table:table-cell>
          <table:table-cell table:formula="of:=750+750+600+500"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STUDA==1 (% do total por sex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/>
          <table:table-cell table:formula="of:=[.G11]*1000" office:value-type="float" office:value="2670000" calcext:value-type="float">
            <text:p>2670000</text:p>
          </table:table-cell>
          <table:table-cell table:formula="of:=[.H11]*1000" office:value-type="float" office:value="2600000" calcext:value-type="float">
            <text:p>2600000</text:p>
          </table:table-cell>
          <table:table-cell table:formula="of:=[.H12]+[.G12]" office:value-type="float" office:value="5270000" calcext:value-type="float">
            <text:p>527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26" table:formula="of:=[.B2]/[.$B$43]" office:value-type="percentage" office:value="0.249587822552816" calcext:value-type="percentage">
            <text:p>24,96%</text:p>
          </table:table-cell>
          <table:table-cell table:style-name="ce26" table:formula="of:=[.C2]/[.$C$43]" office:value-type="percentage" office:value="0.26861742139311" calcext:value-type="percentage">
            <text:p>26,86%</text:p>
          </table:table-cell>
          <table:table-cell table:style-name="ce26" table:formula="of:=[.D2]/[.$D$43]" office:value-type="percentage" office:value="0.311203144149093" calcext:value-type="percentage">
            <text:p>31,12%</text:p>
          </table:table-cell>
          <table:table-cell table:style-name="ce26" table:formula="of:=[.E2]/[.$E$43]" office:value-type="percentage" office:value="0.282366572867649" calcext:value-type="percentage">
            <text:p>28,2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26" table:formula="of:=[.B3]/[.B45]" office:value-type="percentage" office:value="0.247538753445745" calcext:value-type="percentage">
            <text:p>24,75%</text:p>
          </table:table-cell>
          <table:table-cell table:style-name="ce26" table:formula="of:=[.C3]/[.C45]" office:value-type="percentage" office:value="0.24983951281295" calcext:value-type="percentage">
            <text:p>24,98%</text:p>
          </table:table-cell>
          <table:table-cell table:style-name="ce26" table:formula="of:=[.D3]/[.D45]" office:value-type="percentage" office:value="0.283165545924515" calcext:value-type="percentage">
            <text:p>28,32%</text:p>
          </table:table-cell>
          <table:table-cell table:style-name="ce26" table:formula="of:=[.E3]/[.E45]" office:value-type="percentage" office:value="0.235707305155143" calcext:value-type="percentage">
            <text:p>23,5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26" table:formula="of:=[.B9]/[.$B$5]" office:value-type="percentage" office:value="0.0000011849993308477" calcext:value-type="percentage">
            <text:p>0,00%</text:p>
          </table:table-cell>
          <table:table-cell table:style-name="ce26" table:formula="of:=[.C9]/[.$C$5]" office:value-type="percentage" office:value="0.00000117268418176517" calcext:value-type="percentage">
            <text:p>0,00%</text:p>
          </table:table-cell>
          <table:table-cell table:style-name="ce26" table:formula="of:=[.D9]/[.$D$5]" office:value-type="percentage" office:value="0.00000149321212618608" calcext:value-type="percentage">
            <text:p>0,00%</text:p>
          </table:table-cell>
          <table:table-cell table:style-name="ce26" table:formula="of:=[.E9]/[.$E$5]" office:value-type="percentage" office:value="0.00000138565823558303" calcext:value-type="percentage">
            <text:p>0,00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/ FATOR DE EXPANSÂ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STUDA==1</text:p>
          </table:table-cell>
          <table:table-cell table:style-name="ce27" office:value-type="float" office:value="1977" calcext:value-type="float">
            <text:p>1977</text:p>
          </table:table-cell>
          <table:table-cell table:style-name="ce27" office:value-type="float" office:value="1987" calcext:value-type="float">
            <text:p>1987</text:p>
          </table:table-cell>
          <table:table-cell table:style-name="ce27" office:value-type="float" office:value="1997" calcext:value-type="float">
            <text:p>1997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/>
          <table:table-cell/>
          <table:table-cell table:formula="of:=[.I12]/[.E24]" office:value-type="float" office:value="0.269777437709183" calcext:value-type="float">
            <text:p>0,2697774377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feminino</text:p>
          </table:table-cell>
          <table:table-cell table:style-name="ce28" office:value-type="float" office:value="1227017" calcext:value-type="float">
            <text:p>1.227.017</text:p>
          </table:table-cell>
          <table:table-cell table:style-name="ce28" office:value-type="float" office:value="1835317" calcext:value-type="float">
            <text:p>1.835.317</text:p>
          </table:table-cell>
          <table:table-cell table:style-name="ce28" office:value-type="float" office:value="2547947" calcext:value-type="float">
            <text:p>2.547.947</text:p>
          </table:table-cell>
          <table:table-cell table:style-name="ce28" office:value-type="float" office:value="2686378" calcext:value-type="float">
            <text:p>2.686.378</text:p>
          </table:table-cell>
          <table:table-cell table:style-name="ce28" table:formula="of:=SUM([.B21:.E21])" office:value-type="float" office:value="8296659" calcext:value-type="float">
            <text:p>8.296.659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masculino</text:p>
          </table:table-cell>
          <table:table-cell table:style-name="ce28" office:value-type="float" office:value="1288984" calcext:value-type="float">
            <text:p>1.288.984</text:p>
          </table:table-cell>
          <table:table-cell table:style-name="ce28" office:value-type="float" office:value="1840906" calcext:value-type="float">
            <text:p>1.840.906</text:p>
          </table:table-cell>
          <table:table-cell table:style-name="ce28" office:value-type="float" office:value="2517604" calcext:value-type="float">
            <text:p>2.517.604</text:p>
          </table:table-cell>
          <table:table-cell table:style-name="ce28" office:value-type="float" office:value="2622206" calcext:value-type="float">
            <text:p>2.622.206</text:p>
          </table:table-cell>
          <table:table-cell table:style-name="ce28" table:formula="of:=SUM([.B22:.E22])" office:value-type="float" office:value="8269700" calcext:value-type="float">
            <text:p>8.269.700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total de estudantes</text:p>
          </table:table-cell>
          <table:table-cell table:style-name="ce28" table:formula="of:=SUM([.B21:.B22])" office:value-type="float" office:value="2516001" calcext:value-type="float">
            <text:p>2.516.001</text:p>
          </table:table-cell>
          <table:table-cell table:style-name="ce28" table:formula="of:=SUM([.C21:.C22])" office:value-type="float" office:value="3676223" calcext:value-type="float">
            <text:p>3.676.223</text:p>
          </table:table-cell>
          <table:table-cell table:style-name="ce28" table:formula="of:=SUM([.D21:.D22])" office:value-type="float" office:value="5065551" calcext:value-type="float">
            <text:p>5.065.551</text:p>
          </table:table-cell>
          <table:table-cell table:style-name="ce28" table:formula="of:=SUM([.E21:.E22])" office:value-type="float" office:value="5308584" calcext:value-type="float">
            <text:p>5.308.584</text:p>
          </table:table-cell>
          <table:table-cell table:style-name="ce28" table:formula="of:=SUM([.B23:.E23])" office:value-type="float" office:value="16566359" calcext:value-type="float">
            <text:p>16.566.359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Total de pessoas expandido</text:p>
          </table:table-cell>
          <table:table-cell table:style-name="ce28" office:value-type="float" office:value="10273728" calcext:value-type="float">
            <text:p>10.273.728</text:p>
          </table:table-cell>
          <table:table-cell table:style-name="ce28" office:value-type="float" office:value="14247834" calcext:value-type="float">
            <text:p>14.247.834</text:p>
          </table:table-cell>
          <table:table-cell table:style-name="ce28" office:value-type="float" office:value="16792421" calcext:value-type="float">
            <text:p>16.792.421</text:p>
          </table:table-cell>
          <table:table-cell table:style-name="ce28" office:value-type="float" office:value="19534621" calcext:value-type="float">
            <text:p>19.534.621</text:p>
          </table:table-cell>
          <table:table-cell table:style-name="ce28" table:formula="of:=SUM([.B24:.E24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29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ESTUDA==1 (% do total da populaçã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feminino</text:p>
          </table:table-cell>
          <table:table-cell table:style-name="ce26" table:formula="of:=[.B21]/[.B42]" office:value-type="percentage" office:value="0.119432498115582" calcext:value-type="percentage">
            <text:p>11,94%</text:p>
          </table:table-cell>
          <table:table-cell table:style-name="ce26" table:formula="of:=[.C21]/[.C42]" office:value-type="percentage" office:value="0.128813755129376" calcext:value-type="percentage">
            <text:p>12,88%</text:p>
          </table:table-cell>
          <table:table-cell table:style-name="ce26" table:formula="of:=[.D21]/[.D42]" office:value-type="percentage" office:value="0.151731962889687" calcext:value-type="percentage">
            <text:p>15,17%</text:p>
          </table:table-cell>
          <table:table-cell table:style-name="ce26" table:formula="of:=[.E21]/[.E42]" office:value-type="percentage" office:value="0.137518818512015" calcext:value-type="percentage">
            <text:p>13,75%</text:p>
          </table:table-cell>
          <table:table-cell table:style-name="ce26" table:formula="of:=[.D27]-[.E27]" office:value-type="percentage" office:value="0.0142131443776718" calcext:value-type="percentage">
            <text:p>1,4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culino</text:p>
          </table:table-cell>
          <table:table-cell table:style-name="ce26" table:formula="of:=[.B22]/[.B42]" office:value-type="percentage" office:value="0.12546409638254" calcext:value-type="percentage">
            <text:p>12,55%</text:p>
          </table:table-cell>
          <table:table-cell table:style-name="ce26" table:formula="of:=[.C22]/[.C42]" office:value-type="percentage" office:value="0.129206025280755" calcext:value-type="percentage">
            <text:p>12,92%</text:p>
          </table:table-cell>
          <table:table-cell table:style-name="ce26" table:formula="of:=[.D22]/[.D42]" office:value-type="percentage" office:value="0.149925016767981" calcext:value-type="percentage">
            <text:p>14,99%</text:p>
          </table:table-cell>
          <table:table-cell table:style-name="ce26" table:formula="of:=[.E22]/[.E42]" office:value-type="percentage" office:value="0.134233779094051" calcext:value-type="percentage">
            <text:p>13,42%</text:p>
          </table:table-cell>
          <table:table-cell table:style-name="ce26" table:formula="of:=[.D28]-[.E28]" office:value-type="percentage" office:value="0.0156912376739307" calcext:value-type="percentage">
            <text:p>1,5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estudantes</text:p>
          </table:table-cell>
          <table:table-cell table:style-name="ce26" table:formula="of:=[.B23]/[.B42]" office:value-type="percentage" office:value="0.244896594498122" calcext:value-type="percentage">
            <text:p>24,49%</text:p>
          </table:table-cell>
          <table:table-cell table:style-name="ce26" table:formula="of:=[.C23]/[.C42]" office:value-type="percentage" office:value="0.258019780410131" calcext:value-type="percentage">
            <text:p>25,80%</text:p>
          </table:table-cell>
          <table:table-cell table:style-name="ce26" table:formula="of:=[.D23]/[.D42]" office:value-type="percentage" office:value="0.301656979657668" calcext:value-type="percentage">
            <text:p>30,17%</text:p>
          </table:table-cell>
          <table:table-cell table:style-name="ce26" table:formula="of:=[.E23]/[.E42]" office:value-type="percentage" office:value="0.271752597606066" calcext:value-type="percentage">
            <text:p>27,18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ESTUDA==1 (% do total por sexo)</text:p>
          </table:table-cell>
          <table:table-cell table:style-name="ce30" office:value-type="float" office:value="1977" calcext:value-type="float">
            <text:p>1977</text:p>
          </table:table-cell>
          <table:table-cell table:style-name="ce30" office:value-type="float" office:value="1987" calcext:value-type="float">
            <text:p>1987</text:p>
          </table:table-cell>
          <table:table-cell table:style-name="ce30" office:value-type="float" office:value="1997" calcext:value-type="float">
            <text:p>1997</text:p>
          </table:table-cell>
          <table:table-cell table:style-name="ce30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feminino</text:p>
          </table:table-cell>
          <table:table-cell table:style-name="ce31" table:formula="of:=[.B21]/[.B44]" office:value-type="percentage" office:value="0.232967103488174" calcext:value-type="percentage">
            <text:p>23,30%</text:p>
          </table:table-cell>
          <table:table-cell table:style-name="ce31" table:formula="of:=[.C21]/[.C44]" office:value-type="percentage" office:value="0.247854169699599" calcext:value-type="percentage">
            <text:p>24,79%</text:p>
          </table:table-cell>
          <table:table-cell table:style-name="ce31" table:formula="of:=[.D21]/[.D44]" office:value-type="percentage" office:value="0.292543017519994" calcext:value-type="percentage">
            <text:p>29,25%</text:p>
          </table:table-cell>
          <table:table-cell table:style-name="ce31" table:formula="of:=[.E21]/[.E44]" office:value-type="percentage" office:value="0.261158583782487" calcext:value-type="percentage">
            <text:p>26,12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asculino</text:p>
          </table:table-cell>
          <table:table-cell table:style-name="ce31" table:formula="of:=[.B22]/[.B46]" office:value-type="percentage" office:value="0.257445798398464" calcext:value-type="percentage">
            <text:p>25,74%</text:p>
          </table:table-cell>
          <table:table-cell table:style-name="ce31" table:formula="of:=[.C22]/[.C46]" office:value-type="percentage" office:value="0.269019998223004" calcext:value-type="percentage">
            <text:p>26,90%</text:p>
          </table:table-cell>
          <table:table-cell table:style-name="ce31" table:formula="of:=[.D22]/[.D46]" office:value-type="percentage" office:value="0.311477756458087" calcext:value-type="percentage">
            <text:p>31,15%</text:p>
          </table:table-cell>
          <table:table-cell table:style-name="ce31" table:formula="of:=[.E22]/[.E46]" office:value-type="percentage" office:value="0.283535831431619" calcext:value-type="percentage">
            <text:p>28,35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otal de estudantes</text:p>
          </table:table-cell>
          <table:table-cell table:style-name="ce31" table:formula="of:=[.B23]/[.B42]" office:value-type="percentage" office:value="0.244896594498122" calcext:value-type="percentage">
            <text:p>24,49%</text:p>
          </table:table-cell>
          <table:table-cell table:style-name="ce31" table:formula="of:=[.C23]/[.C42]" office:value-type="percentage" office:value="0.258019780410131" calcext:value-type="percentage">
            <text:p>25,80%</text:p>
          </table:table-cell>
          <table:table-cell table:style-name="ce31" table:formula="of:=[.D23]/[.D42]" office:value-type="percentage" office:value="0.301656979657668" calcext:value-type="percentage">
            <text:p>30,17%</text:p>
          </table:table-cell>
          <table:table-cell table:style-name="ce31" table:formula="of:=[.E23]/[.E42]" office:value-type="percentage" office:value="0.271752597606066" calcext:value-type="percentage">
            <text:p>27,18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DOS GERAIS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da amostra</text:p>
          </table:table-cell>
          <table:table-cell table:style-name="ce4" office:value-type="float" office:value="24613" calcext:value-type="float">
            <text:p>24.613</text:p>
          </table:table-cell>
          <table:table-cell table:style-name="ce4" office:value-type="float" office:value="26070" calcext:value-type="float">
            <text:p>26.070</text:p>
          </table:table-cell>
          <table:table-cell table:style-name="ce4" office:value-type="float" office:value="23841" calcext:value-type="float">
            <text:p>23.841</text:p>
          </table:table-cell>
          <table:table-cell table:style-name="ce4" office:value-type="float" office:value="29957" calcext:value-type="float">
            <text:p>29.957</text:p>
          </table:table-cell>
          <table:table-cell table:style-name="ce4" table:formula="of:=SUM([.B37:.E37])" office:value-type="float" office:value="104481" calcext:value-type="float">
            <text:p>104.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aplicado o fator de expansão</text:p>
          </table:table-cell>
          <table:table-cell table:style-name="ce4" office:value-type="float" office:value="2336201" calcext:value-type="float">
            <text:p>2.336.201</text:p>
          </table:table-cell>
          <table:table-cell table:style-name="ce4" office:value-type="float" office:value="3324658" calcext:value-type="float">
            <text:p>3.324.658</text:p>
          </table:table-cell>
          <table:table-cell table:style-name="ce4" office:value-type="float" office:value="2461599" calcext:value-type="float">
            <text:p>2.461.599</text:p>
          </table:table-cell>
          <table:table-cell table:style-name="ce4" office:value-type="float" office:value="5506667" calcext:value-type="float">
            <text:p>5.506.667</text:p>
          </table:table-cell>
          <table:table-cell table:style-name="ce4" table:formula="of:=SUM([.B38:.E38])" office:value-type="float" office:value="13629125" calcext:value-type="float">
            <text:p>13.629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da amostra</text:p>
          </table:table-cell>
          <table:table-cell table:style-name="ce4" office:value-type="float" office:value="26157" calcext:value-type="float">
            <text:p>26.157</text:p>
          </table:table-cell>
          <table:table-cell table:style-name="ce4" office:value-type="float" office:value="28217" calcext:value-type="float">
            <text:p>28.217</text:p>
          </table:table-cell>
          <table:table-cell table:style-name="ce4" office:value-type="float" office:value="26845" calcext:value-type="float">
            <text:p>26.845</text:p>
          </table:table-cell>
          <table:table-cell table:style-name="ce4" office:value-type="float" office:value="30855" calcext:value-type="float">
            <text:p>30.855</text:p>
          </table:table-cell>
          <table:table-cell table:style-name="ce4" table:formula="of:=SUM([.B39:.E39])" office:value-type="float" office:value="112074" calcext:value-type="float">
            <text:p>112.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aplicado o fator de expansão</text:p>
          </table:table-cell>
          <table:table-cell table:style-name="ce4" office:value-type="float" office:value="2433570" calcext:value-type="float">
            <text:p>2.433.570</text:p>
          </table:table-cell>
          <table:table-cell table:style-name="ce4" office:value-type="float" office:value="3612861" calcext:value-type="float">
            <text:p>3.612.861</text:p>
          </table:table-cell>
          <table:table-cell table:style-name="ce4" office:value-type="float" office:value="4558379" calcext:value-type="float">
            <text:p>4.558.379</text:p>
          </table:table-cell>
          <table:table-cell table:style-name="ce4" office:value-type="float" office:value="5721213" calcext:value-type="float">
            <text:p>5.721.213</text:p>
          </table:table-cell>
          <table:table-cell table:style-name="ce4" table:formula="of:=SUM([.B40:.E40])" office:value-type="float" office:value="16326023" calcext:value-type="float">
            <text:p>16.326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41:.E41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aplicado o fator de expansã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42:.E42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da amostra</text:p>
          </table:table-cell>
          <table:table-cell table:style-name="ce4" office:value-type="float" office:value="52162" calcext:value-type="float">
            <text:p>52.162</text:p>
          </table:table-cell>
          <table:table-cell table:style-name="ce4" office:value-type="float" office:value="53176" calcext:value-type="float">
            <text:p>53.176</text:p>
          </table:table-cell>
          <table:table-cell table:style-name="ce4" office:value-type="float" office:value="47326" calcext:value-type="float">
            <text:p>47.326</text:p>
          </table:table-cell>
          <table:table-cell table:style-name="ce4" office:value-type="float" office:value="42289" calcext:value-type="float">
            <text:p>42.289</text:p>
          </table:table-cell>
          <table:table-cell table:style-name="ce4" table:formula="of:=SUM([.B43:.E43])" office:value-type="float" office:value="194953" calcext:value-type="float">
            <text:p>194.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aplicado o fator de expansão</text:p>
          </table:table-cell>
          <table:table-cell table:style-name="ce4" office:value-type="float" office:value="5266911" calcext:value-type="float">
            <text:p>5.266.911</text:p>
          </table:table-cell>
          <table:table-cell table:style-name="ce4" office:value-type="float" office:value="7404826" calcext:value-type="float">
            <text:p>7.404.826</text:p>
          </table:table-cell>
          <table:table-cell table:style-name="ce4" office:value-type="float" office:value="8709649" calcext:value-type="float">
            <text:p>8.709.649</text:p>
          </table:table-cell>
          <table:table-cell table:style-name="ce4" office:value-type="float" office:value="10286386" calcext:value-type="float">
            <text:p>10.286.386</text:p>
          </table:table-cell>
          <table:table-cell table:style-name="ce4" table:formula="of:=SUM([.B44:.E44])" office:value-type="float" office:value="31667772" calcext:value-type="float">
            <text:p>31.667.7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da amostra</text:p>
          </table:table-cell>
          <table:table-cell table:style-name="ce4" office:value-type="float" office:value="55866" calcext:value-type="float">
            <text:p>55.866</text:p>
          </table:table-cell>
          <table:table-cell table:style-name="ce4" office:value-type="float" office:value="57637" calcext:value-type="float">
            <text:p>57.637</text:p>
          </table:table-cell>
          <table:table-cell table:style-name="ce4" office:value-type="float" office:value="51454" calcext:value-type="float">
            <text:p>51.454</text:p>
          </table:table-cell>
          <table:table-cell table:style-name="ce4" office:value-type="float" office:value="49116" calcext:value-type="float">
            <text:p>49.116</text:p>
          </table:table-cell>
          <table:table-cell table:style-name="ce4" table:formula="of:=SUM([.B45:.E45])" office:value-type="float" office:value="214073" calcext:value-type="float">
            <text:p>214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aplicado o fator de expansão</text:p>
          </table:table-cell>
          <table:table-cell table:style-name="ce4" office:value-type="float" office:value="5006817" calcext:value-type="float">
            <text:p>5.006.817</text:p>
          </table:table-cell>
          <table:table-cell table:style-name="ce4" office:value-type="float" office:value="6843008" calcext:value-type="float">
            <text:p>6.843.008</text:p>
          </table:table-cell>
          <table:table-cell table:style-name="ce4" office:value-type="float" office:value="8082773" calcext:value-type="float">
            <text:p>8.082.773</text:p>
          </table:table-cell>
          <table:table-cell table:style-name="ce4" office:value-type="float" office:value="9248235" calcext:value-type="float">
            <text:p>9.248.235</text:p>
          </table:table-cell>
          <table:table-cell table:style-name="ce4" table:formula="of:=SUM([.B46:.E46])" office:value-type="float" office:value="29180833" calcext:value-type="float">
            <text:p>29.180.833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BALHA" table:style-name="ta1">
        <table:shapes>
          <draw:frame draw:z-index="0" draw:style-name="gr1" draw:text-style-name="P1" svg:width="159.91mm" svg:height="90.06mm" svg:x="206.04mm" svg:y="34.12mm">
            <loext:p draw:notify-on-update-of-ranges="TRABALHA.B26:TRABALHA.E26 TRABALHA.A27:TRABALHA.A27 TRABALHA.B27:TRABALHA.E27 TRABALHA.A28:TRABALHA.A28 TRABALHA.B28:TRABALHA.E28 TRABALHA.A29:TRABALHA.A29 TRABALHA.B29:TRABALHA.E29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1mm" svg:height="90.06mm" svg:x="205.52mm" svg:y="130.69mm">
            <loext:p draw:notify-on-update-of-ranges="TRABALHA.B31:TRABALHA.E31 TRABALHA.A32:TRABALHA.A32 TRABALHA.B32:TRABALHA.E32 TRABALHA.A33:TRABALHA.A33 TRABALHA.B33:TRABALHA.E33 TRABALHA.A34:TRABALHA.A34 TRABALHA.B34:TRABALHA.E34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2" table:default-cell-style-name="Default"/>
        <table:table-column table:style-name="co2" table:number-columns-repeated="5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RABALHA==1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4" office:value-type="float" office:value="10478" calcext:value-type="float">
            <text:p>10.478</text:p>
          </table:table-cell>
          <table:table-cell table:style-name="ce4" office:value-type="float" office:value="13515" calcext:value-type="float">
            <text:p>13.515</text:p>
          </table:table-cell>
          <table:table-cell table:style-name="ce4" office:value-type="float" office:value="16665" calcext:value-type="float">
            <text:p>16.665</text:p>
          </table:table-cell>
          <table:table-cell table:style-name="ce4" office:value-type="float" office:value="20354" calcext:value-type="float">
            <text:p>20.354</text:p>
          </table:table-cell>
          <table:table-cell table:style-name="ce4" table:formula="of:=SUM([.B2:.E2])" office:value-type="float" office:value="61012" calcext:value-type="float">
            <text:p>61.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4" office:value-type="float" office:value="26188" calcext:value-type="float">
            <text:p>26.188</text:p>
          </table:table-cell>
          <table:table-cell table:style-name="ce4" office:value-type="float" office:value="27567" calcext:value-type="float">
            <text:p>27.567</text:p>
          </table:table-cell>
          <table:table-cell table:style-name="ce4" office:value-type="float" office:value="24809" calcext:value-type="float">
            <text:p>24.809</text:p>
          </table:table-cell>
          <table:table-cell table:style-name="ce4" office:value-type="float" office:value="23484" calcext:value-type="float">
            <text:p>23.484</text:p>
          </table:table-cell>
          <table:table-cell table:style-name="ce4" table:formula="of:=SUM([.B3:.E3])" office:value-type="float" office:value="102048" calcext:value-type="float">
            <text:p>102.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4" table:formula="of:=SUM([.B2:.B3])" office:value-type="float" office:value="36666" calcext:value-type="float">
            <text:p>36.666</text:p>
          </table:table-cell>
          <table:table-cell table:style-name="ce4" table:formula="of:=SUM([.C2:.C3])" office:value-type="float" office:value="41082" calcext:value-type="float">
            <text:p>41.082</text:p>
          </table:table-cell>
          <table:table-cell table:style-name="ce4" table:formula="of:=SUM([.D2:.D3])" office:value-type="float" office:value="41474" calcext:value-type="float">
            <text:p>41.474</text:p>
          </table:table-cell>
          <table:table-cell table:style-name="ce4" table:formula="of:=SUM([.E2:.E3])" office:value-type="float" office:value="43838" calcext:value-type="float">
            <text:p>43.838</text:p>
          </table:table-cell>
          <table:table-cell table:style-name="ce4" table:formula="of:=SUM([.B4:.E4])" office:value-type="float" office:value="163060" calcext:value-type="float">
            <text:p>163.0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5:.E5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 (% do total da amostra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6" table:formula="of:=[.B2]/[.$B$5]" office:value-type="percentage" office:value="0.0969933720887177" calcext:value-type="percentage">
            <text:p>9,70%</text:p>
          </table:table-cell>
          <table:table-cell table:style-name="ce26" table:formula="of:=[.C2]/[.$C$5]" office:value-type="percentage" office:value="0.121962224648733" calcext:value-type="percentage">
            <text:p>12,20%</text:p>
          </table:table-cell>
          <table:table-cell table:style-name="ce26" table:formula="of:=[.D2]/[.$D$5]" office:value-type="percentage" office:value="0.168708240534521" calcext:value-type="percentage">
            <text:p>16,87%</text:p>
          </table:table-cell>
          <table:table-cell table:style-name="ce26" table:formula="of:=[.E2]/[.$E$5]" office:value-type="percentage" office:value="0.222679284503036" calcext:value-type="percentage">
            <text:p>22,27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6" table:formula="of:=[.B3]/[.$B$5]" office:value-type="percentage" office:value="0.242418632206465" calcext:value-type="percentage">
            <text:p>24,24%</text:p>
          </table:table-cell>
          <table:table-cell table:style-name="ce26" table:formula="of:=[.C3]/[.$C$5]" office:value-type="percentage" office:value="0.248770451120356" calcext:value-type="percentage">
            <text:p>24,88%</text:p>
          </table:table-cell>
          <table:table-cell table:style-name="ce26" table:formula="of:=[.D3]/[.$D$5]" office:value-type="percentage" office:value="0.251154079773233" calcext:value-type="percentage">
            <text:p>25,12%</text:p>
          </table:table-cell>
          <table:table-cell table:style-name="ce26" table:formula="of:=[.E3]/[.$E$5]" office:value-type="percentage" office:value="0.256922487828893" calcext:value-type="percentage">
            <text:p>25,69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6" table:formula="of:=[.B4]/[.$B$5]" office:value-type="percentage" office:value="0.339412004295183" calcext:value-type="percentage">
            <text:p>33,94%</text:p>
          </table:table-cell>
          <table:table-cell table:style-name="ce26" table:formula="of:=[.C4]/[.$C$5]" office:value-type="percentage" office:value="0.370732675769088" calcext:value-type="percentage">
            <text:p>37,07%</text:p>
          </table:table-cell>
          <table:table-cell table:style-name="ce26" table:formula="of:=[.D4]/[.$D$5]" office:value-type="percentage" office:value="0.419862320307755" calcext:value-type="percentage">
            <text:p>41,99%</text:p>
          </table:table-cell>
          <table:table-cell table:style-name="ce26" table:formula="of:=[.E4]/[.$E$5]" office:value-type="percentage" office:value="0.479601772331929" calcext:value-type="percentage">
            <text:p>47,96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 (% do total por sex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6" table:formula="of:=[.B2]/[.$B$44]" office:value-type="percentage" office:value="0.200874199608911" calcext:value-type="percentage">
            <text:p>20,09%</text:p>
          </table:table-cell>
          <table:table-cell table:style-name="ce26" table:formula="of:=[.C2]/[.$C$44]" office:value-type="percentage" office:value="0.254156010230179" calcext:value-type="percentage">
            <text:p>25,42%</text:p>
          </table:table-cell>
          <table:table-cell table:style-name="ce26" table:formula="of:=[.D2]/[.$D$44]" office:value-type="percentage" office:value="0.352132020453873" calcext:value-type="percentage">
            <text:p>35,21%</text:p>
          </table:table-cell>
          <table:table-cell table:style-name="ce26" table:formula="of:=[.E2]/[.$E$44]" office:value-type="percentage" office:value="0.481307195724656" calcext:value-type="percentage">
            <text:p>48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6" table:formula="of:=[.B3]/[.B46]" office:value-type="percentage" office:value="0.468764543729639" calcext:value-type="percentage">
            <text:p>46,88%</text:p>
          </table:table-cell>
          <table:table-cell table:style-name="ce26" table:formula="of:=[.C3]/[.C46]" office:value-type="percentage" office:value="0.478286517341291" calcext:value-type="percentage">
            <text:p>47,83%</text:p>
          </table:table-cell>
          <table:table-cell table:style-name="ce26" table:formula="of:=[.D3]/[.D46]" office:value-type="percentage" office:value="0.482158821471606" calcext:value-type="percentage">
            <text:p>48,22%</text:p>
          </table:table-cell>
          <table:table-cell table:style-name="ce26" table:formula="of:=[.E3]/[.E46]" office:value-type="percentage" office:value="0.478133398485219" calcext:value-type="percentage">
            <text:p>47,8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6" table:formula="of:=[.B9]/[.$B$5]" office:value-type="percentage" office:value="0.00000224403517797668" calcext:value-type="percentage">
            <text:p>0,00%</text:p>
          </table:table-cell>
          <table:table-cell table:style-name="ce26" table:formula="of:=[.C9]/[.$C$5]" office:value-type="percentage" office:value="0.0000022449572804667" calcext:value-type="percentage">
            <text:p>0,00%</text:p>
          </table:table-cell>
          <table:table-cell table:style-name="ce26" table:formula="of:=[.D9]/[.$D$5]" office:value-type="percentage" office:value="0.00000254256003009955" calcext:value-type="percentage">
            <text:p>0,00%</text:p>
          </table:table-cell>
          <table:table-cell table:style-name="ce26" table:formula="of:=[.E9]/[.$E$5]" office:value-type="percentage" office:value="0.00000281081437370924" calcext:value-type="percentage">
            <text:p>0,00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/ FATOR DE EXPANSÂ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8" office:value-type="float" office:value="1004685" calcext:value-type="float">
            <text:p>1.004.685</text:p>
          </table:table-cell>
          <table:table-cell table:style-name="ce28" office:value-type="float" office:value="1735511" calcext:value-type="float">
            <text:p>1.735.511</text:p>
          </table:table-cell>
          <table:table-cell table:style-name="ce28" office:value-type="float" office:value="2732910" calcext:value-type="float">
            <text:p>2.732.910</text:p>
          </table:table-cell>
          <table:table-cell table:style-name="ce28" office:value-type="float" office:value="3884031" calcext:value-type="float">
            <text:p>3.884.031</text:p>
          </table:table-cell>
          <table:table-cell table:style-name="ce4" table:formula="of:=SUM([.B21:.E21])" office:value-type="float" office:value="9357137" calcext:value-type="float">
            <text:p>9.357.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8" office:value-type="float" office:value="2509168" calcext:value-type="float">
            <text:p>2.509.168</text:p>
          </table:table-cell>
          <table:table-cell table:style-name="ce28" office:value-type="float" office:value="3523893" calcext:value-type="float">
            <text:p>3.523.893</text:p>
          </table:table-cell>
          <table:table-cell table:style-name="ce28" office:value-type="float" office:value="4132842" calcext:value-type="float">
            <text:p>4.132.842</text:p>
          </table:table-cell>
          <table:table-cell table:style-name="ce28" office:value-type="float" office:value="4848027" calcext:value-type="float">
            <text:p>4.848.027</text:p>
          </table:table-cell>
          <table:table-cell table:style-name="ce4" table:formula="of:=SUM([.B22:.E22])" office:value-type="float" office:value="15013930" calcext:value-type="float">
            <text:p>15.013.9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8" table:formula="of:=SUM([.B21:.B22])" office:value-type="float" office:value="3513853" calcext:value-type="float">
            <text:p>3.513.853</text:p>
          </table:table-cell>
          <table:table-cell table:style-name="ce28" table:formula="of:=SUM([.C21:.C22])" office:value-type="float" office:value="5259404" calcext:value-type="float">
            <text:p>5.259.404</text:p>
          </table:table-cell>
          <table:table-cell table:style-name="ce28" table:formula="of:=SUM([.D21:.D22])" office:value-type="float" office:value="6865752" calcext:value-type="float">
            <text:p>6.865.752</text:p>
          </table:table-cell>
          <table:table-cell table:style-name="ce28" table:formula="of:=SUM([.E21:.E22])" office:value-type="float" office:value="8732058" calcext:value-type="float">
            <text:p>8.732.058</text:p>
          </table:table-cell>
          <table:table-cell table:style-name="ce4" table:formula="of:=SUM([.B23:.E23])" office:value-type="float" office:value="24371067" calcext:value-type="float">
            <text:p>24.371.0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expandid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24:.E24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ABALHA==1 (% do total da população)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trabalhadoras</text:p>
          </table:table-cell>
          <table:table-cell table:style-name="ce26" table:formula="of:=[.B21]/[.$B$24]" office:value-type="percentage" office:value="0.0977916682240371" calcext:value-type="percentage">
            <text:p>9,78%</text:p>
          </table:table-cell>
          <table:table-cell table:style-name="ce26" table:formula="of:=[.C21]/[.$C$24]" office:value-type="percentage" office:value="0.121808760545638" calcext:value-type="percentage">
            <text:p>12,18%</text:p>
          </table:table-cell>
          <table:table-cell table:style-name="ce26" table:formula="of:=[.D21]/[.$D$24]" office:value-type="percentage" office:value="0.162746634329856" calcext:value-type="percentage">
            <text:p>16,27%</text:p>
          </table:table-cell>
          <table:table-cell table:style-name="ce26" table:formula="of:=[.E21]/[.$E$24]" office:value-type="percentage" office:value="0.198828070429419" calcext:value-type="percentage">
            <text:p>19,88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rabalhadores</text:p>
          </table:table-cell>
          <table:table-cell table:style-name="ce26" table:formula="of:=[.B22]/[.$B$24]" office:value-type="percentage" office:value="0.244231499996885" calcext:value-type="percentage">
            <text:p>24,42%</text:p>
          </table:table-cell>
          <table:table-cell table:style-name="ce26" table:formula="of:=[.C22]/[.$C$24]" office:value-type="percentage" office:value="0.247328330748379" calcext:value-type="percentage">
            <text:p>24,73%</text:p>
          </table:table-cell>
          <table:table-cell table:style-name="ce26" table:formula="of:=[.D22]/[.$D$24]" office:value-type="percentage" office:value="0.246113529430926" calcext:value-type="percentage">
            <text:p>24,61%</text:p>
          </table:table-cell>
          <table:table-cell table:style-name="ce26" table:formula="of:=[.E22]/[.$E$24]" office:value-type="percentage" office:value="0.248176148388034" calcext:value-type="percentage">
            <text:p>24,82%</text:p>
          </table:table-cell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total de trabalhadores(as)</text:p>
          </table:table-cell>
          <table:table-cell table:style-name="ce26" table:formula="of:=[.B23]/[.$B$24]" office:value-type="percentage" office:value="0.342023168220922" calcext:value-type="percentage">
            <text:p>34,20%</text:p>
          </table:table-cell>
          <table:table-cell table:style-name="ce26" table:formula="of:=[.C23]/[.$C$24]" office:value-type="percentage" office:value="0.369137091294017" calcext:value-type="percentage">
            <text:p>36,91%</text:p>
          </table:table-cell>
          <table:table-cell table:style-name="ce26" table:formula="of:=[.D23]/[.$D$24]" office:value-type="percentage" office:value="0.408860163760782" calcext:value-type="percentage">
            <text:p>40,89%</text:p>
          </table:table-cell>
          <table:table-cell table:style-name="ce26" table:formula="of:=[.E23]/[.$E$24]" office:value-type="percentage" office:value="0.447004218817452" calcext:value-type="percentage">
            <text:p>44,70%</text:p>
          </table:table-cell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RABALHA==1 (% do total por sexo)</text:p>
          </table:table-cell>
          <table:table-cell table:style-name="ce30" office:value-type="float" office:value="1977" calcext:value-type="float">
            <text:p>1977</text:p>
          </table:table-cell>
          <table:table-cell table:style-name="ce30" office:value-type="float" office:value="1987" calcext:value-type="float">
            <text:p>1987</text:p>
          </table:table-cell>
          <table:table-cell table:style-name="ce30" office:value-type="float" office:value="1997" calcext:value-type="float">
            <text:p>1997</text:p>
          </table:table-cell>
          <table:table-cell table:style-name="ce30"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rabalhadoras</text:p>
          </table:table-cell>
          <table:table-cell table:style-name="ce31" table:formula="of:=[.B21]/[.B45]" office:value-type="percentage" office:value="0.190754125140903" calcext:value-type="percentage">
            <text:p>19,08%</text:p>
          </table:table-cell>
          <table:table-cell table:style-name="ce31" table:formula="of:=[.C21]/[.C45]" office:value-type="percentage" office:value="0.234375662574651" calcext:value-type="percentage">
            <text:p>23,44%</text:p>
          </table:table-cell>
          <table:table-cell table:style-name="ce31" table:formula="of:=[.D21]/[.D45]" office:value-type="percentage" office:value="0.313779579406702" calcext:value-type="percentage">
            <text:p>31,38%</text:p>
          </table:table-cell>
          <table:table-cell table:style-name="ce31" table:formula="of:=[.E21]/[.E45]" office:value-type="percentage" office:value="0.377589466310131" calcext:value-type="percentage">
            <text:p>37,76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rabalhadores</text:p>
          </table:table-cell>
          <table:table-cell table:style-name="ce31" table:formula="of:=[.B22]/[.B47]" office:value-type="percentage" office:value="0.501150331637845" calcext:value-type="percentage">
            <text:p>50,12%</text:p>
          </table:table-cell>
          <table:table-cell table:style-name="ce31" table:formula="of:=[.C22]/[.C47]" office:value-type="percentage" office:value="0.514962572015114" calcext:value-type="percentage">
            <text:p>51,50%</text:p>
          </table:table-cell>
          <table:table-cell table:style-name="ce31" table:formula="of:=[.D22]/[.D47]" office:value-type="percentage" office:value="0.511314866816129" calcext:value-type="percentage">
            <text:p>51,13%</text:p>
          </table:table-cell>
          <table:table-cell table:style-name="ce31" table:formula="of:=[.E22]/[.E47]" office:value-type="percentage" office:value="0.524211052162926" calcext:value-type="percentage">
            <text:p>52,42%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otal de trabalhadores(as)</text:p>
          </table:table-cell>
          <table:table-cell table:style-name="ce31" table:formula="of:=[.B23]/[.B43]" office:value-type="percentage" office:value="0.342023168220922" calcext:value-type="percentage">
            <text:p>34,20%</text:p>
          </table:table-cell>
          <table:table-cell table:style-name="ce31" table:formula="of:=[.C23]/[.C43]" office:value-type="percentage" office:value="0.369137091294017" calcext:value-type="percentage">
            <text:p>36,91%</text:p>
          </table:table-cell>
          <table:table-cell table:style-name="ce31" table:formula="of:=[.D23]/[.D43]" office:value-type="percentage" office:value="0.408860163760782" calcext:value-type="percentage">
            <text:p>40,89%</text:p>
          </table:table-cell>
          <table:table-cell table:style-name="ce31" table:formula="of:=[.E23]/[.E43]" office:value-type="percentage" office:value="0.447004218817452" calcext:value-type="percentage">
            <text:p>44,70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DOS GERAIS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da amostra</text:p>
          </table:table-cell>
          <table:table-cell table:style-name="ce4" office:value-type="float" office:value="24613" calcext:value-type="float">
            <text:p>24.613</text:p>
          </table:table-cell>
          <table:table-cell table:style-name="ce4" office:value-type="float" office:value="26070" calcext:value-type="float">
            <text:p>26.070</text:p>
          </table:table-cell>
          <table:table-cell table:style-name="ce4" office:value-type="float" office:value="23841" calcext:value-type="float">
            <text:p>23.841</text:p>
          </table:table-cell>
          <table:table-cell table:style-name="ce4" office:value-type="float" office:value="29957" calcext:value-type="float">
            <text:p>29.957</text:p>
          </table:table-cell>
          <table:table-cell table:style-name="ce4" table:formula="of:=SUM([.B38:.E38])" office:value-type="float" office:value="104481" calcext:value-type="float">
            <text:p>104.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domicíllios aplicado o fator de expansão</text:p>
          </table:table-cell>
          <table:table-cell table:style-name="ce4" office:value-type="float" office:value="2336201" calcext:value-type="float">
            <text:p>2.336.201</text:p>
          </table:table-cell>
          <table:table-cell table:style-name="ce4" office:value-type="float" office:value="3324658" calcext:value-type="float">
            <text:p>3.324.658</text:p>
          </table:table-cell>
          <table:table-cell table:style-name="ce4" office:value-type="float" office:value="2461599" calcext:value-type="float">
            <text:p>2.461.599</text:p>
          </table:table-cell>
          <table:table-cell table:style-name="ce4" office:value-type="float" office:value="5506667" calcext:value-type="float">
            <text:p>5.506.667</text:p>
          </table:table-cell>
          <table:table-cell table:style-name="ce4" table:formula="of:=SUM([.B39:.E39])" office:value-type="float" office:value="13629125" calcext:value-type="float">
            <text:p>13.629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da amostra</text:p>
          </table:table-cell>
          <table:table-cell table:style-name="ce4" office:value-type="float" office:value="26157" calcext:value-type="float">
            <text:p>26.157</text:p>
          </table:table-cell>
          <table:table-cell table:style-name="ce4" office:value-type="float" office:value="28217" calcext:value-type="float">
            <text:p>28.217</text:p>
          </table:table-cell>
          <table:table-cell table:style-name="ce4" office:value-type="float" office:value="26845" calcext:value-type="float">
            <text:p>26.845</text:p>
          </table:table-cell>
          <table:table-cell table:style-name="ce4" office:value-type="float" office:value="30855" calcext:value-type="float">
            <text:p>30.855</text:p>
          </table:table-cell>
          <table:table-cell table:style-name="ce4" table:formula="of:=SUM([.B40:.E40])" office:value-type="float" office:value="112074" calcext:value-type="float">
            <text:p>112.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famílias aplicado o fator de expansão</text:p>
          </table:table-cell>
          <table:table-cell table:style-name="ce4" office:value-type="float" office:value="2433570" calcext:value-type="float">
            <text:p>2.433.570</text:p>
          </table:table-cell>
          <table:table-cell table:style-name="ce4" office:value-type="float" office:value="3612861" calcext:value-type="float">
            <text:p>3.612.861</text:p>
          </table:table-cell>
          <table:table-cell table:style-name="ce4" office:value-type="float" office:value="4558379" calcext:value-type="float">
            <text:p>4.558.379</text:p>
          </table:table-cell>
          <table:table-cell table:style-name="ce4" office:value-type="float" office:value="5721213" calcext:value-type="float">
            <text:p>5.721.213</text:p>
          </table:table-cell>
          <table:table-cell table:style-name="ce4" table:formula="of:=SUM([.B41:.E41])" office:value-type="float" office:value="16326023" calcext:value-type="float">
            <text:p>16.326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da amostra</text:p>
          </table:table-cell>
          <table:table-cell table:style-name="ce4" office:value-type="float" office:value="108028" calcext:value-type="float">
            <text:p>108.028</text:p>
          </table:table-cell>
          <table:table-cell table:style-name="ce4" office:value-type="float" office:value="110813" calcext:value-type="float">
            <text:p>110.813</text:p>
          </table:table-cell>
          <table:table-cell table:style-name="ce4" office:value-type="float" office:value="98780" calcext:value-type="float">
            <text:p>98.780</text:p>
          </table:table-cell>
          <table:table-cell table:style-name="ce4" office:value-type="float" office:value="91405" calcext:value-type="float">
            <text:p>91.405</text:p>
          </table:table-cell>
          <table:table-cell table:style-name="ce4" table:formula="of:=SUM([.B42:.E42])" office:value-type="float" office:value="409026" calcext:value-type="float">
            <text:p>409.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pessoas aplicado o fator de expansão</text:p>
          </table:table-cell>
          <table:table-cell table:style-name="ce4" office:value-type="float" office:value="10273728" calcext:value-type="float">
            <text:p>10.273.728</text:p>
          </table:table-cell>
          <table:table-cell table:style-name="ce4" office:value-type="float" office:value="14247834" calcext:value-type="float">
            <text:p>14.247.834</text:p>
          </table:table-cell>
          <table:table-cell table:style-name="ce4" office:value-type="float" office:value="16792421" calcext:value-type="float">
            <text:p>16.792.421</text:p>
          </table:table-cell>
          <table:table-cell table:style-name="ce4" office:value-type="float" office:value="19534621" calcext:value-type="float">
            <text:p>19.534.621</text:p>
          </table:table-cell>
          <table:table-cell table:style-name="ce4" table:formula="of:=SUM([.B43:.E43])" office:value-type="float" office:value="60848604" calcext:value-type="float">
            <text:p>60.848.6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da amostra</text:p>
          </table:table-cell>
          <table:table-cell table:style-name="ce4" office:value-type="float" office:value="52162" calcext:value-type="float">
            <text:p>52.162</text:p>
          </table:table-cell>
          <table:table-cell table:style-name="ce4" office:value-type="float" office:value="53176" calcext:value-type="float">
            <text:p>53.176</text:p>
          </table:table-cell>
          <table:table-cell table:style-name="ce4" office:value-type="float" office:value="47326" calcext:value-type="float">
            <text:p>47.326</text:p>
          </table:table-cell>
          <table:table-cell table:style-name="ce4" office:value-type="float" office:value="42289" calcext:value-type="float">
            <text:p>42.289</text:p>
          </table:table-cell>
          <table:table-cell table:style-name="ce4" table:formula="of:=SUM([.B44:.E44])" office:value-type="float" office:value="194953" calcext:value-type="float">
            <text:p>194.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mulheres aplicado o fator de expansão</text:p>
          </table:table-cell>
          <table:table-cell table:style-name="ce4" office:value-type="float" office:value="5266911" calcext:value-type="float">
            <text:p>5.266.911</text:p>
          </table:table-cell>
          <table:table-cell table:style-name="ce4" office:value-type="float" office:value="7404826" calcext:value-type="float">
            <text:p>7.404.826</text:p>
          </table:table-cell>
          <table:table-cell table:style-name="ce4" office:value-type="float" office:value="8709649" calcext:value-type="float">
            <text:p>8.709.649</text:p>
          </table:table-cell>
          <table:table-cell table:style-name="ce4" office:value-type="float" office:value="10286386" calcext:value-type="float">
            <text:p>10.286.386</text:p>
          </table:table-cell>
          <table:table-cell table:style-name="ce4" table:formula="of:=SUM([.B45:.E45])" office:value-type="float" office:value="31667772" calcext:value-type="float">
            <text:p>31.667.7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da amostra</text:p>
          </table:table-cell>
          <table:table-cell table:style-name="ce4" office:value-type="float" office:value="55866" calcext:value-type="float">
            <text:p>55.866</text:p>
          </table:table-cell>
          <table:table-cell table:style-name="ce4" office:value-type="float" office:value="57637" calcext:value-type="float">
            <text:p>57.637</text:p>
          </table:table-cell>
          <table:table-cell table:style-name="ce4" office:value-type="float" office:value="51454" calcext:value-type="float">
            <text:p>51.454</text:p>
          </table:table-cell>
          <table:table-cell table:style-name="ce4" office:value-type="float" office:value="49116" calcext:value-type="float">
            <text:p>49.116</text:p>
          </table:table-cell>
          <table:table-cell table:style-name="ce4" table:formula="of:=SUM([.B46:.E46])" office:value-type="float" office:value="214073" calcext:value-type="float">
            <text:p>214.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de homens aplicado o fator de expansão</text:p>
          </table:table-cell>
          <table:table-cell table:style-name="ce4" office:value-type="float" office:value="5006817" calcext:value-type="float">
            <text:p>5.006.817</text:p>
          </table:table-cell>
          <table:table-cell table:style-name="ce4" office:value-type="float" office:value="6843008" calcext:value-type="float">
            <text:p>6.843.008</text:p>
          </table:table-cell>
          <table:table-cell table:style-name="ce4" office:value-type="float" office:value="8082773" calcext:value-type="float">
            <text:p>8.082.773</text:p>
          </table:table-cell>
          <table:table-cell table:style-name="ce4" office:value-type="float" office:value="9248235" calcext:value-type="float">
            <text:p>9.248.235</text:p>
          </table:table-cell>
          <table:table-cell table:style-name="ce4" table:formula="of:=SUM([.B47:.E47])" office:value-type="float" office:value="29180833" calcext:value-type="float">
            <text:p>29.180.833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_IND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5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" table:number-columns-repeated="1011" table:default-cell-style-name="Default"/>
        <table:table-row table:style-name="ro1">
          <table:table-cell table:style-name="ce16" office:value-type="string" calcext:value-type="string">
            <text:p>Homem chef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Dif Hchefe-Mchefe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675.75" calcext:value-type="float">
            <text:p>675,75</text:p>
          </table:table-cell>
          <table:table-cell office:value-type="float" office:value="1478.21" calcext:value-type="float">
            <text:p>1478,21</text:p>
          </table:table-cell>
          <table:table-cell office:value-type="float" office:value="3378.77" calcext:value-type="float">
            <text:p>3378,77</text:p>
          </table:table-cell>
          <table:table-cell office:value-type="float" office:value="42234.2" calcext:value-type="float">
            <text:p>42234,2</text:p>
          </table:table-cell>
          <table:table-cell office:value-type="float" office:value="2762.85" calcext:value-type="float">
            <text:p>2762,85</text:p>
          </table:table-cell>
          <table:table-cell office:value-type="float" office:value="3910.71" calcext:value-type="float">
            <text:p>3910,71</text:p>
          </table:table-cell>
          <table:table-cell office:value-type="float" office:value="3.78" calcext:value-type="float">
            <text:p>3,78</text:p>
          </table:table-cell>
          <table:table-cell office:value-type="float" office:value="22.16" calcext:value-type="float">
            <text:p>22,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33" table:formula="of:=[.G3]-[.G10]" office:value-type="currency" office:currency="BRL" office:value="1663.9" calcext:value-type="currency">
            <text:p>R$ 1.663,90</text:p>
          </table:table-cell>
          <table:table-cell table:style-name="ce33" table:formula="of:=[.D3]-[.D10]" office:value-type="currency" office:currency="BRL" office:value="971.4" calcext:value-type="currency">
            <text:p>R$ 971,40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448.05" calcext:value-type="float">
            <text:p>448,05</text:p>
          </table:table-cell>
          <table:table-cell office:value-type="float" office:value="985.8" calcext:value-type="float">
            <text:p>985,8</text:p>
          </table:table-cell>
          <table:table-cell office:value-type="float" office:value="1893.21" calcext:value-type="float">
            <text:p>1893,21</text:p>
          </table:table-cell>
          <table:table-cell office:value-type="float" office:value="20440.3" calcext:value-type="float">
            <text:p>20440,3</text:p>
          </table:table-cell>
          <table:table-cell office:value-type="float" office:value="1610.76" calcext:value-type="float">
            <text:p>1610,76</text:p>
          </table:table-cell>
          <table:table-cell office:value-type="float" office:value="2146.33" calcext:value-type="float">
            <text:p>2146,33</text:p>
          </table:table-cell>
          <table:table-cell office:value-type="float" office:value="3.32" calcext:value-type="float">
            <text:p>3,32</text:p>
          </table:table-cell>
          <table:table-cell office:value-type="float" office:value="14.49" calcext:value-type="float">
            <text:p>14,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33" table:formula="of:=[.G4]-[.G11]" office:value-type="currency" office:currency="BRL" office:value="802.97" calcext:value-type="currency">
            <text:p>R$ 802,97</text:p>
          </table:table-cell>
          <table:table-cell table:style-name="ce33" table:formula="of:=[.D4]-[.D11]" office:value-type="currency" office:currency="BRL" office:value="587.81" calcext:value-type="currency">
            <text:p>R$ 587,81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.61" calcext:value-type="float">
            <text:p>873,61</text:p>
          </table:table-cell>
          <table:table-cell office:value-type="float" office:value="1941.36" calcext:value-type="float">
            <text:p>1941,36</text:p>
          </table:table-cell>
          <table:table-cell office:value-type="float" office:value="116482" calcext:value-type="float">
            <text:p>116482</text:p>
          </table:table-cell>
          <table:table-cell office:value-type="float" office:value="1769.16" calcext:value-type="float">
            <text:p>1769,16</text:p>
          </table:table-cell>
          <table:table-cell office:value-type="float" office:value="3272.09" calcext:value-type="float">
            <text:p>3272,09</text:p>
          </table:table-cell>
          <table:table-cell office:value-type="float" office:value="7.37" calcext:value-type="float">
            <text:p>7,37</text:p>
          </table:table-cell>
          <table:table-cell office:value-type="float" office:value="129.12" calcext:value-type="float">
            <text:p>129,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33" table:formula="of:=[.G5]-[.G12]" office:value-type="currency" office:currency="BRL" office:value="734.33" calcext:value-type="currency">
            <text:p>R$ 734,33</text:p>
          </table:table-cell>
          <table:table-cell table:style-name="ce33" table:formula="of:=[.D5]-[.D12]" office:value-type="currency" office:currency="BRL" office:value="407.68" calcext:value-type="currency">
            <text:p>R$ 407,68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0" calcext:value-type="float">
            <text:p>40000</text:p>
          </table:table-cell>
          <table:table-cell office:value-type="float" office:value="1265.37" calcext:value-type="float">
            <text:p>1265,37</text:p>
          </table:table-cell>
          <table:table-cell office:value-type="float" office:value="2330.39" calcext:value-type="float">
            <text:p>2330,39</text:p>
          </table:table-cell>
          <table:table-cell office:value-type="float" office:value="4.67" calcext:value-type="float">
            <text:p>4,67</text:p>
          </table:table-cell>
          <table:table-cell office:value-type="float" office:value="36.24" calcext:value-type="float">
            <text:p>36,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3" table:formula="of:=[.G6]-[.G13]" office:value-type="currency" office:currency="BRL" office:value="398.94" calcext:value-type="currency">
            <text:p>R$ 398,94</text:p>
          </table:table-cell>
          <table:table-cell table:style-name="ce33" table:formula="of:=[.D6]-[.D13]" office:value-type="currency" office:currency="BRL" office:value="220" calcext:value-type="currency">
            <text:p>R$ 220,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0" calcext:value-type="float">
            <text:p>0</text:p>
          </table:table-cell>
          <table:table-cell office:value-type="float" office:value="268.87" calcext:value-type="float">
            <text:p>268,87</text:p>
          </table:table-cell>
          <table:table-cell office:value-type="float" office:value="970.68" calcext:value-type="float">
            <text:p>970,68</text:p>
          </table:table-cell>
          <table:table-cell office:value-type="float" office:value="2100" calcext:value-type="float">
            <text:p>2100</text:p>
          </table:table-cell>
          <table:table-cell office:value-type="float" office:value="116482" calcext:value-type="float">
            <text:p>116482</text:p>
          </table:table-cell>
          <table:table-cell office:value-type="float" office:value="1869.37" calcext:value-type="float">
            <text:p>1869,37</text:p>
          </table:table-cell>
          <table:table-cell office:value-type="float" office:value="3059.03" calcext:value-type="float">
            <text:p>3059,03</text:p>
          </table:table-cell>
          <table:table-cell office:value-type="float" office:value="5.26" calcext:value-type="float">
            <text:p>5,26</text:p>
          </table:table-cell>
          <table:table-cell office:value-type="float" office:value="62.51" calcext:value-type="float">
            <text:p>62,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33" table:formula="of:=[.G7]-[.G14]" office:value-type="currency" office:currency="BRL" office:value="942.84" calcext:value-type="currency">
            <text:p>R$ 942,84</text:p>
          </table:table-cell>
          <table:table-cell table:style-name="ce33" table:formula="of:=[.D7]-[.D14]" office:value-type="currency" office:currency="BRL" office:value="582.41" calcext:value-type="currency">
            <text:p>R$ 582,41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Mulher chef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Rend Hchefe / Ren Mchefe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147.82" calcext:value-type="float">
            <text:p>147,82</text:p>
          </table:table-cell>
          <table:table-cell office:value-type="float" office:value="506.81" calcext:value-type="float">
            <text:p>506,81</text:p>
          </table:table-cell>
          <table:table-cell office:value-type="float" office:value="1267.04" calcext:value-type="float">
            <text:p>1267,04</text:p>
          </table:table-cell>
          <table:table-cell office:value-type="float" office:value="42234.2" calcext:value-type="float">
            <text:p>42234,2</text:p>
          </table:table-cell>
          <table:table-cell office:value-type="float" office:value="1098.95" calcext:value-type="float">
            <text:p>1098,95</text:p>
          </table:table-cell>
          <table:table-cell office:value-type="float" office:value="2108.5" calcext:value-type="float">
            <text:p>2108,5</text:p>
          </table:table-cell>
          <table:table-cell office:value-type="float" office:value="7.35" calcext:value-type="float">
            <text:p>7,35</text:p>
          </table:table-cell>
          <table:table-cell office:value-type="float" office:value="90.95" calcext:value-type="float">
            <text:p>90,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12" table:formula="of:=[.G3]/[.G10]" office:value-type="float" office:value="2.51408162336776" calcext:value-type="float">
            <text:p>2,5</text:p>
          </table:table-cell>
          <table:table-cell table:style-name="ce12" table:formula="of:=[.D3]/[.D10]" office:value-type="float" office:value="2.91669461928533" calcext:value-type="float">
            <text:p>2,9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89.59" calcext:value-type="float">
            <text:p>89,59</text:p>
          </table:table-cell>
          <table:table-cell office:value-type="float" office:value="397.99" calcext:value-type="float">
            <text:p>397,99</text:p>
          </table:table-cell>
          <table:table-cell office:value-type="float" office:value="896.78" calcext:value-type="float">
            <text:p>896,78</text:p>
          </table:table-cell>
          <table:table-cell office:value-type="float" office:value="17051.2" calcext:value-type="float">
            <text:p>17051,2</text:p>
          </table:table-cell>
          <table:table-cell office:value-type="float" office:value="807.79" calcext:value-type="float">
            <text:p>807,79</text:p>
          </table:table-cell>
          <table:table-cell office:value-type="float" office:value="1398.68" calcext:value-type="float">
            <text:p>1398,68</text:p>
          </table:table-cell>
          <table:table-cell office:value-type="float" office:value="4.8" calcext:value-type="float">
            <text:p>4,8</text:p>
          </table:table-cell>
          <table:table-cell office:value-type="float" office:value="33.19" calcext:value-type="float">
            <text:p>33,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12" table:formula="of:=[.G4]/[.G11]" office:value-type="float" office:value="1.99403310266282" calcext:value-type="float">
            <text:p>2,0</text:p>
          </table:table-cell>
          <table:table-cell table:style-name="ce12" table:formula="of:=[.D4]/[.D11]" office:value-type="float" office:value="2.47694665695118" calcext:value-type="float">
            <text:p>2,5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.93" calcext:value-type="float">
            <text:p>465,93</text:p>
          </table:table-cell>
          <table:table-cell office:value-type="float" office:value="1079.4" calcext:value-type="float">
            <text:p>1079,4</text:p>
          </table:table-cell>
          <table:table-cell office:value-type="float" office:value="29124.4" calcext:value-type="float">
            <text:p>29124,4</text:p>
          </table:table-cell>
          <table:table-cell office:value-type="float" office:value="1034.83" calcext:value-type="float">
            <text:p>1034,83</text:p>
          </table:table-cell>
          <table:table-cell office:value-type="float" office:value="1923.79" calcext:value-type="float">
            <text:p>1923,79</text:p>
          </table:table-cell>
          <table:table-cell office:value-type="float" office:value="4.97" calcext:value-type="float">
            <text:p>4,97</text:p>
          </table:table-cell>
          <table:table-cell office:value-type="float" office:value="39.21" calcext:value-type="float">
            <text:p>39,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12" table:formula="of:=[.G5]/[.G12]" office:value-type="float" office:value="1.7096141395205" calcext:value-type="float">
            <text:p>1,7</text:p>
          </table:table-cell>
          <table:table-cell table:style-name="ce12" table:formula="of:=[.D5]/[.D12]" office:value-type="float" office:value="1.87498122035499" calcext:value-type="float">
            <text:p>1,9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866.43" calcext:value-type="float">
            <text:p>866,43</text:p>
          </table:table-cell>
          <table:table-cell office:value-type="float" office:value="1661.52" calcext:value-type="float">
            <text:p>1661,52</text:p>
          </table:table-cell>
          <table:table-cell office:value-type="float" office:value="5" calcext:value-type="float">
            <text:p>5</text:p>
          </table:table-cell>
          <table:table-cell office:value-type="float" office:value="43.78" calcext:value-type="float">
            <text:p>43,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2" table:formula="of:=[.G6]/[.G13]" office:value-type="float" office:value="1.46044112045982" calcext:value-type="float">
            <text:p>1,5</text:p>
          </table:table-cell>
          <table:table-cell table:style-name="ce12" table:formula="of:=[.D6]/[.D13]" office:value-type="float" office:value="1.57894736842105" calcext:value-type="float">
            <text:p>1,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27" calcext:value-type="float">
            <text:p>388,27</text:p>
          </table:table-cell>
          <table:table-cell office:value-type="float" office:value="1000" calcext:value-type="float">
            <text:p>1000</text:p>
          </table:table-cell>
          <table:table-cell office:value-type="float" office:value="42234.2" calcext:value-type="float">
            <text:p>42234,2</text:p>
          </table:table-cell>
          <table:table-cell office:value-type="float" office:value="926.53" calcext:value-type="float">
            <text:p>926,53</text:p>
          </table:table-cell>
          <table:table-cell office:value-type="float" office:value="1752.55" calcext:value-type="float">
            <text:p>1752,55</text:p>
          </table:table-cell>
          <table:table-cell office:value-type="float" office:value="5.69" calcext:value-type="float">
            <text:p>5,69</text:p>
          </table:table-cell>
          <table:table-cell office:value-type="float" office:value="58.89" calcext:value-type="float">
            <text:p>58,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12" table:formula="of:=[.G7]/[.G14]" office:value-type="float" office:value="2.0176033155969" calcext:value-type="float">
            <text:p>2,0</text:p>
          </table:table-cell>
          <table:table-cell table:style-name="ce12" table:formula="of:=[.D7]/[.D14]" office:value-type="float" office:value="2.5000128776367" calcext:value-type="float">
            <text:p>2,5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Homem cônjug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Dif Hconj-Mconj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4.69" calcext:value-type="float">
            <text:p>844,69</text:p>
          </table:table-cell>
          <table:table-cell office:value-type="float" office:value="10558.6" calcext:value-type="float">
            <text:p>10558,6</text:p>
          </table:table-cell>
          <table:table-cell office:value-type="float" office:value="703.24" calcext:value-type="float">
            <text:p>703,24</text:p>
          </table:table-cell>
          <table:table-cell office:value-type="float" office:value="1461.49" calcext:value-type="float">
            <text:p>1461,49</text:p>
          </table:table-cell>
          <table:table-cell office:value-type="float" office:value="3.6" calcext:value-type="float">
            <text:p>3,6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33" table:formula="of:=[.G17]-[.G24]" office:value-type="currency" office:currency="BRL" office:value="396.29" calcext:value-type="currency">
            <text:p>R$ 396,29</text:p>
          </table:table-cell>
          <table:table-cell table:style-name="ce33" table:formula="of:=[.D17]-[.D24]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4" calcext:value-type="float">
            <text:p>99,64</text:p>
          </table:table-cell>
          <table:table-cell office:value-type="float" office:value="627.33" calcext:value-type="float">
            <text:p>627,33</text:p>
          </table:table-cell>
          <table:table-cell office:value-type="float" office:value="7164.51" calcext:value-type="float">
            <text:p>7164,51</text:p>
          </table:table-cell>
          <table:table-cell office:value-type="float" office:value="522.67" calcext:value-type="float">
            <text:p>522,67</text:p>
          </table:table-cell>
          <table:table-cell office:value-type="float" office:value="953.85" calcext:value-type="float">
            <text:p>953,85</text:p>
          </table:table-cell>
          <table:table-cell office:value-type="float" office:value="3.59" calcext:value-type="float">
            <text:p>3,59</text:p>
          </table:table-cell>
          <table:table-cell office:value-type="float" office:value="17.51" calcext:value-type="float">
            <text:p>17,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33" table:formula="of:=[.G18]-[.G25]" office:value-type="currency" office:currency="BRL" office:value="237.8" calcext:value-type="currency">
            <text:p>R$ 237,80</text:p>
          </table:table-cell>
          <table:table-cell table:style-name="ce33" table:formula="of:=[.D18]-[.D25]" office:value-type="currency" office:currency="BRL" office:value="99.64" calcext:value-type="currency">
            <text:p>R$ 99,64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.34" calcext:value-type="float">
            <text:p>485,34</text:p>
          </table:table-cell>
          <table:table-cell office:value-type="float" office:value="1225" calcext:value-type="float">
            <text:p>1225</text:p>
          </table:table-cell>
          <table:table-cell office:value-type="float" office:value="17472.3" calcext:value-type="float">
            <text:p>17472,3</text:p>
          </table:table-cell>
          <table:table-cell office:value-type="float" office:value="1143.3" calcext:value-type="float">
            <text:p>1143,3</text:p>
          </table:table-cell>
          <table:table-cell office:value-type="float" office:value="2115.36" calcext:value-type="float">
            <text:p>2115,36</text:p>
          </table:table-cell>
          <table:table-cell office:value-type="float" office:value="3.68" calcext:value-type="float">
            <text:p>3,68</text:p>
          </table:table-cell>
          <table:table-cell office:value-type="float" office:value="17.31" calcext:value-type="float">
            <text:p>17,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33" table:formula="of:=[.G19]-[.G26]" office:value-type="currency" office:currency="BRL" office:value="664.52" calcext:value-type="currency">
            <text:p>R$ 664,52</text:p>
          </table:table-cell>
          <table:table-cell table:style-name="ce33" table:formula="of:=[.D19]-[.D26]" office:value-type="currency" office:currency="BRL" office:value="485.34" calcext:value-type="currency">
            <text:p>R$ 485,34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20000" calcext:value-type="float">
            <text:p>20000</text:p>
          </table:table-cell>
          <table:table-cell office:value-type="float" office:value="1147.71" calcext:value-type="float">
            <text:p>1147,71</text:p>
          </table:table-cell>
          <table:table-cell office:value-type="float" office:value="2396.79" calcext:value-type="float">
            <text:p>2396,79</text:p>
          </table:table-cell>
          <table:table-cell office:value-type="float" office:value="3.86" calcext:value-type="float">
            <text:p>3,86</text:p>
          </table:table-cell>
          <table:table-cell office:value-type="float" office:value="18.01" calcext:value-type="float">
            <text:p>18,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3" table:formula="of:=[.G20]-[.G27]" office:value-type="currency" office:currency="BRL" office:value="649.32" calcext:value-type="currency">
            <text:p>R$ 649,32</text:p>
          </table:table-cell>
          <table:table-cell table:style-name="ce33" table:formula="of:=[.D20]-[.D27]" office:value-type="currency" office:currency="BRL" office:value="300" calcext:value-type="currency">
            <text:p>R$ 300,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73" calcext:value-type="float">
            <text:p>291,73</text:p>
          </table:table-cell>
          <table:table-cell office:value-type="float" office:value="1100" calcext:value-type="float">
            <text:p>11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98.29" calcext:value-type="float">
            <text:p>1098,29</text:p>
          </table:table-cell>
          <table:table-cell office:value-type="float" office:value="2280.25" calcext:value-type="float">
            <text:p>2280,25</text:p>
          </table:table-cell>
          <table:table-cell office:value-type="float" office:value="3.95" calcext:value-type="float">
            <text:p>3,95</text:p>
          </table:table-cell>
          <table:table-cell office:value-type="float" office:value="19.27" calcext:value-type="float">
            <text:p>19,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33" table:formula="of:=[.G21]-[.G28]" office:value-type="currency" office:currency="BRL" office:value="715.03" calcext:value-type="currency">
            <text:p>R$ 715,03</text:p>
          </table:table-cell>
          <table:table-cell table:style-name="ce33" table:formula="of:=[.D21]-[.D28]" office:value-type="currency" office:currency="BRL" office:value="291.73" calcext:value-type="currency">
            <text:p>R$ 291,73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Mulher cônjug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2"/>ANO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<text:s text:c="5"/>q3</text:p>
          </table:table-cell>
          <table:table-cell table:style-name="ce3" office:value-type="string" calcext:value-type="string">
            <text:p><text:s text:c="5"/>max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<text:s/>devPad</text:p>
          </table:table-cell>
          <table:table-cell table:style-name="ce3" office:value-type="string" calcext:value-type="string">
            <text:p><text:s text:c="2"/>skew</text:p>
          </table:table-cell>
          <table:table-cell table:style-name="ce3" office:value-type="string" calcext:value-type="string">
            <text:p>curtose</text:p>
          </table:table-cell>
          <table:table-cell table:style-name="ce3" office:value-type="string" calcext:value-type="string">
            <text:p>NAs</text:p>
          </table:table-cell>
          <table:table-cell table:style-name="ce3"/>
          <table:table-cell table:style-name="ce32" office:value-type="string" calcext:value-type="string">
            <text:p>Rend Hcon / Ren Mcon</text:p>
          </table:table-cell>
          <table:table-cell table:style-name="ce3" office:value-type="string" calcext:value-type="string">
            <text:p><text:s/>media</text:p>
          </table:table-cell>
          <table:table-cell table:style-name="ce3" office:value-type="string" calcext:value-type="string">
            <text:p>mediana</text:p>
          </table:table-cell>
          <table:table-cell table:style-name="ce1" table:number-columns-repeated="1009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787.7" calcext:value-type="float">
            <text:p>33787,7</text:p>
          </table:table-cell>
          <table:table-cell office:value-type="float" office:value="306.95" calcext:value-type="float">
            <text:p>306,95</text:p>
          </table:table-cell>
          <table:table-cell office:value-type="float" office:value="1097.29" calcext:value-type="float">
            <text:p>1097,29</text:p>
          </table:table-cell>
          <table:table-cell office:value-type="float" office:value="10.7" calcext:value-type="float">
            <text:p>10,7</text:p>
          </table:table-cell>
          <table:table-cell office:value-type="float" office:value="208.16" calcext:value-type="float">
            <text:p>208,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12" table:formula="of:=[.G17]/[.G24]" office:value-type="float" office:value="2.29105717543574" calcext:value-type="float">
            <text:p>2,3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99" calcext:value-type="float">
            <text:p>103,99</text:p>
          </table:table-cell>
          <table:table-cell office:value-type="float" office:value="20440.3" calcext:value-type="float">
            <text:p>20440,3</text:p>
          </table:table-cell>
          <table:table-cell office:value-type="float" office:value="284.87" calcext:value-type="float">
            <text:p>284,87</text:p>
          </table:table-cell>
          <table:table-cell office:value-type="float" office:value="872.94" calcext:value-type="float">
            <text:p>872,94</text:p>
          </table:table-cell>
          <table:table-cell office:value-type="float" office:value="7.56" calcext:value-type="float">
            <text:p>7,56</text:p>
          </table:table-cell>
          <table:table-cell office:value-type="float" office:value="88.84" calcext:value-type="float">
            <text:p>88,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12" table:formula="of:=[.G18]/[.G25]" office:value-type="float" office:value="1.83476673570401" calcext:value-type="float">
            <text:p>1,8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.63" calcext:value-type="float">
            <text:p>475,63</text:p>
          </table:table-cell>
          <table:table-cell office:value-type="float" office:value="38827.3" calcext:value-type="float">
            <text:p>38827,3</text:p>
          </table:table-cell>
          <table:table-cell office:value-type="float" office:value="478.78" calcext:value-type="float">
            <text:p>478,78</text:p>
          </table:table-cell>
          <table:table-cell office:value-type="float" office:value="1332.07" calcext:value-type="float">
            <text:p>1332,07</text:p>
          </table:table-cell>
          <table:table-cell office:value-type="float" office:value="7.41" calcext:value-type="float">
            <text:p>7,41</text:p>
          </table:table-cell>
          <table:table-cell office:value-type="float" office:value="100.35" calcext:value-type="float">
            <text:p>100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12" table:formula="of:=[.G19]/[.G26]" office:value-type="float" office:value="2.38794435857805" calcext:value-type="float">
            <text:p>2,4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office:value-type="float" office:value="498.39" calcext:value-type="float">
            <text:p>498,39</text:p>
          </table:table-cell>
          <table:table-cell office:value-type="float" office:value="1204.76" calcext:value-type="float">
            <text:p>1204,76</text:p>
          </table:table-cell>
          <table:table-cell office:value-type="float" office:value="5.41" calcext:value-type="float">
            <text:p>5,41</text:p>
          </table:table-cell>
          <table:table-cell office:value-type="float" office:value="46.72" calcext:value-type="float">
            <text:p>46,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2" table:formula="of:=[.G20]/[.G27]" office:value-type="float" office:value="2.30283512911575" calcext:value-type="float">
            <text:p>2,3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93" calcext:value-type="float">
            <text:p>298,93</text:p>
          </table:table-cell>
          <table:table-cell office:value-type="float" office:value="38827.3" calcext:value-type="float">
            <text:p>38827,3</text:p>
          </table:table-cell>
          <table:table-cell office:value-type="float" office:value="383.26" calcext:value-type="float">
            <text:p>383,26</text:p>
          </table:table-cell>
          <table:table-cell office:value-type="float" office:value="1131.58" calcext:value-type="float">
            <text:p>1131,58</text:p>
          </table:table-cell>
          <table:table-cell office:value-type="float" office:value="7.94" calcext:value-type="float">
            <text:p>7,94</text:p>
          </table:table-cell>
          <table:table-cell office:value-type="float" office:value="117.69" calcext:value-type="float">
            <text:p>117,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ral</text:p>
          </table:table-cell>
          <table:table-cell table:style-name="ce12" table:formula="of:=[.G21]/[.G28]" office:value-type="float" office:value="2.8656525596201" calcext:value-type="float">
            <text:p>2,9</text:p>
          </table:table-cell>
          <table:table-cell table:style-name="ce12" office:value-type="string" calcext:value-type="string">
            <text:p>-</text:p>
          </table:table-cell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_VIAG" table:style-name="ta1">
        <table:table-column table:style-name="co2" table:number-columns-repeated="12" table:default-cell-style-name="ce6"/>
        <table:table-column table:style-name="co2" table:number-columns-repeated="1012" table:default-cell-style-name="Default"/>
        <table:table-row table:style-name="ro1">
          <table:table-cell table:style-name="ce34" office:value-type="string" calcext:value-type="string">
            <text:p>TOT_VIAG → para PESSOA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Separação por ano apena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style-name="ce3"/>
          <table:table-cell table:style-name="ce1"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74" calcext:value-type="float">
            <text:p>1,74</text:p>
          </table:table-cell>
          <table:table-cell table:style-name="ce11" office:value-type="float" office:value="1.82" calcext:value-type="float">
            <text:p>1,82</text:p>
          </table:table-cell>
          <table:table-cell table:style-name="ce11" office:value-type="float" office:value="1.52" calcext:value-type="float">
            <text:p>1,52</text:p>
          </table:table-cell>
          <table:table-cell table:style-name="ce11" office:value-type="float" office:value="4.91" calcext:value-type="float">
            <text:p>4,9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65" calcext:value-type="float">
            <text:p>1,65</text:p>
          </table:table-cell>
          <table:table-cell table:style-name="ce11" office:value-type="float" office:value="1.62" calcext:value-type="float">
            <text:p>1,62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4.71" calcext:value-type="float">
            <text:p>4,7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.66" calcext:value-type="float">
            <text:p>1,66</text:p>
          </table:table-cell>
          <table:table-cell table:style-name="ce11" office:value-type="float" office:value="1.63" calcext:value-type="float">
            <text:p>1,63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4.34" calcext:value-type="float">
            <text:p>4,3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1.86" calcext:value-type="float">
            <text:p>1,86</text:p>
          </table:table-cell>
          <table:table-cell table:style-name="ce40" office:value-type="float" office:value="1.61" calcext:value-type="float">
            <text:p>1,61</text:p>
          </table:table-cell>
          <table:table-cell table:style-name="ce40" office:value-type="float" office:value="1.24" calcext:value-type="float">
            <text:p>1,24</text:p>
          </table:table-cell>
          <table:table-cell table:style-name="ce40" office:value-type="float" office:value="4" calcext:value-type="float">
            <text:p>4,0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mulhere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style-name="ce3"/>
          <table:table-cell table:style-name="ce1"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.4" calcext:value-type="float">
            <text:p>1,40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4" calcext:value-type="float">
            <text:p>1,40</text:p>
          </table:table-cell>
          <table:table-cell table:style-name="ce11" office:value-type="float" office:value="3.32" calcext:value-type="float">
            <text:p>3,3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1.43" calcext:value-type="float">
            <text:p>1,43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8" calcext:value-type="float">
            <text:p>1,38</text:p>
          </table:table-cell>
          <table:table-cell table:style-name="ce11" office:value-type="float" office:value="3.92" calcext:value-type="float">
            <text:p>3,9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.53" calcext:value-type="float">
            <text:p>1,53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45" calcext:value-type="float">
            <text:p>1,45</text:p>
          </table:table-cell>
          <table:table-cell table:style-name="ce11" office:value-type="float" office:value="4.61" calcext:value-type="float">
            <text:p>4,6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7" calcext:value-type="float">
            <text:p>17</text:p>
          </table:table-cell>
          <table:table-cell table:style-name="ce40" office:value-type="float" office:value="1.75" calcext:value-type="float">
            <text:p>1,75</text:p>
          </table:table-cell>
          <table:table-cell table:style-name="ce40" office:value-type="float" office:value="1.64" calcext:value-type="float">
            <text:p>1,64</text:p>
          </table:table-cell>
          <table:table-cell table:style-name="ce40" office:value-type="float" office:value="1.23" calcext:value-type="float">
            <text:p>1,23</text:p>
          </table:table-cell>
          <table:table-cell table:style-name="ce40" office:value-type="float" office:value="3.48" calcext:value-type="float">
            <text:p>3,4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homen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office:value-type="string" calcext:value-type="string">
            <text:p>Difs</text:p>
          </table:table-cell>
          <table:table-cell table:style-name="ce1"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.1" calcext:value-type="float">
            <text:p>2,10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.56" calcext:value-type="float">
            <text:p>1,56</text:p>
          </table:table-cell>
          <table:table-cell table:style-name="ce11" office:value-type="float" office:value="5.55" calcext:value-type="float">
            <text:p>5,55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16]-[.G10]" office:value-type="float" office:value="0.7" calcext:value-type="float">
            <text:p>0,70</text:p>
          </table:table-cell>
          <table:table-cell table:number-columns-repeated="1012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89" calcext:value-type="float">
            <text:p>1,89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41" calcext:value-type="float">
            <text:p>1,41</text:p>
          </table:table-cell>
          <table:table-cell table:style-name="ce11" office:value-type="float" office:value="5.91" calcext:value-type="float">
            <text:p>5,91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17]-[.G11]" office:value-type="float" office:value="0.46" calcext:value-type="float">
            <text:p>0,46</text:p>
          </table:table-cell>
          <table:table-cell table:number-columns-repeated="1012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.79" calcext:value-type="float">
            <text:p>1,79</text:p>
          </table:table-cell>
          <table:table-cell table:style-name="ce11" office:value-type="float" office:value="1.6" calcext:value-type="float">
            <text:p>1,60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4.22" calcext:value-type="float">
            <text:p>4,22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18]-[.G12]" office:value-type="float" office:value="0.26" calcext:value-type="float">
            <text:p>0,26</text:p>
          </table:table-cell>
          <table:table-cell table:number-columns-repeated="1012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1.98" calcext:value-type="float">
            <text:p>1,98</text:p>
          </table:table-cell>
          <table:table-cell table:style-name="ce40" office:value-type="float" office:value="1.58" calcext:value-type="float">
            <text:p>1,58</text:p>
          </table:table-cell>
          <table:table-cell table:style-name="ce40" office:value-type="float" office:value="1.29" calcext:value-type="float">
            <text:p>1,29</text:p>
          </table:table-cell>
          <table:table-cell table:style-name="ce40" office:value-type="float" office:value="4.8" calcext:value-type="float">
            <text:p>4,80</text:p>
          </table:table-cell>
          <table:table-cell table:style-name="ce47" office:value-type="float" office:value="0" calcext:value-type="float">
            <text:p>0</text:p>
          </table:table-cell>
          <table:table-cell table:style-name="ce11" table:formula="of:=[.G19]-[.G13]" office:value-type="float" office:value="0.23" calcext:value-type="float">
            <text:p>0,2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Separação por ano apenas – co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67" calcext:value-type="float">
            <text:p>1,67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.48" calcext:value-type="float">
            <text:p>1,48</text:p>
          </table:table-cell>
          <table:table-cell table:style-name="ce11" office:value-type="float" office:value="4.71" calcext:value-type="float">
            <text:p>4,7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37" calcext:value-type="float">
            <text:p>1,37</text:p>
          </table:table-cell>
          <table:table-cell table:style-name="ce11" office:value-type="float" office:value="4.8" calcext:value-type="float">
            <text:p>4,8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.64" calcext:value-type="float">
            <text:p>1,64</text:p>
          </table:table-cell>
          <table:table-cell table:style-name="ce11" office:value-type="float" office:value="1.6" calcext:value-type="float">
            <text:p>1,60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4.38" calcext:value-type="float">
            <text:p>4,3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1.7" calcext:value-type="float">
            <text:p>1,70</text:p>
          </table:table-cell>
          <table:table-cell table:style-name="ce40" office:value-type="float" office:value="1.48" calcext:value-type="float">
            <text:p>1,48</text:p>
          </table:table-cell>
          <table:table-cell table:style-name="ce40" office:value-type="float" office:value="1.09" calcext:value-type="float">
            <text:p>1,09</text:p>
          </table:table-cell>
          <table:table-cell table:style-name="ce40" office:value-type="float" office:value="3.53" calcext:value-type="float">
            <text:p>3,53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mulheres – co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1.35" calcext:value-type="float">
            <text:p>1,35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3.16" calcext:value-type="float">
            <text:p>3,1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42" office:value-type="float" office:value="1.42" calcext:value-type="float">
            <text:p>1,42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1.4" calcext:value-type="float">
            <text:p>1,40</text:p>
          </table:table-cell>
          <table:table-cell table:style-name="ce11" office:value-type="float" office:value="4.14" calcext:value-type="float">
            <text:p>4,1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43" office:value-type="float" office:value="1.52" calcext:value-type="float">
            <text:p>1,52</text:p>
          </table:table-cell>
          <table:table-cell table:style-name="ce11" office:value-type="float" office:value="1.62" calcext:value-type="float">
            <text:p>1,62</text:p>
          </table:table-cell>
          <table:table-cell table:style-name="ce11" office:value-type="float" office:value="1.48" calcext:value-type="float">
            <text:p>1,48</text:p>
          </table:table-cell>
          <table:table-cell table:style-name="ce11" office:value-type="float" office:value="5" calcext:value-type="float">
            <text:p>5,0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7" calcext:value-type="float">
            <text:p>17</text:p>
          </table:table-cell>
          <table:table-cell table:style-name="ce44" office:value-type="float" office:value="1.61" calcext:value-type="float">
            <text:p>1,61</text:p>
          </table:table-cell>
          <table:table-cell table:style-name="ce40" office:value-type="float" office:value="1.51" calcext:value-type="float">
            <text:p>1,51</text:p>
          </table:table-cell>
          <table:table-cell table:style-name="ce40" office:value-type="float" office:value="1.1" calcext:value-type="float">
            <text:p>1,10</text:p>
          </table:table-cell>
          <table:table-cell table:style-name="ce40" office:value-type="float" office:value="2.88" calcext:value-type="float">
            <text:p>2,8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homens – co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office:value-type="string" calcext:value-type="string">
            <text:p>Difs</text:p>
          </table:table-cell>
          <table:table-cell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.01" calcext:value-type="float">
            <text:p>2,01</text:p>
          </table:table-cell>
          <table:table-cell table:style-name="ce11" office:value-type="float" office:value="1.85" calcext:value-type="float">
            <text:p>1,85</text:p>
          </table:table-cell>
          <table:table-cell table:style-name="ce11" office:value-type="float" office:value="1.52" calcext:value-type="float">
            <text:p>1,52</text:p>
          </table:table-cell>
          <table:table-cell table:style-name="ce11" office:value-type="float" office:value="5.31" calcext:value-type="float">
            <text:p>5,31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35]-[.G29]" office:value-type="float" office:value="0.66" calcext:value-type="float">
            <text:p>0,66</text:p>
          </table:table-cell>
          <table:table-cell table:number-columns-repeated="1012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2" office:value-type="float" office:value="1.88" calcext:value-type="float">
            <text:p>1,88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41" calcext:value-type="float">
            <text:p>1,41</text:p>
          </table:table-cell>
          <table:table-cell table:style-name="ce11" office:value-type="float" office:value="5.83" calcext:value-type="float">
            <text:p>5,83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36]-[.G30]" office:value-type="float" office:value="0.46" calcext:value-type="float">
            <text:p>0,46</text:p>
          </table:table-cell>
          <table:table-cell table:number-columns-repeated="1012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43" office:value-type="float" office:value="1.78" calcext:value-type="float">
            <text:p>1,78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1.26" calcext:value-type="float">
            <text:p>1,26</text:p>
          </table:table-cell>
          <table:table-cell table:style-name="ce11" office:value-type="float" office:value="3.87" calcext:value-type="float">
            <text:p>3,87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37]-[.G31]" office:value-type="float" office:value="0.26" calcext:value-type="float">
            <text:p>0,26</text:p>
          </table:table-cell>
          <table:table-cell table:number-columns-repeated="1012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4" office:value-type="float" office:value="1.81" calcext:value-type="float">
            <text:p>1,81</text:p>
          </table:table-cell>
          <table:table-cell table:style-name="ce40" office:value-type="float" office:value="1.44" calcext:value-type="float">
            <text:p>1,44</text:p>
          </table:table-cell>
          <table:table-cell table:style-name="ce40" office:value-type="float" office:value="1.12" calcext:value-type="float">
            <text:p>1,12</text:p>
          </table:table-cell>
          <table:table-cell table:style-name="ce40" office:value-type="float" office:value="4.48" calcext:value-type="float">
            <text:p>4,48</text:p>
          </table:table-cell>
          <table:table-cell table:style-name="ce47" office:value-type="float" office:value="0" calcext:value-type="float">
            <text:p>0</text:p>
          </table:table-cell>
          <table:table-cell table:style-name="ce11" table:formula="of:=[.G38]-[.G32]" office:value-type="float" office:value="0.2" calcext:value-type="float">
            <text:p>0,2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Separação por ano apena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.75" calcext:value-type="float">
            <text:p>2,75</text:p>
          </table:table-cell>
          <table:table-cell table:style-name="ce11" office:value-type="float" office:value="1.44" calcext:value-type="float">
            <text:p>1,44</text:p>
          </table:table-cell>
          <table:table-cell table:style-name="ce11" office:value-type="float" office:value="2.7" calcext:value-type="float">
            <text:p>2,70</text:p>
          </table:table-cell>
          <table:table-cell table:style-name="ce11" office:value-type="float" office:value="11.75" calcext:value-type="float">
            <text:p>11,7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.61" calcext:value-type="float">
            <text:p>2,61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3.01" calcext:value-type="float">
            <text:p>3,01</text:p>
          </table:table-cell>
          <table:table-cell table:style-name="ce11" office:value-type="float" office:value="14.66" calcext:value-type="float">
            <text:p>14,6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2.58" calcext:value-type="float">
            <text:p>2,58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2.89" calcext:value-type="float">
            <text:p>2,89</text:p>
          </table:table-cell>
          <table:table-cell table:style-name="ce11" office:value-type="float" office:value="12.59" calcext:value-type="float">
            <text:p>12,59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0" office:value-type="float" office:value="2.49" calcext:value-type="float">
            <text:p>2,49</text:p>
          </table:table-cell>
          <table:table-cell table:style-name="ce40" office:value-type="float" office:value="1.11" calcext:value-type="float">
            <text:p>1,11</text:p>
          </table:table-cell>
          <table:table-cell table:style-name="ce40" office:value-type="float" office:value="2.94" calcext:value-type="float">
            <text:p>2,94</text:p>
          </table:table-cell>
          <table:table-cell table:style-name="ce40" office:value-type="float" office:value="12.77" calcext:value-type="float">
            <text:p>12,77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mulhere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2.85" calcext:value-type="float">
            <text:p>2,85</text:p>
          </table:table-cell>
          <table:table-cell table:style-name="ce11" office:value-type="float" office:value="1.57" calcext:value-type="float">
            <text:p>1,57</text:p>
          </table:table-cell>
          <table:table-cell table:style-name="ce11" office:value-type="float" office:value="2.65" calcext:value-type="float">
            <text:p>2,65</text:p>
          </table:table-cell>
          <table:table-cell table:style-name="ce11" office:value-type="float" office:value="11.19" calcext:value-type="float">
            <text:p>11,19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42" office:value-type="float" office:value="2.61" calcext:value-type="float">
            <text:p>2,61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3.08" calcext:value-type="float">
            <text:p>3,08</text:p>
          </table:table-cell>
          <table:table-cell table:style-name="ce11" office:value-type="float" office:value="15.466" calcext:value-type="float">
            <text:p>15,47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43" office:value-type="float" office:value="2.56" calcext:value-type="float">
            <text:p>2,56</text:p>
          </table:table-cell>
          <table:table-cell table:style-name="ce11" office:value-type="float" office:value="1.26" calcext:value-type="float">
            <text:p>1,26</text:p>
          </table:table-cell>
          <table:table-cell table:style-name="ce11" office:value-type="float" office:value="2.73" calcext:value-type="float">
            <text:p>2,73</text:p>
          </table:table-cell>
          <table:table-cell table:style-name="ce11" office:value-type="float" office:value="10.55" calcext:value-type="float">
            <text:p>10,5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7" calcext:value-type="float">
            <text:p>17</text:p>
          </table:table-cell>
          <table:table-cell table:style-name="ce44" office:value-type="float" office:value="2.47" calcext:value-type="float">
            <text:p>2,47</text:p>
          </table:table-cell>
          <table:table-cell table:style-name="ce40" office:value-type="float" office:value="1.09" calcext:value-type="float">
            <text:p>1,09</text:p>
          </table:table-cell>
          <table:table-cell table:style-name="ce40" office:value-type="float" office:value="3.1" calcext:value-type="float">
            <text:p>3,10</text:p>
          </table:table-cell>
          <table:table-cell table:style-name="ce40" office:value-type="float" office:value="15.08" calcext:value-type="float">
            <text:p>15,08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Separação por ano, para homen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office:value-type="string" calcext:value-type="string">
            <text:p>Difs</text:p>
          </table:table-cell>
          <table:table-cell table:number-columns-repeated="1012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1" office:value-type="float" office:value="2.62" calcext:value-type="float">
            <text:p>2,62</text:p>
          </table:table-cell>
          <table:table-cell table:style-name="ce11" office:value-type="float" office:value="1.23" calcext:value-type="float">
            <text:p>1,23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float" office:value="9.84" calcext:value-type="float">
            <text:p>9,84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54]-[.G48]" office:value-type="float" office:value="-0.23" calcext:value-type="float">
            <text:p>-0,23</text:p>
          </table:table-cell>
          <table:table-cell table:number-columns-repeated="1012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42" office:value-type="float" office:value="2.6" calcext:value-type="float">
            <text:p>2,60</text:p>
          </table:table-cell>
          <table:table-cell table:style-name="ce11" office:value-type="float" office:value="1.24" calcext:value-type="float">
            <text:p>1,24</text:p>
          </table:table-cell>
          <table:table-cell table:style-name="ce11" office:value-type="float" office:value="2.9" calcext:value-type="float">
            <text:p>2,90</text:p>
          </table:table-cell>
          <table:table-cell table:style-name="ce11" office:value-type="float" office:value="13.4" calcext:value-type="float">
            <text:p>13,40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55]-[.G49]" office:value-type="float" office:value="-0.00999999999999979" calcext:value-type="float">
            <text:p>-0,01</text:p>
          </table:table-cell>
          <table:table-cell table:number-columns-repeated="1012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43" office:value-type="float" office:value="2.59" calcext:value-type="float">
            <text:p>2,59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3.06" calcext:value-type="float">
            <text:p>3,06</text:p>
          </table:table-cell>
          <table:table-cell table:style-name="ce11" office:value-type="float" office:value="14.56" calcext:value-type="float">
            <text:p>14,56</text:p>
          </table:table-cell>
          <table:table-cell table:style-name="ce46" office:value-type="float" office:value="0" calcext:value-type="float">
            <text:p>0</text:p>
          </table:table-cell>
          <table:table-cell table:style-name="ce11" table:formula="of:=[.G56]-[.G50]" office:value-type="float" office:value="0.0299999999999998" calcext:value-type="float">
            <text:p>0,03</text:p>
          </table:table-cell>
          <table:table-cell table:number-columns-repeated="1012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44" office:value-type="float" office:value="2.52" calcext:value-type="float">
            <text:p>2,52</text:p>
          </table:table-cell>
          <table:table-cell table:style-name="ce40" office:value-type="float" office:value="1.13" calcext:value-type="float">
            <text:p>1,13</text:p>
          </table:table-cell>
          <table:table-cell table:style-name="ce40" office:value-type="float" office:value="2.79" calcext:value-type="float">
            <text:p>2,79</text:p>
          </table:table-cell>
          <table:table-cell table:style-name="ce40" office:value-type="float" office:value="10.71" calcext:value-type="float">
            <text:p>10,71</text:p>
          </table:table-cell>
          <table:table-cell table:style-name="ce47" office:value-type="float" office:value="0" calcext:value-type="float">
            <text:p>0</text:p>
          </table:table-cell>
          <table:table-cell table:style-name="ce11" table:formula="of:=[.G57]-[.G51]" office:value-type="float" office:value="0.0499999999999998" calcext:value-type="float">
            <text:p>0,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FAM_VIAG_TOT → para FAMILIA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Separação por ano apenas – sem expansão, considerando todas viagen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11" office:value-type="float" office:value="8.58" calcext:value-type="float">
            <text:p>8,58</text:p>
          </table:table-cell>
          <table:table-cell table:style-name="ce11" office:value-type="float" office:value="6.14" calcext:value-type="float">
            <text:p>6,14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2.62" calcext:value-type="float">
            <text:p>2,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4.13" calcext:value-type="float">
            <text:p>4,13</text:p>
          </table:table-cell>
          <table:table-cell table:formula="of:=[.G62]/[.L62]" office:value-type="float" office:value="2.0774818401937" calcext:value-type="float">
            <text:p>2,0774818402</text:p>
          </table:table-cell>
          <table:table-cell table:number-columns-repeated="1011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1" office:value-type="float" office:value="7.71" calcext:value-type="float">
            <text:p>7,71</text:p>
          </table:table-cell>
          <table:table-cell table:style-name="ce11" office:value-type="float" office:value="5.28" calcext:value-type="float">
            <text:p>5,28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3.05" calcext:value-type="float">
            <text:p>3,0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93" calcext:value-type="float">
            <text:p>3,93</text:p>
          </table:table-cell>
          <table:table-cell table:formula="of:=[.G63]/[.L63]" office:value-type="float" office:value="1.9618320610687" calcext:value-type="float">
            <text:p>1,9618320611</text:p>
          </table:table-cell>
          <table:table-cell table:number-columns-repeated="1011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1" office:value-type="float" office:value="7.22" calcext:value-type="float">
            <text:p>7,22</text:p>
          </table:table-cell>
          <table:table-cell table:style-name="ce11" office:value-type="float" office:value="5" calcext:value-type="float">
            <text:p>5,00</text:p>
          </table:table-cell>
          <table:table-cell table:style-name="ce11" office:value-type="float" office:value="1.14" calcext:value-type="float">
            <text:p>1,14</text:p>
          </table:table-cell>
          <table:table-cell table:style-name="ce11" office:value-type="float" office:value="2.39" calcext:value-type="float">
            <text:p>2,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68" calcext:value-type="float">
            <text:p>3,68</text:p>
          </table:table-cell>
          <table:table-cell table:formula="of:=[.G64]/[.L64]" office:value-type="float" office:value="1.96195652173913" calcext:value-type="float">
            <text:p>1,9619565217</text:p>
          </table:table-cell>
          <table:table-cell table:number-columns-repeated="1011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68" calcext:value-type="float">
            <text:p>68</text:p>
          </table:table-cell>
          <table:table-cell table:style-name="ce40" office:value-type="float" office:value="6.62" calcext:value-type="float">
            <text:p>6,62</text:p>
          </table:table-cell>
          <table:table-cell table:style-name="ce40" office:value-type="float" office:value="4.53" calcext:value-type="float">
            <text:p>4,53</text:p>
          </table:table-cell>
          <table:table-cell table:style-name="ce40" office:value-type="float" office:value="1.28" calcext:value-type="float">
            <text:p>1,28</text:p>
          </table:table-cell>
          <table:table-cell table:style-name="ce40" office:value-type="float" office:value="5.38" calcext:value-type="float">
            <text:p>5,38</text:p>
          </table:table-cell>
          <table:table-cell table:style-name="ce47" office:value-type="float" office:value="0" calcext:value-type="float">
            <text:p>0</text:p>
          </table:table-cell>
          <table:table-cell office:value-type="float" office:value="2.96" calcext:value-type="float">
            <text:p>2,96</text:p>
          </table:table-cell>
          <table:table-cell table:formula="of:=[.G65]/[.L65]" office:value-type="float" office:value="2.23648648648649" calcext:value-type="float">
            <text:p>2,2364864865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Separação por ano apenas – com expansão, considerando somente quem fez viagem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<text:s/>min</text:p>
          </table:table-cell>
          <table:table-cell table:style-name="ce38" office:value-type="string" calcext:value-type="string">
            <text:p><text:s/>q1</text:p>
          </table:table-cell>
          <table:table-cell table:style-name="ce38" office:value-type="string" calcext:value-type="string">
            <text:p>mediana</text:p>
          </table:table-cell>
          <table:table-cell table:style-name="ce38" office:value-type="string" calcext:value-type="string">
            <text:p>q3</text:p>
          </table:table-cell>
          <table:table-cell table:style-name="ce38" office:value-type="string" calcext:value-type="string">
            <text:p><text:s/>max</text:p>
          </table:table-cell>
          <table:table-cell table:style-name="ce38" office:value-type="string" calcext:value-type="string">
            <text:p><text:s/>media</text:p>
          </table:table-cell>
          <table:table-cell table:style-name="ce38" office:value-type="string" calcext:value-type="string">
            <text:p>devPad</text:p>
          </table:table-cell>
          <table:table-cell table:style-name="ce38" office:value-type="string" calcext:value-type="string">
            <text:p>skew</text:p>
          </table:table-cell>
          <table:table-cell table:style-name="ce38" office:value-type="string" calcext:value-type="string">
            <text:p>curtose</text:p>
          </table:table-cell>
          <table:table-cell table:style-name="ce45" office:value-type="string" calcext:value-type="string">
            <text:p><text:s/>NAs</text:p>
          </table:table-cell>
          <table:table-cell table:number-columns-repeated="1013"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11" office:value-type="float" office:value="8.97" calcext:value-type="float">
            <text:p>8,97</text:p>
          </table:table-cell>
          <table:table-cell table:style-name="ce11" office:value-type="float" office:value="6" calcext:value-type="float">
            <text:p>6,00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2.9" calcext:value-type="float">
            <text:p>2,90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4.13" calcext:value-type="float">
            <text:p>4,13</text:p>
          </table:table-cell>
          <table:table-cell table:formula="of:=[.G68]/[.L68]" office:value-type="float" office:value="2.17191283292978" calcext:value-type="float">
            <text:p>2,1719128329</text:p>
          </table:table-cell>
          <table:table-cell table:number-columns-repeated="1011"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1" office:value-type="float" office:value="8.04" calcext:value-type="float">
            <text:p>8,04</text:p>
          </table:table-cell>
          <table:table-cell table:style-name="ce11" office:value-type="float" office:value="5.14" calcext:value-type="float">
            <text:p>5,14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3.43" calcext:value-type="float">
            <text:p>3,4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93" calcext:value-type="float">
            <text:p>3,93</text:p>
          </table:table-cell>
          <table:table-cell table:formula="of:=[.G69]/[.L69]" office:value-type="float" office:value="2.04580152671756" calcext:value-type="float">
            <text:p>2,0458015267</text:p>
          </table:table-cell>
          <table:table-cell table:number-columns-repeated="1011"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1" office:value-type="float" office:value="7.68" calcext:value-type="float">
            <text:p>7,68</text:p>
          </table:table-cell>
          <table:table-cell table:style-name="ce11" office:value-type="float" office:value="4.8" calcext:value-type="float">
            <text:p>4,80</text:p>
          </table:table-cell>
          <table:table-cell table:style-name="ce11" office:value-type="float" office:value="1.29" calcext:value-type="float">
            <text:p>1,29</text:p>
          </table:table-cell>
          <table:table-cell table:style-name="ce11" office:value-type="float" office:value="2.85" calcext:value-type="float">
            <text:p>2,8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3.68" calcext:value-type="float">
            <text:p>3,68</text:p>
          </table:table-cell>
          <table:table-cell table:formula="of:=[.G70]/[.L70]" office:value-type="float" office:value="2.08695652173913" calcext:value-type="float">
            <text:p>2,0869565217</text:p>
          </table:table-cell>
          <table:table-cell table:number-columns-repeated="1011"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68" calcext:value-type="float">
            <text:p>68</text:p>
          </table:table-cell>
          <table:table-cell table:style-name="ce40" office:value-type="float" office:value="7.11" calcext:value-type="float">
            <text:p>7,11</text:p>
          </table:table-cell>
          <table:table-cell table:style-name="ce40" office:value-type="float" office:value="4.31" calcext:value-type="float">
            <text:p>4,31</text:p>
          </table:table-cell>
          <table:table-cell table:style-name="ce40" office:value-type="float" office:value="1.52" calcext:value-type="float">
            <text:p>1,52</text:p>
          </table:table-cell>
          <table:table-cell table:style-name="ce40" office:value-type="float" office:value="6.84" calcext:value-type="float">
            <text:p>6,84</text:p>
          </table:table-cell>
          <table:table-cell table:style-name="ce47" office:value-type="float" office:value="0" calcext:value-type="float">
            <text:p>0</text:p>
          </table:table-cell>
          <table:table-cell office:value-type="float" office:value="2.96" calcext:value-type="float">
            <text:p>2,96</text:p>
          </table:table-cell>
          <table:table-cell table:formula="of:=[.G71]/[.L71]" office:value-type="float" office:value="2.40202702702703" calcext:value-type="float">
            <text:p>2,402027027</text:p>
          </table:table-cell>
          <table:table-cell table:number-columns-repeated="101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IVOS" table:style-name="ta1">
        <table:shapes>
          <draw:frame draw:z-index="0" draw:style-name="gr1" draw:text-style-name="P1" svg:width="216.18mm" svg:height="137.47mm" svg:x="22.56mm" svg:y="151.42mm">
            <loext:p draw:notify-on-update-of-ranges="MOTIVOS.A24:MOTIVOS.A27 MOTIVOS.B23:MOTIVOS.B23 MOTIVOS.B24:MOTIVOS.B27 MOTIVOS.C23:MOTIVOS.C23 MOTIVOS.C24:MOTIVOS.C27 MOTIVOS.D23:MOTIVOS.D23 MOTIVOS.D24:MOTIVOS.D27 MOTIVOS.E23:MOTIVOS.E23 MOTIVOS.E24:MOTIVOS.E27 MOTIVOS.F23:MOTIVOS.F23 MOTIVOS.F24:MOTIVOS.F27 MOTIVOS.G23:MOTIVOS.G23 MOTIVOS.G24:MOTIVOS.G27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216.18mm" svg:height="137.47mm" svg:x="249.85mm" svg:y="151.42mm">
            <loext:p draw:notify-on-update-of-ranges="MOTIVOS.A30:MOTIVOS.A33 MOTIVOS.B29:MOTIVOS.B29 MOTIVOS.B30:MOTIVOS.B33 MOTIVOS.C29:MOTIVOS.C29 MOTIVOS.C30:MOTIVOS.C33 MOTIVOS.D29:MOTIVOS.D29 MOTIVOS.D30:MOTIVOS.D33 MOTIVOS.E29:MOTIVOS.E29 MOTIVOS.E30:MOTIVOS.E33 MOTIVOS.F29:MOTIVOS.F29 MOTIVOS.F30:MOTIVOS.F33 MOTIVOS.G29:MOTIVOS.G29 MOTIVOS.G30:MOTIVOS.G33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222.93mm" svg:height="143.16mm" svg:x="269.9mm" svg:y="4.53mm">
            <loext:p draw:notify-on-update-of-ranges="MOTIVOS.A4:MOTIVOS.A7 MOTIVOS.B3:MOTIVOS.B3 MOTIVOS.B4:MOTIVOS.B7 MOTIVOS.C3:MOTIVOS.C3 MOTIVOS.C4:MOTIVOS.C7 MOTIVOS.D3:MOTIVOS.D3 MOTIVOS.D4:MOTIVOS.D7 MOTIVOS.E3:MOTIVOS.E3 MOTIVOS.E4:MOTIVOS.E7 MOTIVOS.F3:MOTIVOS.F3 MOTIVOS.F4:MOTIVOS.F7 MOTIVOS.G3:MOTIVOS.G3 MOTIVOS.G4:MOTIVOS.G7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visibility="collapse" table:default-cell-style-name="Default"/>
        <table:table-column table:style-name="co29" table:default-cell-style-name="ce6"/>
        <table:table-column table:style-name="co30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55" table:number-columns-repeated="2"/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 table:number-columns-repeated="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Servir passageiro</text:p>
          </table:table-cell>
          <table:table-cell table:style-name="ce57" office:value-type="string" calcext:value-type="string">
            <text:p>Trabalho</text:p>
          </table:table-cell>
          <table:table-cell table:style-name="ce64" office:value-type="string" calcext:value-type="string">
            <text:p>Educação</text:p>
          </table:table-cell>
          <table:table-cell table:style-name="ce57" office:value-type="string" calcext:value-type="string">
            <text:p>Residência</text:p>
          </table:table-cell>
          <table:table-cell table:style-name="ce57" office:value-type="string" calcext:value-type="string">
            <text:p>Manutenção – compras</text:p>
          </table:table-cell>
          <table:table-cell table:style-name="ce66" office:value-type="string" calcext:value-type="string">
            <text:p>Lazer e 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56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" calcext:value-type="percentage">
            <text:p>1,0%</text:p>
          </table:table-cell>
          <table:table-cell table:style-name="ce58" office:value-type="percentage" office:value="0.244" calcext:value-type="percentage">
            <text:p>24,4%</text:p>
          </table:table-cell>
          <table:table-cell table:style-name="ce58" office:value-type="percentage" office:value="0.132" calcext:value-type="percentage">
            <text:p>13,2%</text:p>
          </table:table-cell>
          <table:table-cell table:style-name="ce58" office:value-type="percentage" office:value="0.446" calcext:value-type="percentage">
            <text:p>44,6%</text:p>
          </table:table-cell>
          <table:table-cell table:style-name="ce58" office:value-type="percentage" office:value="0.039" calcext:value-type="percentage">
            <text:p>3,9%</text:p>
          </table:table-cell>
          <table:table-cell table:style-name="ce67" office:value-type="percentage" office:value="0.129" calcext:value-type="percentage">
            <text:p>12,9%</text:p>
          </table:table-cell>
          <table:table-cell table:style-name="ce71" table:formula="of:=[.H11]+[.H17]" office:value-type="float" office:value="21292879" calcext:value-type="float">
            <text:p>21.292.879</text:p>
          </table:table-cell>
          <table:table-cell table:style-name="ce58" table:formula="of:=SUM([.B4:.G4])" office:value-type="percentage" office:value="1" calcext:value-type="percentage">
            <text:p>100,0%</text:p>
          </table:table-cell>
          <table:table-cell table:style-name="ce58" table:formula="of:=[.C4]+[.D4]+[.E4]" office:value-type="percentage" office:value="0.822" calcext:value-type="percentage">
            <text:p>82,2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table:formula="of:=([.B4]+[.B6])/2" office:value-type="percentage" office:value="0.037" calcext:value-type="percentage">
            <text:p>3,7%</text:p>
          </table:table-cell>
          <table:table-cell table:style-name="ce58" office:value-type="percentage" office:value="0.226" calcext:value-type="percentage">
            <text:p>22,6%</text:p>
          </table:table-cell>
          <table:table-cell table:style-name="ce58" office:value-type="percentage" office:value="0.169" calcext:value-type="percentage">
            <text:p>16,9%</text:p>
          </table:table-cell>
          <table:table-cell table:style-name="ce58" office:value-type="percentage" office:value="0.457" calcext:value-type="percentage">
            <text:p>45,7%</text:p>
          </table:table-cell>
          <table:table-cell table:style-name="ce58" office:value-type="percentage" office:value="0.045" calcext:value-type="percentage">
            <text:p>4,5%</text:p>
          </table:table-cell>
          <table:table-cell table:style-name="ce67" office:value-type="percentage" office:value="0.103" calcext:value-type="percentage">
            <text:p>10,3%</text:p>
          </table:table-cell>
          <table:table-cell table:style-name="ce71" table:formula="of:=[.H12]+[.H18]" office:value-type="float" office:value="29397134" calcext:value-type="float">
            <text:p>29.397.134</text:p>
          </table:table-cell>
          <table:table-cell table:style-name="ce58" table:formula="of:=SUM([.B5:.G5])" office:value-type="percentage" office:value="1.037" calcext:value-type="percentage">
            <text:p>103,7%</text:p>
          </table:table-cell>
          <table:table-cell table:style-name="ce58" table:formula="of:=[.C5]+[.D5]+[.E5]" office:value-type="percentage" office:value="0.852" calcext:value-type="percentage">
            <text:p>85,2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64" calcext:value-type="percentage">
            <text:p>6,4%</text:p>
          </table:table-cell>
          <table:table-cell table:style-name="ce58" office:value-type="percentage" office:value="0.223" calcext:value-type="percentage">
            <text:p>22,3%</text:p>
          </table:table-cell>
          <table:table-cell table:style-name="ce58" office:value-type="percentage" office:value="0.14" calcext:value-type="percentage">
            <text:p>14,0%</text:p>
          </table:table-cell>
          <table:table-cell table:style-name="ce58" office:value-type="percentage" office:value="0.449" calcext:value-type="percentage">
            <text:p>44,9%</text:p>
          </table:table-cell>
          <table:table-cell table:style-name="ce58" office:value-type="percentage" office:value="0.038" calcext:value-type="percentage">
            <text:p>3,8%</text:p>
          </table:table-cell>
          <table:table-cell table:style-name="ce67" office:value-type="percentage" office:value="0.086" calcext:value-type="percentage">
            <text:p>8,6%</text:p>
          </table:table-cell>
          <table:table-cell table:style-name="ce71" table:formula="of:=[.H13]+[.H19]" office:value-type="float" office:value="31431353" calcext:value-type="float">
            <text:p>31.431.353</text:p>
          </table:table-cell>
          <table:table-cell table:style-name="ce58" table:formula="of:=SUM([.B6:.G6])" office:value-type="percentage" office:value="1" calcext:value-type="percentage">
            <text:p>100,0%</text:p>
          </table:table-cell>
          <table:table-cell table:style-name="ce58" table:formula="of:=[.C6]+[.D6]+[.E6]" office:value-type="percentage" office:value="0.812" calcext:value-type="percentage">
            <text:p>81,2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7" calcext:value-type="percentage">
            <text:p>7,0%</text:p>
          </table:table-cell>
          <table:table-cell table:style-name="ce59" office:value-type="percentage" office:value="0.237" calcext:value-type="percentage">
            <text:p>23,7%</text:p>
          </table:table-cell>
          <table:table-cell table:style-name="ce59" office:value-type="percentage" office:value="0.14" calcext:value-type="percentage">
            <text:p>14,0%</text:p>
          </table:table-cell>
          <table:table-cell table:style-name="ce59" office:value-type="percentage" office:value="0.45" calcext:value-type="percentage">
            <text:p>45,0%</text:p>
          </table:table-cell>
          <table:table-cell table:style-name="ce59" office:value-type="percentage" office:value="0.036" calcext:value-type="percentage">
            <text:p>3,6%</text:p>
          </table:table-cell>
          <table:table-cell table:style-name="ce68" office:value-type="percentage" office:value="0.067" calcext:value-type="percentage">
            <text:p>6,7%</text:p>
          </table:table-cell>
          <table:table-cell table:style-name="ce71" table:formula="of:=[.H14]+[.H20]" office:value-type="float" office:value="38093520" calcext:value-type="float">
            <text:p>38.093.520</text:p>
          </table:table-cell>
          <table:table-cell table:style-name="ce58" table:formula="of:=SUM([.B7:.G7])" office:value-type="percentage" office:value="1" calcext:value-type="percentage">
            <text:p>100,0%</text:p>
          </table:table-cell>
          <table:table-cell table:style-name="ce58" table:formula="of:=[.C7]+[.D7]+[.E7]" office:value-type="percentage" office:value="0.827" calcext:value-type="percentage">
            <text:p>82,7%</text:p>
          </table:table-cell>
        </table:table-row>
        <table:table-row table:style-name="ro1">
          <table:table-cell table:style-name="ce53" office:value-type="string" calcext:value-type="string">
            <text:p>Analisando a divisão entre homens e mulheres por motivo para cada ano</text:p>
          </table:table-cell>
          <table:table-cell table:style-name="ce60" table:number-columns-repeated="5"/>
          <table:table-cell table:style-name="ce69"/>
          <table:table-cell table:style-name="ce4"/>
          <table:table-cell table:style-name="ce61" table:number-columns-repeated="2"/>
        </table:table-row>
        <table:table-row table:style-name="ro1">
          <table:table-cell table:style-name="ce34" office:value-type="string" calcext:value-type="string">
            <text:p>Separação por ano, para mulheres – com expansão, considerando somente quem fez viagem</text:p>
          </table:table-cell>
          <table:table-cell table:style-name="ce6" table:number-columns-repeated="2"/>
          <table:table-cell table:style-name="ce11"/>
          <table:table-cell table:style-name="ce6" table:number-columns-repeated="4"/>
          <table:table-cell/>
          <table:table-cell table:style-name="ce61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Servir passageiro</text:p>
          </table:table-cell>
          <table:table-cell table:style-name="ce38" office:value-type="string" calcext:value-type="string">
            <text:p>Trabalho</text:p>
          </table:table-cell>
          <table:table-cell table:style-name="ce65" office:value-type="string" calcext:value-type="string">
            <text:p>Educação</text:p>
          </table:table-cell>
          <table:table-cell table:style-name="ce38" office:value-type="string" calcext:value-type="string">
            <text:p>Residência</text:p>
          </table:table-cell>
          <table:table-cell table:style-name="ce38" office:value-type="string" calcext:value-type="string">
            <text:p>Manutenção – compras</text:p>
          </table:table-cell>
          <table:table-cell table:style-name="ce45" office:value-type="string" calcext:value-type="string">
            <text:p>Lazer e Outros</text:p>
          </table:table-cell>
          <table:table-cell table:style-name="ce6"/>
          <table:table-cell table:style-name="ce3" office:value-type="string" calcext:value-type="string">
            <text:p>Total</text:p>
          </table:table-cell>
          <table:table-cell table:style-name="ce61" table:formula="of:=[.G4]-[.G5]" office:value-type="percentage" office:value="0.026" calcext:value-type="percentage">
            <text:p>2,6%</text:p>
          </table:table-cell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style-name="ce61" office:value-type="percentage" office:value="0.0061" calcext:value-type="percentage">
            <text:p>0,6%</text:p>
          </table:table-cell>
          <table:table-cell table:style-name="ce61" office:value-type="percentage" office:value="0.0692" calcext:value-type="percentage">
            <text:p>6,9%</text:p>
          </table:table-cell>
          <table:table-cell table:style-name="ce61" office:value-type="percentage" office:value="0.066" calcext:value-type="percentage">
            <text:p>6,6%</text:p>
          </table:table-cell>
          <table:table-cell table:style-name="ce61" office:value-type="percentage" office:value="0.1895" calcext:value-type="percentage">
            <text:p>19,0%</text:p>
          </table:table-cell>
          <table:table-cell table:style-name="ce61" office:value-type="percentage" office:value="0.0257" calcext:value-type="percentage">
            <text:p>2,6%</text:p>
          </table:table-cell>
          <table:table-cell table:style-name="ce70" office:value-type="percentage" office:value="0.0559" calcext:value-type="percentage">
            <text:p>5,6%</text:p>
          </table:table-cell>
          <table:table-cell table:style-name="ce4" office:value-type="float" office:value="8782204" calcext:value-type="float">
            <text:p>8.782.204</text:p>
          </table:table-cell>
          <table:table-cell table:style-name="ce61" table:formula="of:=SUM([.B11:.G11])" office:value-type="percentage" office:value="0.4124" calcext:value-type="percentage">
            <text:p>41,2%</text:p>
          </table:table-cell>
          <table:table-cell table:style-name="ce61" table:formula="of:=[.G5]-[.G6]" office:value-type="percentage" office:value="0.017" calcext:value-type="percentage">
            <text:p>1,7%</text:p>
          </table:table-cell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style-name="ce62" table:formula="of:=([.B11]+[.B13])/2" office:value-type="percentage" office:value="0.02325" calcext:value-type="percentage">
            <text:p>2,3%</text:p>
          </table:table-cell>
          <table:table-cell table:style-name="ce61" office:value-type="percentage" office:value="0.0734" calcext:value-type="percentage">
            <text:p>7,3%</text:p>
          </table:table-cell>
          <table:table-cell table:style-name="ce61" office:value-type="percentage" office:value="0.0932" calcext:value-type="percentage">
            <text:p>9,3%</text:p>
          </table:table-cell>
          <table:table-cell table:style-name="ce61" office:value-type="percentage" office:value="0.2081" calcext:value-type="percentage">
            <text:p>20,8%</text:p>
          </table:table-cell>
          <table:table-cell table:style-name="ce61" office:value-type="percentage" office:value="0.0284" calcext:value-type="percentage">
            <text:p>2,8%</text:p>
          </table:table-cell>
          <table:table-cell table:style-name="ce70" office:value-type="percentage" office:value="0.0472" calcext:value-type="percentage">
            <text:p>4,7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61" table:formula="of:=SUM([.B12:.G12])" office:value-type="percentage" office:value="0.47355" calcext:value-type="percentage">
            <text:p>47,4%</text:p>
          </table:table-cell>
          <table:table-cell table:style-name="ce61" table:formula="of:=[.G6]-[.G7]" office:value-type="percentage" office:value="0.019" calcext:value-type="percentage">
            <text:p>1,9%</text:p>
          </table:table-cell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style-name="ce61" office:value-type="percentage" office:value="0.0404" calcext:value-type="percentage">
            <text:p>4,0%</text:p>
          </table:table-cell>
          <table:table-cell table:style-name="ce61" office:value-type="percentage" office:value="0.0804" calcext:value-type="percentage">
            <text:p>8,0%</text:p>
          </table:table-cell>
          <table:table-cell table:style-name="ce61" office:value-type="percentage" office:value="0.0712" calcext:value-type="percentage">
            <text:p>7,1%</text:p>
          </table:table-cell>
          <table:table-cell table:style-name="ce61" office:value-type="percentage" office:value="0.217" calcext:value-type="percentage">
            <text:p>21,7%</text:p>
          </table:table-cell>
          <table:table-cell table:style-name="ce61" office:value-type="percentage" office:value="0.0246" calcext:value-type="percentage">
            <text:p>2,5%</text:p>
          </table:table-cell>
          <table:table-cell table:style-name="ce70" office:value-type="percentage" office:value="0.0455" calcext:value-type="percentage">
            <text:p>4,6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61" table:formula="of:=SUM([.B13:.G13])" office:value-type="percentage" office:value="0.4791" calcext:value-type="percentage">
            <text:p>47,9%</text:p>
          </table:table-cell>
          <table:table-cell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60" office:value-type="percentage" office:value="0.0417" calcext:value-type="percentage">
            <text:p>4,2%</text:p>
          </table:table-cell>
          <table:table-cell table:style-name="ce60" office:value-type="percentage" office:value="0.0998" calcext:value-type="percentage">
            <text:p>10,0%</text:p>
          </table:table-cell>
          <table:table-cell table:style-name="ce60" office:value-type="percentage" office:value="0.0718" calcext:value-type="percentage">
            <text:p>7,2%</text:p>
          </table:table-cell>
          <table:table-cell table:style-name="ce60" office:value-type="percentage" office:value="0.2248" calcext:value-type="percentage">
            <text:p>22,5%</text:p>
          </table:table-cell>
          <table:table-cell table:style-name="ce60" office:value-type="percentage" office:value="0.0234" calcext:value-type="percentage">
            <text:p>2,3%</text:p>
          </table:table-cell>
          <table:table-cell table:style-name="ce69" office:value-type="percentage" office:value="0.0367" calcext:value-type="percentage">
            <text:p>3,7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61" table:formula="of:=SUM([.B14:.G14])" office:value-type="percentage" office:value="0.4982" calcext:value-type="percentage">
            <text:p>49,8%</text:p>
          </table:table-cell>
          <table:table-cell/>
        </table:table-row>
        <table:table-row table:style-name="ro1">
          <table:table-cell table:style-name="ce34" office:value-type="string" calcext:value-type="string">
            <text:p>Separação por ano, para homens – com expansão, considerando somente quem fez viagem</text:p>
          </table:table-cell>
          <table:table-cell table:style-name="ce6" table:number-columns-repeated="2"/>
          <table:table-cell table:style-name="ce11"/>
          <table:table-cell table:style-name="ce6" table:number-columns-repeated="3"/>
          <table:table-cell table:style-name="ce4"/>
          <table:table-cell table:number-columns-repeated="2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8" office:value-type="string" calcext:value-type="string">
            <text:p>Servir passageiro</text:p>
          </table:table-cell>
          <table:table-cell table:style-name="ce38" office:value-type="string" calcext:value-type="string">
            <text:p>Trabalho</text:p>
          </table:table-cell>
          <table:table-cell table:style-name="ce65" office:value-type="string" calcext:value-type="string">
            <text:p>Educação</text:p>
          </table:table-cell>
          <table:table-cell table:style-name="ce38" office:value-type="string" calcext:value-type="string">
            <text:p>Residência</text:p>
          </table:table-cell>
          <table:table-cell table:style-name="ce38" office:value-type="string" calcext:value-type="string">
            <text:p>Manutenção – compras</text:p>
          </table:table-cell>
          <table:table-cell table:style-name="ce45" office:value-type="string" calcext:value-type="string">
            <text:p>Lazer e Outros</text:p>
          </table:table-cell>
          <table:table-cell table:style-name="ce4"/>
          <table:table-cell table:style-name="ce3" office:value-type="string" calcext:value-type="string">
            <text:p>Total</text:p>
          </table:table-cell>
          <table:table-cell/>
        </table:table-row>
        <table:table-row table:style-name="ro1">
          <table:table-cell table:style-name="ce36" office:value-type="float" office:value="1977" calcext:value-type="float">
            <text:p>1977</text:p>
          </table:table-cell>
          <table:table-cell table:style-name="ce61" office:value-type="percentage" office:value="0.0038" calcext:value-type="percentage">
            <text:p>0,4%</text:p>
          </table:table-cell>
          <table:table-cell table:style-name="ce61" office:value-type="percentage" office:value="0.1752" calcext:value-type="percentage">
            <text:p>17,5%</text:p>
          </table:table-cell>
          <table:table-cell table:style-name="ce61" office:value-type="percentage" office:value="0.0657" calcext:value-type="percentage">
            <text:p>6,6%</text:p>
          </table:table-cell>
          <table:table-cell table:style-name="ce61" office:value-type="percentage" office:value="0.257" calcext:value-type="percentage">
            <text:p>25,7%</text:p>
          </table:table-cell>
          <table:table-cell table:style-name="ce61" office:value-type="percentage" office:value="0.0129" calcext:value-type="percentage">
            <text:p>1,3%</text:p>
          </table:table-cell>
          <table:table-cell table:style-name="ce70" office:value-type="percentage" office:value="0.0729" calcext:value-type="percentage">
            <text:p>7,3%</text:p>
          </table:table-cell>
          <table:table-cell table:style-name="ce4" office:value-type="float" office:value="12510675" calcext:value-type="float">
            <text:p>12.510.675</text:p>
          </table:table-cell>
          <table:table-cell table:style-name="ce61" table:formula="of:=SUM([.B17:.G17])" office:value-type="percentage" office:value="0.5875" calcext:value-type="percentage">
            <text:p>58,8%</text:p>
          </table:table-cell>
          <table:table-cell/>
        </table:table-row>
        <table:table-row table:style-name="ro1">
          <table:table-cell table:style-name="ce36" office:value-type="float" office:value="1987" calcext:value-type="float">
            <text:p>1987</text:p>
          </table:table-cell>
          <table:table-cell table:style-name="ce62" table:formula="of:=([.B17]+[.B19])/2" office:value-type="percentage" office:value="0.01395" calcext:value-type="percentage">
            <text:p>1,4%</text:p>
          </table:table-cell>
          <table:table-cell table:style-name="ce61" office:value-type="percentage" office:value="0.1528" calcext:value-type="percentage">
            <text:p>15,3%</text:p>
          </table:table-cell>
          <table:table-cell table:style-name="ce61" office:value-type="percentage" office:value="0.0762" calcext:value-type="percentage">
            <text:p>7,6%</text:p>
          </table:table-cell>
          <table:table-cell table:style-name="ce61" office:value-type="percentage" office:value="0.2489" calcext:value-type="percentage">
            <text:p>24,9%</text:p>
          </table:table-cell>
          <table:table-cell table:style-name="ce61" office:value-type="percentage" office:value="0.0162" calcext:value-type="percentage">
            <text:p>1,6%</text:p>
          </table:table-cell>
          <table:table-cell table:style-name="ce70" office:value-type="percentage" office:value="0.0556" calcext:value-type="percentage">
            <text:p>5,6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61" table:formula="of:=SUM([.B18:.G18])" office:value-type="percentage" office:value="0.56365" calcext:value-type="percentage">
            <text:p>56,4%</text:p>
          </table:table-cell>
          <table:table-cell/>
        </table:table-row>
        <table:table-row table:style-name="ro1">
          <table:table-cell table:style-name="ce36" office:value-type="float" office:value="1997" calcext:value-type="float">
            <text:p>1997</text:p>
          </table:table-cell>
          <table:table-cell table:style-name="ce61" office:value-type="percentage" office:value="0.0241" calcext:value-type="percentage">
            <text:p>2,4%</text:p>
          </table:table-cell>
          <table:table-cell table:style-name="ce61" office:value-type="percentage" office:value="0.1426" calcext:value-type="percentage">
            <text:p>14,3%</text:p>
          </table:table-cell>
          <table:table-cell table:style-name="ce61" office:value-type="percentage" office:value="0.0688" calcext:value-type="percentage">
            <text:p>6,9%</text:p>
          </table:table-cell>
          <table:table-cell table:style-name="ce61" office:value-type="percentage" office:value="0.2318" calcext:value-type="percentage">
            <text:p>23,2%</text:p>
          </table:table-cell>
          <table:table-cell table:style-name="ce61" office:value-type="percentage" office:value="0.0131" calcext:value-type="percentage">
            <text:p>1,3%</text:p>
          </table:table-cell>
          <table:table-cell table:style-name="ce70" office:value-type="percentage" office:value="0.0405" calcext:value-type="percentage">
            <text:p>4,1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61" table:formula="of:=SUM([.B19:.G19])" office:value-type="percentage" office:value="0.5209" calcext:value-type="percentage">
            <text:p>52,1%</text:p>
          </table:table-cell>
          <table:table-cell/>
        </table:table-row>
        <table:table-row table:style-name="ro1">
          <table:table-cell table:style-name="ce37" office:value-type="float" office:value="2007" calcext:value-type="float">
            <text:p>2007</text:p>
          </table:table-cell>
          <table:table-cell table:style-name="ce60" office:value-type="percentage" office:value="0.0279" calcext:value-type="percentage">
            <text:p>2,8%</text:p>
          </table:table-cell>
          <table:table-cell table:style-name="ce60" office:value-type="percentage" office:value="0.1368" calcext:value-type="percentage">
            <text:p>13,7%</text:p>
          </table:table-cell>
          <table:table-cell table:style-name="ce60" office:value-type="percentage" office:value="0.0685" calcext:value-type="percentage">
            <text:p>6,9%</text:p>
          </table:table-cell>
          <table:table-cell table:style-name="ce60" office:value-type="percentage" office:value="0.2261" calcext:value-type="percentage">
            <text:p>22,6%</text:p>
          </table:table-cell>
          <table:table-cell table:style-name="ce60" office:value-type="percentage" office:value="0.0122" calcext:value-type="percentage">
            <text:p>1,2%</text:p>
          </table:table-cell>
          <table:table-cell table:style-name="ce69" office:value-type="percentage" office:value="0.0303" calcext:value-type="percentage">
            <text:p>3,0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61" table:formula="of:=SUM([.B20:.G20])" office:value-type="percentage" office:value="0.5018" calcext:value-type="percentage">
            <text:p>50,2%</text:p>
          </table:table-cell>
          <table:table-cell/>
        </table:table-row>
        <table:table-row table:style-name="ro1">
          <table:table-cell table:style-name="ce54" office:value-type="string" calcext:value-type="string">
            <text:p>Analisando a divisão de motivos de homens e de mulheres para cada ano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</text:p>
          </table:table-cell>
          <table:table-cell table:style-name="ce56" table:number-columns-repeated="2"/>
          <table:table-cell table:style-name="ce63"/>
          <table:table-cell table:style-name="ce56" table:number-columns-repeated="6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Servir passageiro</text:p>
          </table:table-cell>
          <table:table-cell table:style-name="ce57" office:value-type="string" calcext:value-type="string">
            <text:p>Trabalho</text:p>
          </table:table-cell>
          <table:table-cell table:style-name="ce64" office:value-type="string" calcext:value-type="string">
            <text:p>Educação</text:p>
          </table:table-cell>
          <table:table-cell table:style-name="ce57" office:value-type="string" calcext:value-type="string">
            <text:p>Residência</text:p>
          </table:table-cell>
          <table:table-cell table:style-name="ce57" office:value-type="string" calcext:value-type="string">
            <text:p>Manutenção – compras</text:p>
          </table:table-cell>
          <table:table-cell table:style-name="ce66" office:value-type="string" calcext:value-type="string">
            <text:p>Lazer e Outros</text:p>
          </table:table-cell>
          <table:table-cell table:style-name="ce56"/>
          <table:table-cell table:style-name="ce72" office:value-type="string" calcext:value-type="string">
            <text:p>Total</text:p>
          </table:table-cell>
          <table:table-cell table:style-name="ce56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48" calcext:value-type="percentage">
            <text:p>1,5%</text:p>
          </table:table-cell>
          <table:table-cell table:style-name="ce58" office:value-type="percentage" office:value="0.1679" calcext:value-type="percentage">
            <text:p>16,8%</text:p>
          </table:table-cell>
          <table:table-cell table:style-name="ce58" office:value-type="percentage" office:value="0.1599" calcext:value-type="percentage">
            <text:p>16,0%</text:p>
          </table:table-cell>
          <table:table-cell table:style-name="ce58" office:value-type="percentage" office:value="0.4595" calcext:value-type="percentage">
            <text:p>46,0%</text:p>
          </table:table-cell>
          <table:table-cell table:style-name="ce58" office:value-type="percentage" office:value="0.0624" calcext:value-type="percentage">
            <text:p>6,2%</text:p>
          </table:table-cell>
          <table:table-cell table:style-name="ce67" office:value-type="percentage" office:value="0.1355" calcext:value-type="percentage">
            <text:p>13,6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24:.G24])" office:value-type="percentage" office:value="1" calcext:value-type="percentage">
            <text:p>100,0%</text:p>
          </table:table-cell>
          <table:table-cell table:style-name="ce58" table:formula="of:=[.B24]-[.B30]" office:value-type="percentage" office:value="0.0083" calcext:value-type="percentage">
            <text:p>0,8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table:formula="of:=([.B24]+[.B26])/2" office:value-type="percentage" office:value="0.04955" calcext:value-type="percentage">
            <text:p>5,0%</text:p>
          </table:table-cell>
          <table:table-cell table:style-name="ce58" office:value-type="percentage" office:value="0.1631" calcext:value-type="percentage">
            <text:p>16,3%</text:p>
          </table:table-cell>
          <table:table-cell table:style-name="ce58" office:value-type="percentage" office:value="0.2069" calcext:value-type="percentage">
            <text:p>20,7%</text:p>
          </table:table-cell>
          <table:table-cell table:style-name="ce58" office:value-type="percentage" office:value="0.4622" calcext:value-type="percentage">
            <text:p>46,2%</text:p>
          </table:table-cell>
          <table:table-cell table:style-name="ce58" office:value-type="percentage" office:value="0.0631" calcext:value-type="percentage">
            <text:p>6,3%</text:p>
          </table:table-cell>
          <table:table-cell table:style-name="ce67" office:value-type="percentage" office:value="0.115" calcext:value-type="percentage">
            <text:p>11,5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25:.G25])" office:value-type="percentage" office:value="1.05985" calcext:value-type="percentage">
            <text:p>106,0%</text:p>
          </table:table-cell>
          <table:table-cell table:style-name="ce58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843" calcext:value-type="percentage">
            <text:p>8,4%</text:p>
          </table:table-cell>
          <table:table-cell table:style-name="ce58" office:value-type="percentage" office:value="0.1677" calcext:value-type="percentage">
            <text:p>16,8%</text:p>
          </table:table-cell>
          <table:table-cell table:style-name="ce58" office:value-type="percentage" office:value="0.1487" calcext:value-type="percentage">
            <text:p>14,9%</text:p>
          </table:table-cell>
          <table:table-cell table:style-name="ce58" office:value-type="percentage" office:value="0.4529" calcext:value-type="percentage">
            <text:p>45,3%</text:p>
          </table:table-cell>
          <table:table-cell table:style-name="ce58" office:value-type="percentage" office:value="0.0514" calcext:value-type="percentage">
            <text:p>5,1%</text:p>
          </table:table-cell>
          <table:table-cell table:style-name="ce67" office:value-type="percentage" office:value="0.0949" calcext:value-type="percentage">
            <text:p>9,5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26:.G26])" office:value-type="percentage" office:value="0.9999" calcext:value-type="percentage">
            <text:p>100,0%</text:p>
          </table:table-cell>
          <table:table-cell table:style-name="ce58" table:formula="of:=[.B26]-[.B32]" office:value-type="percentage" office:value="0.0381" calcext:value-type="percentage">
            <text:p>3,8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837" calcext:value-type="percentage">
            <text:p>8,4%</text:p>
          </table:table-cell>
          <table:table-cell table:style-name="ce59" office:value-type="percentage" office:value="0.2004" calcext:value-type="percentage">
            <text:p>20,0%</text:p>
          </table:table-cell>
          <table:table-cell table:style-name="ce59" office:value-type="percentage" office:value="0.1442" calcext:value-type="percentage">
            <text:p>14,4%</text:p>
          </table:table-cell>
          <table:table-cell table:style-name="ce59" office:value-type="percentage" office:value="0.4512" calcext:value-type="percentage">
            <text:p>45,1%</text:p>
          </table:table-cell>
          <table:table-cell table:style-name="ce59" office:value-type="percentage" office:value="0.0469" calcext:value-type="percentage">
            <text:p>4,7%</text:p>
          </table:table-cell>
          <table:table-cell table:style-name="ce68" office:value-type="percentage" office:value="0.0737" calcext:value-type="percentage">
            <text:p>7,4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27:.G27])" office:value-type="percentage" office:value="1.0001" calcext:value-type="percentage">
            <text:p>100,0%</text:p>
          </table:table-cell>
          <table:table-cell table:style-name="ce58" table:formula="of:=[.B27]-[.B33]" office:value-type="percentage" office:value="0.0281" calcext:value-type="percentage">
            <text:p>2,8%</text:p>
          </table:table-cell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7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Servir passageiro</text:p>
          </table:table-cell>
          <table:table-cell table:style-name="ce57" office:value-type="string" calcext:value-type="string">
            <text:p>Trabalho</text:p>
          </table:table-cell>
          <table:table-cell table:style-name="ce64" office:value-type="string" calcext:value-type="string">
            <text:p>Educação</text:p>
          </table:table-cell>
          <table:table-cell table:style-name="ce57" office:value-type="string" calcext:value-type="string">
            <text:p>Residência</text:p>
          </table:table-cell>
          <table:table-cell table:style-name="ce57" office:value-type="string" calcext:value-type="string">
            <text:p>Manutenção – compras</text:p>
          </table:table-cell>
          <table:table-cell table:style-name="ce66" office:value-type="string" calcext:value-type="string">
            <text:p>Lazer e 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73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65" calcext:value-type="percentage">
            <text:p>0,7%</text:p>
          </table:table-cell>
          <table:table-cell table:style-name="ce58" office:value-type="percentage" office:value="0.2982" calcext:value-type="percentage">
            <text:p>29,8%</text:p>
          </table:table-cell>
          <table:table-cell table:style-name="ce58" office:value-type="percentage" office:value="0.1119" calcext:value-type="percentage">
            <text:p>11,2%</text:p>
          </table:table-cell>
          <table:table-cell table:style-name="ce58" office:value-type="percentage" office:value="0.4374" calcext:value-type="percentage">
            <text:p>43,7%</text:p>
          </table:table-cell>
          <table:table-cell table:style-name="ce58" office:value-type="percentage" office:value="0.0219" calcext:value-type="percentage">
            <text:p>2,2%</text:p>
          </table:table-cell>
          <table:table-cell table:style-name="ce67" office:value-type="percentage" office:value="0.1241" calcext:value-type="percentage">
            <text:p>12,4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30:.G30])" office:value-type="percentage" office:value="1" calcext:value-type="percentage">
            <text:p>100,0%</text:p>
          </table:table-cell>
          <table:table-cell table:style-name="ce74" table:formula="of:=[.B24]/[.B30]" office:value-type="float" office:value="2.27692307692308" calcext:value-type="float">
            <text:p>2,3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table:formula="of:=([.B30]+[.B32])/2" office:value-type="percentage" office:value="0.02635" calcext:value-type="percentage">
            <text:p>2,6%</text:p>
          </table:table-cell>
          <table:table-cell table:style-name="ce58" office:value-type="percentage" office:value="0.2779" calcext:value-type="percentage">
            <text:p>27,8%</text:p>
          </table:table-cell>
          <table:table-cell table:style-name="ce58" office:value-type="percentage" office:value="0.1387" calcext:value-type="percentage">
            <text:p>13,9%</text:p>
          </table:table-cell>
          <table:table-cell table:style-name="ce58" office:value-type="percentage" office:value="0.4528" calcext:value-type="percentage">
            <text:p>45,3%</text:p>
          </table:table-cell>
          <table:table-cell table:style-name="ce58" office:value-type="percentage" office:value="0.0294" calcext:value-type="percentage">
            <text:p>2,9%</text:p>
          </table:table-cell>
          <table:table-cell table:style-name="ce67" office:value-type="percentage" office:value="0.1012" calcext:value-type="percentage">
            <text:p>10,1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31:.G31])" office:value-type="percentage" office:value="1.02635" calcext:value-type="percentage">
            <text:p>102,6%</text:p>
          </table:table-cell>
          <table:table-cell table:style-name="ce74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462" calcext:value-type="percentage">
            <text:p>4,6%</text:p>
          </table:table-cell>
          <table:table-cell table:style-name="ce58" office:value-type="percentage" office:value="0.2737" calcext:value-type="percentage">
            <text:p>27,4%</text:p>
          </table:table-cell>
          <table:table-cell table:style-name="ce58" office:value-type="percentage" office:value="0.1321" calcext:value-type="percentage">
            <text:p>13,2%</text:p>
          </table:table-cell>
          <table:table-cell table:style-name="ce58" office:value-type="percentage" office:value="0.4451" calcext:value-type="percentage">
            <text:p>44,5%</text:p>
          </table:table-cell>
          <table:table-cell table:style-name="ce58" office:value-type="percentage" office:value="0.0252" calcext:value-type="percentage">
            <text:p>2,5%</text:p>
          </table:table-cell>
          <table:table-cell table:style-name="ce67" office:value-type="percentage" office:value="0.0778" calcext:value-type="percentage">
            <text:p>7,8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32:.G32])" office:value-type="percentage" office:value="1.0001" calcext:value-type="percentage">
            <text:p>100,0%</text:p>
          </table:table-cell>
          <table:table-cell table:style-name="ce74" table:formula="of:=[.B26]/[.B32]" office:value-type="float" office:value="1.82467532467532" calcext:value-type="float">
            <text:p>1,8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556" calcext:value-type="percentage">
            <text:p>5,6%</text:p>
          </table:table-cell>
          <table:table-cell table:style-name="ce59" office:value-type="percentage" office:value="0.2727" calcext:value-type="percentage">
            <text:p>27,3%</text:p>
          </table:table-cell>
          <table:table-cell table:style-name="ce59" office:value-type="percentage" office:value="0.1364" calcext:value-type="percentage">
            <text:p>13,6%</text:p>
          </table:table-cell>
          <table:table-cell table:style-name="ce59" office:value-type="percentage" office:value="0.4505" calcext:value-type="percentage">
            <text:p>45,1%</text:p>
          </table:table-cell>
          <table:table-cell table:style-name="ce59" office:value-type="percentage" office:value="0.0244" calcext:value-type="percentage">
            <text:p>2,4%</text:p>
          </table:table-cell>
          <table:table-cell table:style-name="ce68" office:value-type="percentage" office:value="0.0604" calcext:value-type="percentage">
            <text:p>6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33:.G33])" office:value-type="percentage" office:value="1" calcext:value-type="percentage">
            <text:p>100,0%</text:p>
          </table:table-cell>
          <table:table-cell table:style-name="ce74" table:formula="of:=[.B27]/[.B33]" office:value-type="float" office:value="1.50539568345324" calcext:value-type="float">
            <text:p>1,5</text:p>
          </table:table-cell>
        </table:table-row>
        <table:table-row table:style-name="ro6">
          <table:table-cell table:number-columns-repeated="10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_MODOS" table:style-name="ta1">
        <table:table-column table:style-name="co2" table:number-columns-repeated="2" table:default-cell-style-name="ce6"/>
        <table:table-column table:style-name="co2" table:default-cell-style-name="ce11"/>
        <table:table-column table:style-name="co2" table:number-columns-repeated="7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48" table:number-columns-repeated="2"/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/>
          <table:table-cell table:style-name="ce63"/>
          <table:table-cell table:style-name="ce56" table:number-columns-repeated="6"/>
          <table:table-cell table:style-name="ce4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<text:s/>min</text:p>
          </table:table-cell>
          <table:table-cell table:style-name="ce64" office:value-type="string" calcext:value-type="string">
            <text:p>mediana</text:p>
          </table:table-cell>
          <table:table-cell table:style-name="ce57" office:value-type="string" calcext:value-type="string">
            <text:p><text:s/>max</text:p>
          </table:table-cell>
          <table:table-cell table:style-name="ce57" office:value-type="string" calcext:value-type="string">
            <text:p><text:s/>media</text:p>
          </table:table-cell>
          <table:table-cell table:style-name="ce57" office:value-type="string" calcext:value-type="string">
            <text:p>devPad</text:p>
          </table:table-cell>
          <table:table-cell table:style-name="ce57" office:value-type="string" calcext:value-type="string">
            <text:p>skew</text:p>
          </table:table-cell>
          <table:table-cell table:style-name="ce57" office:value-type="string" calcext:value-type="string">
            <text:p>curtose</text:p>
          </table:table-cell>
          <table:table-cell table:style-name="ce66" office:value-type="string" calcext:value-type="string">
            <text:p><text:s/>NAs</text:p>
          </table:table-cell>
          <table:table-cell table:style-name="ce4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4" calcext:value-type="float">
            <text:p>1,04</text:p>
          </table:table-cell>
          <table:table-cell table:style-name="ce63" office:value-type="float" office:value="0.19" calcext:value-type="float">
            <text:p>0,19</text:p>
          </table:table-cell>
          <table:table-cell table:style-name="ce63" office:value-type="float" office:value="5.27" calcext:value-type="float">
            <text:p>5,27</text:p>
          </table:table-cell>
          <table:table-cell table:style-name="ce63" office:value-type="float" office:value="27.75" calcext:value-type="float">
            <text:p>27,75</text:p>
          </table:table-cell>
          <table:table-cell table:style-name="ce77" office:value-type="float" office:value="0" calcext:value-type="float">
            <text:p>0</text:p>
          </table:table-cell>
          <table:table-cell table:style-name="ce4" table:formula="of:=[.J10]+[.J16]" office:value-type="float" office:value="21303245" calcext:value-type="float">
            <text:p>21.303.245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4" calcext:value-type="float">
            <text:p>0,24</text:p>
          </table:table-cell>
          <table:table-cell table:style-name="ce63" office:value-type="float" office:value="3.99" calcext:value-type="float">
            <text:p>3,99</text:p>
          </table:table-cell>
          <table:table-cell table:style-name="ce63" office:value-type="float" office:value="14.93" calcext:value-type="float">
            <text:p>14,93</text:p>
          </table:table-cell>
          <table:table-cell table:style-name="ce77" office:value-type="float" office:value="0" calcext:value-type="float">
            <text:p>0</text:p>
          </table:table-cell>
          <table:table-cell table:style-name="ce4" table:formula="of:=[.J11]+[.J17]" office:value-type="float" office:value="29397134" calcext:value-type="float">
            <text:p>29.397.134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4" calcext:value-type="float">
            <text:p>0,24</text:p>
          </table:table-cell>
          <table:table-cell table:style-name="ce63" office:value-type="float" office:value="3.8" calcext:value-type="float">
            <text:p>3,80</text:p>
          </table:table-cell>
          <table:table-cell table:style-name="ce63" office:value-type="float" office:value="13.02" calcext:value-type="float">
            <text:p>13,02</text:p>
          </table:table-cell>
          <table:table-cell table:style-name="ce77" office:value-type="float" office:value="0" calcext:value-type="float">
            <text:p>0</text:p>
          </table:table-cell>
          <table:table-cell table:style-name="ce4" table:formula="of:=[.J12]+[.J18]" office:value-type="float" office:value="31431353" calcext:value-type="float">
            <text:p>31.431.353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,00</text:p>
          </table:table-cell>
          <table:table-cell table:style-name="ce75" office:value-type="float" office:value="3" calcext:value-type="float">
            <text:p>3</text:p>
          </table:table-cell>
          <table:table-cell table:style-name="ce76" office:value-type="float" office:value="1.06" calcext:value-type="float">
            <text:p>1,06</text:p>
          </table:table-cell>
          <table:table-cell table:style-name="ce76" office:value-type="float" office:value="0.24" calcext:value-type="float">
            <text:p>0,24</text:p>
          </table:table-cell>
          <table:table-cell table:style-name="ce76" office:value-type="float" office:value="3.84" calcext:value-type="float">
            <text:p>3,84</text:p>
          </table:table-cell>
          <table:table-cell table:style-name="ce76" office:value-type="float" office:value="13.55" calcext:value-type="float">
            <text:p>13,55</text:p>
          </table:table-cell>
          <table:table-cell table:style-name="ce78" office:value-type="float" office:value="0" calcext:value-type="float">
            <text:p>0</text:p>
          </table:table-cell>
          <table:table-cell table:style-name="ce4" table:formula="of:=[.J13]+[.J19]" office:value-type="float" office:value="38093520" calcext:value-type="float">
            <text:p>38.093.520</text:p>
          </table:table-cell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/>
          <table:table-cell table:style-name="ce63"/>
          <table:table-cell table:style-name="ce56" table:number-columns-repeated="6"/>
          <table:table-cell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<text:s/>min</text:p>
          </table:table-cell>
          <table:table-cell table:style-name="ce64" office:value-type="string" calcext:value-type="string">
            <text:p>mediana</text:p>
          </table:table-cell>
          <table:table-cell table:style-name="ce57" office:value-type="string" calcext:value-type="string">
            <text:p><text:s/>max</text:p>
          </table:table-cell>
          <table:table-cell table:style-name="ce57" office:value-type="string" calcext:value-type="string">
            <text:p><text:s/>media</text:p>
          </table:table-cell>
          <table:table-cell table:style-name="ce57" office:value-type="string" calcext:value-type="string">
            <text:p>devPad</text:p>
          </table:table-cell>
          <table:table-cell table:style-name="ce57" office:value-type="string" calcext:value-type="string">
            <text:p>skew</text:p>
          </table:table-cell>
          <table:table-cell table:style-name="ce57" office:value-type="string" calcext:value-type="string">
            <text:p>curtose</text:p>
          </table:table-cell>
          <table:table-cell table:style-name="ce66" office:value-type="string" calcext:value-type="string">
            <text:p><text:s/>NAs</text:p>
          </table:table-cell>
          <table:table-cell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3" calcext:value-type="float">
            <text:p>1,03</text:p>
          </table:table-cell>
          <table:table-cell table:style-name="ce63" office:value-type="float" office:value="0.18" calcext:value-type="float">
            <text:p>0,18</text:p>
          </table:table-cell>
          <table:table-cell table:style-name="ce63" office:value-type="float" office:value="5.45" calcext:value-type="float">
            <text:p>5,45</text:p>
          </table:table-cell>
          <table:table-cell table:style-name="ce63" office:value-type="float" office:value="29.44" calcext:value-type="float">
            <text:p>29,44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8787398" calcext:value-type="float">
            <text:p>8.787.398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5" calcext:value-type="float">
            <text:p>1,05</text:p>
          </table:table-cell>
          <table:table-cell table:style-name="ce63" office:value-type="float" office:value="0.22" calcext:value-type="float">
            <text:p>0,22</text:p>
          </table:table-cell>
          <table:table-cell table:style-name="ce63" office:value-type="float" office:value="4.39" calcext:value-type="float">
            <text:p>4,39</text:p>
          </table:table-cell>
          <table:table-cell table:style-name="ce63" office:value-type="float" office:value="18.54" calcext:value-type="float">
            <text:p>18,54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3237089" calcext:value-type="float">
            <text:p>13.237.089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5" calcext:value-type="float">
            <text:p>1,05</text:p>
          </table:table-cell>
          <table:table-cell table:style-name="ce63" office:value-type="float" office:value="0.23" calcext:value-type="float">
            <text:p>0,23</text:p>
          </table:table-cell>
          <table:table-cell table:style-name="ce63" office:value-type="float" office:value="4.16" calcext:value-type="float">
            <text:p>4,16</text:p>
          </table:table-cell>
          <table:table-cell table:style-name="ce63" office:value-type="float" office:value="16.18" calcext:value-type="float">
            <text:p>16,18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5057500" calcext:value-type="float">
            <text:p>15.057.500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,00</text:p>
          </table:table-cell>
          <table:table-cell table:style-name="ce75" office:value-type="float" office:value="3" calcext:value-type="float">
            <text:p>3</text:p>
          </table:table-cell>
          <table:table-cell table:style-name="ce76" office:value-type="float" office:value="1.06" calcext:value-type="float">
            <text:p>1,06</text:p>
          </table:table-cell>
          <table:table-cell table:style-name="ce76" office:value-type="float" office:value="0.24" calcext:value-type="float">
            <text:p>0,24</text:p>
          </table:table-cell>
          <table:table-cell table:style-name="ce76" office:value-type="float" office:value="3.9" calcext:value-type="float">
            <text:p>3,90</text:p>
          </table:table-cell>
          <table:table-cell table:style-name="ce76" office:value-type="float" office:value="14.28" calcext:value-type="float">
            <text:p>14,28</text:p>
          </table:table-cell>
          <table:table-cell table:style-name="ce78" office:value-type="float" office:value="0" calcext:value-type="float">
            <text:p>0</text:p>
          </table:table-cell>
          <table:table-cell table:style-name="ce4" office:value-type="float" office:value="18978183" calcext:value-type="float">
            <text:p>18.978.183</text:p>
          </table:table-cell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/>
          <table:table-cell table:style-name="ce63"/>
          <table:table-cell table:style-name="ce56" table:number-columns-repeated="6"/>
          <table:table-cell table:style-name="ce4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<text:s/>min</text:p>
          </table:table-cell>
          <table:table-cell table:style-name="ce64" office:value-type="string" calcext:value-type="string">
            <text:p>mediana</text:p>
          </table:table-cell>
          <table:table-cell table:style-name="ce57" office:value-type="string" calcext:value-type="string">
            <text:p><text:s/>max</text:p>
          </table:table-cell>
          <table:table-cell table:style-name="ce57" office:value-type="string" calcext:value-type="string">
            <text:p><text:s/>media</text:p>
          </table:table-cell>
          <table:table-cell table:style-name="ce57" office:value-type="string" calcext:value-type="string">
            <text:p>devPad</text:p>
          </table:table-cell>
          <table:table-cell table:style-name="ce57" office:value-type="string" calcext:value-type="string">
            <text:p>skew</text:p>
          </table:table-cell>
          <table:table-cell table:style-name="ce57" office:value-type="string" calcext:value-type="string">
            <text:p>curtose</text:p>
          </table:table-cell>
          <table:table-cell table:style-name="ce66" office:value-type="string" calcext:value-type="string">
            <text:p><text:s/>NAs</text:p>
          </table:table-cell>
          <table:table-cell table:style-name="ce4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4" calcext:value-type="float">
            <text:p>1,04</text:p>
          </table:table-cell>
          <table:table-cell table:style-name="ce63" office:value-type="float" office:value="0.2" calcext:value-type="float">
            <text:p>0,20</text:p>
          </table:table-cell>
          <table:table-cell table:style-name="ce63" office:value-type="float" office:value="5.15" calcext:value-type="float">
            <text:p>5,15</text:p>
          </table:table-cell>
          <table:table-cell table:style-name="ce63" office:value-type="float" office:value="26.61" calcext:value-type="float">
            <text:p>26,61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2515847" calcext:value-type="float">
            <text:p>12.515.847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5" calcext:value-type="float">
            <text:p>0,25</text:p>
          </table:table-cell>
          <table:table-cell table:style-name="ce63" office:value-type="float" office:value="3.72" calcext:value-type="float">
            <text:p>3,72</text:p>
          </table:table-cell>
          <table:table-cell table:style-name="ce63" office:value-type="float" office:value="12.71" calcext:value-type="float">
            <text:p>12,71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6160045" calcext:value-type="float">
            <text:p>16.160.045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6" office:value-type="float" office:value="1" calcext:value-type="float">
            <text:p>1</text:p>
          </table:table-cell>
          <table:table-cell table:style-name="ce63" office:value-type="float" office:value="1" calcext:value-type="float">
            <text:p>1,00</text:p>
          </table:table-cell>
          <table:table-cell table:style-name="ce56" office:value-type="float" office:value="3" calcext:value-type="float">
            <text:p>3</text:p>
          </table:table-cell>
          <table:table-cell table:style-name="ce63" office:value-type="float" office:value="1.06" calcext:value-type="float">
            <text:p>1,06</text:p>
          </table:table-cell>
          <table:table-cell table:style-name="ce63" office:value-type="float" office:value="0.24" calcext:value-type="float">
            <text:p>0,24</text:p>
          </table:table-cell>
          <table:table-cell table:style-name="ce63" office:value-type="float" office:value="3.8" calcext:value-type="float">
            <text:p>3,80</text:p>
          </table:table-cell>
          <table:table-cell table:style-name="ce63" office:value-type="float" office:value="13.02" calcext:value-type="float">
            <text:p>13,02</text:p>
          </table:table-cell>
          <table:table-cell table:style-name="ce77" office:value-type="float" office:value="0" calcext:value-type="float">
            <text:p>0</text:p>
          </table:table-cell>
          <table:table-cell table:style-name="ce4" office:value-type="float" office:value="16373853" calcext:value-type="float">
            <text:p>16.373.853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float" office:value="1" calcext:value-type="float">
            <text:p>1,00</text:p>
          </table:table-cell>
          <table:table-cell table:style-name="ce75" office:value-type="float" office:value="3" calcext:value-type="float">
            <text:p>3</text:p>
          </table:table-cell>
          <table:table-cell table:style-name="ce76" office:value-type="float" office:value="1.06" calcext:value-type="float">
            <text:p>1,06</text:p>
          </table:table-cell>
          <table:table-cell table:style-name="ce76" office:value-type="float" office:value="0.24" calcext:value-type="float">
            <text:p>0,24</text:p>
          </table:table-cell>
          <table:table-cell table:style-name="ce76" office:value-type="float" office:value="3.84" calcext:value-type="float">
            <text:p>3,84</text:p>
          </table:table-cell>
          <table:table-cell table:style-name="ce76" office:value-type="float" office:value="13.55" calcext:value-type="float">
            <text:p>13,55</text:p>
          </table:table-cell>
          <table:table-cell table:style-name="ce78" office:value-type="float" office:value="0" calcext:value-type="float">
            <text:p>0</text:p>
          </table:table-cell>
          <table:table-cell table:style-name="ce4" office:value-type="float" office:value="19115337" calcext:value-type="float">
            <text:p>19.115.337</text:p>
          </table:table-cell>
        </table:table-row>
        <table:table-row table:style-name="ro1" table:number-rows-repeated="2">
          <table:table-cell table:number-columns-repeated="3"/>
          <table:table-cell table:style-name="ce29" table:number-columns-repeated="4"/>
          <table:table-cell table:number-columns-repeated="3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OS" table:style-name="ta1">
        <table:shapes>
          <draw:frame draw:z-index="0" draw:style-name="gr1" draw:text-style-name="P1" svg:width="157.03mm" svg:height="84.73mm" svg:x="364.56mm" svg:y="4.52mm">
            <loext:p draw:notify-on-update-of-ranges="MODOS.A4:MODOS.A7 MODOS.B3:MODOS.B3 MODOS.B4:MODOS.B7 MODOS.C3:MODOS.C3 MODOS.C4:MODOS.C7 MODOS.D3:MODOS.D3 MODOS.D4:MODOS.D7 MODOS.E3:MODOS.E3 MODOS.E4:MODOS.E7 MODOS.F3:MODOS.F3 MODOS.F4:MODOS.F7 MODOS.G3:MODOS.G3 MODOS.G4:MODOS.G7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draw:text-style-name="P1" svg:width="133.93mm" svg:height="84.73mm" svg:x="522.42mm" svg:y="4.52mm">
            <loext:p draw:notify-on-update-of-ranges="MODOS.A11:MODOS.A14 MODOS.B10:MODOS.B10 MODOS.B11:MODOS.B14 MODOS.C10:MODOS.C10 MODOS.C11:MODOS.C14 MODOS.D10:MODOS.D10 MODOS.D11:MODOS.D14 MODOS.E10:MODOS.E10 MODOS.E11:MODOS.E14 MODOS.F10:MODOS.F10 MODOS.F11:MODOS.F14 MODOS.G10:MODOS.G10 MODOS.G11:MODOS.G14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" draw:style-name="gr1" draw:text-style-name="P1" svg:width="132.81mm" svg:height="84.73mm" svg:x="658.29mm" svg:y="5.31mm">
            <loext:p draw:notify-on-update-of-ranges="MODOS.A17:MODOS.A20 MODOS.B16:MODOS.B16 MODOS.B17:MODOS.B20 MODOS.C16:MODOS.C16 MODOS.C17:MODOS.C20 MODOS.D16:MODOS.D16 MODOS.D17:MODOS.D20 MODOS.E16:MODOS.E16 MODOS.E17:MODOS.E20 MODOS.F16:MODOS.F16 MODOS.F17:MODOS.F20 MODOS.G16:MODOS.G16 MODOS.G17:MODOS.G20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3" draw:style-name="gr1" draw:text-style-name="P1" svg:width="157.3mm" svg:height="89.77mm" svg:x="364.57mm" svg:y="94.83mm">
            <loext:p draw:notify-on-update-of-ranges="MODOS.A25:MODOS.A28 MODOS.B24:MODOS.B24 MODOS.B25:MODOS.B28 MODOS.C24:MODOS.C24 MODOS.C25:MODOS.C28 MODOS.D24:MODOS.D24 MODOS.D25:MODOS.D28 MODOS.E24:MODOS.E24 MODOS.E25:MODOS.E28 MODOS.F24:MODOS.F24 MODOS.F25:MODOS.F28 MODOS.G24:MODOS.G24 MODOS.G25:MODOS.G28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4" draw:style-name="gr1" draw:text-style-name="P1" svg:width="135.66mm" svg:height="89.78mm" svg:x="522.6mm" svg:y="94.83mm">
            <loext:p draw:notify-on-update-of-ranges="MODOS.A32:MODOS.A35 MODOS.B31:MODOS.B31 MODOS.B32:MODOS.B35 MODOS.C31:MODOS.C31 MODOS.C32:MODOS.C35 MODOS.D31:MODOS.D31 MODOS.D32:MODOS.D35 MODOS.E31:MODOS.E31 MODOS.E32:MODOS.E35 MODOS.F31:MODOS.F31 MODOS.F32:MODOS.F35 MODOS.G31:MODOS.G31 MODOS.G32:MODOS.G35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5" draw:style-name="gr1" draw:text-style-name="P1" svg:width="135.38mm" svg:height="89.52mm" svg:x="657.91mm" svg:y="94.83mm">
            <loext:p draw:notify-on-update-of-ranges="MODOS.A25:MODOS.A28 MODOS.B24:MODOS.B24 MODOS.B25:MODOS.B28 MODOS.C24:MODOS.C24 MODOS.C25:MODOS.C28 MODOS.D24:MODOS.D24 MODOS.D25:MODOS.D28 MODOS.E24:MODOS.E24 MODOS.E25:MODOS.E28 MODOS.F24:MODOS.F24 MODOS.F25:MODOS.F28 MODOS.G24:MODOS.G24 MODOS.G25:MODOS.G28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6" draw:style-name="gr1" draw:text-style-name="P1" svg:width="157.3mm" svg:height="89.77mm" svg:x="364.73mm" svg:y="189.66mm">
            <loext:p draw:notify-on-update-of-ranges="MODOS.A46:MODOS.A49 MODOS.B45:MODOS.B45 MODOS.B46:MODOS.B49 MODOS.C45:MODOS.C45 MODOS.C46:MODOS.C49 MODOS.D45:MODOS.D45 MODOS.D46:MODOS.D49 MODOS.E45:MODOS.E45 MODOS.E46:MODOS.E49 MODOS.F45:MODOS.F45 MODOS.F46:MODOS.F49 MODOS.G45:MODOS.G45 MODOS.G46:MODOS.G49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7" draw:style-name="gr1" draw:text-style-name="P1" svg:width="134mm" svg:height="89.78mm" svg:x="522.6mm" svg:y="189.66mm">
            <loext:p draw:notify-on-update-of-ranges="MODOS.A53:MODOS.A56 MODOS.B52:MODOS.B52 MODOS.B53:MODOS.B56 MODOS.C52:MODOS.C52 MODOS.C53:MODOS.C56 MODOS.D52:MODOS.D52 MODOS.D53:MODOS.D56 MODOS.E52:MODOS.E52 MODOS.E53:MODOS.E56 MODOS.F52:MODOS.F52 MODOS.F53:MODOS.F56 MODOS.G52:MODOS.G52 MODOS.G53:MODOS.G56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8" draw:style-name="gr1" draw:text-style-name="P1" svg:width="134mm" svg:height="89.78mm" svg:x="657.91mm" svg:y="189.65mm">
            <loext:p draw:notify-on-update-of-ranges="MODOS.A59:MODOS.A62 MODOS.B58:MODOS.B58 MODOS.B59:MODOS.B62 MODOS.C58:MODOS.C58 MODOS.C59:MODOS.C62 MODOS.D58:MODOS.D58 MODOS.D59:MODOS.D62 MODOS.E58:MODOS.E58 MODOS.E59:MODOS.E62 MODOS.F58:MODOS.F58 MODOS.F59:MODOS.F62 MODOS.G58:MODOS.G58 MODOS.G59:MODOS.G62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9" draw:style-name="gr1" draw:text-style-name="P1" svg:width="157.3mm" svg:height="89.77mm" svg:x="364.73mm" svg:y="284.48mm">
            <loext:p draw:notify-on-update-of-ranges="MODOS.A67:MODOS.A70 MODOS.B66:MODOS.B66 MODOS.B67:MODOS.B70 MODOS.C66:MODOS.C66 MODOS.C67:MODOS.C70 MODOS.D66:MODOS.D66 MODOS.D67:MODOS.D70 MODOS.E66:MODOS.E66 MODOS.E67:MODOS.E70 MODOS.F66:MODOS.F66 MODOS.F67:MODOS.F70 MODOS.G66:MODOS.G66 MODOS.G67:MODOS.G70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0" draw:style-name="gr1" draw:text-style-name="P1" svg:width="134mm" svg:height="89.51mm" svg:x="522.6mm" svg:y="284.48mm">
            <loext:p draw:notify-on-update-of-ranges="MODOS.A74:MODOS.A77 MODOS.B73:MODOS.B73 MODOS.B74:MODOS.B77 MODOS.C73:MODOS.C73 MODOS.C74:MODOS.C77 MODOS.D73:MODOS.D73 MODOS.D74:MODOS.D77 MODOS.E73:MODOS.E73 MODOS.E74:MODOS.E77 MODOS.F73:MODOS.F73 MODOS.F74:MODOS.F77 MODOS.G73:MODOS.G73 MODOS.G74:MODOS.G77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1" draw:style-name="gr1" draw:text-style-name="P1" svg:width="134mm" svg:height="89.51mm" svg:x="657.91mm" svg:y="284.48mm">
            <loext:p draw:notify-on-update-of-ranges="MODOS.A80:MODOS.A83 MODOS.B79:MODOS.B79 MODOS.B80:MODOS.B83 MODOS.C79:MODOS.C79 MODOS.C80:MODOS.C83 MODOS.D79:MODOS.D79 MODOS.D80:MODOS.D83 MODOS.E79:MODOS.E79 MODOS.E80:MODOS.E83 MODOS.F79:MODOS.F79 MODOS.F80:MODOS.F83 MODOS.G79:MODOS.G79 MODOS.G80:MODOS.G83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visibility="collapse" table:default-cell-style-name="Default"/>
        <table:table-column table:style-name="co2" table:default-cell-style-name="ce6"/>
        <table:table-column table:style-name="co31" table:default-cell-style-name="Default"/>
        <table:table-column table:style-name="co2" table:default-cell-style-name="Default"/>
        <table:table-column table:style-name="co2" table:number-columns-repeated="3" table:default-cell-style-name="ce32"/>
        <table:table-column table:style-name="co2" table:number-columns-repeated="7" table:default-cell-style-name="Default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55" table:number-columns-repeated="2"/>
          <table:table-cell table:number-columns-repeated="7"/>
          <table:table-cell table:style-name="ce82" office:value-type="string" calcext:value-type="string" table:number-columns-spanned="1" table:number-rows-spanned="3">
            <text:p>MODO-1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296" calcext:value-type="percentage">
            <text:p>3,0%</text:p>
          </table:table-cell>
          <table:table-cell table:style-name="ce58" office:value-type="percentage" office:value="0.4168" calcext:value-type="percentage">
            <text:p>41,7%</text:p>
          </table:table-cell>
          <table:table-cell table:style-name="ce58" office:value-type="percentage" office:value="0.1536" calcext:value-type="percentage">
            <text:p>15,4%</text:p>
          </table:table-cell>
          <table:table-cell table:style-name="ce58" office:value-type="percentage" office:value="0.1125" calcext:value-type="percentage">
            <text:p>11,3%</text:p>
          </table:table-cell>
          <table:table-cell table:style-name="ce58" office:value-type="percentage" office:value="0.2799" calcext:value-type="percentage">
            <text:p>28,0%</text:p>
          </table:table-cell>
          <table:table-cell table:style-name="ce67" office:value-type="percentage" office:value="0.0076" calcext:value-type="percentage">
            <text:p>0,8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:.G4])" office:value-type="percentage" office:value="1" calcext:value-type="percentage">
            <text:p>100,0%</text:p>
          </table:table-cell>
          <table:table-cell table:style-name="ce4" table:formula="of:=[NO_MODOS.J4]" office:value-type="float" office:value="21303245" calcext:value-type="float">
            <text:p>21.303.245</text:p>
          </table:table-cell>
          <table:table-cell table:style-name="ce4" table:formula="of:=[.J4]*[.B4]" office:value-type="float" office:value="630576.052" calcext:value-type="float">
            <text:p>630.576</text:p>
          </table:table-cell>
          <table:table-cell table:style-name="ce84" table:formula="of:=[.B4]+[.C4]" office:value-type="percentage" office:value="0.4464" calcext:value-type="percentage">
            <text:p>44,64%</text:p>
          </table:table-cell>
          <table:table-cell table:style-name="ce84" table:formula="of:=[.D4]+[.E4]+[.G4]" office:value-type="percentage" office:value="0.2737" calcext:value-type="percentage">
            <text:p>27,37%</text:p>
          </table:table-cell>
          <table:table-cell table:style-name="ce86" table:formula="of:=[.F4]" office:value-type="percentage" office:value="0.2799" calcext:value-type="percentage">
            <text:p>28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473" calcext:value-type="percentage">
            <text:p>4,7%</text:p>
          </table:table-cell>
          <table:table-cell table:style-name="ce58" office:value-type="percentage" office:value="0.3047" calcext:value-type="percentage">
            <text:p>30,5%</text:p>
          </table:table-cell>
          <table:table-cell table:style-name="ce58" office:value-type="percentage" office:value="0.1722" calcext:value-type="percentage">
            <text:p>17,2%</text:p>
          </table:table-cell>
          <table:table-cell table:style-name="ce58" office:value-type="percentage" office:value="0.0971" calcext:value-type="percentage">
            <text:p>9,7%</text:p>
          </table:table-cell>
          <table:table-cell table:style-name="ce58" office:value-type="percentage" office:value="0.3623" calcext:value-type="percentage">
            <text:p>36,2%</text:p>
          </table:table-cell>
          <table:table-cell table:style-name="ce67" office:value-type="percentage" office:value="0.0165" calcext:value-type="percentage">
            <text:p>1,7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5:.G5])" office:value-type="percentage" office:value="1.0001" calcext:value-type="percentage">
            <text:p>100,0%</text:p>
          </table:table-cell>
          <table:table-cell table:style-name="ce4" table:formula="of:=[NO_MODOS.J5]" office:value-type="float" office:value="29397134" calcext:value-type="float">
            <text:p>29.397.134</text:p>
          </table:table-cell>
          <table:table-cell table:style-name="ce4" table:formula="of:=[.J5]*[.B5]" office:value-type="float" office:value="1390484.4382" calcext:value-type="float">
            <text:p>1.390.484</text:p>
          </table:table-cell>
          <table:table-cell table:style-name="ce84" table:formula="of:=[.B5]+[.C5]" office:value-type="percentage" office:value="0.352" calcext:value-type="percentage">
            <text:p>35,20%</text:p>
          </table:table-cell>
          <table:table-cell table:style-name="ce84" table:formula="of:=[.D5]+[.E5]+[.G5]" office:value-type="percentage" office:value="0.2858" calcext:value-type="percentage">
            <text:p>28,58%</text:p>
          </table:table-cell>
          <table:table-cell table:style-name="ce86" table:formula="of:=[.F5]" office:value-type="percentage" office:value="0.3623" calcext:value-type="percentage">
            <text:p>36,2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415" calcext:value-type="percentage">
            <text:p>4,2%</text:p>
          </table:table-cell>
          <table:table-cell table:style-name="ce58" office:value-type="percentage" office:value="0.2891" calcext:value-type="percentage">
            <text:p>28,9%</text:p>
          </table:table-cell>
          <table:table-cell table:style-name="ce58" office:value-type="percentage" office:value="0.2049" calcext:value-type="percentage">
            <text:p>20,5%</text:p>
          </table:table-cell>
          <table:table-cell table:style-name="ce58" office:value-type="percentage" office:value="0.1076" calcext:value-type="percentage">
            <text:p>10,8%</text:p>
          </table:table-cell>
          <table:table-cell table:style-name="ce58" office:value-type="percentage" office:value="0.344" calcext:value-type="percentage">
            <text:p>34,4%</text:p>
          </table:table-cell>
          <table:table-cell table:style-name="ce67" office:value-type="percentage" office:value="0.0129" calcext:value-type="percentage">
            <text:p>1,3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:.G6])" office:value-type="percentage" office:value="1" calcext:value-type="percentage">
            <text:p>100,0%</text:p>
          </table:table-cell>
          <table:table-cell table:style-name="ce4" table:formula="of:=[NO_MODOS.J6]" office:value-type="float" office:value="31431353" calcext:value-type="float">
            <text:p>31.431.353</text:p>
          </table:table-cell>
          <table:table-cell table:style-name="ce4" table:formula="of:=[.J6]*[.B6]" office:value-type="float" office:value="1304401.1495" calcext:value-type="float">
            <text:p>1.304.401</text:p>
          </table:table-cell>
          <table:table-cell table:style-name="ce84" table:formula="of:=[.B6]+[.C6]" office:value-type="percentage" office:value="0.3306" calcext:value-type="percentage">
            <text:p>33,06%</text:p>
          </table:table-cell>
          <table:table-cell table:style-name="ce84" table:formula="of:=[.D6]+[.E6]+[.G6]" office:value-type="percentage" office:value="0.3254" calcext:value-type="percentage">
            <text:p>32,54%</text:p>
          </table:table-cell>
          <table:table-cell table:style-name="ce86" table:formula="of:=[.F6]" office:value-type="percentage" office:value="0.344" calcext:value-type="percentage">
            <text:p>34,4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45" calcext:value-type="percentage">
            <text:p>4,5%</text:p>
          </table:table-cell>
          <table:table-cell table:style-name="ce59" office:value-type="percentage" office:value="0.3175" calcext:value-type="percentage">
            <text:p>31,8%</text:p>
          </table:table-cell>
          <table:table-cell table:style-name="ce59" office:value-type="percentage" office:value="0.1916" calcext:value-type="percentage">
            <text:p>19,2%</text:p>
          </table:table-cell>
          <table:table-cell table:style-name="ce59" office:value-type="percentage" office:value="0.0863" calcext:value-type="percentage">
            <text:p>8,6%</text:p>
          </table:table-cell>
          <table:table-cell table:style-name="ce59" office:value-type="percentage" office:value="0.3314" calcext:value-type="percentage">
            <text:p>33,1%</text:p>
          </table:table-cell>
          <table:table-cell table:style-name="ce68" office:value-type="percentage" office:value="0.0287" calcext:value-type="percentage">
            <text:p>2,9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7:.G7])" office:value-type="percentage" office:value="1" calcext:value-type="percentage">
            <text:p>100,0%</text:p>
          </table:table-cell>
          <table:table-cell table:style-name="ce4" table:formula="of:=[NO_MODOS.J7]" office:value-type="float" office:value="38093520" calcext:value-type="float">
            <text:p>38.093.520</text:p>
          </table:table-cell>
          <table:table-cell table:style-name="ce4" table:formula="of:=[.J7]*[.B7]" office:value-type="float" office:value="1695161.64" calcext:value-type="float">
            <text:p>1.695.162</text:p>
          </table:table-cell>
          <table:table-cell table:style-name="ce84" table:formula="of:=[.B7]+[.C7]" office:value-type="percentage" office:value="0.362" calcext:value-type="percentage">
            <text:p>36,20%</text:p>
          </table:table-cell>
          <table:table-cell table:style-name="ce84" table:formula="of:=[.D7]+[.E7]+[.G7]" office:value-type="percentage" office:value="0.3066" calcext:value-type="percentage">
            <text:p>30,66%</text:p>
          </table:table-cell>
          <table:table-cell table:style-name="ce86" table:formula="of:=[.F7]" office:value-type="percentage" office:value="0.3314" calcext:value-type="percentage">
            <text:p>33,1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number-columns-repeated="2"/>
          <table:table-cell table:style-name="ce85"/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244" calcext:value-type="percentage">
            <office:annotation draw:style-name="gr2" draw:text-style-name="P3" svg:width="28.99mm" svg:height="9.91mm" svg:x="62.99mm" svg:y="30.15mm" draw:caption-point-x="-6.1mm" draw:caption-point-y="15.1mm">
              <dc:date>2016-02-10T00:00:00</dc:date>
              <text:p text:style-name="P2"><text:span text:style-name="T1">Metrô: 1,24</text:span><text:span text:style-name="T1"><text:line-break/></text:span><text:span text:style-name="T1">Trem: 1,20</text:span></text:p>
            </office:annotation>
            <text:p>2,4%</text:p>
          </table:table-cell>
          <table:table-cell table:style-name="ce58" office:value-type="percentage" office:value="0.4264" calcext:value-type="percentage">
            <text:p>42,6%</text:p>
          </table:table-cell>
          <table:table-cell table:style-name="ce58" office:value-type="percentage" office:value="0.0698" calcext:value-type="percentage">
            <text:p>7,0%</text:p>
          </table:table-cell>
          <table:table-cell table:style-name="ce58" office:value-type="percentage" office:value="0.1585" calcext:value-type="percentage">
            <text:p>15,9%</text:p>
          </table:table-cell>
          <table:table-cell table:style-name="ce58" office:value-type="percentage" office:value="0.3191" calcext:value-type="percentage">
            <text:p>31,9%</text:p>
          </table:table-cell>
          <table:table-cell table:style-name="ce67" office:value-type="percentage" office:value="0.0019" calcext:value-type="percentage">
            <text:p>0,2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11:.G11])" office:value-type="percentage" office:value="1.0001" calcext:value-type="percentage">
            <text:p>100,0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61" table:formula="of:=[.C11]-[.C17]" office:value-type="percentage" office:value="0.0163" calcext:value-type="percentage">
            <text:p>1,6%</text:p>
          </table:table-cell>
          <table:table-cell table:style-name="ce84" table:formula="of:=[.B11]+[.C11]" office:value-type="percentage" office:value="0.4508" calcext:value-type="percentage">
            <text:p>45,08%</text:p>
          </table:table-cell>
          <table:table-cell table:style-name="ce84" table:formula="of:=[.D11]+[.E11]+[.G11]" office:value-type="percentage" office:value="0.2302" calcext:value-type="percentage">
            <text:p>23,02%</text:p>
          </table:table-cell>
          <table:table-cell table:style-name="ce86" table:formula="of:=[.F11]" office:value-type="percentage" office:value="0.3191" calcext:value-type="percentage">
            <text:p>31,9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394" calcext:value-type="percentage">
            <office:annotation draw:style-name="gr2" draw:text-style-name="P3" svg:width="28.99mm" svg:height="9.91mm" svg:x="62.99mm" svg:y="34.67mm" draw:caption-point-x="-6.1mm" draw:caption-point-y="15.1mm">
              <dc:date>2016-02-10T00:00:00</dc:date>
              <text:p text:style-name="P2"><text:span text:style-name="T1">Metrô: 2,36</text:span></text:p>
              <text:p text:style-name="P2"><text:span text:style-name="T1">Trem: 1,57</text:span></text:p>
            </office:annotation>
            <text:p>3,9%</text:p>
          </table:table-cell>
          <table:table-cell table:style-name="ce58" office:value-type="percentage" office:value="0.3012" calcext:value-type="percentage">
            <text:p>30,1%</text:p>
          </table:table-cell>
          <table:table-cell table:style-name="ce58" office:value-type="percentage" office:value="0.1042" calcext:value-type="percentage">
            <text:p>10,4%</text:p>
          </table:table-cell>
          <table:table-cell table:style-name="ce58" office:value-type="percentage" office:value="0.1268" calcext:value-type="percentage">
            <text:p>12,7%</text:p>
          </table:table-cell>
          <table:table-cell table:style-name="ce58" office:value-type="percentage" office:value="0.4242" calcext:value-type="percentage">
            <text:p>42,4%</text:p>
          </table:table-cell>
          <table:table-cell table:style-name="ce67" office:value-type="percentage" office:value="0.0042" calcext:value-type="percentage">
            <text:p>0,4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12:.G12])" office:value-type="percentage" office:value="1" calcext:value-type="percentage">
            <text:p>100,0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61" table:formula="of:=[.C12]-[.C18]" office:value-type="percentage" office:value="-0.00640000000000002" calcext:value-type="percentage">
            <text:p>-0,6%</text:p>
          </table:table-cell>
          <table:table-cell table:style-name="ce84" table:formula="of:=[.B12]+[.C12]" office:value-type="percentage" office:value="0.3406" calcext:value-type="percentage">
            <text:p>34,06%</text:p>
          </table:table-cell>
          <table:table-cell table:style-name="ce84" table:formula="of:=[.D12]+[.E12]+[.G12]" office:value-type="percentage" office:value="0.2352" calcext:value-type="percentage">
            <text:p>23,52%</text:p>
          </table:table-cell>
          <table:table-cell table:style-name="ce86" table:formula="of:=[.F12]" office:value-type="percentage" office:value="0.4242" calcext:value-type="percentage">
            <text:p>42,4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72" calcext:value-type="percentage">
            <office:annotation draw:style-name="gr2" draw:text-style-name="P3" svg:width="28.99mm" svg:height="9.91mm" svg:x="62.99mm" svg:y="39.18mm" draw:caption-point-x="-6.1mm" draw:caption-point-y="15.1mm">
              <dc:date>2016-02-10T00:00:00</dc:date>
              <text:p text:style-name="P2"><text:span text:style-name="T1">Metrô: 2,88</text:span><text:span text:style-name="T1"><text:line-break/></text:span><text:span text:style-name="T1">Trem: 0,85</text:span></text:p>
            </office:annotation>
            <text:p>3,7%</text:p>
          </table:table-cell>
          <table:table-cell table:style-name="ce58" office:value-type="percentage" office:value="0.3031" calcext:value-type="percentage">
            <text:p>30,3%</text:p>
          </table:table-cell>
          <table:table-cell table:style-name="ce58" office:value-type="percentage" office:value="0.1314" calcext:value-type="percentage">
            <text:p>13,1%</text:p>
          </table:table-cell>
          <table:table-cell table:style-name="ce58" office:value-type="percentage" office:value="0.1405" calcext:value-type="percentage">
            <text:p>14,1%</text:p>
          </table:table-cell>
          <table:table-cell table:style-name="ce58" office:value-type="percentage" office:value="0.3853" calcext:value-type="percentage">
            <text:p>38,5%</text:p>
          </table:table-cell>
          <table:table-cell table:style-name="ce67" office:value-type="percentage" office:value="0.0025" calcext:value-type="percentage">
            <text:p>0,3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13:.G13])" office:value-type="percentage" office:value="1" calcext:value-type="percentage">
            <text:p>100,0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61" table:formula="of:=[.C13]-[.C19]" office:value-type="percentage" office:value="0.0268" calcext:value-type="percentage">
            <text:p>2,7%</text:p>
          </table:table-cell>
          <table:table-cell table:style-name="ce84" table:formula="of:=[.B13]+[.C13]" office:value-type="percentage" office:value="0.3403" calcext:value-type="percentage">
            <text:p>34,03%</text:p>
          </table:table-cell>
          <table:table-cell table:style-name="ce84" table:formula="of:=[.D13]+[.E13]+[.G13]" office:value-type="percentage" office:value="0.2744" calcext:value-type="percentage">
            <text:p>27,44%</text:p>
          </table:table-cell>
          <table:table-cell table:style-name="ce86" table:formula="of:=[.F13]" office:value-type="percentage" office:value="0.3853" calcext:value-type="percentage">
            <text:p>38,5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38" calcext:value-type="percentage">
            <office:annotation draw:style-name="gr2" draw:text-style-name="P3" svg:width="28.99mm" svg:height="9.91mm" svg:x="62.99mm" svg:y="43.7mm" draw:caption-point-x="-6.1mm" draw:caption-point-y="15.1mm">
              <dc:date>2016-02-10T00:00:00</dc:date>
              <text:p text:style-name="P2"><text:span text:style-name="T1">Metrô: 2,98</text:span><text:span text:style-name="T1"><text:line-break/></text:span><text:span text:style-name="T1">Trem: <text:s/>1,40</text:span></text:p>
            </office:annotation>
            <text:p>4,4%</text:p>
          </table:table-cell>
          <table:table-cell table:style-name="ce59" office:value-type="percentage" office:value="0.3394" calcext:value-type="percentage">
            <text:p>33,9%</text:p>
          </table:table-cell>
          <table:table-cell table:style-name="ce59" office:value-type="percentage" office:value="0.1263" calcext:value-type="percentage">
            <text:p>12,6%</text:p>
          </table:table-cell>
          <table:table-cell table:style-name="ce59" office:value-type="percentage" office:value="0.1097" calcext:value-type="percentage">
            <text:p>11,0%</text:p>
          </table:table-cell>
          <table:table-cell table:style-name="ce59" office:value-type="percentage" office:value="0.3754" calcext:value-type="percentage">
            <text:p>37,5%</text:p>
          </table:table-cell>
          <table:table-cell table:style-name="ce68" office:value-type="percentage" office:value="0.0053" calcext:value-type="percentage">
            <text:p>0,5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14:.G14])" office:value-type="percentage" office:value="0.9999" calcext:value-type="percentage">
            <text:p>100,0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61" table:formula="of:=[.C14]-[.C20]" office:value-type="percentage" office:value="0.0436" calcext:value-type="percentage">
            <text:p>4,4%</text:p>
          </table:table-cell>
          <table:table-cell table:style-name="ce84" table:formula="of:=[.B14]+[.C14]" office:value-type="percentage" office:value="0.3832" calcext:value-type="percentage">
            <text:p>38,32%</text:p>
          </table:table-cell>
          <table:table-cell table:style-name="ce84" table:formula="of:=[.D14]+[.E14]+[.G14]" office:value-type="percentage" office:value="0.2413" calcext:value-type="percentage">
            <text:p>24,13%</text:p>
          </table:table-cell>
          <table:table-cell table:style-name="ce86" table:formula="of:=[.F14]" office:value-type="percentage" office:value="0.3754" calcext:value-type="percentage">
            <text:p>37,5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333" calcext:value-type="percentage">
            <office:annotation draw:style-name="gr2" draw:text-style-name="P3" svg:width="28.99mm" svg:height="9.91mm" svg:x="62.99mm" svg:y="57.24mm" draw:caption-point-x="-6.1mm" draw:caption-point-y="15.1mm">
              <dc:date>2016-02-10T00:00:00</dc:date>
              <text:p text:style-name="P2"><text:span text:style-name="T1">Metrô: 1,99</text:span><text:span text:style-name="T1"><text:line-break/></text:span><text:span text:style-name="T1">Trem: <text:s/>1,34</text:span></text:p>
            </office:annotation>
            <text:p>3,3%</text:p>
          </table:table-cell>
          <table:table-cell table:style-name="ce58" office:value-type="percentage" office:value="0.4101" calcext:value-type="percentage">
            <text:p>41,0%</text:p>
          </table:table-cell>
          <table:table-cell table:style-name="ce58" office:value-type="percentage" office:value="0.2123" calcext:value-type="percentage">
            <text:p>21,2%</text:p>
          </table:table-cell>
          <table:table-cell table:style-name="ce58" office:value-type="percentage" office:value="0.0803" calcext:value-type="percentage">
            <text:p>8,0%</text:p>
          </table:table-cell>
          <table:table-cell table:style-name="ce58" office:value-type="percentage" office:value="0.2525" calcext:value-type="percentage">
            <text:p>25,3%</text:p>
          </table:table-cell>
          <table:table-cell table:style-name="ce67" office:value-type="percentage" office:value="0.0116" calcext:value-type="percentage">
            <text:p>1,2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17:.G17])" office:value-type="percentage" office:value="1.0001" calcext:value-type="percentage">
            <text:p>100,0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17]*[.B17]" office:value-type="float" office:value="416777.7051" calcext:value-type="float">
            <text:p>416.778</text:p>
          </table:table-cell>
          <table:table-cell table:style-name="ce84" table:formula="of:=[.B17]+[.C17]" office:value-type="percentage" office:value="0.4434" calcext:value-type="percentage">
            <text:p>44,34%</text:p>
          </table:table-cell>
          <table:table-cell table:style-name="ce84" table:formula="of:=[.D17]+[.E17]+[.G17]" office:value-type="percentage" office:value="0.3042" calcext:value-type="percentage">
            <text:p>30,42%</text:p>
          </table:table-cell>
          <table:table-cell table:style-name="ce86" table:formula="of:=[.F17]" office:value-type="percentage" office:value="0.2525" calcext:value-type="percentage">
            <text:p>25,3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538" calcext:value-type="percentage">
            <office:annotation draw:style-name="gr2" draw:text-style-name="P3" svg:width="28.99mm" svg:height="9.91mm" svg:x="62.99mm" svg:y="61.76mm" draw:caption-point-x="-6.1mm" draw:caption-point-y="15.1mm">
              <dc:date>2016-02-10T00:00:00</dc:date>
              <text:p text:style-name="P2"><text:span text:style-name="T1">Metrô: 2,65</text:span><text:span text:style-name="T1"><text:line-break/></text:span><text:span text:style-name="T1">Trem: <text:s/>2,73</text:span></text:p>
            </office:annotation>
            <text:p>5,4%</text:p>
          </table:table-cell>
          <table:table-cell table:style-name="ce58" office:value-type="percentage" office:value="0.3076" calcext:value-type="percentage">
            <text:p>30,8%</text:p>
          </table:table-cell>
          <table:table-cell table:style-name="ce58" office:value-type="percentage" office:value="0.2278" calcext:value-type="percentage">
            <text:p>22,8%</text:p>
          </table:table-cell>
          <table:table-cell table:style-name="ce58" office:value-type="percentage" office:value="0.0728" calcext:value-type="percentage">
            <text:p>7,3%</text:p>
          </table:table-cell>
          <table:table-cell table:style-name="ce58" office:value-type="percentage" office:value="0.3115" calcext:value-type="percentage">
            <text:p>31,2%</text:p>
          </table:table-cell>
          <table:table-cell table:style-name="ce67" office:value-type="percentage" office:value="0.0265" calcext:value-type="percentage">
            <text:p>2,7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18:.G18])" office:value-type="percentage" office:value="1" calcext:value-type="percentage">
            <text:p>100,0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18]*[.B18]" office:value-type="float" office:value="869410.421" calcext:value-type="float">
            <text:p>869.410</text:p>
          </table:table-cell>
          <table:table-cell table:style-name="ce84" table:formula="of:=[.B18]+[.C18]" office:value-type="percentage" office:value="0.3614" calcext:value-type="percentage">
            <text:p>36,14%</text:p>
          </table:table-cell>
          <table:table-cell table:style-name="ce84" table:formula="of:=[.D18]+[.E18]+[.G18]" office:value-type="percentage" office:value="0.3271" calcext:value-type="percentage">
            <text:p>32,71%</text:p>
          </table:table-cell>
          <table:table-cell table:style-name="ce86" table:formula="of:=[.F18]" office:value-type="percentage" office:value="0.3115" calcext:value-type="percentage">
            <text:p>31,2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454" calcext:value-type="percentage">
            <office:annotation draw:style-name="gr2" draw:text-style-name="P3" svg:width="28.99mm" svg:height="9.91mm" svg:x="62.99mm" svg:y="66.28mm" draw:caption-point-x="-6.1mm" draw:caption-point-y="15.1mm">
              <dc:date>2016-02-10T00:00:00</dc:date>
              <text:p text:style-name="P2"><text:span text:style-name="T1">Metrô: 2,86</text:span><text:span text:style-name="T1"><text:line-break/></text:span><text:span text:style-name="T1">Trem: <text:s/>1,68</text:span></text:p>
            </office:annotation>
            <text:p>4,5%</text:p>
          </table:table-cell>
          <table:table-cell table:style-name="ce58" office:value-type="percentage" office:value="0.2763" calcext:value-type="percentage">
            <text:p>27,6%</text:p>
          </table:table-cell>
          <table:table-cell table:style-name="ce58" office:value-type="percentage" office:value="0.2724" calcext:value-type="percentage">
            <text:p>27,2%</text:p>
          </table:table-cell>
          <table:table-cell table:style-name="ce58" office:value-type="percentage" office:value="0.0774" calcext:value-type="percentage">
            <text:p>7,7%</text:p>
          </table:table-cell>
          <table:table-cell table:style-name="ce58" office:value-type="percentage" office:value="0.306" calcext:value-type="percentage">
            <text:p>30,6%</text:p>
          </table:table-cell>
          <table:table-cell table:style-name="ce67" office:value-type="percentage" office:value="0.0225" calcext:value-type="percentage">
            <text:p>2,3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19:.G19])" office:value-type="percentage" office:value="1" calcext:value-type="percentage">
            <text:p>100,0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19]*[.B19]" office:value-type="float" office:value="743372.9262" calcext:value-type="float">
            <text:p>743.373</text:p>
          </table:table-cell>
          <table:table-cell table:style-name="ce84" table:formula="of:=[.B19]+[.C19]" office:value-type="percentage" office:value="0.3217" calcext:value-type="percentage">
            <text:p>32,17%</text:p>
          </table:table-cell>
          <table:table-cell table:style-name="ce84" table:formula="of:=[.D19]+[.E19]+[.G19]" office:value-type="percentage" office:value="0.3723" calcext:value-type="percentage">
            <text:p>37,23%</text:p>
          </table:table-cell>
          <table:table-cell table:style-name="ce86" table:formula="of:=[.F19]" office:value-type="percentage" office:value="0.306" calcext:value-type="percentage">
            <text:p>30,6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53" calcext:value-type="percentage">
            <office:annotation draw:style-name="gr2" draw:text-style-name="P3" svg:width="28.99mm" svg:height="9.91mm" svg:x="62.99mm" svg:y="70.79mm" draw:caption-point-x="-6.1mm" draw:caption-point-y="15.1mm">
              <dc:date>2016-02-10T00:00:00</dc:date>
              <text:p text:style-name="P2"><text:span text:style-name="T1">Metrô: 2,67</text:span></text:p>
              <text:p text:style-name="P2"><text:span text:style-name="T1">Trem: <text:s/>1,83</text:span></text:p>
            </office:annotation>
            <text:p>4,5%</text:p>
          </table:table-cell>
          <table:table-cell table:style-name="ce59" office:value-type="percentage" office:value="0.2958" calcext:value-type="percentage">
            <text:p>29,6%</text:p>
          </table:table-cell>
          <table:table-cell table:style-name="ce59" office:value-type="percentage" office:value="0.2564" calcext:value-type="percentage">
            <text:p>25,6%</text:p>
          </table:table-cell>
          <table:table-cell table:style-name="ce59" office:value-type="percentage" office:value="0.063" calcext:value-type="percentage">
            <text:p>6,3%</text:p>
          </table:table-cell>
          <table:table-cell table:style-name="ce59" office:value-type="percentage" office:value="0.2876" calcext:value-type="percentage">
            <text:p>28,8%</text:p>
          </table:table-cell>
          <table:table-cell table:style-name="ce68" office:value-type="percentage" office:value="0.052" calcext:value-type="percentage">
            <text:p>5,2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20:.G20])" office:value-type="percentage" office:value="1.0001" calcext:value-type="percentage">
            <text:p>100,0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20]*[.B20]" office:value-type="float" office:value="865924.7661" calcext:value-type="float">
            <text:p>865.925</text:p>
          </table:table-cell>
          <table:table-cell table:style-name="ce84" table:formula="of:=[.B20]+[.C20]" office:value-type="percentage" office:value="0.3411" calcext:value-type="percentage">
            <text:p>34,11%</text:p>
          </table:table-cell>
          <table:table-cell table:style-name="ce84" table:formula="of:=[.D20]+[.E20]+[.G20]" office:value-type="percentage" office:value="0.3714" calcext:value-type="percentage">
            <text:p>37,14%</text:p>
          </table:table-cell>
          <table:table-cell table:style-name="ce86" table:formula="of:=[.F20]" office:value-type="percentage" office:value="0.2876" calcext:value-type="percentage">
            <text:p>28,8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2" office:value-type="string" calcext:value-type="string" table:number-columns-spanned="1" table:number-rows-spanned="3">
            <text:p>MODO-2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95" calcext:value-type="percentage">
            <text:p>2,0%</text:p>
          </table:table-cell>
          <table:table-cell table:style-name="ce58" office:value-type="percentage" office:value="0.0697" calcext:value-type="percentage">
            <text:p>7,0%</text:p>
          </table:table-cell>
          <table:table-cell table:style-name="ce58" office:value-type="percentage" office:value="0.0005" calcext:value-type="percentage">
            <text:p>0,1%</text:p>
          </table:table-cell>
          <table:table-cell table:style-name="ce58" office:value-type="percentage" office:value="0.0018" calcext:value-type="percentage">
            <text:p>0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5:.G25])" office:value-type="percentage" office:value="0.0916" calcext:value-type="percentage">
            <text:p>9,2%</text:p>
          </table:table-cell>
          <table:table-cell table:style-name="ce4" table:formula="of:=[.J32]+[.J38]" office:value-type="float" office:value="21303245" calcext:value-type="float">
            <text:p>21.303.245</text:p>
          </table:table-cell>
          <table:table-cell table:style-name="ce4" table:formula="of:=[.J25]*[.B25]" office:value-type="float" office:value="415413.2775" calcext:value-type="float">
            <text:p>415.413</text:p>
          </table:table-cell>
          <table:table-cell table:style-name="ce84" table:formula="of:=[.B25]+[.C25]" office:value-type="percentage" office:value="0.0892" calcext:value-type="percentage">
            <text:p>8,92%</text:p>
          </table:table-cell>
          <table:table-cell table:style-name="ce84" table:formula="of:=[.D25]+[.E25]+[.G25]" office:value-type="percentage" office:value="0.0024" calcext:value-type="percentage">
            <text:p>0,24%</text:p>
          </table:table-cell>
          <table:table-cell table:style-name="ce86" table:formula="of:=[.F25]" office:value-type="percentage" office:value="0" calcext:value-type="percentage">
            <text:p>0,0%</text:p>
          </table:table-cell>
          <table:table-cell table:number-columns-repeated="4"/>
          <table:table-cell table:style-name="ce87" table:number-columns-repeated="2"/>
          <table:table-cell table:style-name="ce88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361" calcext:value-type="percentage">
            <text:p>3,6%</text:p>
          </table:table-cell>
          <table:table-cell table:style-name="ce58" office:value-type="percentage" office:value="0.0646" calcext:value-type="percentage">
            <text:p>6,5%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2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6:.G26])" office:value-type="percentage" office:value="0.1027" calcext:value-type="percentage">
            <text:p>10,3%</text:p>
          </table:table-cell>
          <table:table-cell table:style-name="ce4" table:formula="of:=[.J33]+[.J39]" office:value-type="float" office:value="29397134" calcext:value-type="float">
            <text:p>29.397.134</text:p>
          </table:table-cell>
          <table:table-cell table:style-name="ce4" table:formula="of:=[.J26]*[.B26]" office:value-type="float" office:value="1061236.5374" calcext:value-type="float">
            <text:p>1.061.237</text:p>
          </table:table-cell>
          <table:table-cell table:style-name="ce84" table:formula="of:=[.B26]+[.C26]" office:value-type="percentage" office:value="0.1007" calcext:value-type="percentage">
            <text:p>10,07%</text:p>
          </table:table-cell>
          <table:table-cell table:style-name="ce84" table:formula="of:=[.D26]+[.E26]+[.G26]" office:value-type="percentage" office:value="0.002" calcext:value-type="percentage">
            <text:p>0,20%</text:p>
          </table:table-cell>
          <table:table-cell table:style-name="ce86" table:formula="of:=[.F26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52" calcext:value-type="percentage">
            <text:p>3,5%</text:p>
          </table:table-cell>
          <table:table-cell table:style-name="ce58" office:value-type="percentage" office:value="0.0588" calcext:value-type="percentage">
            <text:p>5,9%</text:p>
          </table:table-cell>
          <table:table-cell table:style-name="ce58" office:value-type="percentage" office:value="0.0004" calcext:value-type="percentage">
            <text:p>0,0%</text:p>
          </table:table-cell>
          <table:table-cell table:style-name="ce58" office:value-type="percentage" office:value="0.0009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7:.G27])" office:value-type="percentage" office:value="0.0954" calcext:value-type="percentage">
            <text:p>9,5%</text:p>
          </table:table-cell>
          <table:table-cell table:style-name="ce4" table:formula="of:=[.J34]+[.J40]" office:value-type="float" office:value="31431353" calcext:value-type="float">
            <text:p>31.431.353</text:p>
          </table:table-cell>
          <table:table-cell table:style-name="ce4" table:formula="of:=[.J27]*[.B27]" office:value-type="float" office:value="1106383.6256" calcext:value-type="float">
            <text:p>1.106.384</text:p>
          </table:table-cell>
          <table:table-cell table:style-name="ce84" table:formula="of:=[.B27]+[.C27]" office:value-type="percentage" office:value="0.094" calcext:value-type="percentage">
            <text:p>9,40%</text:p>
          </table:table-cell>
          <table:table-cell table:style-name="ce84" table:formula="of:=[.D27]+[.E27]+[.G27]" office:value-type="percentage" office:value="0.0014" calcext:value-type="percentage">
            <text:p>0,14%</text:p>
          </table:table-cell>
          <table:table-cell table:style-name="ce86" table:formula="of:=[.F27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22" calcext:value-type="percentage">
            <text:p>4,2%</text:p>
          </table:table-cell>
          <table:table-cell table:style-name="ce59" office:value-type="percentage" office:value="0.0815" calcext:value-type="percentage">
            <text:p>8,2%</text:p>
          </table:table-cell>
          <table:table-cell table:style-name="ce59" office:value-type="percentage" office:value="0.0005" calcext:value-type="percentage">
            <text:p>0,1%</text:p>
          </table:table-cell>
          <table:table-cell table:style-name="ce59" office:value-type="percentage" office:value="0.0009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28:.G28])" office:value-type="percentage" office:value="0.1252" calcext:value-type="percentage">
            <text:p>12,5%</text:p>
          </table:table-cell>
          <table:table-cell table:style-name="ce4" table:formula="of:=[.J35]+[.J41]" office:value-type="float" office:value="38093520" calcext:value-type="float">
            <text:p>38.093.520</text:p>
          </table:table-cell>
          <table:table-cell table:style-name="ce4" table:formula="of:=[.J28]*[.B28]" office:value-type="float" office:value="1607546.544" calcext:value-type="float">
            <text:p>1.607.547</text:p>
          </table:table-cell>
          <table:table-cell table:style-name="ce84" table:formula="of:=[.B28]+[.C28]" office:value-type="percentage" office:value="0.1237" calcext:value-type="percentage">
            <text:p>12,37%</text:p>
          </table:table-cell>
          <table:table-cell table:style-name="ce84" table:formula="of:=[.D28]+[.E28]+[.G28]" office:value-type="percentage" office:value="0.0015" calcext:value-type="percentage">
            <text:p>0,15%</text:p>
          </table:table-cell>
          <table:table-cell table:style-name="ce86" table:formula="of:=[.F2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number-columns-repeated="2"/>
          <table:table-cell table:style-name="ce85"/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174" calcext:value-type="percentage">
            <text:p>1,7%</text:p>
          </table:table-cell>
          <table:table-cell table:style-name="ce58" office:value-type="percentage" office:value="0.0663" calcext:value-type="percentage">
            <text:p>6,6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.0023" calcext:value-type="percentage">
            <text:p>0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32:.G32])" office:value-type="percentage" office:value="0.0864" calcext:value-type="percentage">
            <text:p>8,6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4" table:formula="of:=[.J32]*[.B32]" office:value-type="float" office:value="152900.7252" calcext:value-type="float">
            <text:p>152.901</text:p>
          </table:table-cell>
          <table:table-cell table:style-name="ce84" table:formula="of:=[.B32]+[.C32]" office:value-type="percentage" office:value="0.0837" calcext:value-type="percentage">
            <text:p>8,37%</text:p>
          </table:table-cell>
          <table:table-cell table:style-name="ce84" table:formula="of:=[.D32]+[.E32]+[.G32]" office:value-type="percentage" office:value="0.0027" calcext:value-type="percentage">
            <text:p>0,27%</text:p>
          </table:table-cell>
          <table:table-cell table:style-name="ce86" table:formula="of:=[.F32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3" calcext:value-type="percentage">
            <text:p>3,0%</text:p>
          </table:table-cell>
          <table:table-cell table:style-name="ce58" office:value-type="percentage" office:value="0.0562" calcext:value-type="percentage">
            <text:p>5,6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33:.G33])" office:value-type="percentage" office:value="0.0877" calcext:value-type="percentage">
            <text:p>8,8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4" table:formula="of:=[.J33]*[.B33]" office:value-type="float" office:value="397112.67" calcext:value-type="float">
            <text:p>397.113</text:p>
          </table:table-cell>
          <table:table-cell table:style-name="ce84" table:formula="of:=[.B33]+[.C33]" office:value-type="percentage" office:value="0.0862" calcext:value-type="percentage">
            <text:p>8,62%</text:p>
          </table:table-cell>
          <table:table-cell table:style-name="ce84" table:formula="of:=[.D33]+[.E33]+[.G33]" office:value-type="percentage" office:value="0.0015" calcext:value-type="percentage">
            <text:p>0,15%</text:p>
          </table:table-cell>
          <table:table-cell table:style-name="ce86" table:formula="of:=[.F33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17" calcext:value-type="percentage">
            <text:p>3,2%</text:p>
          </table:table-cell>
          <table:table-cell table:style-name="ce58" office:value-type="percentage" office:value="0.0544" calcext:value-type="percentage">
            <text:p>5,4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34:.G34])" office:value-type="percentage" office:value="0.0876" calcext:value-type="percentage">
            <text:p>8,8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4" table:formula="of:=[.J34]*[.B34]" office:value-type="float" office:value="477322.75" calcext:value-type="float">
            <text:p>477.323</text:p>
          </table:table-cell>
          <table:table-cell table:style-name="ce84" table:formula="of:=[.B34]+[.C34]" office:value-type="percentage" office:value="0.0861" calcext:value-type="percentage">
            <text:p>8,61%</text:p>
          </table:table-cell>
          <table:table-cell table:style-name="ce84" table:formula="of:=[.D34]+[.E34]+[.G34]" office:value-type="percentage" office:value="0.0015" calcext:value-type="percentage">
            <text:p>0,15%</text:p>
          </table:table-cell>
          <table:table-cell table:style-name="ce86" table:formula="of:=[.F34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15" calcext:value-type="percentage">
            <text:p>4,2%</text:p>
          </table:table-cell>
          <table:table-cell table:style-name="ce59" office:value-type="percentage" office:value="0.0867" calcext:value-type="percentage">
            <text:p>8,7%</text:p>
          </table:table-cell>
          <table:table-cell table:style-name="ce59" office:value-type="percentage" office:value="0.0002" calcext:value-type="percentage">
            <text:p>0,0%</text:p>
          </table:table-cell>
          <table:table-cell table:style-name="ce59" office:value-type="percentage" office:value="0.0012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35:.G35])" office:value-type="percentage" office:value="0.1296" calcext:value-type="percentage">
            <text:p>13,0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4" table:formula="of:=[.J35]*[.B35]" office:value-type="float" office:value="787594.5945" calcext:value-type="float">
            <text:p>787.595</text:p>
          </table:table-cell>
          <table:table-cell table:style-name="ce84" table:formula="of:=[.B35]+[.C35]" office:value-type="percentage" office:value="0.1282" calcext:value-type="percentage">
            <text:p>12,82%</text:p>
          </table:table-cell>
          <table:table-cell table:style-name="ce84" table:formula="of:=[.D35]+[.E35]+[.G35]" office:value-type="percentage" office:value="0.0014" calcext:value-type="percentage">
            <text:p>0,14%</text:p>
          </table:table-cell>
          <table:table-cell table:style-name="ce86" table:formula="of:=[.F35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211" calcext:value-type="percentage">
            <text:p>2,1%</text:p>
          </table:table-cell>
          <table:table-cell table:style-name="ce58" office:value-type="percentage" office:value="0.0721" calcext:value-type="percentage">
            <text:p>7,2%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.0015" calcext:value-type="percentage">
            <text:p>0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38:.G38])" office:value-type="percentage" office:value="0.0954" calcext:value-type="percentage">
            <text:p>9,5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38]*[.B38]" office:value-type="float" office:value="264084.3717" calcext:value-type="float">
            <text:p>264.084</text:p>
          </table:table-cell>
          <table:table-cell table:style-name="ce84" table:formula="of:=[.B38]+[.C38]" office:value-type="percentage" office:value="0.0932" calcext:value-type="percentage">
            <text:p>9,32%</text:p>
          </table:table-cell>
          <table:table-cell table:style-name="ce84" table:formula="of:=[.D38]+[.E38]+[.G38]" office:value-type="percentage" office:value="0.0022" calcext:value-type="percentage">
            <text:p>0,22%</text:p>
          </table:table-cell>
          <table:table-cell table:style-name="ce86" table:formula="of:=[.F3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412" calcext:value-type="percentage">
            <text:p>4,1%</text:p>
          </table:table-cell>
          <table:table-cell table:style-name="ce58" office:value-type="percentage" office:value="0.0714" calcext:value-type="percentage">
            <text:p>7,1%</text:p>
          </table:table-cell>
          <table:table-cell table:style-name="ce58" office:value-type="percentage" office:value="0.0009" calcext:value-type="percentage">
            <text:p>0,1%</text:p>
          </table:table-cell>
          <table:table-cell table:style-name="ce58" office:value-type="percentage" office:value="0.0012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2" calcext:value-type="percentage">
            <text:p>0,0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39:.G39])" office:value-type="percentage" office:value="0.1149" calcext:value-type="percentage">
            <text:p>11,5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39]*[.B39]" office:value-type="float" office:value="665793.854" calcext:value-type="float">
            <text:p>665.794</text:p>
          </table:table-cell>
          <table:table-cell table:style-name="ce84" table:formula="of:=[.B39]+[.C39]" office:value-type="percentage" office:value="0.1126" calcext:value-type="percentage">
            <text:p>11,26%</text:p>
          </table:table-cell>
          <table:table-cell table:style-name="ce84" table:formula="of:=[.D39]+[.E39]+[.G39]" office:value-type="percentage" office:value="0.0023" calcext:value-type="percentage">
            <text:p>0,23%</text:p>
          </table:table-cell>
          <table:table-cell table:style-name="ce86" table:formula="of:=[.F3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384" calcext:value-type="percentage">
            <text:p>3,8%</text:p>
          </table:table-cell>
          <table:table-cell table:style-name="ce58" office:value-type="percentage" office:value="0.0629" calcext:value-type="percentage">
            <text:p>6,3%</text:p>
          </table:table-cell>
          <table:table-cell table:style-name="ce58" office:value-type="percentage" office:value="0.0004" calcext:value-type="percentage">
            <text:p>0,0%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40:.G40])" office:value-type="percentage" office:value="0.1024" calcext:value-type="percentage">
            <text:p>10,2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40]*[.B40]" office:value-type="float" office:value="628755.9552" calcext:value-type="float">
            <text:p>628.756</text:p>
          </table:table-cell>
          <table:table-cell table:style-name="ce84" table:formula="of:=[.B40]+[.C40]" office:value-type="percentage" office:value="0.1013" calcext:value-type="percentage">
            <text:p>10,13%</text:p>
          </table:table-cell>
          <table:table-cell table:style-name="ce84" table:formula="of:=[.D40]+[.E40]+[.G40]" office:value-type="percentage" office:value="0.0011" calcext:value-type="percentage">
            <text:p>0,11%</text:p>
          </table:table-cell>
          <table:table-cell table:style-name="ce86" table:formula="of:=[.F4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429" calcext:value-type="percentage">
            <text:p>4,3%</text:p>
          </table:table-cell>
          <table:table-cell table:style-name="ce59" office:value-type="percentage" office:value="0.0764" calcext:value-type="percentage">
            <text:p>7,6%</text:p>
          </table:table-cell>
          <table:table-cell table:style-name="ce59" office:value-type="percentage" office:value="0.0007" calcext:value-type="percentage">
            <text:p>0,1%</text:p>
          </table:table-cell>
          <table:table-cell table:style-name="ce59" office:value-type="percentage" office:value="0.0006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2" calcext:value-type="percentage">
            <text:p>0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41:.G41])" office:value-type="percentage" office:value="0.1208" calcext:value-type="percentage">
            <text:p>12,1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41]*[.B41]" office:value-type="float" office:value="820047.9573" calcext:value-type="float">
            <text:p>820.048</text:p>
          </table:table-cell>
          <table:table-cell table:style-name="ce84" table:formula="of:=[.B41]+[.C41]" office:value-type="percentage" office:value="0.1193" calcext:value-type="percentage">
            <text:p>11,93%</text:p>
          </table:table-cell>
          <table:table-cell table:style-name="ce84" table:formula="of:=[.D41]+[.E41]+[.G41]" office:value-type="percentage" office:value="0.0015" calcext:value-type="percentage">
            <text:p>0,15%</text:p>
          </table:table-cell>
          <table:table-cell table:style-name="ce86" table:formula="of:=[.F41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2" office:value-type="string" calcext:value-type="string" table:number-columns-spanned="1" table:number-rows-spanned="3">
            <text:p>MODO-3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07" calcext:value-type="percentage">
            <text:p>0,1%</text:p>
          </table:table-cell>
          <table:table-cell table:style-name="ce58" office:value-type="percentage" office:value="0.0082" calcext:value-type="percentage">
            <text:p>0,8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4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6:.G46])" office:value-type="percentage" office:value="0.0094" calcext:value-type="percentage">
            <text:p>0,9%</text:p>
          </table:table-cell>
          <table:table-cell table:style-name="ce4" table:formula="of:=[.J53]+[.J59]" office:value-type="float" office:value="21303245" calcext:value-type="float">
            <text:p>21.303.245</text:p>
          </table:table-cell>
          <table:table-cell table:style-name="ce4" table:formula="of:=[.J46]*[.B46]" office:value-type="float" office:value="14912.2715" calcext:value-type="float">
            <text:p>14.912</text:p>
          </table:table-cell>
          <table:table-cell table:style-name="ce84" table:formula="of:=[.B46]+[.C46]" office:value-type="percentage" office:value="0.0089" calcext:value-type="percentage">
            <text:p>0,89%</text:p>
          </table:table-cell>
          <table:table-cell table:style-name="ce84" table:formula="of:=[.D46]+[.E46]+[.G46]" office:value-type="percentage" office:value="0.0005" calcext:value-type="percentage">
            <text:p>0,05%</text:p>
          </table:table-cell>
          <table:table-cell table:style-name="ce86" table:formula="of:=[.F46]" office:value-type="percentage" office:value="0" calcext:value-type="percentage">
            <text:p>0,0%</text:p>
          </table:table-cell>
          <table:table-cell table:number-columns-repeated="4"/>
          <table:table-cell table:style-name="ce87" table:number-columns-repeated="2"/>
          <table:table-cell table:style-name="ce88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022" calcext:value-type="percentage">
            <text:p>0,2%</text:p>
          </table:table-cell>
          <table:table-cell table:style-name="ce58" office:value-type="percentage" office:value="0.0138" calcext:value-type="percentage">
            <text:p>1,4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7:.G47])" office:value-type="percentage" office:value="0.0164" calcext:value-type="percentage">
            <text:p>1,6%</text:p>
          </table:table-cell>
          <table:table-cell table:style-name="ce4" table:formula="of:=[.J54]+[.J60]" office:value-type="float" office:value="29397134" calcext:value-type="float">
            <text:p>29.397.134</text:p>
          </table:table-cell>
          <table:table-cell table:style-name="ce4" table:formula="of:=[.J47]*[.B47]" office:value-type="float" office:value="64673.6948" calcext:value-type="float">
            <text:p>64.674</text:p>
          </table:table-cell>
          <table:table-cell table:style-name="ce84" table:formula="of:=[.B47]+[.C47]" office:value-type="percentage" office:value="0.016" calcext:value-type="percentage">
            <text:p>1,60%</text:p>
          </table:table-cell>
          <table:table-cell table:style-name="ce84" table:formula="of:=[.D47]+[.E47]+[.G47]" office:value-type="percentage" office:value="0.0004" calcext:value-type="percentage">
            <text:p>0,04%</text:p>
          </table:table-cell>
          <table:table-cell table:style-name="ce86" table:formula="of:=[.F47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25" calcext:value-type="percentage">
            <text:p>0,3%</text:p>
          </table:table-cell>
          <table:table-cell table:style-name="ce58" office:value-type="percentage" office:value="0.0134" calcext:value-type="percentage">
            <text:p>1,3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8:.G48])" office:value-type="percentage" office:value="0.0162" calcext:value-type="percentage">
            <text:p>1,6%</text:p>
          </table:table-cell>
          <table:table-cell table:style-name="ce4" table:formula="of:=[.J55]+[.J61]" office:value-type="float" office:value="31431353" calcext:value-type="float">
            <text:p>31.431.353</text:p>
          </table:table-cell>
          <table:table-cell table:style-name="ce4" table:formula="of:=[.J48]*[.B48]" office:value-type="float" office:value="78578.3825" calcext:value-type="float">
            <text:p>78.578</text:p>
          </table:table-cell>
          <table:table-cell table:style-name="ce84" table:formula="of:=[.B48]+[.C48]" office:value-type="percentage" office:value="0.0159" calcext:value-type="percentage">
            <text:p>1,59%</text:p>
          </table:table-cell>
          <table:table-cell table:style-name="ce84" table:formula="of:=[.D48]+[.E48]+[.G48]" office:value-type="percentage" office:value="0.0003" calcext:value-type="percentage">
            <text:p>0,03%</text:p>
          </table:table-cell>
          <table:table-cell table:style-name="ce86" table:formula="of:=[.F4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62" calcext:value-type="percentage">
            <text:p>0,6%</text:p>
          </table:table-cell>
          <table:table-cell table:style-name="ce59" office:value-type="percentage" office:value="0.0213" calcext:value-type="percentage">
            <text:p>2,1%</text:p>
          </table:table-cell>
          <table:table-cell table:style-name="ce59" office:value-type="percentage" office:value="0.0002" calcext:value-type="percentage">
            <text:p>0,0%</text:p>
          </table:table-cell>
          <table:table-cell table:style-name="ce59" office:value-type="percentage" office:value="0.0003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49:.G49])" office:value-type="percentage" office:value="0.0281" calcext:value-type="percentage">
            <text:p>2,8%</text:p>
          </table:table-cell>
          <table:table-cell table:style-name="ce4" table:formula="of:=[.J56]+[.J62]" office:value-type="float" office:value="38093520" calcext:value-type="float">
            <text:p>38.093.520</text:p>
          </table:table-cell>
          <table:table-cell table:style-name="ce4" table:formula="of:=[.J49]*[.B49]" office:value-type="float" office:value="236179.824" calcext:value-type="float">
            <text:p>236.180</text:p>
          </table:table-cell>
          <table:table-cell table:style-name="ce84" table:formula="of:=[.B49]+[.C49]" office:value-type="percentage" office:value="0.0275" calcext:value-type="percentage">
            <text:p>2,75%</text:p>
          </table:table-cell>
          <table:table-cell table:style-name="ce84" table:formula="of:=[.D49]+[.E49]+[.G49]" office:value-type="percentage" office:value="0.0006" calcext:value-type="percentage">
            <text:p>0,06%</text:p>
          </table:table-cell>
          <table:table-cell table:style-name="ce86" table:formula="of:=[.F4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number-columns-repeated="2"/>
          <table:table-cell table:style-name="ce85"/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06" calcext:value-type="percentage">
            <text:p>0,1%</text:p>
          </table:table-cell>
          <table:table-cell table:style-name="ce58" office:value-type="percentage" office:value="0.0063" calcext:value-type="percentage">
            <text:p>0,6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5" calcext:value-type="percentage">
            <text:p>0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53:.G53])" office:value-type="percentage" office:value="0.0074" calcext:value-type="percentage">
            <text:p>0,7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4" table:formula="of:=[.J53]*[.B53]" office:value-type="float" office:value="5272.4388" calcext:value-type="float">
            <text:p>5.272</text:p>
          </table:table-cell>
          <table:table-cell table:style-name="ce84" table:formula="of:=[.B53]+[.C53]" office:value-type="percentage" office:value="0.0069" calcext:value-type="percentage">
            <text:p>0,69%</text:p>
          </table:table-cell>
          <table:table-cell table:style-name="ce84" table:formula="of:=[.D53]+[.E53]+[.G53]" office:value-type="percentage" office:value="0.0005" calcext:value-type="percentage">
            <text:p>0,05%</text:p>
          </table:table-cell>
          <table:table-cell table:style-name="ce86" table:formula="of:=[.F53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013" calcext:value-type="percentage">
            <text:p>0,1%</text:p>
          </table:table-cell>
          <table:table-cell table:style-name="ce58" office:value-type="percentage" office:value="0.011" calcext:value-type="percentage">
            <text:p>1,1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54:.G54])" office:value-type="percentage" office:value="0.0126" calcext:value-type="percentage">
            <text:p>1,3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4" table:formula="of:=[.J54]*[.B54]" office:value-type="float" office:value="17208.2157" calcext:value-type="float">
            <text:p>17.208</text:p>
          </table:table-cell>
          <table:table-cell table:style-name="ce84" table:formula="of:=[.B54]+[.C54]" office:value-type="percentage" office:value="0.0123" calcext:value-type="percentage">
            <text:p>1,23%</text:p>
          </table:table-cell>
          <table:table-cell table:style-name="ce84" table:formula="of:=[.D54]+[.E54]+[.G54]" office:value-type="percentage" office:value="0.0003" calcext:value-type="percentage">
            <text:p>0,03%</text:p>
          </table:table-cell>
          <table:table-cell table:style-name="ce86" table:formula="of:=[.F54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17" calcext:value-type="percentage">
            <text:p>0,2%</text:p>
          </table:table-cell>
          <table:table-cell table:style-name="ce58" office:value-type="percentage" office:value="0.0123" calcext:value-type="percentage">
            <text:p>1,2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55:.G55])" office:value-type="percentage" office:value="0.0143" calcext:value-type="percentage">
            <text:p>1,4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4" table:formula="of:=[.J55]*[.B55]" office:value-type="float" office:value="25597.75" calcext:value-type="float">
            <text:p>25.598</text:p>
          </table:table-cell>
          <table:table-cell table:style-name="ce84" table:formula="of:=[.B55]+[.C55]" office:value-type="percentage" office:value="0.014" calcext:value-type="percentage">
            <text:p>1,40%</text:p>
          </table:table-cell>
          <table:table-cell table:style-name="ce84" table:formula="of:=[.D55]+[.E55]+[.G55]" office:value-type="percentage" office:value="0.0003" calcext:value-type="percentage">
            <text:p>0,03%</text:p>
          </table:table-cell>
          <table:table-cell table:style-name="ce86" table:formula="of:=[.F55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54" calcext:value-type="percentage">
            <text:p>0,5%</text:p>
          </table:table-cell>
          <table:table-cell table:style-name="ce59" office:value-type="percentage" office:value="0.0212" calcext:value-type="percentage">
            <text:p>2,1%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.0005" calcext:value-type="percentage">
            <text:p>0,1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56:.G56])" office:value-type="percentage" office:value="0.0273" calcext:value-type="percentage">
            <text:p>2,7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4" table:formula="of:=[.J56]*[.B56]" office:value-type="float" office:value="102482.1882" calcext:value-type="float">
            <text:p>102.482</text:p>
          </table:table-cell>
          <table:table-cell table:style-name="ce84" table:formula="of:=[.B56]+[.C56]" office:value-type="percentage" office:value="0.0266" calcext:value-type="percentage">
            <text:p>2,66%</text:p>
          </table:table-cell>
          <table:table-cell table:style-name="ce84" table:formula="of:=[.D56]+[.E56]+[.G56]" office:value-type="percentage" office:value="0.0007" calcext:value-type="percentage">
            <text:p>0,07%</text:p>
          </table:table-cell>
          <table:table-cell table:style-name="ce86" table:formula="of:=[.F56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0008" calcext:value-type="percentage">
            <text:p>0,1%</text:p>
          </table:table-cell>
          <table:table-cell table:style-name="ce58" office:value-type="percentage" office:value="0.0095" calcext:value-type="percentage">
            <text:p>1,0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3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59:.G59])" office:value-type="percentage" office:value="0.0107" calcext:value-type="percentage">
            <text:p>1,1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59]*[.B59]" office:value-type="float" office:value="10012.6776" calcext:value-type="float">
            <text:p>10.013</text:p>
          </table:table-cell>
          <table:table-cell table:style-name="ce84" table:formula="of:=[.B59]+[.C59]" office:value-type="percentage" office:value="0.0103" calcext:value-type="percentage">
            <text:p>1,03%</text:p>
          </table:table-cell>
          <table:table-cell table:style-name="ce84" table:formula="of:=[.D59]+[.E59]+[.G59]" office:value-type="percentage" office:value="0.0004" calcext:value-type="percentage">
            <text:p>0,04%</text:p>
          </table:table-cell>
          <table:table-cell table:style-name="ce86" table:formula="of:=[.F5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0029" calcext:value-type="percentage">
            <text:p>0,3%</text:p>
          </table:table-cell>
          <table:table-cell table:style-name="ce58" office:value-type="percentage" office:value="0.016" calcext:value-type="percentage">
            <text:p>1,6%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.0001" calcext:value-type="percentage">
            <text:p>0,0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60:.G60])" office:value-type="percentage" office:value="0.0193" calcext:value-type="percentage">
            <text:p>1,9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60]*[.B60]" office:value-type="float" office:value="46864.1305" calcext:value-type="float">
            <text:p>46.864</text:p>
          </table:table-cell>
          <table:table-cell table:style-name="ce84" table:formula="of:=[.B60]+[.C60]" office:value-type="percentage" office:value="0.0189" calcext:value-type="percentage">
            <text:p>1,89%</text:p>
          </table:table-cell>
          <table:table-cell table:style-name="ce84" table:formula="of:=[.D60]+[.E60]+[.G60]" office:value-type="percentage" office:value="0.0004" calcext:value-type="percentage">
            <text:p>0,04%</text:p>
          </table:table-cell>
          <table:table-cell table:style-name="ce86" table:formula="of:=[.F6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33" calcext:value-type="percentage">
            <text:p>0,3%</text:p>
          </table:table-cell>
          <table:table-cell table:style-name="ce58" office:value-type="percentage" office:value="0.0145" calcext:value-type="percentage">
            <text:p>1,5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58" office:value-type="percentage" office:value="0.0002" calcext:value-type="percentage">
            <text:p>0,0%</text:p>
          </table:table-cell>
          <table:table-cell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61:.G61])" office:value-type="percentage" office:value="0.018" calcext:value-type="percentage">
            <text:p>1,8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61]*[.B61]" office:value-type="float" office:value="54033.7149" calcext:value-type="float">
            <text:p>54.034</text:p>
          </table:table-cell>
          <table:table-cell table:style-name="ce84" table:formula="of:=[.B61]+[.C61]" office:value-type="percentage" office:value="0.0178" calcext:value-type="percentage">
            <text:p>1,78%</text:p>
          </table:table-cell>
          <table:table-cell table:style-name="ce84" table:formula="of:=[.D61]+[.E61]+[.G61]" office:value-type="percentage" office:value="0.0002" calcext:value-type="percentage">
            <text:p>0,02%</text:p>
          </table:table-cell>
          <table:table-cell table:style-name="ce86" table:formula="of:=[.F61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7" calcext:value-type="percentage">
            <text:p>0,7%</text:p>
          </table:table-cell>
          <table:table-cell table:style-name="ce59" office:value-type="percentage" office:value="0.0214" calcext:value-type="percentage">
            <text:p>2,1%</text:p>
          </table:table-cell>
          <table:table-cell table:number-columns-repeated="2" table:style-name="ce59" office:value-type="percentage" office:value="0.0002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.0001" calcext:value-type="percentage">
            <text:p>0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62:.G62])" office:value-type="percentage" office:value="0.0289" calcext:value-type="percentage">
            <text:p>2,9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62]*[.B62]" office:value-type="float" office:value="133807.359" calcext:value-type="float">
            <text:p>133.807</text:p>
          </table:table-cell>
          <table:table-cell table:style-name="ce84" table:formula="of:=[.B62]+[.C62]" office:value-type="percentage" office:value="0.0284" calcext:value-type="percentage">
            <text:p>2,84%</text:p>
          </table:table-cell>
          <table:table-cell table:style-name="ce84" table:formula="of:=[.D62]+[.E62]+[.G62]" office:value-type="percentage" office:value="0.0005" calcext:value-type="percentage">
            <text:p>0,05%</text:p>
          </table:table-cell>
          <table:table-cell table:style-name="ce86" table:formula="of:=[.F62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2" office:value-type="string" calcext:value-type="string" table:number-columns-spanned="1" table:number-rows-spanned="3">
            <text:p>MODO-4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/>
          <table:covered-table-cell/>
          <table:table-cell table:number-columns-repeated="10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7:.G67])" office:value-type="percentage" office:value="0" calcext:value-type="percentage">
            <text:p>0,0%</text:p>
          </table:table-cell>
          <table:table-cell table:style-name="ce4" table:formula="of:=[.J74]+[.J80]" office:value-type="float" office:value="21303245" calcext:value-type="float">
            <text:p>21.303.245</text:p>
          </table:table-cell>
          <table:table-cell table:style-name="ce4" table:formula="of:=[.J67]*[.B67]" office:value-type="float" office:value="0" calcext:value-type="float">
            <text:p>0</text:p>
          </table:table-cell>
          <table:table-cell table:style-name="ce84" table:formula="of:=[.B67]+[.C67]" office:value-type="percentage" office:value="0" calcext:value-type="percentage">
            <text:p>0,00%</text:p>
          </table:table-cell>
          <table:table-cell table:style-name="ce84" table:formula="of:=[.D67]+[.E67]+[.G67]" office:value-type="percentage" office:value="0" calcext:value-type="percentage">
            <text:p>0,00%</text:p>
          </table:table-cell>
          <table:table-cell table:style-name="ce86" table:formula="of:=[.F67]" office:value-type="percentage" office:value="0" calcext:value-type="percentage">
            <text:p>0,0%</text:p>
          </table:table-cell>
          <table:table-cell table:number-columns-repeated="4"/>
          <table:table-cell table:style-name="ce87" table:number-columns-repeated="2"/>
          <table:table-cell table:style-name="ce88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8:.G68])" office:value-type="percentage" office:value="0" calcext:value-type="percentage">
            <text:p>0,0%</text:p>
          </table:table-cell>
          <table:table-cell table:style-name="ce4" table:formula="of:=[.J75]+[.J81]" office:value-type="float" office:value="29397134" calcext:value-type="float">
            <text:p>29.397.134</text:p>
          </table:table-cell>
          <table:table-cell table:style-name="ce4" table:formula="of:=[.J68]*[.B68]" office:value-type="float" office:value="0" calcext:value-type="float">
            <text:p>0</text:p>
          </table:table-cell>
          <table:table-cell table:style-name="ce84" table:formula="of:=[.B68]+[.C68]" office:value-type="percentage" office:value="0" calcext:value-type="percentage">
            <text:p>0,00%</text:p>
          </table:table-cell>
          <table:table-cell table:style-name="ce84" table:formula="of:=[.D68]+[.E68]+[.G68]" office:value-type="percentage" office:value="0" calcext:value-type="percentage">
            <text:p>0,00%</text:p>
          </table:table-cell>
          <table:table-cell table:style-name="ce86" table:formula="of:=[.F68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11" calcext:value-type="percentage">
            <text:p>0,1%</text:p>
          </table:table-cell>
          <table:table-cell table:number-columns-repeated="3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69:.G69])" office:value-type="percentage" office:value="0.0012" calcext:value-type="percentage">
            <text:p>0,1%</text:p>
          </table:table-cell>
          <table:table-cell table:style-name="ce4" table:formula="of:=[.J76]+[.J82]" office:value-type="float" office:value="31431353" calcext:value-type="float">
            <text:p>31.431.353</text:p>
          </table:table-cell>
          <table:table-cell table:style-name="ce4" table:formula="of:=[.J69]*[.B69]" office:value-type="float" office:value="3143.1353" calcext:value-type="float">
            <text:p>3.143</text:p>
          </table:table-cell>
          <table:table-cell table:style-name="ce84" table:formula="of:=[.B69]+[.C69]" office:value-type="percentage" office:value="0.0012" calcext:value-type="percentage">
            <text:p>0,12%</text:p>
          </table:table-cell>
          <table:table-cell table:style-name="ce84" table:formula="of:=[.D69]+[.E69]+[.G69]" office:value-type="percentage" office:value="0" calcext:value-type="percentage">
            <text:p>0,00%</text:p>
          </table:table-cell>
          <table:table-cell table:style-name="ce86" table:formula="of:=[.F69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.0028" calcext:value-type="percentage">
            <text:p>0,3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table:formula="of:=h#REF!+h#REF!" office:value-type="string" office:string-value="" calcext:value-type="error">
            <text:p>Erro:509</text:p>
          </table:table-cell>
          <table:table-cell table:style-name="ce58" table:formula="of:=SUM([.B70:.G70])" office:value-type="percentage" office:value="0.003" calcext:value-type="percentage">
            <text:p>0,3%</text:p>
          </table:table-cell>
          <table:table-cell table:style-name="ce4" table:formula="of:=[.J77]+[.J83]" office:value-type="float" office:value="38093520" calcext:value-type="float">
            <text:p>38.093.520</text:p>
          </table:table-cell>
          <table:table-cell table:style-name="ce4" table:formula="of:=[.J70]*[.B70]" office:value-type="float" office:value="3809.352" calcext:value-type="float">
            <text:p>3.809</text:p>
          </table:table-cell>
          <table:table-cell table:style-name="ce84" table:formula="of:=[.B70]+[.C70]" office:value-type="percentage" office:value="0.0029" calcext:value-type="percentage">
            <text:p>0,29%</text:p>
          </table:table-cell>
          <table:table-cell table:style-name="ce84" table:formula="of:=[.D70]+[.E70]+[.G70]" office:value-type="percentage" office:value="0.0001" calcext:value-type="percentage">
            <text:p>0,01%</text:p>
          </table:table-cell>
          <table:table-cell table:style-name="ce86" table:formula="of:=[.F7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7"/>
          <table:table-cell table:style-name="ce56"/>
          <table:table-cell table:style-name="ce81" table:formula="of:=SUM([.J67:.J70])" office:value-type="float" office:value="120225252" calcext:value-type="float">
            <text:p>120.225.252,00</text:p>
          </table:table-cell>
          <table:table-cell table:style-name="ce81" table:formula="of:=SUM([.K67:.K70])" office:value-type="float" office:value="6952.4873" calcext:value-type="float">
            <text:p>6.952,49</text:p>
          </table:table-cell>
          <table:table-cell table:style-name="ce85" table:formula="of:=[.K71]/[.J71]" office:value-type="percentage" office:value="0.000057828843644262" calcext:value-type="percentage">
            <text:p>0,01%</text:p>
          </table:table-cell>
          <table:table-cell table:number-columns-repeated="9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5"/>
          <table:table-cell table:number-columns-repeated="12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74:.G74])" office:value-type="percentage" office:value="0" calcext:value-type="percentage">
            <text:p>0,0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4" table:formula="of:=[.J74]*[.B74]" office:value-type="float" office:value="0" calcext:value-type="float">
            <text:p>0</text:p>
          </table:table-cell>
          <table:table-cell table:style-name="ce84" table:formula="of:=[.B74]+[.C74]" office:value-type="percentage" office:value="0" calcext:value-type="percentage">
            <text:p>0,00%</text:p>
          </table:table-cell>
          <table:table-cell table:style-name="ce84" table:formula="of:=[.D74]+[.E74]+[.G74]" office:value-type="percentage" office:value="0" calcext:value-type="percentage">
            <text:p>0,00%</text:p>
          </table:table-cell>
          <table:table-cell table:style-name="ce86" table:formula="of:=[.F74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75:.G75])" office:value-type="percentage" office:value="0" calcext:value-type="percentage">
            <text:p>0,0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4" table:formula="of:=[.J75]*[.B75]" office:value-type="float" office:value="0" calcext:value-type="float">
            <text:p>0</text:p>
          </table:table-cell>
          <table:table-cell table:style-name="ce84" table:formula="of:=[.B75]+[.C75]" office:value-type="percentage" office:value="0" calcext:value-type="percentage">
            <text:p>0,00%</text:p>
          </table:table-cell>
          <table:table-cell table:style-name="ce84" table:formula="of:=[.D75]+[.E75]+[.G75]" office:value-type="percentage" office:value="0" calcext:value-type="percentage">
            <text:p>0,00%</text:p>
          </table:table-cell>
          <table:table-cell table:style-name="ce86" table:formula="of:=[.F75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08" calcext:value-type="percentage">
            <text:p>0,1%</text:p>
          </table:table-cell>
          <table:table-cell table:number-columns-repeated="3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76:.G76])" office:value-type="percentage" office:value="0.0009" calcext:value-type="percentage">
            <text:p>0,1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4" table:formula="of:=[.J76]*[.B76]" office:value-type="float" office:value="1505.75" calcext:value-type="float">
            <text:p>1.506</text:p>
          </table:table-cell>
          <table:table-cell table:style-name="ce84" table:formula="of:=[.B76]+[.C76]" office:value-type="percentage" office:value="0.0009" calcext:value-type="percentage">
            <text:p>0,09%</text:p>
          </table:table-cell>
          <table:table-cell table:style-name="ce84" table:formula="of:=[.D76]+[.E76]+[.G76]" office:value-type="percentage" office:value="0" calcext:value-type="percentage">
            <text:p>0,00%</text:p>
          </table:table-cell>
          <table:table-cell table:style-name="ce86" table:formula="of:=[.F76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.0023" calcext:value-type="percentage">
            <text:p>0,2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59" office:value-type="percentage" office:value="0.0001" calcext:value-type="percentage">
            <text:p>0,0%</text:p>
          </table:table-cell>
          <table:table-cell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77:.G77])" office:value-type="percentage" office:value="0.0025" calcext:value-type="percentage">
            <text:p>0,3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4" table:formula="of:=[.J77]*[.B77]" office:value-type="float" office:value="1897.8183" calcext:value-type="float">
            <text:p>1.898</text:p>
          </table:table-cell>
          <table:table-cell table:style-name="ce84" table:formula="of:=[.B77]+[.C77]" office:value-type="percentage" office:value="0.0024" calcext:value-type="percentage">
            <text:p>0,24%</text:p>
          </table:table-cell>
          <table:table-cell table:style-name="ce84" table:formula="of:=[.D77]+[.E77]+[.G77]" office:value-type="percentage" office:value="0.0001" calcext:value-type="percentage">
            <text:p>0,01%</text:p>
          </table:table-cell>
          <table:table-cell table:style-name="ce86" table:formula="of:=[.F77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3"/>
          <table:table-cell table:style-name="ce71"/>
          <table:table-cell table:style-name="ce56"/>
          <table:table-cell table:style-name="ce4"/>
          <table:table-cell table:number-columns-repeated="11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Alta capacidade</text:p>
          </table:table-cell>
          <table:table-cell table:style-name="ce57" office:value-type="string" calcext:value-type="string">
            <text:p>Ônibus</text:p>
          </table:table-cell>
          <table:table-cell table:style-name="ce64" office:value-type="string" calcext:value-type="string">
            <text:p>Dirigindo Auto</text:p>
          </table:table-cell>
          <table:table-cell table:style-name="ce57" office:value-type="string" calcext:value-type="string">
            <text:p>Passageiro Auto</text:p>
          </table:table-cell>
          <table:table-cell table:style-name="ce57" office:value-type="string" calcext:value-type="string">
            <text:p>A pé</text:p>
          </table:table-cell>
          <table:table-cell table:style-name="ce66" office:value-type="string" calcext:value-type="string">
            <text:p>Outros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  <table:table-cell table:number-columns-repeated="7"/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80:.G80])" office:value-type="percentage" office:value="0" calcext:value-type="percentage">
            <text:p>0,0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 table:formula="of:=[.J80]*[.B80]" office:value-type="float" office:value="0" calcext:value-type="float">
            <text:p>0</text:p>
          </table:table-cell>
          <table:table-cell table:style-name="ce84" table:formula="of:=[.B80]+[.C80]" office:value-type="percentage" office:value="0" calcext:value-type="percentage">
            <text:p>0,00%</text:p>
          </table:table-cell>
          <table:table-cell table:style-name="ce84" table:formula="of:=[.D80]+[.E80]+[.G80]" office:value-type="percentage" office:value="0" calcext:value-type="percentage">
            <text:p>0,00%</text:p>
          </table:table-cell>
          <table:table-cell table:style-name="ce86" table:formula="of:=[.F80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number-columns-repeated="5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81:.G81])" office:value-type="percentage" office:value="0" calcext:value-type="percentage">
            <text:p>0,0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 table:formula="of:=[.J81]*[.B81]" office:value-type="float" office:value="0" calcext:value-type="float">
            <text:p>0</text:p>
          </table:table-cell>
          <table:table-cell table:style-name="ce84" table:formula="of:=[.B81]+[.C81]" office:value-type="percentage" office:value="0" calcext:value-type="percentage">
            <text:p>0,00%</text:p>
          </table:table-cell>
          <table:table-cell table:style-name="ce84" table:formula="of:=[.D81]+[.E81]+[.G81]" office:value-type="percentage" office:value="0" calcext:value-type="percentage">
            <text:p>0,00%</text:p>
          </table:table-cell>
          <table:table-cell table:style-name="ce86" table:formula="of:=[.F81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0001" calcext:value-type="percentage">
            <text:p>0,0%</text:p>
          </table:table-cell>
          <table:table-cell table:style-name="ce58" office:value-type="percentage" office:value="0.0013" calcext:value-type="percentage">
            <text:p>0,1%</text:p>
          </table:table-cell>
          <table:table-cell table:number-columns-repeated="3" table:style-name="ce58" office:value-type="percentage" office:value="0" calcext:value-type="percentage">
            <text:p>0,0%</text:p>
          </table:table-cell>
          <table:table-cell table:style-name="ce67" office:value-type="percentage" office:value="0" calcext:value-type="percentage">
            <text:p>0,0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82:.G82])" office:value-type="percentage" office:value="0.0014" calcext:value-type="percentage">
            <text:p>0,1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 table:formula="of:=[.J82]*[.B82]" office:value-type="float" office:value="1637.3853" calcext:value-type="float">
            <text:p>1.637</text:p>
          </table:table-cell>
          <table:table-cell table:style-name="ce84" table:formula="of:=[.B82]+[.C82]" office:value-type="percentage" office:value="0.0014" calcext:value-type="percentage">
            <text:p>0,14%</text:p>
          </table:table-cell>
          <table:table-cell table:style-name="ce84" table:formula="of:=[.D82]+[.E82]+[.G82]" office:value-type="percentage" office:value="0" calcext:value-type="percentage">
            <text:p>0,00%</text:p>
          </table:table-cell>
          <table:table-cell table:style-name="ce86" table:formula="of:=[.F82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0002" calcext:value-type="percentage">
            <text:p>0,0%</text:p>
          </table:table-cell>
          <table:table-cell table:style-name="ce59" office:value-type="percentage" office:value="0.0032" calcext:value-type="percentage">
            <text:p>0,3%</text:p>
          </table:table-cell>
          <table:table-cell table:number-columns-repeated="3" table:style-name="ce59" office:value-type="percentage" office:value="0" calcext:value-type="percentage">
            <text:p>0,0%</text:p>
          </table:table-cell>
          <table:table-cell table:style-name="ce68" office:value-type="percentage" office:value="0" calcext:value-type="percentage">
            <text:p>0,0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83:.G83])" office:value-type="percentage" office:value="0.0034" calcext:value-type="percentage">
            <text:p>0,3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 table:formula="of:=[.J83]*[.B83]" office:value-type="float" office:value="3823.0674" calcext:value-type="float">
            <text:p>3.823</text:p>
          </table:table-cell>
          <table:table-cell table:style-name="ce84" table:formula="of:=[.B83]+[.C83]" office:value-type="percentage" office:value="0.0034" calcext:value-type="percentage">
            <text:p>0,34%</text:p>
          </table:table-cell>
          <table:table-cell table:style-name="ce84" table:formula="of:=[.D83]+[.E83]+[.G83]" office:value-type="percentage" office:value="0" calcext:value-type="percentage">
            <text:p>0,00%</text:p>
          </table:table-cell>
          <table:table-cell table:style-name="ce86" table:formula="of:=[.F83]" office:value-type="percentage" office:value="0" calcext:value-type="percentage">
            <text:p>0,0%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table:style-name="ce83"/>
          <table:table-cell table:number-columns-repeated="10"/>
        </table:table-row>
        <table:table-row table:style-name="ro1" table:number-rows-repeated="104849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IPO_VIAG" table:style-name="ta1">
        <table:shapes>
          <draw:frame draw:z-index="0" draw:style-name="gr1" draw:text-style-name="P1" svg:width="157.03mm" svg:height="84.73mm" svg:x="259.36mm" svg:y="0.01mm">
            <loext:p draw:notify-on-update-of-ranges="TIPO_VIAG.A4:TIPO_VIAG.A7 TIPO_VIAG.B3:TIPO_VIAG.B3 TIPO_VIAG.B4:TIPO_VIAG.B7 TIPO_VIAG.C3:TIPO_VIAG.C3 TIPO_VIAG.C4:TIPO_VIAG.C7 TIPO_VIAG.D3:TIPO_VIAG.D3 TIPO_VIAG.D4:TIPO_VIAG.D7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" draw:style-name="gr1" draw:text-style-name="P1" svg:width="133.93mm" svg:height="84.73mm" svg:x="417.32mm" svg:y="0.01mm">
            <loext:p draw:notify-on-update-of-ranges="TIPO_VIAG.A11:TIPO_VIAG.A14 TIPO_VIAG.B10:TIPO_VIAG.B10 TIPO_VIAG.B11:TIPO_VIAG.B14 TIPO_VIAG.C10:TIPO_VIAG.C10 TIPO_VIAG.C11:TIPO_VIAG.C14 TIPO_VIAG.D10:TIPO_VIAG.D10 TIPO_VIAG.D11:TIPO_VIAG.D14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2" draw:style-name="gr1" draw:text-style-name="P1" svg:width="132.81mm" svg:height="84.73mm" svg:x="552.71mm" svg:y="0.01mm">
            <loext:p draw:notify-on-update-of-ranges="TIPO_VIAG.A17:TIPO_VIAG.A20 TIPO_VIAG.B16:TIPO_VIAG.B16 TIPO_VIAG.B17:TIPO_VIAG.B20 TIPO_VIAG.C16:TIPO_VIAG.C16 TIPO_VIAG.C17:TIPO_VIAG.C20 TIPO_VIAG.D16:TIPO_VIAG.D16 TIPO_VIAG.D17:TIPO_VIAG.D20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ce6"/>
        <table:table-column table:style-name="co31" table:default-cell-style-name="Default"/>
        <table:table-column table:style-name="co2" table:default-cell-style-name="Default"/>
        <table:table-column table:style-name="co2" table:number-columns-repeated="3" table:default-cell-style-name="ce32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55" table:number-columns-repeated="2"/>
          <table:table-cell table:number-columns-repeated="4"/>
          <table:table-cell table:style-name="ce82" office:value-type="string" calcext:value-type="string" table:number-columns-spanned="1" table:number-rows-spanned="3">
            <text:p>TIPO VIAG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71"/>
          <table:table-cell table:style-name="ce56"/>
          <table:table-cell/>
          <table:covered-table-cell/>
          <table:table-cell table:number-columns-repeated="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Coletivo</text:p>
          </table:table-cell>
          <table:table-cell table:style-name="ce57" office:value-type="string" calcext:value-type="string">
            <text:p>Individual</text:p>
          </table:table-cell>
          <table:table-cell table:style-name="ce64" office:value-type="string" calcext:value-type="string">
            <text:p>A pé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/>
          <table:covered-table-cell table:style-name="ce3"/>
          <table:table-cell office:value-type="string" calcext:value-type="string">
            <text:p>coletivo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 pé</text:p>
          </table:table-cell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4499" calcext:value-type="percentage">
            <text:p>45,0%</text:p>
          </table:table-cell>
          <table:table-cell table:style-name="ce58" office:value-type="percentage" office:value="0.2702" calcext:value-type="percentage">
            <text:p>27,0%</text:p>
          </table:table-cell>
          <table:table-cell table:style-name="ce58" office:value-type="percentage" office:value="0.2799" calcext:value-type="percentage">
            <text:p>28,0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4:.D4])" office:value-type="percentage" office:value="1" calcext:value-type="percentage">
            <text:p>100%</text:p>
          </table:table-cell>
          <table:table-cell table:style-name="ce4" table:formula="of:=[NO_MODOS.J4]" office:value-type="float" office:value="21303245" calcext:value-type="float">
            <text:p>21.303.245</text:p>
          </table:table-cell>
          <table:table-cell table:style-name="ce4"/>
          <table:table-cell table:style-name="ce86" table:formula="of:=[MODOS.L4]" office:value-type="percentage" office:value="0.4464" calcext:value-type="percentage">
            <text:p>44,6%</text:p>
          </table:table-cell>
          <table:table-cell table:style-name="ce86" table:formula="of:=[MODOS.M4]" office:value-type="percentage" office:value="0.2737" calcext:value-type="percentage">
            <text:p>27,4%</text:p>
          </table:table-cell>
          <table:table-cell table:style-name="ce86" table:formula="of:=[MODOS.N4]" office:value-type="percentage" office:value="0.2799" calcext:value-type="percentage">
            <text:p>28,0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3556" calcext:value-type="percentage">
            <text:p>35,6%</text:p>
          </table:table-cell>
          <table:table-cell table:style-name="ce58" office:value-type="percentage" office:value="0.2822" calcext:value-type="percentage">
            <text:p>28,2%</text:p>
          </table:table-cell>
          <table:table-cell table:style-name="ce58" office:value-type="percentage" office:value="0.3623" calcext:value-type="percentage">
            <text:p>36,2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5:.D5])" office:value-type="percentage" office:value="1.0001" calcext:value-type="percentage">
            <text:p>100%</text:p>
          </table:table-cell>
          <table:table-cell table:style-name="ce4" table:formula="of:=[NO_MODOS.J5]" office:value-type="float" office:value="29397134" calcext:value-type="float">
            <text:p>29.397.134</text:p>
          </table:table-cell>
          <table:table-cell table:style-name="ce26" table:formula="of:=[.B5]-[.B6]" office:value-type="percentage" office:value="0.0224" calcext:value-type="percentage">
            <text:p>2,24%</text:p>
          </table:table-cell>
          <table:table-cell table:style-name="ce86" table:formula="of:=[MODOS.L5]" office:value-type="percentage" office:value="0.352" calcext:value-type="percentage">
            <text:p>35,2%</text:p>
          </table:table-cell>
          <table:table-cell table:style-name="ce86" table:formula="of:=[MODOS.M5]" office:value-type="percentage" office:value="0.2858" calcext:value-type="percentage">
            <text:p>28,6%</text:p>
          </table:table-cell>
          <table:table-cell table:style-name="ce86" table:formula="of:=[MODOS.N5]" office:value-type="percentage" office:value="0.3623" calcext:value-type="percentage">
            <text:p>36,2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3332" calcext:value-type="percentage">
            <text:p>33,3%</text:p>
          </table:table-cell>
          <table:table-cell table:style-name="ce58" office:value-type="percentage" office:value="0.3228" calcext:value-type="percentage">
            <text:p>32,3%</text:p>
          </table:table-cell>
          <table:table-cell table:style-name="ce58" office:value-type="percentage" office:value="0.344" calcext:value-type="percentage">
            <text:p>34,4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6:.D6])" office:value-type="percentage" office:value="1" calcext:value-type="percentage">
            <text:p>100%</text:p>
          </table:table-cell>
          <table:table-cell table:style-name="ce4" table:formula="of:=[NO_MODOS.J6]" office:value-type="float" office:value="31431353" calcext:value-type="float">
            <text:p>31.431.353</text:p>
          </table:table-cell>
          <table:table-cell table:style-name="ce26" table:formula="of:=[.D5]-[.D6]" office:value-type="percentage" office:value="0.0183" calcext:value-type="percentage">
            <text:p>1,83%</text:p>
          </table:table-cell>
          <table:table-cell table:style-name="ce86" table:formula="of:=[MODOS.L6]" office:value-type="percentage" office:value="0.3306" calcext:value-type="percentage">
            <text:p>33,1%</text:p>
          </table:table-cell>
          <table:table-cell table:style-name="ce86" table:formula="of:=[MODOS.M6]" office:value-type="percentage" office:value="0.3254" calcext:value-type="percentage">
            <text:p>32,5%</text:p>
          </table:table-cell>
          <table:table-cell table:style-name="ce86" table:formula="of:=[MODOS.N6]" office:value-type="percentage" office:value="0.344" calcext:value-type="percentage">
            <text:p>34,4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3652" calcext:value-type="percentage">
            <text:p>36,5%</text:p>
          </table:table-cell>
          <table:table-cell table:style-name="ce59" office:value-type="percentage" office:value="0.2954" calcext:value-type="percentage">
            <text:p>29,5%</text:p>
          </table:table-cell>
          <table:table-cell table:style-name="ce59" office:value-type="percentage" office:value="0.3314" calcext:value-type="percentage">
            <text:p>33,1%</text:p>
          </table:table-cell>
          <table:table-cell table:style-name="ce71" table:formula="of:=e#REF!+e#REF!" office:value-type="string" office:string-value="" calcext:value-type="error">
            <text:p>Erro:509</text:p>
          </table:table-cell>
          <table:table-cell table:style-name="ce89" table:formula="of:=SUM([.B7:.D7])" office:value-type="percentage" office:value="0.992" calcext:value-type="percentage">
            <text:p>99%</text:p>
          </table:table-cell>
          <table:table-cell table:style-name="ce4" table:formula="of:=[NO_MODOS.J7]" office:value-type="float" office:value="38093520" calcext:value-type="float">
            <text:p>38.093.520</text:p>
          </table:table-cell>
          <table:table-cell table:style-name="ce26" table:formula="of:=[.C6]-[.C7]" office:value-type="percentage" office:value="0.0274" calcext:value-type="percentage">
            <text:p>2,74%</text:p>
          </table:table-cell>
          <table:table-cell table:style-name="ce86" table:formula="of:=[MODOS.L7]" office:value-type="percentage" office:value="0.362" calcext:value-type="percentage">
            <text:p>36,2%</text:p>
          </table:table-cell>
          <table:table-cell table:style-name="ce86" table:formula="of:=[MODOS.M7]" office:value-type="percentage" office:value="0.3066" calcext:value-type="percentage">
            <text:p>30,7%</text:p>
          </table:table-cell>
          <table:table-cell table:style-name="ce86" table:formula="of:=[MODOS.N7]" office:value-type="percentage" office:value="0.3314" calcext:value-type="percentage">
            <text:p>33,1%</text:p>
          </table:table-cell>
        </table:table-row>
        <table:table-row table:style-name="ro1">
          <table:table-cell table:style-name="ce79" office:value-type="string" calcext:value-type="string">
            <text:p>Analisando a divisão modal de homens e de mulheres para cada ano</text:p>
          </table:table-cell>
          <table:table-cell table:style-name="ce80" table:number-columns-repeated="4"/>
          <table:table-cell table:style-name="ce56"/>
          <table:table-cell table:style-name="ce81" table:number-columns-repeated="2"/>
          <table:table-cell table:style-name="ce90"/>
          <table:table-cell table:style-name="ce86" table:number-columns-repeated="2"/>
        </table:table-row>
        <table:table-row table:style-name="ro1">
          <table:table-cell table:style-name="ce49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56" table:number-columns-repeated="2"/>
          <table:table-cell table:number-columns-repeated="2"/>
          <table:table-cell table:style-name="ce86" table:number-columns-repeated="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Coletivo</text:p>
          </table:table-cell>
          <table:table-cell table:style-name="ce57" office:value-type="string" calcext:value-type="string">
            <text:p>Individual</text:p>
          </table:table-cell>
          <table:table-cell table:style-name="ce64" office:value-type="string" calcext:value-type="string">
            <text:p>A pé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number-columns-repeated="2"/>
          <table:table-cell table:style-name="ce86" office:value-type="string" calcext:value-type="string">
            <text:p>coletivo</text:p>
          </table:table-cell>
          <table:table-cell table:style-name="ce86" office:value-type="string" calcext:value-type="string">
            <text:p>individual</text:p>
          </table:table-cell>
          <table:table-cell table:style-name="ce86" office:value-type="string" calcext:value-type="string">
            <text:p>a pé</text:p>
          </table:table-cell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4542" calcext:value-type="percentage">
            <text:p>45,4%</text:p>
          </table:table-cell>
          <table:table-cell table:style-name="ce58" office:value-type="percentage" office:value="0.2267" calcext:value-type="percentage">
            <text:p>22,7%</text:p>
          </table:table-cell>
          <table:table-cell table:style-name="ce58" office:value-type="percentage" office:value="0.3191" calcext:value-type="percentage">
            <text:p>31,9%</text:p>
          </table:table-cell>
          <table:table-cell table:style-name="ce71" office:value-type="float" office:value="8782204" calcext:value-type="float">
            <text:p>8.782.204</text:p>
          </table:table-cell>
          <table:table-cell table:style-name="ce58" table:formula="of:=SUM([.B11:.D11])" office:value-type="percentage" office:value="1" calcext:value-type="percentage">
            <text:p>100,0%</text:p>
          </table:table-cell>
          <table:table-cell table:style-name="ce4" office:value-type="float" office:value="8787398" calcext:value-type="float">
            <text:p>8.787.398</text:p>
          </table:table-cell>
          <table:table-cell table:style-name="ce61"/>
          <table:table-cell table:style-name="ce86" table:formula="of:=[MODOS.L11]" office:value-type="percentage" office:value="0.4508" calcext:value-type="percentage">
            <text:p>45,1%</text:p>
          </table:table-cell>
          <table:table-cell table:style-name="ce86" table:formula="of:=[MODOS.M11]" office:value-type="percentage" office:value="0.2302" calcext:value-type="percentage">
            <text:p>23,0%</text:p>
          </table:table-cell>
          <table:table-cell table:style-name="ce86" table:formula="of:=[MODOS.N11]" office:value-type="percentage" office:value="0.3191" calcext:value-type="percentage">
            <text:p>31,9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3438" calcext:value-type="percentage">
            <text:p>34,4%</text:p>
          </table:table-cell>
          <table:table-cell table:style-name="ce58" office:value-type="percentage" office:value="0.2319" calcext:value-type="percentage">
            <text:p>23,2%</text:p>
          </table:table-cell>
          <table:table-cell table:style-name="ce58" office:value-type="percentage" office:value="0.4242" calcext:value-type="percentage">
            <text:p>42,4%</text:p>
          </table:table-cell>
          <table:table-cell table:style-name="ce71" office:value-type="float" office:value="13237089" calcext:value-type="float">
            <text:p>13.237.089</text:p>
          </table:table-cell>
          <table:table-cell table:style-name="ce58" table:formula="of:=SUM([.B12:.D12])" office:value-type="percentage" office:value="0.9999" calcext:value-type="percentage">
            <text:p>100,0%</text:p>
          </table:table-cell>
          <table:table-cell table:style-name="ce4" office:value-type="float" office:value="13237089" calcext:value-type="float">
            <text:p>13.237.089</text:p>
          </table:table-cell>
          <table:table-cell table:style-name="ce61"/>
          <table:table-cell table:style-name="ce86" table:formula="of:=[MODOS.L12]" office:value-type="percentage" office:value="0.3406" calcext:value-type="percentage">
            <text:p>34,1%</text:p>
          </table:table-cell>
          <table:table-cell table:style-name="ce86" table:formula="of:=[MODOS.M12]" office:value-type="percentage" office:value="0.2352" calcext:value-type="percentage">
            <text:p>23,5%</text:p>
          </table:table-cell>
          <table:table-cell table:style-name="ce86" table:formula="of:=[MODOS.N12]" office:value-type="percentage" office:value="0.4242" calcext:value-type="percentage">
            <text:p>42,4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3433" calcext:value-type="percentage">
            <text:p>34,3%</text:p>
          </table:table-cell>
          <table:table-cell table:style-name="ce58" office:value-type="percentage" office:value="0.2714" calcext:value-type="percentage">
            <text:p>27,1%</text:p>
          </table:table-cell>
          <table:table-cell table:style-name="ce58" office:value-type="percentage" office:value="0.3853" calcext:value-type="percentage">
            <text:p>38,5%</text:p>
          </table:table-cell>
          <table:table-cell table:style-name="ce71" office:value-type="float" office:value="15057500" calcext:value-type="float">
            <text:p>15.057.500</text:p>
          </table:table-cell>
          <table:table-cell table:style-name="ce58" table:formula="of:=SUM([.B13:.D13])" office:value-type="percentage" office:value="1" calcext:value-type="percentage">
            <text:p>100,0%</text:p>
          </table:table-cell>
          <table:table-cell table:style-name="ce4" office:value-type="float" office:value="15057500" calcext:value-type="float">
            <text:p>15.057.500</text:p>
          </table:table-cell>
          <table:table-cell table:style-name="ce61"/>
          <table:table-cell table:style-name="ce86" table:formula="of:=[MODOS.L13]" office:value-type="percentage" office:value="0.3403" calcext:value-type="percentage">
            <text:p>34,0%</text:p>
          </table:table-cell>
          <table:table-cell table:style-name="ce86" table:formula="of:=[MODOS.M13]" office:value-type="percentage" office:value="0.2744" calcext:value-type="percentage">
            <text:p>27,4%</text:p>
          </table:table-cell>
          <table:table-cell table:style-name="ce86" table:formula="of:=[MODOS.N13]" office:value-type="percentage" office:value="0.3853" calcext:value-type="percentage">
            <text:p>38,5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387" calcext:value-type="percentage">
            <text:p>38,7%</text:p>
          </table:table-cell>
          <table:table-cell table:style-name="ce59" office:value-type="percentage" office:value="0.2362" calcext:value-type="percentage">
            <text:p>23,6%</text:p>
          </table:table-cell>
          <table:table-cell table:style-name="ce59" office:value-type="percentage" office:value="0.3754" calcext:value-type="percentage">
            <text:p>37,5%</text:p>
          </table:table-cell>
          <table:table-cell table:style-name="ce71" office:value-type="float" office:value="18978183" calcext:value-type="float">
            <text:p>18.978.183</text:p>
          </table:table-cell>
          <table:table-cell table:style-name="ce58" table:formula="of:=SUM([.B14:.D14])" office:value-type="percentage" office:value="0.9986" calcext:value-type="percentage">
            <text:p>99,9%</text:p>
          </table:table-cell>
          <table:table-cell table:style-name="ce4" office:value-type="float" office:value="18978183" calcext:value-type="float">
            <text:p>18.978.183</text:p>
          </table:table-cell>
          <table:table-cell table:style-name="ce61"/>
          <table:table-cell table:style-name="ce86" table:formula="of:=[MODOS.L14]" office:value-type="percentage" office:value="0.3832" calcext:value-type="percentage">
            <text:p>38,3%</text:p>
          </table:table-cell>
          <table:table-cell table:style-name="ce86" table:formula="of:=[MODOS.M14]" office:value-type="percentage" office:value="0.2413" calcext:value-type="percentage">
            <text:p>24,1%</text:p>
          </table:table-cell>
          <table:table-cell table:style-name="ce86" table:formula="of:=[MODOS.N14]" office:value-type="percentage" office:value="0.3754" calcext:value-type="percentage">
            <text:p>37,5%</text:p>
          </table:table-cell>
        </table:table-row>
        <table:table-row table:style-name="ro1">
          <table:table-cell table:style-name="ce49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56" table:number-columns-repeated="2"/>
          <table:table-cell table:style-name="ce63"/>
          <table:table-cell table:style-name="ce71"/>
          <table:table-cell table:style-name="ce56"/>
          <table:table-cell table:style-name="ce4"/>
          <table:table-cell/>
          <table:table-cell table:style-name="ce86" table:number-columns-repeated="3"/>
        </table:table-row>
        <table:table-row table:style-name="ro1">
          <table:table-cell table:style-name="ce50" office:value-type="string" calcext:value-type="string">
            <text:p>ANO</text:p>
          </table:table-cell>
          <table:table-cell table:style-name="ce57" office:value-type="string" calcext:value-type="string">
            <text:p>Coletivo</text:p>
          </table:table-cell>
          <table:table-cell table:style-name="ce57" office:value-type="string" calcext:value-type="string">
            <text:p>Individual</text:p>
          </table:table-cell>
          <table:table-cell table:style-name="ce64" office:value-type="string" calcext:value-type="string">
            <text:p>A pé</text:p>
          </table:table-cell>
          <table:table-cell table:style-name="ce71"/>
          <table:table-cell table:style-name="ce72" office:value-type="string" calcext:value-type="string">
            <text:p>Total</text:p>
          </table:table-cell>
          <table:table-cell table:style-name="ce4" table:number-columns-repeated="2"/>
          <table:table-cell table:style-name="ce86" office:value-type="string" calcext:value-type="string">
            <text:p>coletivo</text:p>
          </table:table-cell>
          <table:table-cell table:style-name="ce86" office:value-type="string" calcext:value-type="string">
            <text:p>individual</text:p>
          </table:table-cell>
          <table:table-cell table:style-name="ce86" office:value-type="string" calcext:value-type="string">
            <text:p>a pé</text:p>
          </table:table-cell>
        </table:table-row>
        <table:table-row table:style-name="ro1">
          <table:table-cell table:style-name="ce51" office:value-type="float" office:value="1977" calcext:value-type="float">
            <text:p>1977</text:p>
          </table:table-cell>
          <table:table-cell table:style-name="ce58" office:value-type="percentage" office:value="0.4468" calcext:value-type="percentage">
            <text:p>44,7%</text:p>
          </table:table-cell>
          <table:table-cell table:style-name="ce58" office:value-type="percentage" office:value="0.3007" calcext:value-type="percentage">
            <text:p>30,1%</text:p>
          </table:table-cell>
          <table:table-cell table:style-name="ce58" office:value-type="percentage" office:value="0.2525" calcext:value-type="percentage">
            <text:p>25,3%</text:p>
          </table:table-cell>
          <table:table-cell table:style-name="ce71" office:value-type="float" office:value="12510675" calcext:value-type="float">
            <text:p>12.510.675</text:p>
          </table:table-cell>
          <table:table-cell table:style-name="ce58" table:formula="of:=SUM([.B17:.D17])" office:value-type="percentage" office:value="1" calcext:value-type="percentage">
            <text:p>100,0%</text:p>
          </table:table-cell>
          <table:table-cell table:style-name="ce4" office:value-type="float" office:value="12515847" calcext:value-type="float">
            <text:p>12.515.847</text:p>
          </table:table-cell>
          <table:table-cell table:style-name="ce4"/>
          <table:table-cell table:style-name="ce86" table:formula="of:=[MODOS.L17]" office:value-type="percentage" office:value="0.4434" calcext:value-type="percentage">
            <text:p>44,3%</text:p>
          </table:table-cell>
          <table:table-cell table:style-name="ce86" table:formula="of:=[MODOS.M17]" office:value-type="percentage" office:value="0.3042" calcext:value-type="percentage">
            <text:p>30,4%</text:p>
          </table:table-cell>
          <table:table-cell table:style-name="ce86" table:formula="of:=[MODOS.N17]" office:value-type="percentage" office:value="0.2525" calcext:value-type="percentage">
            <text:p>25,3%</text:p>
          </table:table-cell>
        </table:table-row>
        <table:table-row table:style-name="ro1">
          <table:table-cell table:style-name="ce51" office:value-type="float" office:value="1987" calcext:value-type="float">
            <text:p>1987</text:p>
          </table:table-cell>
          <table:table-cell table:style-name="ce58" office:value-type="percentage" office:value="0.365" calcext:value-type="percentage">
            <text:p>36,5%</text:p>
          </table:table-cell>
          <table:table-cell table:style-name="ce58" office:value-type="percentage" office:value="0.3233" calcext:value-type="percentage">
            <text:p>32,3%</text:p>
          </table:table-cell>
          <table:table-cell table:style-name="ce58" office:value-type="percentage" office:value="0.3115" calcext:value-type="percentage">
            <text:p>31,2%</text:p>
          </table:table-cell>
          <table:table-cell table:style-name="ce71" office:value-type="float" office:value="16160045" calcext:value-type="float">
            <text:p>16.160.045</text:p>
          </table:table-cell>
          <table:table-cell table:style-name="ce58" table:formula="of:=SUM([.B18:.D18])" office:value-type="percentage" office:value="0.9998" calcext:value-type="percentage">
            <text:p>100,0%</text:p>
          </table:table-cell>
          <table:table-cell table:style-name="ce4" office:value-type="float" office:value="16160045" calcext:value-type="float">
            <text:p>16.160.045</text:p>
          </table:table-cell>
          <table:table-cell table:style-name="ce4"/>
          <table:table-cell table:style-name="ce86" table:formula="of:=[MODOS.L18]" office:value-type="percentage" office:value="0.3614" calcext:value-type="percentage">
            <text:p>36,1%</text:p>
          </table:table-cell>
          <table:table-cell table:style-name="ce86" table:formula="of:=[MODOS.M18]" office:value-type="percentage" office:value="0.3271" calcext:value-type="percentage">
            <text:p>32,7%</text:p>
          </table:table-cell>
          <table:table-cell table:style-name="ce86" table:formula="of:=[MODOS.N18]" office:value-type="percentage" office:value="0.3115" calcext:value-type="percentage">
            <text:p>31,2%</text:p>
          </table:table-cell>
        </table:table-row>
        <table:table-row table:style-name="ro1">
          <table:table-cell table:style-name="ce51" office:value-type="float" office:value="1997" calcext:value-type="float">
            <text:p>1997</text:p>
          </table:table-cell>
          <table:table-cell table:style-name="ce58" office:value-type="percentage" office:value="0.3239" calcext:value-type="percentage">
            <text:p>32,4%</text:p>
          </table:table-cell>
          <table:table-cell table:style-name="ce58" office:value-type="percentage" office:value="0.3701" calcext:value-type="percentage">
            <text:p>37,0%</text:p>
          </table:table-cell>
          <table:table-cell table:style-name="ce58" office:value-type="percentage" office:value="0.306" calcext:value-type="percentage">
            <text:p>30,6%</text:p>
          </table:table-cell>
          <table:table-cell table:style-name="ce71" office:value-type="float" office:value="16373853" calcext:value-type="float">
            <text:p>16.373.853</text:p>
          </table:table-cell>
          <table:table-cell table:style-name="ce58" table:formula="of:=SUM([.B19:.D19])" office:value-type="percentage" office:value="1" calcext:value-type="percentage">
            <text:p>100,0%</text:p>
          </table:table-cell>
          <table:table-cell table:style-name="ce4" office:value-type="float" office:value="16373853" calcext:value-type="float">
            <text:p>16.373.853</text:p>
          </table:table-cell>
          <table:table-cell table:style-name="ce4"/>
          <table:table-cell table:style-name="ce86" table:formula="of:=[MODOS.L19]" office:value-type="percentage" office:value="0.3217" calcext:value-type="percentage">
            <text:p>32,2%</text:p>
          </table:table-cell>
          <table:table-cell table:style-name="ce86" table:formula="of:=[MODOS.M19]" office:value-type="percentage" office:value="0.3723" calcext:value-type="percentage">
            <text:p>37,2%</text:p>
          </table:table-cell>
          <table:table-cell table:style-name="ce86" table:formula="of:=[MODOS.N19]" office:value-type="percentage" office:value="0.306" calcext:value-type="percentage">
            <text:p>30,6%</text:p>
          </table:table-cell>
        </table:table-row>
        <table:table-row table:style-name="ro1">
          <table:table-cell table:style-name="ce52" office:value-type="float" office:value="2007" calcext:value-type="float">
            <text:p>2007</text:p>
          </table:table-cell>
          <table:table-cell table:style-name="ce59" office:value-type="percentage" office:value="0.3436" calcext:value-type="percentage">
            <text:p>34,4%</text:p>
          </table:table-cell>
          <table:table-cell table:style-name="ce59" office:value-type="percentage" office:value="0.3543" calcext:value-type="percentage">
            <text:p>35,4%</text:p>
          </table:table-cell>
          <table:table-cell table:style-name="ce59" office:value-type="percentage" office:value="0.2876" calcext:value-type="percentage">
            <text:p>28,8%</text:p>
          </table:table-cell>
          <table:table-cell table:style-name="ce71" office:value-type="float" office:value="19115337" calcext:value-type="float">
            <text:p>19.115.337</text:p>
          </table:table-cell>
          <table:table-cell table:style-name="ce58" table:formula="of:=SUM([.B20:.D20])" office:value-type="percentage" office:value="0.9855" calcext:value-type="percentage">
            <text:p>98,6%</text:p>
          </table:table-cell>
          <table:table-cell table:style-name="ce4" office:value-type="float" office:value="19115337" calcext:value-type="float">
            <text:p>19.115.337</text:p>
          </table:table-cell>
          <table:table-cell table:style-name="ce4"/>
          <table:table-cell table:style-name="ce86" table:formula="of:=[MODOS.L20]" office:value-type="percentage" office:value="0.3411" calcext:value-type="percentage">
            <text:p>34,1%</text:p>
          </table:table-cell>
          <table:table-cell table:style-name="ce86" table:formula="of:=[MODOS.M20]" office:value-type="percentage" office:value="0.3714" calcext:value-type="percentage">
            <text:p>37,1%</text:p>
          </table:table-cell>
          <table:table-cell table:style-name="ce86" table:formula="of:=[MODOS.N20]" office:value-type="percentage" office:value="0.2876" calcext:value-type="percentage">
            <text:p>28,8%</text:p>
          </table:table-cell>
        </table:table-row>
        <table:table-row table:style-name="ro1">
          <table:table-cell/>
          <table:table-cell table:style-name="ce87" table:number-columns-repeated="3"/>
          <table:table-cell table:number-columns-repeated="7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URACAO" table:style-name="ta1">
        <table:table-column table:style-name="co2" table:number-columns-repeated="2" table:default-cell-style-name="ce6"/>
        <table:table-column table:style-name="co2" table:default-cell-style-name="ce11"/>
        <table:table-column table:style-name="co2" table:default-cell-style-name="ce6"/>
        <table:table-column table:style-name="co32" table:number-columns-repeated="3" table:default-cell-style-name="ce6"/>
        <table:table-column table:style-name="co33" table:number-columns-repeated="2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96"/>
          <table:table-cell table:number-columns-repeated="10"/>
        </table:table-row>
        <table:table-row table:style-name="ro1">
          <table:table-cell table:style-name="ce91" office:value-type="string" calcext:value-type="string">
            <text:p>ESTATÍSTICAS DA DURACAO</text:p>
          </table:table-cell>
          <table:table-cell table:style-name="ce97"/>
          <table:table-cell table:number-columns-repeated="10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3" office:value-type="string" calcext:value-type="string">
            <text:p><text:s/>NA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30" calcext:value-type="float">
            <text:p>30,00</text:p>
          </table:table-cell>
          <table:table-cell table:style-name="ce63" office:value-type="float" office:value="240" calcext:value-type="float">
            <text:p>240,00</text:p>
          </table:table-cell>
          <table:table-cell table:style-name="ce63" office:value-type="float" office:value="36.07" calcext:value-type="float">
            <text:p>36,07</text:p>
          </table:table-cell>
          <table:table-cell table:style-name="ce63" office:value-type="float" office:value="31.99" calcext:value-type="float">
            <text:p>31,99</text:p>
          </table:table-cell>
          <table:table-cell table:style-name="ce63" office:value-type="float" office:value="1.74" calcext:value-type="float">
            <text:p>1,74</text:p>
          </table:table-cell>
          <table:table-cell table:style-name="ce63" office:value-type="float" office:value="3.78" calcext:value-type="float">
            <text:p>3,78</text:p>
          </table:table-cell>
          <table:table-cell table:style-name="ce104" office:value-type="float" office:value="0" calcext:value-type="float">
            <text:p>0</text:p>
          </table:table-cell>
          <table:table-cell table:style-name="ce4" table:formula="of:=[.J11]+[.J17]" office:value-type="float" office:value="21292879" calcext:value-type="float">
            <text:p>21.292.879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60" calcext:value-type="float">
            <text:p>360,00</text:p>
          </table:table-cell>
          <table:table-cell table:style-name="ce63" office:value-type="float" office:value="33.27" calcext:value-type="float">
            <text:p>33,27</text:p>
          </table:table-cell>
          <table:table-cell table:style-name="ce63" office:value-type="float" office:value="31.99" calcext:value-type="float">
            <text:p>31,99</text:p>
          </table:table-cell>
          <table:table-cell table:style-name="ce63" office:value-type="float" office:value="1.92" calcext:value-type="float">
            <text:p>1,92</text:p>
          </table:table-cell>
          <table:table-cell table:style-name="ce63" office:value-type="float" office:value="4.97" calcext:value-type="float">
            <text:p>4,97</text:p>
          </table:table-cell>
          <table:table-cell table:style-name="ce104" office:value-type="float" office:value="0" calcext:value-type="float">
            <text:p>0</text:p>
          </table:table-cell>
          <table:table-cell table:style-name="ce4" table:formula="of:=[.J12]+[.J18]" office:value-type="float" office:value="29397134" calcext:value-type="float">
            <text:p>29.397.134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70" calcext:value-type="float">
            <text:p>370,00</text:p>
          </table:table-cell>
          <table:table-cell table:style-name="ce63" office:value-type="float" office:value="34.12" calcext:value-type="float">
            <text:p>34,12</text:p>
          </table:table-cell>
          <table:table-cell table:style-name="ce63" office:value-type="float" office:value="33.52" calcext:value-type="float">
            <text:p>33,52</text:p>
          </table:table-cell>
          <table:table-cell table:style-name="ce63" office:value-type="float" office:value="1.94" calcext:value-type="float">
            <text:p>1,94</text:p>
          </table:table-cell>
          <table:table-cell table:style-name="ce63" office:value-type="float" office:value="4.54" calcext:value-type="float">
            <text:p>4,54</text:p>
          </table:table-cell>
          <table:table-cell table:style-name="ce104" office:value-type="float" office:value="0" calcext:value-type="float">
            <text:p>0</text:p>
          </table:table-cell>
          <table:table-cell table:style-name="ce4" table:formula="of:=[.J13]+[.J19]" office:value-type="float" office:value="31431353" calcext:value-type="float">
            <text:p>31.431.3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" calcext:value-type="float">
            <text:p>1,00</text:p>
          </table:table-cell>
          <table:table-cell table:style-name="ce76" office:value-type="float" office:value="30" calcext:value-type="float">
            <text:p>30,00</text:p>
          </table:table-cell>
          <table:table-cell table:style-name="ce76" office:value-type="float" office:value="299" calcext:value-type="float">
            <text:p>299,00</text:p>
          </table:table-cell>
          <table:table-cell table:style-name="ce76" office:value-type="float" office:value="39.29" calcext:value-type="float">
            <text:p>39,29</text:p>
          </table:table-cell>
          <table:table-cell table:style-name="ce76" office:value-type="float" office:value="37.22" calcext:value-type="float">
            <text:p>37,22</text:p>
          </table:table-cell>
          <table:table-cell table:style-name="ce76" office:value-type="float" office:value="1.94" calcext:value-type="float">
            <text:p>1,94</text:p>
          </table:table-cell>
          <table:table-cell table:style-name="ce76" office:value-type="float" office:value="3.37" calcext:value-type="float">
            <text:p>3,37</text:p>
          </table:table-cell>
          <table:table-cell table:style-name="ce105" office:value-type="float" office:value="0" calcext:value-type="float">
            <text:p>0</text:p>
          </table:table-cell>
          <table:table-cell table:style-name="ce4" table:formula="of:=[.J14]+[.J20]" office:value-type="float" office:value="38093520" calcext:value-type="float">
            <text:p>38.093.520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5" calcext:value-type="float">
            <text:p>25,00</text:p>
          </table:table-cell>
          <table:table-cell table:style-name="ce63" office:value-type="float" office:value="240" calcext:value-type="float">
            <text:p>240,00</text:p>
          </table:table-cell>
          <table:table-cell table:style-name="ce63" office:value-type="float" office:value="34.09" calcext:value-type="float">
            <text:p>34,09</text:p>
          </table:table-cell>
          <table:table-cell table:style-name="ce63" office:value-type="float" office:value="30.54" calcext:value-type="float">
            <text:p>30,54</text:p>
          </table:table-cell>
          <table:table-cell table:style-name="ce63" office:value-type="float" office:value="1.81" calcext:value-type="float">
            <text:p>1,81</text:p>
          </table:table-cell>
          <table:table-cell table:style-name="ce63" office:value-type="float" office:value="4.12" calcext:value-type="float">
            <text:p>4,12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8782204" calcext:value-type="float">
            <text:p>8.782.204</text:p>
          </table:table-cell>
          <table:table-cell table:formula="of:=[.E11]-[.E17]" office:value-type="float" office:value="-0.379999999999995" calcext:value-type="float">
            <text:p>-0,38</text:p>
          </table:table-cell>
          <table:table-cell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60" calcext:value-type="float">
            <text:p>360,00</text:p>
          </table:table-cell>
          <table:table-cell table:style-name="ce63" office:value-type="float" office:value="30.15" calcext:value-type="float">
            <text:p>30,15</text:p>
          </table:table-cell>
          <table:table-cell table:style-name="ce63" office:value-type="float" office:value="29.76" calcext:value-type="float">
            <text:p>29,76</text:p>
          </table:table-cell>
          <table:table-cell table:style-name="ce63" office:value-type="float" office:value="2.08" calcext:value-type="float">
            <text:p>2,08</text:p>
          </table:table-cell>
          <table:table-cell table:style-name="ce63" office:value-type="float" office:value="5.89" calcext:value-type="float">
            <text:p>5,89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3237089" calcext:value-type="float">
            <text:p>13.237.089</text:p>
          </table:table-cell>
          <table:table-cell table:formula="of:=[.E12]-[.E18]" office:value-type="float" office:value="-5.68" calcext:value-type="float">
            <text:p>-5,68</text:p>
          </table:table-cell>
          <table:table-cell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3" office:value-type="float" office:value="315" calcext:value-type="float">
            <text:p>315,00</text:p>
          </table:table-cell>
          <table:table-cell table:style-name="ce63" office:value-type="float" office:value="31.97" calcext:value-type="float">
            <text:p>31,97</text:p>
          </table:table-cell>
          <table:table-cell table:style-name="ce63" office:value-type="float" office:value="31.67" calcext:value-type="float">
            <text:p>31,67</text:p>
          </table:table-cell>
          <table:table-cell table:style-name="ce63" office:value-type="float" office:value="2.02" calcext:value-type="float">
            <text:p>2,02</text:p>
          </table:table-cell>
          <table:table-cell table:style-name="ce63" office:value-type="float" office:value="4.78" calcext:value-type="float">
            <text:p>4,78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5057500" calcext:value-type="float">
            <text:p>15.057.500</text:p>
          </table:table-cell>
          <table:table-cell table:formula="of:=[.E13]-[.E19]" office:value-type="float" office:value="-4.14" calcext:value-type="float">
            <text:p>-4,14</text:p>
          </table:table-cell>
          <table:table-cell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" calcext:value-type="float">
            <text:p>1,00</text:p>
          </table:table-cell>
          <table:table-cell table:style-name="ce76" office:value-type="float" office:value="25" calcext:value-type="float">
            <text:p>25,00</text:p>
          </table:table-cell>
          <table:table-cell table:style-name="ce76" office:value-type="float" office:value="299" calcext:value-type="float">
            <text:p>299,00</text:p>
          </table:table-cell>
          <table:table-cell table:style-name="ce76" office:value-type="float" office:value="37.96" calcext:value-type="float">
            <text:p>37,96</text:p>
          </table:table-cell>
          <table:table-cell table:style-name="ce76" office:value-type="float" office:value="36.72" calcext:value-type="float">
            <text:p>36,72</text:p>
          </table:table-cell>
          <table:table-cell table:style-name="ce76" office:value-type="float" office:value="1.81" calcext:value-type="float">
            <text:p>1,81</text:p>
          </table:table-cell>
          <table:table-cell table:style-name="ce76" office:value-type="float" office:value="3.68" calcext:value-type="float">
            <text:p>3,68</text:p>
          </table:table-cell>
          <table:table-cell table:style-name="ce105" office:value-type="float" office:value="0" calcext:value-type="float">
            <text:p>0</text:p>
          </table:table-cell>
          <table:table-cell table:style-name="ce4" office:value-type="float" office:value="18978183" calcext:value-type="float">
            <text:p>18.978.183</text:p>
          </table:table-cell>
          <table:table-cell table:formula="of:=[.E14]-[.E20]" office:value-type="float" office:value="-2.65" calcext:value-type="float">
            <text:p>-2,65</text:p>
          </table:table-cell>
          <table:table-cell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30" calcext:value-type="float">
            <text:p>30,00</text:p>
          </table:table-cell>
          <table:table-cell table:style-name="ce63" office:value-type="float" office:value="240" calcext:value-type="float">
            <text:p>240,00</text:p>
          </table:table-cell>
          <table:table-cell table:style-name="ce63" office:value-type="float" office:value="34.47" calcext:value-type="float">
            <text:p>34,47</text:p>
          </table:table-cell>
          <table:table-cell table:style-name="ce63" office:value-type="float" office:value="32.89" calcext:value-type="float">
            <text:p>32,89</text:p>
          </table:table-cell>
          <table:table-cell table:style-name="ce63" office:value-type="float" office:value="1.69" calcext:value-type="float">
            <text:p>1,69</text:p>
          </table:table-cell>
          <table:table-cell table:style-name="ce63" office:value-type="float" office:value="3.53" calcext:value-type="float">
            <text:p>3,53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2510675" calcext:value-type="float">
            <text:p>12.510.675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5" calcext:value-type="float">
            <text:p>25,00</text:p>
          </table:table-cell>
          <table:table-cell table:style-name="ce63" office:value-type="float" office:value="360" calcext:value-type="float">
            <text:p>360,00</text:p>
          </table:table-cell>
          <table:table-cell table:style-name="ce63" office:value-type="float" office:value="35.83" calcext:value-type="float">
            <text:p>35,83</text:p>
          </table:table-cell>
          <table:table-cell table:style-name="ce63" office:value-type="float" office:value="33.5" calcext:value-type="float">
            <text:p>33,50</text:p>
          </table:table-cell>
          <table:table-cell table:style-name="ce63" office:value-type="float" office:value="1.8" calcext:value-type="float">
            <text:p>1,80</text:p>
          </table:table-cell>
          <table:table-cell table:style-name="ce63" office:value-type="float" office:value="4.36" calcext:value-type="float">
            <text:p>4,36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6160045" calcext:value-type="float">
            <text:p>16.160.045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1" calcext:value-type="float">
            <text:p>1,00</text:p>
          </table:table-cell>
          <table:table-cell table:style-name="ce63" office:value-type="float" office:value="25" calcext:value-type="float">
            <text:p>25,00</text:p>
          </table:table-cell>
          <table:table-cell table:style-name="ce63" office:value-type="float" office:value="370" calcext:value-type="float">
            <text:p>370,00</text:p>
          </table:table-cell>
          <table:table-cell table:style-name="ce63" office:value-type="float" office:value="36.11" calcext:value-type="float">
            <text:p>36,11</text:p>
          </table:table-cell>
          <table:table-cell table:style-name="ce63" office:value-type="float" office:value="35.02" calcext:value-type="float">
            <text:p>35,02</text:p>
          </table:table-cell>
          <table:table-cell table:style-name="ce63" office:value-type="float" office:value="1.86" calcext:value-type="float">
            <text:p>1,86</text:p>
          </table:table-cell>
          <table:table-cell table:style-name="ce63" office:value-type="float" office:value="4.25" calcext:value-type="float">
            <text:p>4,25</text:p>
          </table:table-cell>
          <table:table-cell table:style-name="ce104" office:value-type="float" office:value="0" calcext:value-type="float">
            <text:p>0</text:p>
          </table:table-cell>
          <table:table-cell table:style-name="ce4" office:value-type="float" office:value="16373853" calcext:value-type="float">
            <text:p>16.373.8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" calcext:value-type="float">
            <text:p>1,00</text:p>
          </table:table-cell>
          <table:table-cell table:style-name="ce76" office:value-type="float" office:value="30" calcext:value-type="float">
            <text:p>30,00</text:p>
          </table:table-cell>
          <table:table-cell table:style-name="ce76" office:value-type="float" office:value="270" calcext:value-type="float">
            <text:p>270,00</text:p>
          </table:table-cell>
          <table:table-cell table:style-name="ce76" office:value-type="float" office:value="40.61" calcext:value-type="float">
            <text:p>40,61</text:p>
          </table:table-cell>
          <table:table-cell table:style-name="ce76" office:value-type="float" office:value="37.67" calcext:value-type="float">
            <text:p>37,67</text:p>
          </table:table-cell>
          <table:table-cell table:style-name="ce76" office:value-type="float" office:value="1.67" calcext:value-type="float">
            <text:p>1,67</text:p>
          </table:table-cell>
          <table:table-cell table:style-name="ce76" office:value-type="float" office:value="3.11" calcext:value-type="float">
            <text:p>3,11</text:p>
          </table:table-cell>
          <table:table-cell table:style-name="ce105" office:value-type="float" office:value="0" calcext:value-type="float">
            <text:p>0</text:p>
          </table:table-cell>
          <table:table-cell table:style-name="ce4" office:value-type="float" office:value="19115337" calcext:value-type="float">
            <text:p>19.115.337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MÉDIAS POR MODO AGREAGADO</text:p>
          </table:table-cell>
          <table:table-cell table:number-columns-repeated="2"/>
          <table:table-cell table:style-name="ce29" table:number-columns-repeated="4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55.07" calcext:value-type="float">
            <text:p>55,07</text:p>
          </table:table-cell>
          <table:table-cell table:style-name="ce63" office:value-type="float" office:value="25.67" calcext:value-type="float">
            <text:p>25,67</text:p>
          </table:table-cell>
          <table:table-cell table:style-name="ce63" office:value-type="float" office:value="15.58" calcext:value-type="float">
            <text:p>15,58</text:p>
          </table:table-cell>
          <table:table-cell table:style-name="ce63" office:value-type="float" office:value="53.82" calcext:value-type="float">
            <text:p>53,82</text:p>
          </table:table-cell>
          <table:table-cell table:style-name="ce63" office:value-type="float" office:value="83.34" calcext:value-type="float">
            <text:p>83,34</text:p>
          </table:table-cell>
          <table:table-cell table:style-name="ce63" office:value-type="float" office:value="54.71" calcext:value-type="float">
            <text:p>54,71</text:p>
          </table:table-cell>
          <table:table-cell table:style-name="ce63" office:value-type="float" office:value="41.82" calcext:value-type="float">
            <text:p>41,82</text:p>
          </table:table-cell>
          <table:table-cell table:style-name="ce108" office:value-type="float" office:value="54.07" calcext:value-type="float">
            <text:p>54,07</text:p>
          </table:table-cell>
          <table:table-cell table:style-name="ce4" table:formula="of:=[.J30]+[.J36]" office:value-type="float" office:value="21292879" calcext:value-type="float">
            <text:p>21.292.879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59.72" calcext:value-type="float">
            <text:p>59,72</text:p>
          </table:table-cell>
          <table:table-cell table:style-name="ce63" office:value-type="float" office:value="23.73" calcext:value-type="float">
            <text:p>23,73</text:p>
          </table:table-cell>
          <table:table-cell table:style-name="ce63" office:value-type="float" office:value="14.74" calcext:value-type="float">
            <text:p>14,74</text:p>
          </table:table-cell>
          <table:table-cell table:style-name="ce63" office:value-type="float" office:value="60.84" calcext:value-type="float">
            <text:p>60,84</text:p>
          </table:table-cell>
          <table:table-cell table:style-name="ce63" office:value-type="float" office:value="80.82" calcext:value-type="float">
            <text:p>80,82</text:p>
          </table:table-cell>
          <table:table-cell table:style-name="ce63" office:value-type="float" office:value="59.71" calcext:value-type="float">
            <text:p>59,71</text:p>
          </table:table-cell>
          <table:table-cell table:style-name="ce63" office:value-type="float" office:value="44.15" calcext:value-type="float">
            <text:p>44,15</text:p>
          </table:table-cell>
          <table:table-cell table:style-name="ce108" office:value-type="float" office:value="60.81" calcext:value-type="float">
            <text:p>60,81</text:p>
          </table:table-cell>
          <table:table-cell table:style-name="ce4" table:formula="of:=[.J31]+[.J37]" office:value-type="float" office:value="29397134" calcext:value-type="float">
            <text:p>29.397.134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60.65" calcext:value-type="float">
            <text:p>60,65</text:p>
          </table:table-cell>
          <table:table-cell table:style-name="ce63" office:value-type="float" office:value="27.01" calcext:value-type="float">
            <text:p>27,01</text:p>
          </table:table-cell>
          <table:table-cell table:style-name="ce63" office:value-type="float" office:value="15.11" calcext:value-type="float">
            <text:p>15,11</text:p>
          </table:table-cell>
          <table:table-cell table:style-name="ce63" office:value-type="float" office:value="66.96" calcext:value-type="float">
            <text:p>66,96</text:p>
          </table:table-cell>
          <table:table-cell table:style-name="ce63" office:value-type="float" office:value="89.45" calcext:value-type="float">
            <text:p>89,45</text:p>
          </table:table-cell>
          <table:table-cell table:style-name="ce63" office:value-type="float" office:value="60.64" calcext:value-type="float">
            <text:p>60,64</text:p>
          </table:table-cell>
          <table:table-cell table:style-name="ce63" office:value-type="float" office:value="43.7" calcext:value-type="float">
            <text:p>43,70</text:p>
          </table:table-cell>
          <table:table-cell table:style-name="ce108" office:value-type="float" office:value="49.85" calcext:value-type="float">
            <text:p>49,85</text:p>
          </table:table-cell>
          <table:table-cell table:style-name="ce4" table:formula="of:=[.J32]+[.J38]" office:value-type="float" office:value="31431353" calcext:value-type="float">
            <text:p>31.431.3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66.71" calcext:value-type="float">
            <text:p>66,71</text:p>
          </table:table-cell>
          <table:table-cell table:style-name="ce76" office:value-type="float" office:value="31.35" calcext:value-type="float">
            <text:p>31,35</text:p>
          </table:table-cell>
          <table:table-cell table:style-name="ce76" office:value-type="float" office:value="16.48" calcext:value-type="float">
            <text:p>16,48</text:p>
          </table:table-cell>
          <table:table-cell table:style-name="ce76" office:value-type="float" office:value="74.4" calcext:value-type="float">
            <text:p>74,40</text:p>
          </table:table-cell>
          <table:table-cell table:style-name="ce76" office:value-type="float" office:value="91.16" calcext:value-type="float">
            <text:p>91,16</text:p>
          </table:table-cell>
          <table:table-cell table:style-name="ce76" office:value-type="float" office:value="69.46" calcext:value-type="float">
            <text:p>69,46</text:p>
          </table:table-cell>
          <table:table-cell table:style-name="ce76" office:value-type="float" office:value="40.89" calcext:value-type="float">
            <text:p>40,89</text:p>
          </table:table-cell>
          <table:table-cell table:style-name="ce109" office:value-type="float" office:value="66.33" calcext:value-type="float">
            <text:p>66,33</text:p>
          </table:table-cell>
          <table:table-cell table:style-name="ce4" table:formula="of:=[.J33]+[.J39]" office:value-type="float" office:value="38093520" calcext:value-type="float">
            <text:p>38.093.520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56.81" calcext:value-type="float">
            <text:p>56,81</text:p>
          </table:table-cell>
          <table:table-cell table:style-name="ce63" office:value-type="float" office:value="27.07" calcext:value-type="float">
            <text:p>27,07</text:p>
          </table:table-cell>
          <table:table-cell table:style-name="ce63" office:value-type="float" office:value="15.61" calcext:value-type="float">
            <text:p>15,61</text:p>
          </table:table-cell>
          <table:table-cell table:style-name="ce63" office:value-type="float" office:value="53.31" calcext:value-type="float">
            <text:p>53,31</text:p>
          </table:table-cell>
          <table:table-cell table:style-name="ce63" office:value-type="float" office:value="84.2" calcext:value-type="float">
            <text:p>84,20</text:p>
          </table:table-cell>
          <table:table-cell table:style-name="ce63" office:value-type="float" office:value="56.44" calcext:value-type="float">
            <text:p>56,44</text:p>
          </table:table-cell>
          <table:table-cell table:style-name="ce63" office:value-type="float" office:value="43.97" calcext:value-type="float">
            <text:p>43,97</text:p>
          </table:table-cell>
          <table:table-cell table:style-name="ce108" office:value-type="float" office:value="56.75" calcext:value-type="float">
            <text:p>56,75</text:p>
          </table:table-cell>
          <table:table-cell table:style-name="ce4" office:value-type="float" office:value="8782204" calcext:value-type="float">
            <text:p>8.782.204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62.48" calcext:value-type="float">
            <text:p>62,48</text:p>
          </table:table-cell>
          <table:table-cell table:style-name="ce63" office:value-type="float" office:value="25.67" calcext:value-type="float">
            <text:p>25,67</text:p>
          </table:table-cell>
          <table:table-cell table:style-name="ce63" office:value-type="float" office:value="15.13" calcext:value-type="float">
            <text:p>15,13</text:p>
          </table:table-cell>
          <table:table-cell table:style-name="ce63" office:value-type="float" office:value="62.46" calcext:value-type="float">
            <text:p>62,46</text:p>
          </table:table-cell>
          <table:table-cell table:style-name="ce63" office:value-type="float" office:value="81.48" calcext:value-type="float">
            <text:p>81,48</text:p>
          </table:table-cell>
          <table:table-cell table:style-name="ce63" office:value-type="float" office:value="62.89" calcext:value-type="float">
            <text:p>62,89</text:p>
          </table:table-cell>
          <table:table-cell table:style-name="ce63" office:value-type="float" office:value="46.53" calcext:value-type="float">
            <text:p>46,53</text:p>
          </table:table-cell>
          <table:table-cell table:style-name="ce108" office:value-type="float" office:value="57.63" calcext:value-type="float">
            <text:p>57,63</text:p>
          </table:table-cell>
          <table:table-cell table:style-name="ce4" office:value-type="float" office:value="13237089" calcext:value-type="float">
            <text:p>13.237.089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63.62" calcext:value-type="float">
            <text:p>63,62</text:p>
          </table:table-cell>
          <table:table-cell table:style-name="ce63" office:value-type="float" office:value="29.58" calcext:value-type="float">
            <text:p>29,58</text:p>
          </table:table-cell>
          <table:table-cell table:style-name="ce63" office:value-type="float" office:value="14.89" calcext:value-type="float">
            <text:p>14,89</text:p>
          </table:table-cell>
          <table:table-cell table:style-name="ce63" office:value-type="float" office:value="69.18" calcext:value-type="float">
            <text:p>69,18</text:p>
          </table:table-cell>
          <table:table-cell table:style-name="ce63" office:value-type="float" office:value="88.99" calcext:value-type="float">
            <text:p>88,99</text:p>
          </table:table-cell>
          <table:table-cell table:style-name="ce63" office:value-type="float" office:value="63.85" calcext:value-type="float">
            <text:p>63,85</text:p>
          </table:table-cell>
          <table:table-cell table:style-name="ce63" office:value-type="float" office:value="46.5" calcext:value-type="float">
            <text:p>46,50</text:p>
          </table:table-cell>
          <table:table-cell table:style-name="ce108" office:value-type="float" office:value="49.94" calcext:value-type="float">
            <text:p>49,94</text:p>
          </table:table-cell>
          <table:table-cell table:style-name="ce4" office:value-type="float" office:value="15057500" calcext:value-type="float">
            <text:p>15.057.500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68.41" calcext:value-type="float">
            <text:p>68,41</text:p>
          </table:table-cell>
          <table:table-cell table:style-name="ce76" office:value-type="float" office:value="33.75" calcext:value-type="float">
            <text:p>33,75</text:p>
          </table:table-cell>
          <table:table-cell table:style-name="ce76" office:value-type="float" office:value="16.55" calcext:value-type="float">
            <text:p>16,55</text:p>
          </table:table-cell>
          <table:table-cell table:style-name="ce76" office:value-type="float" office:value="73.53" calcext:value-type="float">
            <text:p>73,53</text:p>
          </table:table-cell>
          <table:table-cell table:style-name="ce76" office:value-type="float" office:value="94.6" calcext:value-type="float">
            <text:p>94,60</text:p>
          </table:table-cell>
          <table:table-cell table:style-name="ce76" office:value-type="float" office:value="71.6" calcext:value-type="float">
            <text:p>71,60</text:p>
          </table:table-cell>
          <table:table-cell table:style-name="ce76" office:value-type="float" office:value="42.22" calcext:value-type="float">
            <text:p>42,22</text:p>
          </table:table-cell>
          <table:table-cell table:style-name="ce109" office:value-type="float" office:value="71.76" calcext:value-type="float">
            <text:p>71,76</text:p>
          </table:table-cell>
          <table:table-cell table:style-name="ce4" office:value-type="float" office:value="18978183" calcext:value-type="float">
            <text:p>18.978.183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52.64" calcext:value-type="float">
            <text:p>52,64</text:p>
          </table:table-cell>
          <table:table-cell table:style-name="ce63" office:value-type="float" office:value="23.02" calcext:value-type="float">
            <text:p>23,02</text:p>
          </table:table-cell>
          <table:table-cell table:style-name="ce63" office:value-type="float" office:value="15.55" calcext:value-type="float">
            <text:p>15,55</text:p>
          </table:table-cell>
          <table:table-cell table:style-name="ce63" office:value-type="float" office:value="54.61" calcext:value-type="float">
            <text:p>54,61</text:p>
          </table:table-cell>
          <table:table-cell table:style-name="ce63" office:value-type="float" office:value="81.32" calcext:value-type="float">
            <text:p>81,32</text:p>
          </table:table-cell>
          <table:table-cell table:style-name="ce63" office:value-type="float" office:value="52.42" calcext:value-type="float">
            <text:p>52,42</text:p>
          </table:table-cell>
          <table:table-cell table:style-name="ce63" office:value-type="float" office:value="43.97" calcext:value-type="float">
            <text:p>43,97</text:p>
          </table:table-cell>
          <table:table-cell table:style-name="ce108" office:value-type="float" office:value="50.38" calcext:value-type="float">
            <text:p>50,38</text:p>
          </table:table-cell>
          <table:table-cell table:style-name="ce4" office:value-type="float" office:value="12510675" calcext:value-type="float">
            <text:p>12.510.675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56.15" calcext:value-type="float">
            <text:p>56,15</text:p>
          </table:table-cell>
          <table:table-cell table:style-name="ce63" office:value-type="float" office:value="20.43" calcext:value-type="float">
            <text:p>20,43</text:p>
          </table:table-cell>
          <table:table-cell table:style-name="ce63" office:value-type="float" office:value="14.4" calcext:value-type="float">
            <text:p>14,40</text:p>
          </table:table-cell>
          <table:table-cell table:style-name="ce63" office:value-type="float" office:value="58.63" calcext:value-type="float">
            <text:p>58,63</text:p>
          </table:table-cell>
          <table:table-cell table:style-name="ce63" office:value-type="float" office:value="79.43" calcext:value-type="float">
            <text:p>79,43</text:p>
          </table:table-cell>
          <table:table-cell table:style-name="ce63" office:value-type="float" office:value="55.97" calcext:value-type="float">
            <text:p>55,97</text:p>
          </table:table-cell>
          <table:table-cell table:style-name="ce63" office:value-type="float" office:value="46.53" calcext:value-type="float">
            <text:p>46,53</text:p>
          </table:table-cell>
          <table:table-cell table:style-name="ce108" office:value-type="float" office:value="65.36" calcext:value-type="float">
            <text:p>65,36</text:p>
          </table:table-cell>
          <table:table-cell table:style-name="ce4" office:value-type="float" office:value="16160045" calcext:value-type="float">
            <text:p>16.160.045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57.61" calcext:value-type="float">
            <text:p>57,61</text:p>
          </table:table-cell>
          <table:table-cell table:style-name="ce63" office:value-type="float" office:value="23.21" calcext:value-type="float">
            <text:p>23,21</text:p>
          </table:table-cell>
          <table:table-cell table:style-name="ce63" office:value-type="float" office:value="15.3" calcext:value-type="float">
            <text:p>15,30</text:p>
          </table:table-cell>
          <table:table-cell table:style-name="ce63" office:value-type="float" office:value="64.55" calcext:value-type="float">
            <text:p>64,55</text:p>
          </table:table-cell>
          <table:table-cell table:style-name="ce63" office:value-type="float" office:value="90.44" calcext:value-type="float">
            <text:p>90,44</text:p>
          </table:table-cell>
          <table:table-cell table:style-name="ce63" office:value-type="float" office:value="57.58" calcext:value-type="float">
            <text:p>57,58</text:p>
          </table:table-cell>
          <table:table-cell table:style-name="ce63" office:value-type="float" office:value="46.52" calcext:value-type="float">
            <text:p>46,52</text:p>
          </table:table-cell>
          <table:table-cell table:style-name="ce108" office:value-type="float" office:value="49.77" calcext:value-type="float">
            <text:p>49,77</text:p>
          </table:table-cell>
          <table:table-cell table:style-name="ce4" office:value-type="float" office:value="16373853" calcext:value-type="float">
            <text:p>16.373.8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65.19" calcext:value-type="float">
            <text:p>65,19</text:p>
          </table:table-cell>
          <table:table-cell table:style-name="ce76" office:value-type="float" office:value="27.72" calcext:value-type="float">
            <text:p>27,72</text:p>
          </table:table-cell>
          <table:table-cell table:style-name="ce76" office:value-type="float" office:value="16.42" calcext:value-type="float">
            <text:p>16,42</text:p>
          </table:table-cell>
          <table:table-cell table:style-name="ce76" office:value-type="float" office:value="75.18" calcext:value-type="float">
            <text:p>75,18</text:p>
          </table:table-cell>
          <table:table-cell table:style-name="ce76" office:value-type="float" office:value="86.64" calcext:value-type="float">
            <text:p>86,64</text:p>
          </table:table-cell>
          <table:table-cell table:style-name="ce76" office:value-type="float" office:value="67.66" calcext:value-type="float">
            <text:p>67,66</text:p>
          </table:table-cell>
          <table:table-cell table:style-name="ce76" office:value-type="float" office:value="42.22" calcext:value-type="float">
            <text:p>42,22</text:p>
          </table:table-cell>
          <table:table-cell table:style-name="ce109" office:value-type="float" office:value="62.41" calcext:value-type="float">
            <text:p>62,41</text:p>
          </table:table-cell>
          <table:table-cell table:style-name="ce4" office:value-type="float" office:value="19115337" calcext:value-type="float">
            <text:p>19.115.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1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36]-[.B30]" office:value-type="float" office:value="-4.17" calcext:value-type="float">
            <text:p>-4,2</text:p>
          </table:table-cell>
          <table:table-cell table:style-name="ce12" table:formula="of:=[.C36]-[.C30]" office:value-type="float" office:value="-4.05" calcext:value-type="float">
            <text:p>-4,1</text:p>
          </table:table-cell>
          <table:table-cell table:style-name="ce12" table:formula="of:=[.D36]-[.D30]" office:value-type="float" office:value="-0.0599999999999987" calcext:value-type="float">
            <text:p>-0,1</text:p>
          </table:table-cell>
          <table:table-cell table:style-name="ce12" table:formula="of:=[.E36]-[.E30]" office:value-type="float" office:value="1.3" calcext:value-type="float">
            <text:p>1,3</text:p>
          </table:table-cell>
          <table:table-cell table:style-name="ce12" table:formula="of:=[.F36]-[.F30]" office:value-type="float" office:value="-2.88000000000001" calcext:value-type="float">
            <text:p>-2,9</text:p>
          </table:table-cell>
          <table:table-cell table:style-name="ce12" table:formula="of:=[.G36]-[.G30]" office:value-type="float" office:value="-4.02" calcext:value-type="float">
            <text:p>-4,0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37]-[.B31]" office:value-type="float" office:value="-6.33" calcext:value-type="float">
            <text:p>-6,3</text:p>
          </table:table-cell>
          <table:table-cell table:style-name="ce12" table:formula="of:=[.C37]-[.C31]" office:value-type="float" office:value="-5.24" calcext:value-type="float">
            <text:p>-5,2</text:p>
          </table:table-cell>
          <table:table-cell table:style-name="ce12" table:formula="of:=[.D37]-[.D31]" office:value-type="float" office:value="-0.73" calcext:value-type="float">
            <text:p>-0,7</text:p>
          </table:table-cell>
          <table:table-cell table:style-name="ce12" table:formula="of:=[.E37]-[.E31]" office:value-type="float" office:value="-3.83" calcext:value-type="float">
            <text:p>-3,8</text:p>
          </table:table-cell>
          <table:table-cell table:style-name="ce12" table:formula="of:=[.F37]-[.F31]" office:value-type="float" office:value="-2.05" calcext:value-type="float">
            <text:p>-2,1</text:p>
          </table:table-cell>
          <table:table-cell table:style-name="ce12" table:formula="of:=[.G37]-[.G31]" office:value-type="float" office:value="-6.92" calcext:value-type="float">
            <text:p>-6,9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38]-[.B32]" office:value-type="float" office:value="-6.01" calcext:value-type="float">
            <text:p>-6,0</text:p>
          </table:table-cell>
          <table:table-cell table:style-name="ce12" table:formula="of:=[.C38]-[.C32]" office:value-type="float" office:value="-6.37" calcext:value-type="float">
            <text:p>-6,4</text:p>
          </table:table-cell>
          <table:table-cell table:style-name="ce12" table:formula="of:=[.D38]-[.D32]" office:value-type="float" office:value="0.41" calcext:value-type="float">
            <text:p>0,4</text:p>
          </table:table-cell>
          <table:table-cell table:style-name="ce12" table:formula="of:=[.E38]-[.E32]" office:value-type="float" office:value="-4.63000000000001" calcext:value-type="float">
            <text:p>-4,6</text:p>
          </table:table-cell>
          <table:table-cell table:style-name="ce12" table:formula="of:=[.F38]-[.F32]" office:value-type="float" office:value="1.45" calcext:value-type="float">
            <text:p>1,5</text:p>
          </table:table-cell>
          <table:table-cell table:style-name="ce12" table:formula="of:=[.G38]-[.G32]" office:value-type="float" office:value="-6.27" calcext:value-type="float">
            <text:p>-6,3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39]-[.B33]" office:value-type="float" office:value="-3.22" calcext:value-type="float">
            <text:p>-3,2</text:p>
          </table:table-cell>
          <table:table-cell table:style-name="ce12" table:formula="of:=[.C39]-[.C33]" office:value-type="float" office:value="-6.03" calcext:value-type="float">
            <text:p>-6,0</text:p>
          </table:table-cell>
          <table:table-cell table:style-name="ce12" table:formula="of:=[.D39]-[.D33]" office:value-type="float" office:value="-0.129999999999999" calcext:value-type="float">
            <text:p>-0,1</text:p>
          </table:table-cell>
          <table:table-cell table:style-name="ce12" table:formula="of:=[.E39]-[.E33]" office:value-type="float" office:value="1.65000000000001" calcext:value-type="float">
            <text:p>1,7</text:p>
          </table:table-cell>
          <table:table-cell table:style-name="ce12" table:formula="of:=[.F39]-[.F33]" office:value-type="float" office:value="-7.95999999999999" calcext:value-type="float">
            <text:p>-8,0</text:p>
          </table:table-cell>
          <table:table-cell table:style-name="ce12" table:formula="of:=[.G39]-[.G33]" office:value-type="float" office:value="-3.94" calcext:value-type="float">
            <text:p>-3,9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1987-1977</text:p>
          </table:table-cell>
          <table:table-cell table:formula="of:=[.B25]-[.B24]" office:value-type="float" office:value="4.65" calcext:value-type="float">
            <text:p>4,65</text:p>
          </table:table-cell>
          <table:table-cell table:style-name="ce6" table:formula="of:=[.C25]-[.C24]" office:value-type="float" office:value="-1.94" calcext:value-type="float">
            <text:p>-1,94</text:p>
          </table:table-cell>
          <table:table-cell table:formula="of:=[.D25]-[.D24]" office:value-type="float" office:value="-0.84" calcext:value-type="float">
            <text:p>-0,84</text:p>
          </table:table-cell>
          <table:table-cell table:formula="of:=[.E25]-[.E24]" office:value-type="float" office:value="7.02" calcext:value-type="float">
            <text:p>7,02</text:p>
          </table:table-cell>
          <table:table-cell table:formula="of:=[.F25]-[.F24]" office:value-type="float" office:value="-2.52000000000001" calcext:value-type="float">
            <text:p>-2,52</text:p>
          </table:table-cell>
          <table:table-cell table:formula="of:=[.G25]-[.G2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7-1987</text:p>
          </table:table-cell>
          <table:table-cell table:formula="of:=[.B26]-[.B25]" office:value-type="float" office:value="0.93" calcext:value-type="float">
            <text:p>0,93</text:p>
          </table:table-cell>
          <table:table-cell table:style-name="ce6" table:formula="of:=[.C26]-[.C25]" office:value-type="float" office:value="3.28" calcext:value-type="float">
            <text:p>3,28</text:p>
          </table:table-cell>
          <table:table-cell table:formula="of:=[.D26]-[.D25]" office:value-type="float" office:value="0.369999999999999" calcext:value-type="float">
            <text:p>0,37</text:p>
          </table:table-cell>
          <table:table-cell table:formula="of:=[.E26]-[.E25]" office:value-type="float" office:value="6.11999999999999" calcext:value-type="float">
            <text:p>6,12</text:p>
          </table:table-cell>
          <table:table-cell table:formula="of:=[.F26]-[.F25]" office:value-type="float" office:value="8.63000000000001" calcext:value-type="float">
            <text:p>8,63</text:p>
          </table:table-cell>
          <table:table-cell table:formula="of:=[.G26]-[.G25]" office:value-type="float" office:value="0.93" calcext:value-type="float">
            <text:p>0,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7-1997</text:p>
          </table:table-cell>
          <table:table-cell table:formula="of:=[.B27]-[.B26]" office:value-type="float" office:value="6.06" calcext:value-type="float">
            <text:p>6,06</text:p>
          </table:table-cell>
          <table:table-cell table:style-name="ce6" table:formula="of:=[.C27]-[.C26]" office:value-type="float" office:value="4.34" calcext:value-type="float">
            <text:p>4,34</text:p>
          </table:table-cell>
          <table:table-cell table:formula="of:=[.D27]-[.D26]" office:value-type="float" office:value="1.37" calcext:value-type="float">
            <text:p>1,37</text:p>
          </table:table-cell>
          <table:table-cell table:formula="of:=[.E27]-[.E26]" office:value-type="float" office:value="7.44000000000001" calcext:value-type="float">
            <text:p>7,44</text:p>
          </table:table-cell>
          <table:table-cell table:formula="of:=[.F27]-[.F26]" office:value-type="float" office:value="1.70999999999999" calcext:value-type="float">
            <text:p>1,71</text:p>
          </table:table-cell>
          <table:table-cell table:formula="of:=[.G27]-[.G26]" office:value-type="float" office:value="8.81999999999999" calcext:value-type="float">
            <text:p>8,8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91" office:value-type="string" calcext:value-type="string">
            <text:p>MÉDIAS POR MOTIVO</text:p>
          </table:table-cell>
          <table:table-cell table:number-columns-repeated="2"/>
          <table:table-cell table:style-name="ce29"/>
          <table:table-cell table:style-name="ce29" table:formula="of:=[.E48]-[.E47]" office:value-type="float" office:value="1.32000000000002" calcext:value-type="float">
            <text:p>1,32</text:p>
          </table:table-cell>
          <table:table-cell table:style-name="ce29" table:number-columns-repeated="2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40.86" calcext:value-type="float">
            <text:p>40,86</text:p>
          </table:table-cell>
          <table:table-cell table:style-name="ce63" office:value-type="float" office:value="20.98" calcext:value-type="float">
            <text:p>20,98</text:p>
          </table:table-cell>
          <table:table-cell table:style-name="ce63" office:value-type="float" office:value="35.21" calcext:value-type="float">
            <text:p>35,21</text:p>
          </table:table-cell>
          <table:table-cell table:style-name="ce63" office:value-type="float" office:value="34.34" calcext:value-type="float">
            <text:p>34,34</text:p>
          </table:table-cell>
          <table:table-cell table:style-name="ce63" office:value-type="float" office:value="37.16" calcext:value-type="float">
            <text:p>37,16</text:p>
          </table:table-cell>
          <table:table-cell table:style-name="ce63" table:formula="of:=[.B53]-[.C53]" office:value-type="float" office:value="19.88" calcext:value-type="float">
            <text:p>19,88</text:p>
          </table:table-cell>
          <table:table-cell table:style-name="ce63" table:formula="of:=[.B53]-[.D53]" office:value-type="float" office:value="5.65" calcext:value-type="float">
            <text:p>5,65</text:p>
          </table:table-cell>
          <table:table-cell table:style-name="ce108" table:formula="of:=[.B53]-[.F53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40.78" calcext:value-type="float">
            <text:p>40,78</text:p>
          </table:table-cell>
          <table:table-cell table:style-name="ce63" office:value-type="float" office:value="18.32" calcext:value-type="float">
            <text:p>18,32</text:p>
          </table:table-cell>
          <table:table-cell table:style-name="ce63" office:value-type="float" office:value="33.89" calcext:value-type="float">
            <text:p>33,89</text:p>
          </table:table-cell>
          <table:table-cell table:style-name="ce63" office:value-type="float" office:value="32.93" calcext:value-type="float">
            <text:p>32,93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54]-[.C54]" office:value-type="float" office:value="22.46" calcext:value-type="float">
            <text:p>22,46</text:p>
          </table:table-cell>
          <table:table-cell table:style-name="ce63" table:formula="of:=[.B54]-[.D54]" office:value-type="float" office:value="6.89" calcext:value-type="float">
            <text:p>6,89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42.71" calcext:value-type="float">
            <text:p>42,71</text:p>
          </table:table-cell>
          <table:table-cell table:style-name="ce63" office:value-type="float" office:value="20.52" calcext:value-type="float">
            <text:p>20,52</text:p>
          </table:table-cell>
          <table:table-cell table:style-name="ce63" office:value-type="float" office:value="34.91" calcext:value-type="float">
            <text:p>34,91</text:p>
          </table:table-cell>
          <table:table-cell table:style-name="ce63" office:value-type="float" office:value="33.33" calcext:value-type="float">
            <text:p>33,33</text:p>
          </table:table-cell>
          <table:table-cell table:style-name="ce63" office:value-type="float" office:value="20.43" calcext:value-type="float">
            <text:p>20,43</text:p>
          </table:table-cell>
          <table:table-cell table:style-name="ce63" table:formula="of:=[.B55]-[.C55]" office:value-type="float" office:value="22.19" calcext:value-type="float">
            <text:p>22,19</text:p>
          </table:table-cell>
          <table:table-cell table:style-name="ce63" table:formula="of:=[.B55]-[.D55]" office:value-type="float" office:value="7.8" calcext:value-type="float">
            <text:p>7,80</text:p>
          </table:table-cell>
          <table:table-cell table:style-name="ce108" table:formula="of:=[.B55]-[.F55]" office:value-type="float" office:value="22.28" calcext:value-type="float">
            <text:p>22,28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48.9" calcext:value-type="float">
            <text:p>48,90</text:p>
          </table:table-cell>
          <table:table-cell table:style-name="ce76" office:value-type="float" office:value="26.13" calcext:value-type="float">
            <text:p>26,13</text:p>
          </table:table-cell>
          <table:table-cell table:style-name="ce76" office:value-type="float" office:value="38.02" calcext:value-type="float">
            <text:p>38,02</text:p>
          </table:table-cell>
          <table:table-cell table:style-name="ce76" office:value-type="float" office:value="35.59" calcext:value-type="float">
            <text:p>35,59</text:p>
          </table:table-cell>
          <table:table-cell table:style-name="ce76" office:value-type="float" office:value="23.09" calcext:value-type="float">
            <text:p>23,09</text:p>
          </table:table-cell>
          <table:table-cell table:style-name="ce76" table:formula="of:=[.B56]-[.C56]" office:value-type="float" office:value="22.77" calcext:value-type="float">
            <text:p>22,77</text:p>
          </table:table-cell>
          <table:table-cell table:style-name="ce76" table:formula="of:=[.B56]-[.D56]" office:value-type="float" office:value="10.88" calcext:value-type="float">
            <text:p>10,88</text:p>
          </table:table-cell>
          <table:table-cell table:style-name="ce109" table:formula="of:=[.B56]-[.F56]" office:value-type="float" office:value="25.81" calcext:value-type="float">
            <text:p>25,81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40.86" calcext:value-type="float">
            <text:p>40,86</text:p>
          </table:table-cell>
          <table:table-cell table:style-name="ce63" office:value-type="float" office:value="21.16" calcext:value-type="float">
            <text:p>21,16</text:p>
          </table:table-cell>
          <table:table-cell table:style-name="ce63" office:value-type="float" office:value="36.5" calcext:value-type="float">
            <text:p>36,50</text:p>
          </table:table-cell>
          <table:table-cell table:style-name="ce63" office:value-type="float" office:value="34.58" calcext:value-type="float">
            <text:p>34,58</text:p>
          </table:table-cell>
          <table:table-cell table:style-name="ce63" office:value-type="float" office:value="37.29" calcext:value-type="float">
            <text:p>37,29</text:p>
          </table:table-cell>
          <table:table-cell table:style-name="ce63" table:formula="of:=[.B59]-[.C59]" office:value-type="float" office:value="19.7" calcext:value-type="float">
            <text:p>19,70</text:p>
          </table:table-cell>
          <table:table-cell table:style-name="ce63" table:formula="of:=[.B59]-[.D59]" office:value-type="float" office:value="4.36" calcext:value-type="float">
            <text:p>4,36</text:p>
          </table:table-cell>
          <table:table-cell table:style-name="ce108" table:formula="of:=[.B59]-[.F59]" office:value-type="float" office:value="3.57" calcext:value-type="float">
            <text:p>3,57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41.58" calcext:value-type="float">
            <text:p>41,58</text:p>
          </table:table-cell>
          <table:table-cell table:style-name="ce63" office:value-type="float" office:value="18.81" calcext:value-type="float">
            <text:p>18,81</text:p>
          </table:table-cell>
          <table:table-cell table:style-name="ce63" office:value-type="float" office:value="34.32" calcext:value-type="float">
            <text:p>34,32</text:p>
          </table:table-cell>
          <table:table-cell table:style-name="ce63" office:value-type="float" office:value="34.05" calcext:value-type="float">
            <text:p>34,05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60]-[.C60]" office:value-type="float" office:value="22.77" calcext:value-type="float">
            <text:p>22,77</text:p>
          </table:table-cell>
          <table:table-cell table:style-name="ce63" table:formula="of:=[.B60]-[.D60]" office:value-type="float" office:value="7.26" calcext:value-type="float">
            <text:p>7,26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43.16" calcext:value-type="float">
            <text:p>43,16</text:p>
          </table:table-cell>
          <table:table-cell table:style-name="ce63" office:value-type="float" office:value="20.32" calcext:value-type="float">
            <text:p>20,32</text:p>
          </table:table-cell>
          <table:table-cell table:style-name="ce63" office:value-type="float" office:value="37.05" calcext:value-type="float">
            <text:p>37,05</text:p>
          </table:table-cell>
          <table:table-cell table:style-name="ce63" office:value-type="float" office:value="33.32" calcext:value-type="float">
            <text:p>33,32</text:p>
          </table:table-cell>
          <table:table-cell table:style-name="ce63" office:value-type="float" office:value="21.41" calcext:value-type="float">
            <text:p>21,41</text:p>
          </table:table-cell>
          <table:table-cell table:style-name="ce63" table:formula="of:=[.B61]-[.C61]" office:value-type="float" office:value="22.84" calcext:value-type="float">
            <text:p>22,84</text:p>
          </table:table-cell>
          <table:table-cell table:style-name="ce63" table:formula="of:=[.B61]-[.D61]" office:value-type="float" office:value="6.11" calcext:value-type="float">
            <text:p>6,11</text:p>
          </table:table-cell>
          <table:table-cell table:style-name="ce108" table:formula="of:=[.B61]-[.F61]" office:value-type="float" office:value="21.75" calcext:value-type="float">
            <text:p>21,75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48.61" calcext:value-type="float">
            <text:p>48,61</text:p>
          </table:table-cell>
          <table:table-cell table:style-name="ce76" office:value-type="float" office:value="25.83" calcext:value-type="float">
            <text:p>25,83</text:p>
          </table:table-cell>
          <table:table-cell table:style-name="ce76" office:value-type="float" office:value="38.45" calcext:value-type="float">
            <text:p>38,45</text:p>
          </table:table-cell>
          <table:table-cell table:style-name="ce76" office:value-type="float" office:value="35.12" calcext:value-type="float">
            <text:p>35,12</text:p>
          </table:table-cell>
          <table:table-cell table:style-name="ce76" office:value-type="float" office:value="24.72" calcext:value-type="float">
            <text:p>24,72</text:p>
          </table:table-cell>
          <table:table-cell table:style-name="ce76" table:formula="of:=[.B62]-[.C62]" office:value-type="float" office:value="22.78" calcext:value-type="float">
            <text:p>22,78</text:p>
          </table:table-cell>
          <table:table-cell table:style-name="ce76" table:formula="of:=[.B62]-[.D62]" office:value-type="float" office:value="10.16" calcext:value-type="float">
            <text:p>10,16</text:p>
          </table:table-cell>
          <table:table-cell table:style-name="ce109" table:formula="of:=[.B62]-[.F62]" office:value-type="float" office:value="23.89" calcext:value-type="float">
            <text:p>23,89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com duração superior a 0 minutos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40.897" calcext:value-type="float">
            <text:p>40,90</text:p>
          </table:table-cell>
          <table:table-cell table:style-name="ce63" office:value-type="float" office:value="20.8" calcext:value-type="float">
            <text:p>20,80</text:p>
          </table:table-cell>
          <table:table-cell table:style-name="ce63" office:value-type="float" office:value="34.56" calcext:value-type="float">
            <text:p>34,56</text:p>
          </table:table-cell>
          <table:table-cell table:style-name="ce63" office:value-type="float" office:value="34.01" calcext:value-type="float">
            <text:p>34,01</text:p>
          </table:table-cell>
          <table:table-cell table:style-name="ce63" office:value-type="float" office:value="37.07" calcext:value-type="float">
            <text:p>37,07</text:p>
          </table:table-cell>
          <table:table-cell table:style-name="ce63" table:formula="of:=[.B65]-[.C65]" office:value-type="float" office:value="20.097" calcext:value-type="float">
            <text:p>20,10</text:p>
          </table:table-cell>
          <table:table-cell table:style-name="ce63" table:formula="of:=[.B65]-[.D65]" office:value-type="float" office:value="6.337" calcext:value-type="float">
            <text:p>6,34</text:p>
          </table:table-cell>
          <table:table-cell table:style-name="ce108" table:formula="of:=[.B65]-[.F65]" office:value-type="float" office:value="3.827" calcext:value-type="float">
            <text:p>3,83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39.1" calcext:value-type="float">
            <text:p>39,10</text:p>
          </table:table-cell>
          <table:table-cell table:style-name="ce63" office:value-type="float" office:value="17.93" calcext:value-type="float">
            <text:p>17,93</text:p>
          </table:table-cell>
          <table:table-cell table:style-name="ce63" office:value-type="float" office:value="33.64" calcext:value-type="float">
            <text:p>33,64</text:p>
          </table:table-cell>
          <table:table-cell table:style-name="ce63" office:value-type="float" office:value="31.61" calcext:value-type="float">
            <text:p>31,61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66]-[.C66]" office:value-type="float" office:value="21.17" calcext:value-type="float">
            <text:p>21,17</text:p>
          </table:table-cell>
          <table:table-cell table:style-name="ce63" table:formula="of:=[.B66]-[.D66]" office:value-type="float" office:value="5.46" calcext:value-type="float">
            <text:p>5,46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41.91" calcext:value-type="float">
            <text:p>41,91</text:p>
          </table:table-cell>
          <table:table-cell table:style-name="ce63" office:value-type="float" office:value="20.7" calcext:value-type="float">
            <text:p>20,70</text:p>
          </table:table-cell>
          <table:table-cell table:style-name="ce63" office:value-type="float" office:value="33.77" calcext:value-type="float">
            <text:p>33,77</text:p>
          </table:table-cell>
          <table:table-cell table:style-name="ce63" office:value-type="float" office:value="33.34" calcext:value-type="float">
            <text:p>33,34</text:p>
          </table:table-cell>
          <table:table-cell table:style-name="ce63" office:value-type="float" office:value="19.85" calcext:value-type="float">
            <text:p>19,85</text:p>
          </table:table-cell>
          <table:table-cell table:style-name="ce63" table:formula="of:=[.B67]-[.C67]" office:value-type="float" office:value="21.21" calcext:value-type="float">
            <text:p>21,21</text:p>
          </table:table-cell>
          <table:table-cell table:style-name="ce63" table:formula="of:=[.B67]-[.D67]" office:value-type="float" office:value="8.13999999999999" calcext:value-type="float">
            <text:p>8,14</text:p>
          </table:table-cell>
          <table:table-cell table:style-name="ce108" table:formula="of:=[.B67]-[.F67]" office:value-type="float" office:value="22.06" calcext:value-type="float">
            <text:p>22,06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49.3" calcext:value-type="float">
            <text:p>49,30</text:p>
          </table:table-cell>
          <table:table-cell table:style-name="ce76" office:value-type="float" office:value="26.4" calcext:value-type="float">
            <text:p>26,40</text:p>
          </table:table-cell>
          <table:table-cell table:style-name="ce76" office:value-type="float" office:value="37.79" calcext:value-type="float">
            <text:p>37,79</text:p>
          </table:table-cell>
          <table:table-cell table:style-name="ce76" office:value-type="float" office:value="35.97" calcext:value-type="float">
            <text:p>35,97</text:p>
          </table:table-cell>
          <table:table-cell table:style-name="ce76" office:value-type="float" office:value="21.99" calcext:value-type="float">
            <text:p>21,99</text:p>
          </table:table-cell>
          <table:table-cell table:style-name="ce76" table:formula="of:=[.B68]-[.C68]" office:value-type="float" office:value="22.9" calcext:value-type="float">
            <text:p>22,90</text:p>
          </table:table-cell>
          <table:table-cell table:style-name="ce76" table:formula="of:=[.B68]-[.D68]" office:value-type="float" office:value="11.51" calcext:value-type="float">
            <text:p>11,51</text:p>
          </table:table-cell>
          <table:table-cell table:style-name="ce109" table:formula="of:=[.B68]-[.F68]" office:value-type="float" office:value="27.31" calcext:value-type="float">
            <text:p>2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1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65]-[.B59]" office:value-type="float" office:value="0.036999999999999" calcext:value-type="float">
            <text:p>0,0</text:p>
          </table:table-cell>
          <table:table-cell table:style-name="ce12" table:formula="of:=[.C65]-[.C59]" office:value-type="float" office:value="-0.359999999999999" calcext:value-type="float">
            <text:p>-0,4</text:p>
          </table:table-cell>
          <table:table-cell table:style-name="ce12" table:formula="of:=[.D65]-[.D59]" office:value-type="float" office:value="-1.94" calcext:value-type="float">
            <text:p>-1,9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66]-[.B60]" office:value-type="float" office:value="-2.48" calcext:value-type="float">
            <text:p>-2,5</text:p>
          </table:table-cell>
          <table:table-cell table:style-name="ce12" table:formula="of:=[.C66]-[.C60]" office:value-type="float" office:value="-0.879999999999999" calcext:value-type="float">
            <text:p>-0,9</text:p>
          </table:table-cell>
          <table:table-cell table:style-name="ce12" table:formula="of:=[.D66]-[.D60]" office:value-type="float" office:value="-0.68" calcext:value-type="float">
            <text:p>-0,7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67]-[.B61]" office:value-type="float" office:value="-1.25" calcext:value-type="float">
            <text:p>-1,3</text:p>
          </table:table-cell>
          <table:table-cell table:style-name="ce12" table:formula="of:=[.C67]-[.C61]" office:value-type="float" office:value="0.379999999999999" calcext:value-type="float">
            <text:p>0,4</text:p>
          </table:table-cell>
          <table:table-cell table:style-name="ce12" table:formula="of:=[.D67]-[.D61]" office:value-type="float" office:value="-3.27999999999999" calcext:value-type="float">
            <text:p>-3,3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68]-[.B62]" office:value-type="float" office:value="0.689999999999998" calcext:value-type="float">
            <text:p>0,7</text:p>
          </table:table-cell>
          <table:table-cell table:style-name="ce12" table:formula="of:=[.C68]-[.C62]" office:value-type="float" office:value="0.57" calcext:value-type="float">
            <text:p>0,6</text:p>
          </table:table-cell>
          <table:table-cell table:style-name="ce12" table:formula="of:=[.D68]-[.D62]" office:value-type="float" office:value="-0.660000000000004" calcext:value-type="float">
            <text:p>-0,7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987-1977</text:p>
          </table:table-cell>
          <table:table-cell table:formula="of:=[.B54]-[.B53]" office:value-type="float" office:value="-0.0799999999999983" calcext:value-type="float">
            <text:p>-0,08</text:p>
          </table:table-cell>
          <table:table-cell table:style-name="ce6" table:formula="of:=[.C54]-[.C53]" office:value-type="float" office:value="-2.66" calcext:value-type="float">
            <text:p>-2,66</text:p>
          </table:table-cell>
          <table:table-cell table:formula="of:=[.D54]-[.D53]" office:value-type="float" office:value="-1.32" calcext:value-type="float">
            <text:p>-1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97-1987</text:p>
          </table:table-cell>
          <table:table-cell table:formula="of:=[.B55]-[.B54]" office:value-type="float" office:value="1.93" calcext:value-type="float">
            <text:p>1,93</text:p>
          </table:table-cell>
          <table:table-cell table:style-name="ce6" table:formula="of:=[.C55]-[.C54]" office:value-type="float" office:value="2.2" calcext:value-type="float">
            <text:p>2,2</text:p>
          </table:table-cell>
          <table:table-cell table:formula="of:=[.D55]-[.D54]" office:value-type="float" office:value="1.02" calcext:value-type="float">
            <text:p>1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7-1997</text:p>
          </table:table-cell>
          <table:table-cell table:formula="of:=[.B56]-[.B55]" office:value-type="float" office:value="6.19" calcext:value-type="float">
            <text:p>6,19</text:p>
          </table:table-cell>
          <table:table-cell table:style-name="ce6" table:formula="of:=[.C56]-[.C55]" office:value-type="float" office:value="5.61" calcext:value-type="float">
            <text:p>5,61</text:p>
          </table:table-cell>
          <table:table-cell table:formula="of:=[.D56]-[.D55]" office:value-type="float" office:value="3.11000000000001" calcext:value-type="float">
            <text:p>3,11</text:p>
          </table:table-cell>
          <table:table-cell table:number-columns-repeated="8"/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STANCIA" table:style-name="ta1">
        <table:table-column table:style-name="co2" table:number-columns-repeated="2" table:default-cell-style-name="ce6"/>
        <table:table-column table:style-name="co2" table:default-cell-style-name="ce11"/>
        <table:table-column table:style-name="co2" table:default-cell-style-name="ce6"/>
        <table:table-column table:style-name="co32" table:number-columns-repeated="3" table:default-cell-style-name="ce6"/>
        <table:table-column table:style-name="co33" table:number-columns-repeated="2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row table:style-name="ro1">
          <table:table-cell table:style-name="ce48" office:value-type="string" calcext:value-type="string">
            <text:p>FAZENDO EXPANSÃO PELO FE_VIAG</text:p>
          </table:table-cell>
          <table:table-cell table:style-name="ce96"/>
          <table:table-cell table:number-columns-repeated="10"/>
        </table:table-row>
        <table:table-row table:style-name="ro1">
          <table:table-cell table:style-name="ce91" office:value-type="string" calcext:value-type="string">
            <text:p>ESTATÍSTICAS DA DISTÂNCIA</text:p>
          </table:table-cell>
          <table:table-cell table:style-name="ce97"/>
          <table:table-cell table:number-columns-repeated="10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3" office:value-type="string" calcext:value-type="string">
            <text:p><text:s/>NA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table:formula="of:=[.J11]+[.J17]" office:value-type="float" office:value="21292879" calcext:value-type="float">
            <text:p>21.292.879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table:formula="of:=[.J12]+[.J18]" office:value-type="float" office:value="29397134" calcext:value-type="float">
            <text:p>29.397.134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table:formula="of:=[.J13]+[.J19]" office:value-type="float" office:value="31431353" calcext:value-type="float">
            <text:p>31.431.3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table:number-columns-repeated="7"/>
          <table:table-cell table:style-name="ce105" office:value-type="float" office:value="0" calcext:value-type="float">
            <text:p>0</text:p>
          </table:table-cell>
          <table:table-cell table:style-name="ce4" table:formula="of:=[.J14]+[.J20]" office:value-type="float" office:value="38093520" calcext:value-type="float">
            <text:p>38.093.520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office:value-type="float" office:value="8782204" calcext:value-type="float">
            <text:p>8.782.204</text:p>
          </table:table-cell>
          <table:table-cell table:formula="of:=[.E11]-[.E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office:value-type="float" office:value="13237089" calcext:value-type="float">
            <text:p>13.237.089</text:p>
          </table:table-cell>
          <table:table-cell table:formula="of:=[.E12]-[.E1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office:value-type="float" office:value="15057500" calcext:value-type="float">
            <text:p>15.057.500</text:p>
          </table:table-cell>
          <table:table-cell table:formula="of:=[.E13]-[.E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table:number-columns-repeated="7"/>
          <table:table-cell table:style-name="ce105" office:value-type="float" office:value="0" calcext:value-type="float">
            <text:p>0</text:p>
          </table:table-cell>
          <table:table-cell table:style-name="ce4" office:value-type="float" office:value="18978183" calcext:value-type="float">
            <text:p>18.978.183</text:p>
          </table:table-cell>
          <table:table-cell table:formula="of:=[.E14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6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<text:s/>min</text:p>
          </table:table-cell>
          <table:table-cell table:style-name="ce101" office:value-type="string" calcext:value-type="string">
            <text:p>mediana</text:p>
          </table:table-cell>
          <table:table-cell table:style-name="ce101" office:value-type="string" calcext:value-type="string">
            <text:p><text:s/>max</text:p>
          </table:table-cell>
          <table:table-cell table:style-name="ce101" office:value-type="string" calcext:value-type="string">
            <text:p><text:s/>media</text:p>
          </table:table-cell>
          <table:table-cell table:style-name="ce99" office:value-type="string" calcext:value-type="string">
            <text:p>devPad</text:p>
          </table:table-cell>
          <table:table-cell table:style-name="ce99" office:value-type="string" calcext:value-type="string">
            <text:p>skew</text:p>
          </table:table-cell>
          <table:table-cell table:style-name="ce99" office:value-type="string" calcext:value-type="string">
            <text:p>curtose</text:p>
          </table:table-cell>
          <table:table-cell table:style-name="ce107" office:value-type="string" calcext:value-type="string">
            <text:p><text:s/>NAs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office:value-type="float" office:value="12510675" calcext:value-type="float">
            <text:p>12.510.675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office:value-type="float" office:value="16160045" calcext:value-type="float">
            <text:p>16.160.045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table:number-columns-repeated="7"/>
          <table:table-cell table:style-name="ce104" office:value-type="float" office:value="0" calcext:value-type="float">
            <text:p>0</text:p>
          </table:table-cell>
          <table:table-cell table:style-name="ce4" office:value-type="float" office:value="16373853" calcext:value-type="float">
            <text:p>16.373.8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table:number-columns-repeated="7"/>
          <table:table-cell table:style-name="ce105" office:value-type="float" office:value="0" calcext:value-type="float">
            <text:p>0</text:p>
          </table:table-cell>
          <table:table-cell table:style-name="ce4" office:value-type="float" office:value="19115337" calcext:value-type="float">
            <text:p>19.115.337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MÉDIAS POR MODO AGREAGADO</text:p>
          </table:table-cell>
          <table:table-cell table:number-columns-repeated="2"/>
          <table:table-cell table:style-name="ce29"/>
          <table:table-cell table:style-name="ce29" table:formula="of:=[.E20]-[.E19]"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8.02" calcext:value-type="float">
            <text:p>8,02</text:p>
          </table:table-cell>
          <table:table-cell table:style-name="ce63" office:value-type="float" office:value="5.44" calcext:value-type="float">
            <text:p>5,44</text:p>
          </table:table-cell>
          <table:table-cell table:style-name="ce63" office:value-type="float" office:value="0.71" calcext:value-type="float">
            <text:p>0,71</text:p>
          </table:table-cell>
          <table:table-cell table:style-name="ce63" office:value-type="float" office:value="8.1" calcext:value-type="float">
            <text:p>8,10</text:p>
          </table:table-cell>
          <table:table-cell table:style-name="ce63" office:value-type="float" office:value="17.84" calcext:value-type="float">
            <text:p>17,84</text:p>
          </table:table-cell>
          <table:table-cell table:style-name="ce63" office:value-type="float" office:value="7.59" calcext:value-type="float">
            <text:p>7,59</text:p>
          </table:table-cell>
          <table:table-cell table:style-name="ce63" office:value-type="float" office:value="7.35" calcext:value-type="float">
            <text:p>7,35</text:p>
          </table:table-cell>
          <table:table-cell table:style-name="ce108" office:value-type="float" office:value="10.05" calcext:value-type="float">
            <text:p>10,05</text:p>
          </table:table-cell>
          <table:table-cell table:style-name="ce4" table:formula="of:=[.J30]+[.J36]" office:value-type="float" office:value="21292879" calcext:value-type="float">
            <text:p>21.292.879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8.62" calcext:value-type="float">
            <text:p>8,62</text:p>
          </table:table-cell>
          <table:table-cell table:style-name="ce63" office:value-type="float" office:value="5.06" calcext:value-type="float">
            <text:p>5,06</text:p>
          </table:table-cell>
          <table:table-cell table:style-name="ce63" office:value-type="float" office:value="0.51" calcext:value-type="float">
            <text:p>0,51</text:p>
          </table:table-cell>
          <table:table-cell table:style-name="ce63" office:value-type="float" office:value="10.37" calcext:value-type="float">
            <text:p>10,37</text:p>
          </table:table-cell>
          <table:table-cell table:style-name="ce63" office:value-type="float" office:value="17.03" calcext:value-type="float">
            <text:p>17,03</text:p>
          </table:table-cell>
          <table:table-cell table:style-name="ce63" office:value-type="float" office:value="7.93" calcext:value-type="float">
            <text:p>7,93</text:p>
          </table:table-cell>
          <table:table-cell table:style-name="ce63" office:value-type="float" office:value="6.74" calcext:value-type="float">
            <text:p>6,74</text:p>
          </table:table-cell>
          <table:table-cell table:style-name="ce108" office:value-type="float" office:value="12.03" calcext:value-type="float">
            <text:p>12,03</text:p>
          </table:table-cell>
          <table:table-cell table:style-name="ce4" table:formula="of:=[.J31]+[.J37]" office:value-type="float" office:value="29397134" calcext:value-type="float">
            <text:p>29.397.134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8.77" calcext:value-type="float">
            <text:p>8,77</text:p>
          </table:table-cell>
          <table:table-cell table:style-name="ce63" office:value-type="float" office:value="4.96" calcext:value-type="float">
            <text:p>4,96</text:p>
          </table:table-cell>
          <table:table-cell table:style-name="ce63" office:value-type="float" office:value="0.47" calcext:value-type="float">
            <text:p>0,47</text:p>
          </table:table-cell>
          <table:table-cell table:style-name="ce63" office:value-type="float" office:value="11.81" calcext:value-type="float">
            <text:p>11,81</text:p>
          </table:table-cell>
          <table:table-cell table:style-name="ce63" office:value-type="float" office:value="19.23" calcext:value-type="float">
            <text:p>19,23</text:p>
          </table:table-cell>
          <table:table-cell table:style-name="ce63" office:value-type="float" office:value="8.1" calcext:value-type="float">
            <text:p>8,10</text:p>
          </table:table-cell>
          <table:table-cell table:style-name="ce63" office:value-type="float" office:value="5.96" calcext:value-type="float">
            <text:p>5,96</text:p>
          </table:table-cell>
          <table:table-cell table:style-name="ce108" office:value-type="float" office:value="7.52" calcext:value-type="float">
            <text:p>7,52</text:p>
          </table:table-cell>
          <table:table-cell table:style-name="ce4" table:formula="of:=[.J32]+[.J38]" office:value-type="float" office:value="31431353" calcext:value-type="float">
            <text:p>31.431.3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9.42" calcext:value-type="float">
            <text:p>9,42</text:p>
          </table:table-cell>
          <table:table-cell table:style-name="ce76" office:value-type="float" office:value="6.09" calcext:value-type="float">
            <text:p>6,09</text:p>
          </table:table-cell>
          <table:table-cell table:style-name="ce76" office:value-type="float" office:value="0.97" calcext:value-type="float">
            <text:p>0,97</text:p>
          </table:table-cell>
          <table:table-cell table:style-name="ce76" office:value-type="float" office:value="13.31" calcext:value-type="float">
            <text:p>13,31</text:p>
          </table:table-cell>
          <table:table-cell table:style-name="ce76" office:value-type="float" office:value="19.03" calcext:value-type="float">
            <text:p>19,03</text:p>
          </table:table-cell>
          <table:table-cell table:style-name="ce76" office:value-type="float" office:value="9.18" calcext:value-type="float">
            <text:p>9,18</text:p>
          </table:table-cell>
          <table:table-cell table:style-name="ce76" office:value-type="float" office:value="4.9" calcext:value-type="float">
            <text:p>4,90</text:p>
          </table:table-cell>
          <table:table-cell table:style-name="ce109" office:value-type="float" office:value="9.43" calcext:value-type="float">
            <text:p>9,43</text:p>
          </table:table-cell>
          <table:table-cell table:style-name="ce4" table:formula="of:=[.J33]+[.J39]" office:value-type="float" office:value="38093520" calcext:value-type="float">
            <text:p>38.093.520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8.58" calcext:value-type="float">
            <text:p>8,58</text:p>
          </table:table-cell>
          <table:table-cell table:style-name="ce63" office:value-type="float" office:value="5.98" calcext:value-type="float">
            <text:p>5,98</text:p>
          </table:table-cell>
          <table:table-cell table:style-name="ce63" office:value-type="float" office:value="0.75" calcext:value-type="float">
            <text:p>0,75</text:p>
          </table:table-cell>
          <table:table-cell table:style-name="ce63" office:value-type="float" office:value="10.83" calcext:value-type="float">
            <text:p>10,83</text:p>
          </table:table-cell>
          <table:table-cell table:style-name="ce63" office:value-type="float" office:value="17.67" calcext:value-type="float">
            <text:p>17,67</text:p>
          </table:table-cell>
          <table:table-cell table:style-name="ce63" office:value-type="float" office:value="8.07" calcext:value-type="float">
            <text:p>8,07</text:p>
          </table:table-cell>
          <table:table-cell table:style-name="ce63" office:value-type="float" office:value="8.22" calcext:value-type="float">
            <text:p>8,22</text:p>
          </table:table-cell>
          <table:table-cell table:style-name="ce108" office:value-type="float" office:value="10.83" calcext:value-type="float">
            <text:p>10,83</text:p>
          </table:table-cell>
          <table:table-cell table:style-name="ce4" office:value-type="float" office:value="8782204" calcext:value-type="float">
            <text:p>8.782.204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9.45" calcext:value-type="float">
            <text:p>9,45</text:p>
          </table:table-cell>
          <table:table-cell table:style-name="ce63" office:value-type="float" office:value="5.72" calcext:value-type="float">
            <text:p>5,72</text:p>
          </table:table-cell>
          <table:table-cell table:style-name="ce63" office:value-type="float" office:value="0.53" calcext:value-type="float">
            <text:p>0,53</text:p>
          </table:table-cell>
          <table:table-cell table:style-name="ce63" office:value-type="float" office:value="10.86" calcext:value-type="float">
            <text:p>10,86</text:p>
          </table:table-cell>
          <table:table-cell table:style-name="ce63" office:value-type="float" office:value="17.24" calcext:value-type="float">
            <text:p>17,24</text:p>
          </table:table-cell>
          <table:table-cell table:style-name="ce63" office:value-type="float" office:value="8.7" calcext:value-type="float">
            <text:p>8,70</text:p>
          </table:table-cell>
          <table:table-cell table:style-name="ce63" office:value-type="float" office:value="7.59" calcext:value-type="float">
            <text:p>7,59</text:p>
          </table:table-cell>
          <table:table-cell table:style-name="ce108" office:value-type="float" office:value="10.86" calcext:value-type="float">
            <text:p>10,86</text:p>
          </table:table-cell>
          <table:table-cell table:style-name="ce4" office:value-type="float" office:value="13237089" calcext:value-type="float">
            <text:p>13.237.089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9.69" calcext:value-type="float">
            <text:p>9,69</text:p>
          </table:table-cell>
          <table:table-cell table:style-name="ce63" office:value-type="float" office:value="5.73" calcext:value-type="float">
            <text:p>5,73</text:p>
          </table:table-cell>
          <table:table-cell table:style-name="ce63" office:value-type="float" office:value="0.48" calcext:value-type="float">
            <text:p>0,48</text:p>
          </table:table-cell>
          <table:table-cell table:style-name="ce63" office:value-type="float" office:value="7.98" calcext:value-type="float">
            <text:p>7,98</text:p>
          </table:table-cell>
          <table:table-cell table:style-name="ce63" office:value-type="float" office:value="19.82" calcext:value-type="float">
            <text:p>19,82</text:p>
          </table:table-cell>
          <table:table-cell table:style-name="ce63" office:value-type="float" office:value="8.95" calcext:value-type="float">
            <text:p>8,95</text:p>
          </table:table-cell>
          <table:table-cell table:style-name="ce63" office:value-type="float" office:value="6.46" calcext:value-type="float">
            <text:p>6,46</text:p>
          </table:table-cell>
          <table:table-cell table:style-name="ce108" office:value-type="float" office:value="7.98" calcext:value-type="float">
            <text:p>7,98</text:p>
          </table:table-cell>
          <table:table-cell table:style-name="ce4" office:value-type="float" office:value="15057500" calcext:value-type="float">
            <text:p>15.057.500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10.1" calcext:value-type="float">
            <text:p>10,10</text:p>
          </table:table-cell>
          <table:table-cell table:style-name="ce76" office:value-type="float" office:value="6.84" calcext:value-type="float">
            <text:p>6,84</text:p>
          </table:table-cell>
          <table:table-cell table:style-name="ce76" office:value-type="float" office:value="1.01" calcext:value-type="float">
            <text:p>1,01</text:p>
          </table:table-cell>
          <table:table-cell table:style-name="ce76" office:value-type="float" office:value="10.58" calcext:value-type="float">
            <text:p>10,58</text:p>
          </table:table-cell>
          <table:table-cell table:style-name="ce76" office:value-type="float" office:value="19.89" calcext:value-type="float">
            <text:p>19,89</text:p>
          </table:table-cell>
          <table:table-cell table:style-name="ce76" office:value-type="float" office:value="9.84" calcext:value-type="float">
            <text:p>9,84</text:p>
          </table:table-cell>
          <table:table-cell table:style-name="ce76" office:value-type="float" office:value="5.6" calcext:value-type="float">
            <text:p>5,60</text:p>
          </table:table-cell>
          <table:table-cell table:style-name="ce109" office:value-type="float" office:value="10.58" calcext:value-type="float">
            <text:p>10,58</text:p>
          </table:table-cell>
          <table:table-cell table:style-name="ce4" office:value-type="float" office:value="18978183" calcext:value-type="float">
            <text:p>18.978.183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style-name="ce4"/>
          <table:table-cell table:number-columns-repeated="2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Coletivo</text:p>
          </table:table-cell>
          <table:table-cell table:style-name="ce101" office:value-type="string" calcext:value-type="string">
            <text:p>Individual</text:p>
          </table:table-cell>
          <table:table-cell table:style-name="ce101" office:value-type="string" calcext:value-type="string">
            <text:p>A pé</text:p>
          </table:table-cell>
          <table:table-cell table:style-name="ce101" office:value-type="string" calcext:value-type="string">
            <text:p>Metrô</text:p>
          </table:table-cell>
          <table:table-cell table:style-name="ce99" office:value-type="string" calcext:value-type="string">
            <text:p>Trem</text:p>
          </table:table-cell>
          <table:table-cell table:style-name="ce99" office:value-type="string" calcext:value-type="string">
            <text:p>Ônibus de Linha</text:p>
          </table:table-cell>
          <table:table-cell table:style-name="ce99" office:value-type="string" calcext:value-type="string">
            <text:p>Ônibus escolar</text:p>
          </table:table-cell>
          <table:table-cell table:style-name="ce103" office:value-type="string" calcext:value-type="string">
            <text:p>Lotação / perua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7.24" calcext:value-type="float">
            <text:p>7,24</text:p>
          </table:table-cell>
          <table:table-cell table:style-name="ce63" office:value-type="float" office:value="4.41" calcext:value-type="float">
            <text:p>4,41</text:p>
          </table:table-cell>
          <table:table-cell table:style-name="ce63" office:value-type="float" office:value="0.68" calcext:value-type="float">
            <text:p>0,68</text:p>
          </table:table-cell>
          <table:table-cell table:style-name="ce63" office:value-type="float" office:value="8.98" calcext:value-type="float">
            <text:p>8,98</text:p>
          </table:table-cell>
          <table:table-cell table:style-name="ce63" office:value-type="float" office:value="18.24" calcext:value-type="float">
            <text:p>18,24</text:p>
          </table:table-cell>
          <table:table-cell table:style-name="ce63" office:value-type="float" office:value="6.94" calcext:value-type="float">
            <text:p>6,94</text:p>
          </table:table-cell>
          <table:table-cell table:style-name="ce63" office:value-type="float" office:value="5.47" calcext:value-type="float">
            <text:p>5,47</text:p>
          </table:table-cell>
          <table:table-cell table:style-name="ce108" office:value-type="float" office:value="8.98" calcext:value-type="float">
            <text:p>8,98</text:p>
          </table:table-cell>
          <table:table-cell table:style-name="ce4" office:value-type="float" office:value="12510675" calcext:value-type="float">
            <text:p>12.510.675</text:p>
          </table:table-cell>
          <table:table-cell table:number-columns-repeated="2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7.56" calcext:value-type="float">
            <text:p>7,56</text:p>
          </table:table-cell>
          <table:table-cell table:style-name="ce63" office:value-type="float" office:value="3.93" calcext:value-type="float">
            <text:p>3,93</text:p>
          </table:table-cell>
          <table:table-cell table:style-name="ce63" office:value-type="float" office:value="0.48" calcext:value-type="float">
            <text:p>0,48</text:p>
          </table:table-cell>
          <table:table-cell table:style-name="ce63" office:value-type="float" office:value="13.71" calcext:value-type="float">
            <text:p>13,71</text:p>
          </table:table-cell>
          <table:table-cell table:style-name="ce63" office:value-type="float" office:value="16.59" calcext:value-type="float">
            <text:p>16,59</text:p>
          </table:table-cell>
          <table:table-cell table:style-name="ce63" office:value-type="float" office:value="7.01" calcext:value-type="float">
            <text:p>7,01</text:p>
          </table:table-cell>
          <table:table-cell table:style-name="ce63" office:value-type="float" office:value="5.03" calcext:value-type="float">
            <text:p>5,03</text:p>
          </table:table-cell>
          <table:table-cell table:style-name="ce108" office:value-type="float" office:value="13.71" calcext:value-type="float">
            <text:p>13,71</text:p>
          </table:table-cell>
          <table:table-cell table:style-name="ce4" office:value-type="float" office:value="16160045" calcext:value-type="float">
            <text:p>16.160.045</text:p>
          </table:table-cell>
          <table:table-cell table:number-columns-repeated="2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7.85" calcext:value-type="float">
            <text:p>7,85</text:p>
          </table:table-cell>
          <table:table-cell table:style-name="ce63" office:value-type="float" office:value="3.86" calcext:value-type="float">
            <text:p>3,86</text:p>
          </table:table-cell>
          <table:table-cell table:style-name="ce63" office:value-type="float" office:value="0.47" calcext:value-type="float">
            <text:p>0,47</text:p>
          </table:table-cell>
          <table:table-cell table:style-name="ce63" office:value-type="float" office:value="7.13" calcext:value-type="float">
            <text:p>7,13</text:p>
          </table:table-cell>
          <table:table-cell table:style-name="ce63" office:value-type="float" office:value="17.98" calcext:value-type="float">
            <text:p>17,98</text:p>
          </table:table-cell>
          <table:table-cell table:style-name="ce63" office:value-type="float" office:value="7.29" calcext:value-type="float">
            <text:p>7,29</text:p>
          </table:table-cell>
          <table:table-cell table:style-name="ce63" office:value-type="float" office:value="5.25" calcext:value-type="float">
            <text:p>5,25</text:p>
          </table:table-cell>
          <table:table-cell table:style-name="ce108" office:value-type="float" office:value="7.13" calcext:value-type="float">
            <text:p>7,13</text:p>
          </table:table-cell>
          <table:table-cell table:style-name="ce4" office:value-type="float" office:value="16373853" calcext:value-type="float">
            <text:p>16.373.853</text:p>
          </table:table-cell>
          <table:table-cell table:number-columns-repeated="2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8.81" calcext:value-type="float">
            <text:p>8,81</text:p>
          </table:table-cell>
          <table:table-cell table:style-name="ce76" office:value-type="float" office:value="4.95" calcext:value-type="float">
            <text:p>4,95</text:p>
          </table:table-cell>
          <table:table-cell table:style-name="ce76" office:value-type="float" office:value="0.95" calcext:value-type="float">
            <text:p>0,95</text:p>
          </table:table-cell>
          <table:table-cell table:style-name="ce76" office:value-type="float" office:value="8.61" calcext:value-type="float">
            <text:p>8,61</text:p>
          </table:table-cell>
          <table:table-cell table:style-name="ce76" office:value-type="float" office:value="17.9" calcext:value-type="float">
            <text:p>17,90</text:p>
          </table:table-cell>
          <table:table-cell table:style-name="ce76" office:value-type="float" office:value="8.62" calcext:value-type="float">
            <text:p>8,62</text:p>
          </table:table-cell>
          <table:table-cell table:style-name="ce76" office:value-type="float" office:value="4.06" calcext:value-type="float">
            <text:p>4,06</text:p>
          </table:table-cell>
          <table:table-cell table:style-name="ce109" office:value-type="float" office:value="8.61" calcext:value-type="float">
            <text:p>8,61</text:p>
          </table:table-cell>
          <table:table-cell table:style-name="ce4" office:value-type="float" office:value="19115337" calcext:value-type="float">
            <text:p>19.115.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1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36]-[.B30]" office:value-type="float" office:value="-1.34" calcext:value-type="float">
            <text:p>-1,3</text:p>
          </table:table-cell>
          <table:table-cell table:style-name="ce12" table:formula="of:=[.C36]-[.C30]" office:value-type="float" office:value="-1.57" calcext:value-type="float">
            <text:p>-1,6</text:p>
          </table:table-cell>
          <table:table-cell table:style-name="ce12" table:formula="of:=[.D36]-[.D30]" office:value-type="float" office:value="-0.07" calcext:value-type="float">
            <text:p>-0,1</text:p>
          </table:table-cell>
          <table:table-cell table:style-name="ce12" table:formula="of:=[.E36]-[.E30]" office:value-type="float" office:value="-1.85" calcext:value-type="float">
            <text:p>-1,9</text:p>
          </table:table-cell>
          <table:table-cell table:style-name="ce12" table:formula="of:=[.F36]-[.F30]" office:value-type="float" office:value="0.569999999999997" calcext:value-type="float">
            <text:p>0,6</text:p>
          </table:table-cell>
          <table:table-cell table:style-name="ce12" table:formula="of:=[.G36]-[.G30]" office:value-type="float" office:value="-1.13" calcext:value-type="float">
            <text:p>-1,1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37]-[.B31]" office:value-type="float" office:value="-1.89" calcext:value-type="float">
            <text:p>-1,9</text:p>
          </table:table-cell>
          <table:table-cell table:style-name="ce12" table:formula="of:=[.C37]-[.C31]" office:value-type="float" office:value="-1.79" calcext:value-type="float">
            <text:p>-1,8</text:p>
          </table:table-cell>
          <table:table-cell table:style-name="ce12" table:formula="of:=[.D37]-[.D31]" office:value-type="float" office:value="-0.05" calcext:value-type="float">
            <text:p>-0,1</text:p>
          </table:table-cell>
          <table:table-cell table:style-name="ce12" table:formula="of:=[.E37]-[.E31]" office:value-type="float" office:value="2.85" calcext:value-type="float">
            <text:p>2,9</text:p>
          </table:table-cell>
          <table:table-cell table:style-name="ce12" table:formula="of:=[.F37]-[.F31]" office:value-type="float" office:value="-0.649999999999999" calcext:value-type="float">
            <text:p>-0,6</text:p>
          </table:table-cell>
          <table:table-cell table:style-name="ce12" table:formula="of:=[.G37]-[.G31]" office:value-type="float" office:value="-1.69" calcext:value-type="float">
            <text:p>-1,7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38]-[.B32]" office:value-type="float" office:value="-1.84" calcext:value-type="float">
            <text:p>-1,8</text:p>
          </table:table-cell>
          <table:table-cell table:style-name="ce12" table:formula="of:=[.C38]-[.C32]" office:value-type="float" office:value="-1.87" calcext:value-type="float">
            <text:p>-1,9</text:p>
          </table:table-cell>
          <table:table-cell table:style-name="ce12" table:formula="of:=[.D38]-[.D32]" office:value-type="float" office:value="-0.00999999999999995" calcext:value-type="float">
            <text:p>0,0</text:p>
          </table:table-cell>
          <table:table-cell table:style-name="ce12" table:formula="of:=[.E38]-[.E32]" office:value-type="float" office:value="-0.850000000000001" calcext:value-type="float">
            <text:p>-0,9</text:p>
          </table:table-cell>
          <table:table-cell table:style-name="ce12" table:formula="of:=[.F38]-[.F32]" office:value-type="float" office:value="-1.84" calcext:value-type="float">
            <text:p>-1,8</text:p>
          </table:table-cell>
          <table:table-cell table:style-name="ce12" table:formula="of:=[.G38]-[.G32]" office:value-type="float" office:value="-1.66" calcext:value-type="float">
            <text:p>-1,7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39]-[.B33]" office:value-type="float" office:value="-1.29" calcext:value-type="float">
            <text:p>-1,3</text:p>
          </table:table-cell>
          <table:table-cell table:style-name="ce12" table:formula="of:=[.C39]-[.C33]" office:value-type="float" office:value="-1.89" calcext:value-type="float">
            <text:p>-1,9</text:p>
          </table:table-cell>
          <table:table-cell table:style-name="ce12" table:formula="of:=[.D39]-[.D33]" office:value-type="float" office:value="-0.06" calcext:value-type="float">
            <text:p>-0,1</text:p>
          </table:table-cell>
          <table:table-cell table:style-name="ce12" table:formula="of:=[.E39]-[.E33]" office:value-type="float" office:value="-1.97" calcext:value-type="float">
            <text:p>-2,0</text:p>
          </table:table-cell>
          <table:table-cell table:style-name="ce12" table:formula="of:=[.F39]-[.F33]" office:value-type="float" office:value="-1.99" calcext:value-type="float">
            <text:p>-2,0</text:p>
          </table:table-cell>
          <table:table-cell table:style-name="ce12" table:formula="of:=[.G39]-[.G33]" office:value-type="float" office:value="-1.22" calcext:value-type="float">
            <text:p>-1,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987-1977</text:p>
          </table:table-cell>
          <table:table-cell table:formula="of:=[.B25]-[.B24]" office:value-type="float" office:value="0.6" calcext:value-type="float">
            <text:p>0,6</text:p>
          </table:table-cell>
          <table:table-cell table:style-name="ce6" table:formula="of:=[.C25]-[.C24]" office:value-type="float" office:value="-0.380000000000001" calcext:value-type="float">
            <text:p>-0,38</text:p>
          </table:table-cell>
          <table:table-cell table:formula="of:=[.D25]-[.D24]" office:value-type="float" office:value="-0.2" calcext:value-type="float">
            <text:p>-0,2</text:p>
          </table:table-cell>
          <table:table-cell table:formula="of:=[.E25]-[.E24]" office:value-type="float" office:value="2.27" calcext:value-type="float">
            <text:p>2,27</text:p>
          </table:table-cell>
          <table:table-cell table:formula="of:=[.F25]-[.F24]" office:value-type="float" office:value="-0.809999999999999" calcext:value-type="float">
            <text:p>-0,81</text:p>
          </table:table-cell>
          <table:table-cell table:formula="of:=[.G25]-[.G24]"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7-1987</text:p>
          </table:table-cell>
          <table:table-cell table:formula="of:=[.B26]-[.B25]" office:value-type="float" office:value="0.15" calcext:value-type="float">
            <text:p>0,15</text:p>
          </table:table-cell>
          <table:table-cell table:style-name="ce6" table:formula="of:=[.C26]-[.C25]" office:value-type="float" office:value="-0.0999999999999996" calcext:value-type="float">
            <text:p>-0,1</text:p>
          </table:table-cell>
          <table:table-cell table:formula="of:=[.D26]-[.D25]" office:value-type="float" office:value="-0.04" calcext:value-type="float">
            <text:p>-0,04</text:p>
          </table:table-cell>
          <table:table-cell table:formula="of:=[.E26]-[.E25]" office:value-type="float" office:value="1.44" calcext:value-type="float">
            <text:p>1,44</text:p>
          </table:table-cell>
          <table:table-cell table:formula="of:=[.F26]-[.F25]" office:value-type="float" office:value="2.2" calcext:value-type="float">
            <text:p>2,2</text:p>
          </table:table-cell>
          <table:table-cell table:formula="of:=[.G26]-[.G25]" office:value-type="float" office:value="0.17" calcext:value-type="float">
            <text:p>0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7-1997</text:p>
          </table:table-cell>
          <table:table-cell table:formula="of:=[.B27]-[.B26]" office:value-type="float" office:value="0.65" calcext:value-type="float">
            <text:p>0,65</text:p>
          </table:table-cell>
          <table:table-cell table:style-name="ce6" table:formula="of:=[.C27]-[.C26]" office:value-type="float" office:value="1.13" calcext:value-type="float">
            <text:p>1,13</text:p>
          </table:table-cell>
          <table:table-cell table:formula="of:=[.D27]-[.D26]" office:value-type="float" office:value="0.5" calcext:value-type="float">
            <text:p>0,5</text:p>
          </table:table-cell>
          <table:table-cell table:formula="of:=[.E27]-[.E26]" office:value-type="float" office:value="1.5" calcext:value-type="float">
            <text:p>1,5</text:p>
          </table:table-cell>
          <table:table-cell table:formula="of:=[.F27]-[.F26]" office:value-type="float" office:value="-0.199999999999999" calcext:value-type="float">
            <text:p>-0,2</text:p>
          </table:table-cell>
          <table:table-cell table:formula="of:=[.G27]-[.G26]" office:value-type="float" office:value="1.08" calcext:value-type="float">
            <text:p>1,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style-name="ce91" office:value-type="string" calcext:value-type="string">
            <text:p>MÉDIAS POR MOTIVO</text:p>
          </table:table-cell>
          <table:table-cell table:number-columns-repeated="2"/>
          <table:table-cell table:style-name="ce29"/>
          <table:table-cell table:style-name="ce29" table:formula="of:=[.E48]-[.E47]" office:value-type="float" office:value="0.0599999999999987" calcext:value-type="float">
            <text:p>0,06</text:p>
          </table:table-cell>
          <table:table-cell table:style-name="ce29" table:number-columns-repeated="2"/>
          <table:table-cell table:number-columns-repeated="5"/>
        </table:table-row>
        <table:table-row table:style-name="ro1">
          <table:table-cell table:style-name="ce92" office:value-type="string" calcext:value-type="string">
            <text:p>Separação por ano apena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6.86" calcext:value-type="float">
            <text:p>6,86</text:p>
          </table:table-cell>
          <table:table-cell table:style-name="ce63" office:value-type="float" office:value="2.5" calcext:value-type="float">
            <text:p>2,50</text:p>
          </table:table-cell>
          <table:table-cell table:style-name="ce63" office:value-type="float" office:value="5.03" calcext:value-type="float">
            <text:p>5,03</text:p>
          </table:table-cell>
          <table:table-cell table:style-name="ce63" office:value-type="float" office:value="5.29" calcext:value-type="float">
            <text:p>5,29</text:p>
          </table:table-cell>
          <table:table-cell table:style-name="ce63" office:value-type="float" office:value="5.59" calcext:value-type="float">
            <text:p>5,59</text:p>
          </table:table-cell>
          <table:table-cell table:style-name="ce63" table:formula="of:=[.B53]-[.C53]" office:value-type="float" office:value="4.36" calcext:value-type="float">
            <text:p>4,36</text:p>
          </table:table-cell>
          <table:table-cell table:style-name="ce63" table:formula="of:=[.B53]-[.D53]" office:value-type="float" office:value="1.83" calcext:value-type="float">
            <text:p>1,83</text:p>
          </table:table-cell>
          <table:table-cell table:style-name="ce108" table:formula="of:=[.B53]-[.F53]" office:value-type="float" office:value="1.27" calcext:value-type="float">
            <text:p>1,27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6.81" calcext:value-type="float">
            <text:p>6,81</text:p>
          </table:table-cell>
          <table:table-cell table:style-name="ce63" office:value-type="float" office:value="1.82" calcext:value-type="float">
            <text:p>1,82</text:p>
          </table:table-cell>
          <table:table-cell table:style-name="ce63" office:value-type="float" office:value="4.77" calcext:value-type="float">
            <text:p>4,77</text:p>
          </table:table-cell>
          <table:table-cell table:style-name="ce63" office:value-type="float" office:value="4.97" calcext:value-type="float">
            <text:p>4,97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54]-[.C54]" office:value-type="float" office:value="4.99" calcext:value-type="float">
            <text:p>4,99</text:p>
          </table:table-cell>
          <table:table-cell table:style-name="ce63" table:formula="of:=[.B54]-[.D54]" office:value-type="float" office:value="2.04" calcext:value-type="float">
            <text:p>2,04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6.39" calcext:value-type="float">
            <text:p>6,39</text:p>
          </table:table-cell>
          <table:table-cell table:style-name="ce63" office:value-type="float" office:value="1.77" calcext:value-type="float">
            <text:p>1,77</text:p>
          </table:table-cell>
          <table:table-cell table:style-name="ce63" office:value-type="float" office:value="4.74" calcext:value-type="float">
            <text:p>4,74</text:p>
          </table:table-cell>
          <table:table-cell table:style-name="ce63" office:value-type="float" office:value="4.52" calcext:value-type="float">
            <text:p>4,52</text:p>
          </table:table-cell>
          <table:table-cell table:style-name="ce63" office:value-type="float" office:value="2.49" calcext:value-type="float">
            <text:p>2,49</text:p>
          </table:table-cell>
          <table:table-cell table:style-name="ce63" table:formula="of:=[.B55]-[.C55]" office:value-type="float" office:value="4.62" calcext:value-type="float">
            <text:p>4,62</text:p>
          </table:table-cell>
          <table:table-cell table:style-name="ce63" table:formula="of:=[.B55]-[.D55]" office:value-type="float" office:value="1.65" calcext:value-type="float">
            <text:p>1,65</text:p>
          </table:table-cell>
          <table:table-cell table:style-name="ce108" table:formula="of:=[.B55]-[.F55]" office:value-type="float" office:value="3.9" calcext:value-type="float">
            <text:p>3,90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8.05" calcext:value-type="float">
            <text:p>8,05</text:p>
          </table:table-cell>
          <table:table-cell table:style-name="ce76" office:value-type="float" office:value="2.81" calcext:value-type="float">
            <text:p>2,81</text:p>
          </table:table-cell>
          <table:table-cell table:style-name="ce76" office:value-type="float" office:value="5.29" calcext:value-type="float">
            <text:p>5,29</text:p>
          </table:table-cell>
          <table:table-cell table:style-name="ce76" office:value-type="float" office:value="5.19" calcext:value-type="float">
            <text:p>5,19</text:p>
          </table:table-cell>
          <table:table-cell table:style-name="ce76" office:value-type="float" office:value="3.28" calcext:value-type="float">
            <text:p>3,28</text:p>
          </table:table-cell>
          <table:table-cell table:style-name="ce76" table:formula="of:=[.B56]-[.C56]" office:value-type="float" office:value="5.24" calcext:value-type="float">
            <text:p>5,24</text:p>
          </table:table-cell>
          <table:table-cell table:style-name="ce76" table:formula="of:=[.B56]-[.D56]" office:value-type="float" office:value="2.76" calcext:value-type="float">
            <text:p>2,76</text:p>
          </table:table-cell>
          <table:table-cell table:style-name="ce109" table:formula="of:=[.B56]-[.F56]" office:value-type="float" office:value="4.77" calcext:value-type="float">
            <text:p>4,77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mulhere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7.11" calcext:value-type="float">
            <text:p>7,11</text:p>
          </table:table-cell>
          <table:table-cell table:style-name="ce63" office:value-type="float" office:value="2.67" calcext:value-type="float">
            <text:p>2,67</text:p>
          </table:table-cell>
          <table:table-cell table:style-name="ce63" office:value-type="float" office:value="5.71" calcext:value-type="float">
            <text:p>5,71</text:p>
          </table:table-cell>
          <table:table-cell table:style-name="ce63" office:value-type="float" office:value="5.66" calcext:value-type="float">
            <text:p>5,66</text:p>
          </table:table-cell>
          <table:table-cell table:style-name="ce63" office:value-type="float" office:value="5.85" calcext:value-type="float">
            <text:p>5,85</text:p>
          </table:table-cell>
          <table:table-cell table:style-name="ce63" table:formula="of:=[.B59]-[.C59]" office:value-type="float" office:value="4.44" calcext:value-type="float">
            <text:p>4,44</text:p>
          </table:table-cell>
          <table:table-cell table:style-name="ce63" table:formula="of:=[.B59]-[.D59]" office:value-type="float" office:value="1.4" calcext:value-type="float">
            <text:p>1,40</text:p>
          </table:table-cell>
          <table:table-cell table:style-name="ce108" table:formula="of:=[.B59]-[.F59]" office:value-type="float" office:value="1.26" calcext:value-type="float">
            <text:p>1,26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7.27" calcext:value-type="float">
            <text:p>7,27</text:p>
          </table:table-cell>
          <table:table-cell table:style-name="ce63" office:value-type="float" office:value="2" calcext:value-type="float">
            <text:p>2,00</text:p>
          </table:table-cell>
          <table:table-cell table:style-name="ce63" office:value-type="float" office:value="5.38" calcext:value-type="float">
            <text:p>5,38</text:p>
          </table:table-cell>
          <table:table-cell table:style-name="ce63" office:value-type="float" office:value="5.62" calcext:value-type="float">
            <text:p>5,62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60]-[.C60]" office:value-type="float" office:value="5.27" calcext:value-type="float">
            <text:p>5,27</text:p>
          </table:table-cell>
          <table:table-cell table:style-name="ce63" table:formula="of:=[.B60]-[.D60]" office:value-type="float" office:value="1.89" calcext:value-type="float">
            <text:p>1,89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7.37" calcext:value-type="float">
            <text:p>7,37</text:p>
          </table:table-cell>
          <table:table-cell table:style-name="ce63" office:value-type="float" office:value="1.79" calcext:value-type="float">
            <text:p>1,79</text:p>
          </table:table-cell>
          <table:table-cell table:style-name="ce63" office:value-type="float" office:value="5.8" calcext:value-type="float">
            <text:p>5,80</text:p>
          </table:table-cell>
          <table:table-cell table:style-name="ce63" office:value-type="float" office:value="4.88" calcext:value-type="float">
            <text:p>4,88</text:p>
          </table:table-cell>
          <table:table-cell table:style-name="ce63" office:value-type="float" office:value="3.25" calcext:value-type="float">
            <text:p>3,25</text:p>
          </table:table-cell>
          <table:table-cell table:style-name="ce63" table:formula="of:=[.B61]-[.C61]" office:value-type="float" office:value="5.58" calcext:value-type="float">
            <text:p>5,58</text:p>
          </table:table-cell>
          <table:table-cell table:style-name="ce63" table:formula="of:=[.B61]-[.D61]" office:value-type="float" office:value="1.57" calcext:value-type="float">
            <text:p>1,57</text:p>
          </table:table-cell>
          <table:table-cell table:style-name="ce108" table:formula="of:=[.B61]-[.F61]"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8.55" calcext:value-type="float">
            <text:p>8,55</text:p>
          </table:table-cell>
          <table:table-cell table:style-name="ce76" office:value-type="float" office:value="2.81" calcext:value-type="float">
            <text:p>2,81</text:p>
          </table:table-cell>
          <table:table-cell table:style-name="ce76" office:value-type="float" office:value="5.74" calcext:value-type="float">
            <text:p>5,74</text:p>
          </table:table-cell>
          <table:table-cell table:style-name="ce76" office:value-type="float" office:value="5.37" calcext:value-type="float">
            <text:p>5,37</text:p>
          </table:table-cell>
          <table:table-cell table:style-name="ce76" office:value-type="float" office:value="4.8" calcext:value-type="float">
            <text:p>4,80</text:p>
          </table:table-cell>
          <table:table-cell table:style-name="ce76" table:formula="of:=[.B62]-[.C62]" office:value-type="float" office:value="5.74" calcext:value-type="float">
            <text:p>5,74</text:p>
          </table:table-cell>
          <table:table-cell table:style-name="ce76" table:formula="of:=[.B62]-[.D62]" office:value-type="float" office:value="2.81" calcext:value-type="float">
            <text:p>2,81</text:p>
          </table:table-cell>
          <table:table-cell table:style-name="ce109" table:formula="of:=[.B62]-[.F62]" office:value-type="float" office:value="3.75" calcext:value-type="float">
            <text:p>3,75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Separação por ano, para homens – com expansão, considerando somente quem fez viagem viagens com distância maior que 0</text:p>
          </table:table-cell>
          <table:table-cell table:style-name="ce98"/>
          <table:table-cell table:style-name="ce100"/>
          <table:table-cell table:style-name="ce98" table:number-columns-repeated="5"/>
          <table:table-cell table:style-name="ce102"/>
          <table:table-cell table:number-columns-repeated="3"/>
        </table:table-row>
        <table:table-row table:style-name="ro1">
          <table:table-cell table:style-name="ce93" office:value-type="string" calcext:value-type="string">
            <text:p>ANO</text:p>
          </table:table-cell>
          <table:table-cell table:style-name="ce99" office:value-type="string" calcext:value-type="string">
            <text:p>Trabalho</text:p>
          </table:table-cell>
          <table:table-cell table:style-name="ce101" office:value-type="string" calcext:value-type="string">
            <text:p>Educação</text:p>
          </table:table-cell>
          <table:table-cell table:style-name="ce101" office:value-type="string" calcext:value-type="string">
            <text:p>Manutenção</text:p>
          </table:table-cell>
          <table:table-cell table:style-name="ce101" office:value-type="string" calcext:value-type="string">
            <text:p>Lazer</text:p>
          </table:table-cell>
          <table:table-cell table:style-name="ce99" office:value-type="string" calcext:value-type="string">
            <text:p>Servir Pass</text:p>
          </table:table-cell>
          <table:table-cell table:style-name="ce99" office:value-type="string" calcext:value-type="string">
            <text:p>Dif Trab-Educ</text:p>
          </table:table-cell>
          <table:table-cell table:style-name="ce99" office:value-type="string" calcext:value-type="string">
            <text:p>Dif Trab-Manut</text:p>
          </table:table-cell>
          <table:table-cell table:style-name="ce103" office:value-type="string" calcext:value-type="string">
            <text:p>Dif Trab-ServPas</text:p>
          </table:table-cell>
          <table:table-cell table:number-columns-repeated="3"/>
        </table:table-row>
        <table:table-row table:style-name="ro1">
          <table:table-cell table:style-name="ce94" office:value-type="float" office:value="1977" calcext:value-type="float">
            <text:p>1977</text:p>
          </table:table-cell>
          <table:table-cell table:style-name="ce63" office:value-type="float" office:value="6.22" calcext:value-type="float">
            <text:p>6,22</text:p>
          </table:table-cell>
          <table:table-cell table:style-name="ce63" office:value-type="float" office:value="2.33" calcext:value-type="float">
            <text:p>2,33</text:p>
          </table:table-cell>
          <table:table-cell table:style-name="ce63" office:value-type="float" office:value="4.69" calcext:value-type="float">
            <text:p>4,69</text:p>
          </table:table-cell>
          <table:table-cell table:style-name="ce63" office:value-type="float" office:value="4.82" calcext:value-type="float">
            <text:p>4,82</text:p>
          </table:table-cell>
          <table:table-cell table:style-name="ce63" office:value-type="float" office:value="5.43" calcext:value-type="float">
            <text:p>5,43</text:p>
          </table:table-cell>
          <table:table-cell table:style-name="ce63" table:formula="of:=[.B65]-[.C65]" office:value-type="float" office:value="3.89" calcext:value-type="float">
            <text:p>3,89</text:p>
          </table:table-cell>
          <table:table-cell table:style-name="ce63" table:formula="of:=[.B65]-[.D65]" office:value-type="float" office:value="1.53" calcext:value-type="float">
            <text:p>1,53</text:p>
          </table:table-cell>
          <table:table-cell table:style-name="ce108" table:formula="of:=[.B65]-[.F65]" office:value-type="float" office:value="0.79" calcext:value-type="float">
            <text:p>0,79</text:p>
          </table:table-cell>
          <table:table-cell table:number-columns-repeated="3"/>
        </table:table-row>
        <table:table-row table:style-name="ro1">
          <table:table-cell table:style-name="ce94" office:value-type="float" office:value="1987" calcext:value-type="float">
            <text:p>1987</text:p>
          </table:table-cell>
          <table:table-cell table:style-name="ce63" office:value-type="float" office:value="5.85" calcext:value-type="float">
            <text:p>5,85</text:p>
          </table:table-cell>
          <table:table-cell table:style-name="ce63" office:value-type="float" office:value="1.68" calcext:value-type="float">
            <text:p>1,68</text:p>
          </table:table-cell>
          <table:table-cell table:style-name="ce63" office:value-type="float" office:value="4.42" calcext:value-type="float">
            <text:p>4,42</text:p>
          </table:table-cell>
          <table:table-cell table:style-name="ce63" office:value-type="float" office:value="4.19" calcext:value-type="float">
            <text:p>4,19</text:p>
          </table:table-cell>
          <table:table-cell table:style-name="ce63" office:value-type="string" calcext:value-type="string">
            <text:p>-</text:p>
          </table:table-cell>
          <table:table-cell table:style-name="ce63" table:formula="of:=[.B66]-[.C66]" office:value-type="float" office:value="4.17" calcext:value-type="float">
            <text:p>4,17</text:p>
          </table:table-cell>
          <table:table-cell table:style-name="ce63" table:formula="of:=[.B66]-[.D66]" office:value-type="float" office:value="1.43" calcext:value-type="float">
            <text:p>1,43</text:p>
          </table:table-cell>
          <table:table-cell table:style-name="ce10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94" office:value-type="float" office:value="1997" calcext:value-type="float">
            <text:p>1997</text:p>
          </table:table-cell>
          <table:table-cell table:style-name="ce63" office:value-type="float" office:value="6.08" calcext:value-type="float">
            <text:p>6,08</text:p>
          </table:table-cell>
          <table:table-cell table:style-name="ce63" office:value-type="float" office:value="1.75" calcext:value-type="float">
            <text:p>1,75</text:p>
          </table:table-cell>
          <table:table-cell table:style-name="ce63" office:value-type="float" office:value="4.17" calcext:value-type="float">
            <text:p>4,17</text:p>
          </table:table-cell>
          <table:table-cell table:style-name="ce63" office:value-type="float" office:value="4.19" calcext:value-type="float">
            <text:p>4,19</text:p>
          </table:table-cell>
          <table:table-cell table:style-name="ce63" office:value-type="float" office:value="2.06" calcext:value-type="float">
            <text:p>2,06</text:p>
          </table:table-cell>
          <table:table-cell table:style-name="ce63" table:formula="of:=[.B67]-[.C67]" office:value-type="float" office:value="4.33" calcext:value-type="float">
            <text:p>4,33</text:p>
          </table:table-cell>
          <table:table-cell table:style-name="ce63" table:formula="of:=[.B67]-[.D67]" office:value-type="float" office:value="1.91" calcext:value-type="float">
            <text:p>1,91</text:p>
          </table:table-cell>
          <table:table-cell table:style-name="ce108" table:formula="of:=[.B67]-[.F67]" office:value-type="float" office:value="4.02" calcext:value-type="float">
            <text:p>4,02</text:p>
          </table:table-cell>
          <table:table-cell table:number-columns-repeated="3"/>
        </table:table-row>
        <table:table-row table:style-name="ro1">
          <table:table-cell table:style-name="ce95" office:value-type="float" office:value="2007" calcext:value-type="float">
            <text:p>2007</text:p>
          </table:table-cell>
          <table:table-cell table:style-name="ce76" office:value-type="float" office:value="7.37" calcext:value-type="float">
            <text:p>7,37</text:p>
          </table:table-cell>
          <table:table-cell table:style-name="ce76" office:value-type="float" office:value="2.82" calcext:value-type="float">
            <text:p>2,82</text:p>
          </table:table-cell>
          <table:table-cell table:style-name="ce76" office:value-type="float" office:value="5.05" calcext:value-type="float">
            <text:p>5,05</text:p>
          </table:table-cell>
          <table:table-cell table:style-name="ce76" office:value-type="float" office:value="5.04" calcext:value-type="float">
            <text:p>5,04</text:p>
          </table:table-cell>
          <table:table-cell table:style-name="ce76" office:value-type="float" office:value="2.68" calcext:value-type="float">
            <text:p>2,68</text:p>
          </table:table-cell>
          <table:table-cell table:style-name="ce76" table:formula="of:=[.B68]-[.C68]" office:value-type="float" office:value="4.55" calcext:value-type="float">
            <text:p>4,55</text:p>
          </table:table-cell>
          <table:table-cell table:style-name="ce76" table:formula="of:=[.B68]-[.D68]" office:value-type="float" office:value="2.32" calcext:value-type="float">
            <text:p>2,32</text:p>
          </table:table-cell>
          <table:table-cell table:style-name="ce109" table:formula="of:=[.B68]-[.F68]" office:value-type="float" office:value="4.69" calcext:value-type="float">
            <text:p>4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 Hom – Mulher</text:p>
          </table:table-cell>
          <table:table-cell table:number-columns-repeated="1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2" table:formula="of:=[.B65]-[.B59]" office:value-type="float" office:value="-0.890000000000001" calcext:value-type="float">
            <text:p>-0,9</text:p>
          </table:table-cell>
          <table:table-cell table:style-name="ce12" table:formula="of:=[.C65]-[.C59]" office:value-type="float" office:value="-0.34" calcext:value-type="float">
            <text:p>-0,3</text:p>
          </table:table-cell>
          <table:table-cell table:style-name="ce12" table:formula="of:=[.D65]-[.D59]" office:value-type="float" office:value="-1.02" calcext:value-type="float">
            <text:p>-1,0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2" table:formula="of:=[.B66]-[.B60]" office:value-type="float" office:value="-1.42" calcext:value-type="float">
            <text:p>-1,4</text:p>
          </table:table-cell>
          <table:table-cell table:style-name="ce12" table:formula="of:=[.C66]-[.C60]" office:value-type="float" office:value="-0.32" calcext:value-type="float">
            <text:p>-0,3</text:p>
          </table:table-cell>
          <table:table-cell table:style-name="ce12" table:formula="of:=[.D66]-[.D60]" office:value-type="float" office:value="-0.96" calcext:value-type="float">
            <text:p>-1,0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2" table:formula="of:=[.B67]-[.B61]" office:value-type="float" office:value="-1.29" calcext:value-type="float">
            <text:p>-1,3</text:p>
          </table:table-cell>
          <table:table-cell table:style-name="ce12" table:formula="of:=[.C67]-[.C61]" office:value-type="float" office:value="-0.04" calcext:value-type="float">
            <text:p>0,0</text:p>
          </table:table-cell>
          <table:table-cell table:style-name="ce12" table:formula="of:=[.D67]-[.D61]" office:value-type="float" office:value="-1.63" calcext:value-type="float">
            <text:p>-1,6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2" table:formula="of:=[.B68]-[.B62]" office:value-type="float" office:value="-1.18" calcext:value-type="float">
            <text:p>-1,2</text:p>
          </table:table-cell>
          <table:table-cell table:style-name="ce12" table:formula="of:=[.C68]-[.C62]" office:value-type="float" office:value="0.0100000000000002" calcext:value-type="float">
            <text:p>0,0</text:p>
          </table:table-cell>
          <table:table-cell table:style-name="ce12" table:formula="of:=[.D68]-[.D62]" office:value-type="float" office:value="-0.69" calcext:value-type="float">
            <text:p>-0,7</text:p>
          </table:table-cell>
          <table:table-cell table:style-name="ce12" table:number-columns-repeated="3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987-1977</text:p>
          </table:table-cell>
          <table:table-cell table:formula="of:=[.B54]-[.B53]" office:value-type="float" office:value="-0.0499999999999998" calcext:value-type="float">
            <text:p>-0,05</text:p>
          </table:table-cell>
          <table:table-cell table:style-name="ce6" table:formula="of:=[.C54]-[.C53]" office:value-type="float" office:value="-0.68" calcext:value-type="float">
            <text:p>-0,68</text:p>
          </table:table-cell>
          <table:table-cell table:formula="of:=[.D54]-[.D53]" office:value-type="float" office:value="-0.260000000000001" calcext:value-type="float">
            <text:p>-0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97-1987</text:p>
          </table:table-cell>
          <table:table-cell table:formula="of:=[.B55]-[.B54]" office:value-type="float" office:value="-0.420000000000001" calcext:value-type="float">
            <text:p>-0,42</text:p>
          </table:table-cell>
          <table:table-cell table:style-name="ce6" table:formula="of:=[.C55]-[.C54]" office:value-type="float" office:value="-0.05" calcext:value-type="float">
            <text:p>-0,05</text:p>
          </table:table-cell>
          <table:table-cell table:formula="of:=[.D55]-[.D54]" office:value-type="float" office:value="-0.0299999999999994" calcext:value-type="float">
            <text:p>-0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7-1997</text:p>
          </table:table-cell>
          <table:table-cell table:formula="of:=[.B56]-[.B55]" office:value-type="float" office:value="1.66" calcext:value-type="float">
            <text:p>1,66</text:p>
          </table:table-cell>
          <table:table-cell table:style-name="ce6" table:formula="of:=[.C56]-[.C55]" office:value-type="float" office:value="1.04" calcext:value-type="float">
            <text:p>1,04</text:p>
          </table:table-cell>
          <table:table-cell table:formula="of:=[.D56]-[.D55]" office:value-type="float" office:value="0.55" calcext:value-type="float">
            <text:p>0,55</text:p>
          </table:table-cell>
          <table:table-cell table:number-columns-repeated="8"/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AUGURACAO-ESTACOES" table:style-name="ta1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2" table:number-columns-repeated="1021" table:default-cell-style-name="Default"/>
        <table:table-row table:style-name="ro1">
          <table:table-cell table:style-name="ce3" office:value-type="string" calcext:value-type="string">
            <text:p>Estação</text:p>
          </table:table-cell>
          <table:table-cell table:style-name="ce3" office:value-type="string" calcext:value-type="string">
            <text:p>Linha</text:p>
          </table:table-cell>
          <table:table-cell table:style-name="ce3" office:value-type="string" calcext:value-type="string">
            <text:p>Data de inauguração</text:p>
          </table:table-cell>
          <table:table-cell table:style-name="ce3" table:number-columns-repeated="1021"/>
        </table:table-row>
        <table:table-row table:style-name="ro1">
          <table:table-cell table:style-name="ce110" office:value-type="string" calcext:value-type="string">
            <text:p>Vila Mariana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Santa Cruz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Praça da Árvore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Saúde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São Judas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Conceição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Jabaquara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4-09-14" calcext:value-type="date">
            <text:p>14/09/74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Liberdade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São Joaquim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Vergueiro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Paraíso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Ana Rosa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2-17" calcext:value-type="date">
            <text:p>17/02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Santana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Carandiru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Portugues-Tietê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Armênia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Tiradentes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Luz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110" office:value-type="string" calcext:value-type="string">
            <text:p>São Bento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date" office:date-value="1975-09-26" calcext:value-type="date">
            <text:p>26/09/75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Sé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78-02-17" calcext:value-type="date">
            <text:p>17/02/78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Brás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79-03-10" calcext:value-type="date">
            <text:p>10/03/79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Bresser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0-08-23" calcext:value-type="date">
            <text:p>23/08/80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edro II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0-08-26" calcext:value-type="date">
            <text:p>26/08/80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Belém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1-09-05" calcext:value-type="date">
            <text:p>05/09/81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Tatuapé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1-11-05" calcext:value-type="date">
            <text:p>05/11/81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República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2-04-24" calcext:value-type="date">
            <text:p>24/04/82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Anhangabaú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3-11-26" calcext:value-type="date">
            <text:p>26/11/83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Santa Cecília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3-12-10" calcext:value-type="date">
            <text:p>10/12/83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Carrão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6-05-31" calcext:value-type="date">
            <text:p>31/05/86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enha</text:p>
          </table:table-cell>
          <table:table-cell table:style-name="ce56" office:value-type="float" office:value="3" calcext:value-type="float">
            <text:p>3</text:p>
          </table:table-cell>
          <table:table-cell table:style-name="ce114" office:value-type="date" office:date-value="1986-05-31" calcext:value-type="date">
            <text:p>31/05/86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Vila Matilde</text:p>
          </table:table-cell>
          <table:table-cell table:style-name="ce111" office:value-type="float" office:value="3" calcext:value-type="float">
            <text:p>3</text:p>
          </table:table-cell>
          <table:table-cell table:style-name="ce115" office:value-type="date" office:date-value="1988-08-27" calcext:value-type="date">
            <text:p>27/08/88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Gulhermina Esperança</text:p>
          </table:table-cell>
          <table:table-cell table:style-name="ce111" office:value-type="float" office:value="3" calcext:value-type="float">
            <text:p>3</text:p>
          </table:table-cell>
          <table:table-cell table:style-name="ce115" office:value-type="date" office:date-value="1988-09-17" calcext:value-type="date">
            <text:p>17/09/88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Patriarca</text:p>
          </table:table-cell>
          <table:table-cell table:style-name="ce111" office:value-type="float" office:value="3" calcext:value-type="float">
            <text:p>3</text:p>
          </table:table-cell>
          <table:table-cell table:style-name="ce115" office:value-type="date" office:date-value="1988-09-17" calcext:value-type="date">
            <text:p>17/09/88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Arthir Alvim</text:p>
          </table:table-cell>
          <table:table-cell table:style-name="ce111" office:value-type="float" office:value="3" calcext:value-type="float">
            <text:p>3</text:p>
          </table:table-cell>
          <table:table-cell table:style-name="ce115" office:value-type="date" office:date-value="1988-09-17" calcext:value-type="date">
            <text:p>17/09/88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Corinthians Itaquera</text:p>
          </table:table-cell>
          <table:table-cell table:style-name="ce111" office:value-type="float" office:value="3" calcext:value-type="float">
            <text:p>3</text:p>
          </table:table-cell>
          <table:table-cell table:style-name="ce115" office:value-type="date" office:date-value="1988-10-01" calcext:value-type="date">
            <text:p>01/10/88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Barra Funda</text:p>
          </table:table-cell>
          <table:table-cell table:style-name="ce111" office:value-type="float" office:value="3" calcext:value-type="float">
            <text:p>3</text:p>
          </table:table-cell>
          <table:table-cell table:style-name="ce115" office:value-type="date" office:date-value="1988-12-17" calcext:value-type="date">
            <text:p>17/12/88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Marechal Deodoro</text:p>
          </table:table-cell>
          <table:table-cell table:style-name="ce111" office:value-type="float" office:value="3" calcext:value-type="float">
            <text:p>3</text:p>
          </table:table-cell>
          <table:table-cell table:style-name="ce115" office:value-type="date" office:date-value="1988-12-17" calcext:value-type="date">
            <text:p>17/12/88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Consolação</text:p>
          </table:table-cell>
          <table:table-cell table:style-name="ce111" office:value-type="float" office:value="2" calcext:value-type="float">
            <text:p>2</text:p>
          </table:table-cell>
          <table:table-cell table:style-name="ce115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Trianan Masp</text:p>
          </table:table-cell>
          <table:table-cell table:style-name="ce111" office:value-type="float" office:value="2" calcext:value-type="float">
            <text:p>2</text:p>
          </table:table-cell>
          <table:table-cell table:style-name="ce115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Brigadeiro</text:p>
          </table:table-cell>
          <table:table-cell table:style-name="ce111" office:value-type="float" office:value="2" calcext:value-type="float">
            <text:p>2</text:p>
          </table:table-cell>
          <table:table-cell table:style-name="ce115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Paraíso</text:p>
          </table:table-cell>
          <table:table-cell table:style-name="ce111" office:value-type="float" office:value="2" calcext:value-type="float">
            <text:p>2</text:p>
          </table:table-cell>
          <table:table-cell table:style-name="ce115" office:value-type="date" office:date-value="1991-01-25" calcext:value-type="date">
            <text:p>25/01/91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Clínicas</text:p>
          </table:table-cell>
          <table:table-cell table:style-name="ce111" office:value-type="float" office:value="2" calcext:value-type="float">
            <text:p>2</text:p>
          </table:table-cell>
          <table:table-cell table:style-name="ce115" office:value-type="date" office:date-value="1992-09-12" calcext:value-type="date">
            <text:p>12/09/92</text:p>
          </table:table-cell>
          <table:table-cell table:number-columns-repeated="1021"/>
        </table:table-row>
        <table:table-row table:style-name="ro1">
          <table:table-cell table:style-name="ce111" office:value-type="string" calcext:value-type="string">
            <text:p>Ana Rosa</text:p>
          </table:table-cell>
          <table:table-cell table:style-name="ce111" office:value-type="float" office:value="2" calcext:value-type="float">
            <text:p>2</text:p>
          </table:table-cell>
          <table:table-cell table:style-name="ce115" office:value-type="date" office:date-value="1992-09-12" calcext:value-type="date">
            <text:p>12/09/92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Tucuruvi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date" office:date-value="1998-04-29" calcext:value-type="date">
            <text:p>29/04/98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Jardim São Paulo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date" office:date-value="1998-04-29" calcext:value-type="date">
            <text:p>29/04/98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Parada Inglesa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date" office:date-value="1998-09-24" calcext:value-type="date">
            <text:p>24/09/98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Vila Madalena</text:p>
          </table:table-cell>
          <table:table-cell table:style-name="ce112" office:value-type="float" office:value="2" calcext:value-type="float">
            <text:p>2</text:p>
          </table:table-cell>
          <table:table-cell table:style-name="ce116" office:value-type="date" office:date-value="1998-11-21" calcext:value-type="date">
            <text:p>21/11/98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Sumaré</text:p>
          </table:table-cell>
          <table:table-cell table:style-name="ce112" office:value-type="float" office:value="2" calcext:value-type="float">
            <text:p>2</text:p>
          </table:table-cell>
          <table:table-cell table:style-name="ce116" office:value-type="date" office:date-value="1998-11-21" calcext:value-type="date">
            <text:p>21/11/98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Santos Imigrantes</text:p>
          </table:table-cell>
          <table:table-cell table:style-name="ce112" office:value-type="float" office:value="2" calcext:value-type="float">
            <text:p>2</text:p>
          </table:table-cell>
          <table:table-cell table:style-name="ce116" office:value-type="date" office:date-value="2006-03-30" calcext:value-type="date">
            <text:p>30/03/06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Chácaro Klabin</text:p>
          </table:table-cell>
          <table:table-cell table:style-name="ce112" office:value-type="float" office:value="2" calcext:value-type="float">
            <text:p>2</text:p>
          </table:table-cell>
          <table:table-cell table:style-name="ce116" office:value-type="date" office:date-value="2006-05-09" calcext:value-type="date">
            <text:p>09/05/06</text:p>
          </table:table-cell>
          <table:table-cell table:number-columns-repeated="1021"/>
        </table:table-row>
        <table:table-row table:style-name="ro1">
          <table:table-cell table:style-name="ce112" office:value-type="string" calcext:value-type="string">
            <text:p>Alto do Ipiranga</text:p>
          </table:table-cell>
          <table:table-cell table:style-name="ce112" office:value-type="float" office:value="2" calcext:value-type="float">
            <text:p>2</text:p>
          </table:table-cell>
          <table:table-cell table:style-name="ce116" office:value-type="date" office:date-value="2007-06-30" calcext:value-type="date">
            <text:p>30/06/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comã</text:p>
          </table:table-cell>
          <table:table-cell office:value-type="float" office:value="2" calcext:value-type="float">
            <text:p>2</text:p>
          </table:table-cell>
          <table:table-cell table:style-name="ce117" office:value-type="date" office:date-value="2010-01-10" calcext:value-type="date">
            <text:p>10/01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a Prudente</text:p>
          </table:table-cell>
          <table:table-cell office:value-type="float" office:value="2" calcext:value-type="float">
            <text:p>2</text:p>
          </table:table-cell>
          <table:table-cell table:style-name="ce117" office:value-type="date" office:date-value="2010-08-21" calcext:value-type="date">
            <text:p>21/08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anduateí</text:p>
          </table:table-cell>
          <table:table-cell office:value-type="float" office:value="2" calcext:value-type="float">
            <text:p>2</text:p>
          </table:table-cell>
          <table:table-cell table:style-name="ce117" office:value-type="date" office:date-value="2010-09-21" calcext:value-type="date">
            <text:p>21/09/10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6" table:target-range-address="'INAUGURACAO-ESTACOES'.A2:'INAUGURACAO-ESTACOES'.C5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9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08:46:01.023929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5-11-21T09:31:01.061411645</meta:creation-date>
    <dc:date>2016-02-11T08:51:56.397025034</dc:date>
    <dc:creator>haydee </dc:creator>
    <meta:editing-duration>P7DT10H20M36S</meta:editing-duration>
    <meta:editing-cycles>88</meta:editing-cycles>
    <meta:generator>LibreOffice/5.0.4.2$Linux_X86_64 LibreOffice_project/00m0$Build-2</meta:generator>
    <meta:document-statistic meta:table-count="17" meta:cell-count="4639"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'.A2:'MODOS 3 e 4'.E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'.B2:'MODOS 3 e 4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B3:'MODOS 3 e 4'.E3" chart:label-cell-address="'MODOS 3 e 4'.A3:'MODOS 3 e 4'.A3" chart:class="chart:bar">
            <chart:data-point chart:repeated="4"/>
          </chart:series>
          <chart:series chart:style-name="ch8" chart:values-cell-range-address="'MODOS 3 e 4'.B4:'MODOS 3 e 4'.E4" chart:label-cell-address="'MODOS 3 e 4'.A4:'MODOS 3 e 4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B2:'MODOS 3 e 4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A3:'MODOS 3 e 4'.A3</svg:desc>
                </draw:g>
              </table:table-cell>
              <table:table-cell office:value-type="float" office:value="30403">
                <text:p>30403</text:p>
                <draw:g>
                  <svg:desc>'MODOS 3 e 4'.B3:'MODOS 3 e 4'.E3</svg:desc>
                </draw:g>
              </table:table-cell>
              <table:table-cell office:value-type="float" office:value="21998">
                <text:p>21998</text:p>
              </table:table-cell>
              <table:table-cell office:value-type="float" office:value="22774">
                <text:p>22774</text:p>
              </table:table-cell>
              <table:table-cell office:value-type="float" office:value="25733">
                <text:p>25733</text:p>
              </table:table-cell>
            </table:table-row>
            <table:table-row>
              <table:table-cell office:value-type="string">
                <text:p>Feminino</text:p>
                <draw:g>
                  <svg:desc>'MODOS 3 e 4'.A4:'MODOS 3 e 4'.A4</svg:desc>
                </draw:g>
              </table:table-cell>
              <table:table-cell office:value-type="float" office:value="9706">
                <text:p>9706</text:p>
                <draw:g>
                  <svg:desc>'MODOS 3 e 4'.B4:'MODOS 3 e 4'.E4</svg:desc>
                </draw:g>
              </table:table-cell>
              <table:table-cell office:value-type="float" office:value="8991">
                <text:p>8991</text:p>
              </table:table-cell>
              <table:table-cell office:value-type="float" office:value="11775">
                <text:p>11775</text:p>
              </table:table-cell>
              <table:table-cell office:value-type="float" office:value="17317">
                <text:p>17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71cm" svg:height="10.307cm" xlink:href="." xlink:type="simple" chart:class="chart:line" chart:style-name="ch1">
        <chart:legend svg:x="2.696cm" svg:y="8.823cm" style:legend-expansion="custom" chartooo:width="10.812cm" chartooo:height="1.194cm" style:legend-expansion-aspect-ratio="9.05527638190955" chart:style-name="ch2"/>
        <chart:plot-area chart:style-name="ch3" chart:data-source-has-labels="both" svg:x="0.076cm" svg:y="0.202cm" svg:width="15.342cm" svg:height="8.524cm">
          <chartooo:coordinate-region svg:x="0.697cm" svg:y="0.402cm" svg:width="14.721cm" svg:height="7.677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series chart:style-name="ch12" chart:values-cell-range-address="local-table.$B$7:.$E$7" chart:label-cell-address="local-table.$A$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sculino – 0 autos</text:p>
              </table:table-cell>
              <table:table-cell office:value-type="float" office:value="45.25">
                <text:p>45.25</text:p>
              </table:table-cell>
              <table:table-cell office:value-type="float" office:value="44.31">
                <text:p>44.31</text:p>
              </table:table-cell>
              <table:table-cell office:value-type="float" office:value="34.76">
                <text:p>34.76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Feminino – 0 autos</text:p>
              </table:table-cell>
              <table:table-cell office:value-type="float" office:value="10.47">
                <text:p>10.47</text:p>
              </table:table-cell>
              <table:table-cell office:value-type="float" office:value="12.62">
                <text:p>12.62</text:p>
              </table:table-cell>
              <table:table-cell office:value-type="float" office:value="14.62">
                <text:p>14.62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Masculino – 1 auto</text:p>
              </table:table-cell>
              <table:table-cell office:value-type="float" office:value="31.44">
                <text:p>31.44</text:p>
              </table:table-cell>
              <table:table-cell office:value-type="float" office:value="29.67">
                <text:p>29.67</text:p>
              </table:table-cell>
              <table:table-cell office:value-type="float" office:value="32.23">
                <text:p>32.23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Feminino – 1 auto</text:p>
              </table:table-cell>
              <table:table-cell office:value-type="float" office:value="2.62">
                <text:p>2.62</text:p>
              </table:table-cell>
              <table:table-cell office:value-type="float" office:value="3.31">
                <text:p>3.31</text:p>
              </table:table-cell>
              <table:table-cell office:value-type="float" office:value="5.06">
                <text:p>5.0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Masculino – 2 autos</text:p>
              </table:table-cell>
              <table:table-cell office:value-type="float" office:value="9.77">
                <text:p>9.77</text:p>
              </table:table-cell>
              <table:table-cell office:value-type="float" office:value="9.38">
                <text:p>9.38</text:p>
              </table:table-cell>
              <table:table-cell office:value-type="float" office:value="12.19">
                <text:p>12.19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Feminino – 2 autos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1.14">
                <text:p>1.14</text:p>
              </table:table-cell>
              <table:table-cell office:value-type="float" office:value="2.35">
                <text:p>2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53cm" svg:height="7.916cm" xlink:href="." xlink:type="simple" chart:class="chart:line" chart:style-name="ch1">
        <chart:legend chart:legend-position="end" svg:x="11.24cm" svg:y="2.414cm" style:legend-expansion="high" chart:style-name="ch2"/>
        <chart:plot-area chart:style-name="ch3" chart:data-source-has-labels="both" svg:x="0.331cm" svg:y="0.158cm" svg:width="10.578cm" svg:height="7.6cm">
          <chartooo:coordinate-region svg:x="1.125cm" svg:y="0.357cm" svg:width="8.988cm" svg:height="7.202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line">
            <chart:data-point chart:repeated="3"/>
          </chart:series>
          <chart:series chart:style-name="ch8" chart:values-cell-range-address="local-table.$B$3:.$D$3" chart:label-cell-address="local-table.$A$3" chart:class="chart:line">
            <chart:data-point chart:repeated="3"/>
          </chart:series>
          <chart:series chart:style-name="ch9" chart:values-cell-range-address="local-table.$B$4:.$D$4" chart:label-cell-address="local-table.$A$4" chart:class="chart:line">
            <chart:data-point chart:repeated="3"/>
          </chart:series>
          <chart:series chart:style-name="ch10" chart:values-cell-range-address="local-table.$B$5:.$D$5" chart:label-cell-address="local-table.$A$5" chart:class="chart:line">
            <chart:data-point chart:repeated="3"/>
          </chart:series>
          <chart:series chart:style-name="ch11" chart:values-cell-range-address="local-table.$B$6:.$D$6" chart:label-cell-address="local-table.$A$6" chart:class="chart:line">
            <chart:data-point chart:repeated="3"/>
          </chart:series>
          <chart:series chart:style-name="ch12" chart:values-cell-range-address="local-table.$B$7:.$D$7" chart:label-cell-address="local-table.$A$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87-1977</text:p>
              </table:table-cell>
              <table:table-cell office:value-type="string">
                <text:p>1997-1987</text:p>
              </table:table-cell>
              <table:table-cell office:value-type="string">
                <text:p>2007-1997</text:p>
              </table:table-cell>
            </table:table-row>
          </table:table-header-rows>
          <table:table-rows>
            <table:table-row>
              <table:table-cell office:value-type="string">
                <text:p>Masculino – 0 autos -0,94</text:p>
                <text:list>
                  <text:list-item>
                    <text:p>Masculino – 0 autos</text:p>
                  </text:list-item>
                  <text:list-item>
                    <text:p>-0,94</text:p>
                  </text:list-item>
                </text:list>
              </table:table-cell>
              <table:table-cell office:value-type="float" office:value="-0.939999999999998">
                <text:p>-0.939999999999998</text:p>
              </table:table-cell>
              <table:table-cell office:value-type="float" office:value="-9.55">
                <text:p>-9.55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Feminino – 0 autos 2,15</text:p>
                <text:list>
                  <text:list-item>
                    <text:p>Feminino – 0 autos</text:p>
                  </text:list-item>
                  <text:list-item>
                    <text:p>2,15</text:p>
                  </text:list-item>
                </text:list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Masculino – 1 auto -1,77</text:p>
                <text:list>
                  <text:list-item>
                    <text:p>Masculino – 1 auto</text:p>
                  </text:list-item>
                  <text:list-item>
                    <text:p>-1,77</text:p>
                  </text:list-item>
                </text:list>
              </table:table-cell>
              <table:table-cell office:value-type="float" office:value="-1.77">
                <text:p>-1.77</text:p>
              </table:table-cell>
              <table:table-cell office:value-type="float" office:value="2.56">
                <text:p>2.56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Feminino – 1 auto 0,69</text:p>
                <text:list>
                  <text:list-item>
                    <text:p>Feminino – 1 auto</text:p>
                  </text:list-item>
                  <text:list-item>
                    <text:p>0,69</text:p>
                  </text:list-item>
                </text:list>
              </table:table-cell>
              <table:table-cell office:value-type="float" office:value="0.69">
                <text:p>0.69</text:p>
              </table:table-cell>
              <table:table-cell office:value-type="float" office:value="1.75">
                <text:p>1.7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Masculino – 2 autos -0,39</text:p>
                <text:list>
                  <text:list-item>
                    <text:p>Masculino – 2 autos</text:p>
                  </text:list-item>
                  <text:list-item>
                    <text:p>-0,39</text:p>
                  </text:list-item>
                </text:list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2.81">
                <text:p>2.81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Feminino – 2 autos 0,26</text:p>
                <text:list>
                  <text:list-item>
                    <text:p>Feminino – 2 autos</text:p>
                  </text:list-item>
                  <text:list-item>
                    <text:p>0,26</text:p>
                  </text:list-item>
                </text:list>
              </table:table-cell>
              <table:table-cell office:value-type="float" office:value="0.26">
                <text:p>0.26</text:p>
              </table:table-cell>
              <table:table-cell office:value-type="float" office:value="0.43">
                <text:p>0.43</text:p>
              </table:table-cell>
              <table:table-cell office:value-type="float" office:value="1.21">
                <text:p>1.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71cm" svg:height="6.667cm" xlink:href="." xlink:type="simple" chart:class="chart:line" chart:style-name="ch1">
        <chart:legend chart:legend-position="end" svg:x="9.431cm" svg:y="1.789cm" style:legend-expansion="high" chart:style-name="ch2"/>
        <chart:plot-area chart:style-name="ch3" chart:data-source-has-labels="both" svg:x="0.277cm" svg:y="0.133cm" svg:width="8.877cm" svg:height="6.401cm">
          <chartooo:coordinate-region svg:x="1.004cm" svg:y="0.332cm" svg:width="8.15cm" svg:height="5.555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series chart:style-name="ch12" chart:values-cell-range-address="local-table.$B$7:.$E$7" chart:label-cell-address="local-table.$A$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sculino – 0 autos</text:p>
              </table:table-cell>
              <table:table-cell office:value-type="float" office:value="1">
                <text:p>1</text:p>
              </table:table-cell>
              <table:table-cell office:value-type="float" office:value="0.457363266246">
                <text:p>0.457363266246</text:p>
              </table:table-cell>
              <table:table-cell office:value-type="float" office:value="0.444481728859167">
                <text:p>0.444481728859167</text:p>
              </table:table-cell>
              <table:table-cell office:value-type="float" office:value="0.539276396112174">
                <text:p>0.539276396112174</text:p>
              </table:table-cell>
            </table:table-row>
            <table:table-row>
              <table:table-cell office:value-type="string">
                <text:p>Feminino – 0 autos</text:p>
              </table:table-cell>
              <table:table-cell office:value-type="float" office:value="1">
                <text:p>1</text:p>
              </table:table-cell>
              <table:table-cell office:value-type="float" office:value="0.793367892545821">
                <text:p>0.793367892545821</text:p>
              </table:table-cell>
              <table:table-cell office:value-type="float" office:value="1.62380678351572">
                <text:p>1.62380678351572</text:p>
              </table:table-cell>
              <table:table-cell office:value-type="float" office:value="3.89884360164186">
                <text:p>3.89884360164186</text:p>
              </table:table-cell>
            </table:table-row>
            <table:table-row>
              <table:table-cell office:value-type="string">
                <text:p>Masculino – 1 auto</text:p>
              </table:table-cell>
              <table:table-cell office:value-type="float" office:value="1">
                <text:p>1</text:p>
              </table:table-cell>
              <table:table-cell office:value-type="float" office:value="0.404518474308733">
                <text:p>0.404518474308733</text:p>
              </table:table-cell>
              <table:table-cell office:value-type="float" office:value="0.927436289255093">
                <text:p>0.927436289255093</text:p>
              </table:table-cell>
              <table:table-cell office:value-type="float" office:value="1.13065388211798">
                <text:p>1.13065388211798</text:p>
              </table:table-cell>
            </table:table-row>
            <table:table-row>
              <table:table-cell office:value-type="string">
                <text:p>Feminino – 1 auto</text:p>
              </table:table-cell>
              <table:table-cell office:value-type="float" office:value="1">
                <text:p>1</text:p>
              </table:table-cell>
              <table:table-cell office:value-type="float" office:value="0.883679984125509">
                <text:p>0.883679984125509</text:p>
              </table:table-cell>
              <table:table-cell office:value-type="float" office:value="2.63247404253041">
                <text:p>2.63247404253041</text:p>
              </table:table-cell>
              <table:table-cell office:value-type="float" office:value="7.32342385047742">
                <text:p>7.32342385047742</text:p>
              </table:table-cell>
            </table:table-row>
            <table:table-row>
              <table:table-cell office:value-type="string">
                <text:p>Masculino – 2 autos</text:p>
              </table:table-cell>
              <table:table-cell office:value-type="float" office:value="1">
                <text:p>1</text:p>
              </table:table-cell>
              <table:table-cell office:value-type="float" office:value="0.427938064719233">
                <text:p>0.427938064719233</text:p>
              </table:table-cell>
              <table:table-cell office:value-type="float" office:value="1.343189230931">
                <text:p>1.343189230931</text:p>
              </table:table-cell>
              <table:table-cell office:value-type="float" office:value="1.11717146308568">
                <text:p>1.11717146308568</text:p>
              </table:table-cell>
            </table:table-row>
            <table:table-row>
              <table:table-cell office:value-type="string">
                <text:p>Feminino – 2 autos</text:p>
              </table:table-cell>
              <table:table-cell office:value-type="float" office:value="1">
                <text:p>1</text:p>
              </table:table-cell>
              <table:table-cell office:value-type="float" office:value="1.36127586210088">
                <text:p>1.36127586210088</text:p>
              </table:table-cell>
              <table:table-cell office:value-type="float" office:value="3.80821442419722">
                <text:p>3.80821442419722</text:p>
              </table:table-cell>
              <table:table-cell office:value-type="float" office:value="11.4449035570482">
                <text:p>11.44490355704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2cm" svg:height="12.645cm" xlink:href="." xlink:type="simple" chart:class="chart:line" chart:style-name="ch1">
        <chart:legend chart:legend-position="end" svg:x="16.48cm" svg:y="4.778cm" style:legend-expansion="high" chart:style-name="ch2"/>
        <chart:plot-area chart:style-name="ch3" chart:data-source-has-labels="both" svg:x="0.418cm" svg:y="0.252cm" svg:width="15.644cm" svg:height="12.141cm">
          <chartooo:coordinate-region svg:x="1.251cm" svg:y="0.451cm" svg:width="14.015cm" svg:height="11.743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line">
            <chart:data-point chart:repeated="3"/>
          </chart:series>
          <chart:series chart:style-name="ch8" chart:values-cell-range-address="local-table.$B$3:.$D$3" chart:label-cell-address="local-table.$A$3" chart:class="chart:line">
            <chart:data-point chart:repeated="3"/>
          </chart:series>
          <chart:series chart:style-name="ch9" chart:values-cell-range-address="local-table.$B$4:.$D$4" chart:label-cell-address="local-table.$A$4" chart:class="chart:line">
            <chart:data-point chart:repeated="3"/>
          </chart:series>
          <chart:series chart:style-name="ch10" chart:values-cell-range-address="local-table.$B$5:.$D$5" chart:label-cell-address="local-table.$A$5" chart:class="chart:line">
            <chart:data-point chart:repeated="3"/>
          </chart:series>
          <chart:series chart:style-name="ch11" chart:values-cell-range-address="local-table.$B$6:.$D$6" chart:label-cell-address="local-table.$A$6" chart:class="chart:line">
            <chart:data-point chart:repeated="3"/>
          </chart:series>
          <chart:series chart:style-name="ch12" chart:values-cell-range-address="local-table.$B$7:.$D$7" chart:label-cell-address="local-table.$A$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87-1977</text:p>
              </table:table-cell>
              <table:table-cell office:value-type="string">
                <text:p>1997-1987</text:p>
              </table:table-cell>
              <table:table-cell office:value-type="string">
                <text:p>2007-1997</text:p>
              </table:table-cell>
            </table:table-row>
          </table:table-header-rows>
          <table:table-rows>
            <table:table-row>
              <table:table-cell office:value-type="string">
                <text:p>Masculino – 0 autos</text:p>
              </table:table-cell>
              <table:table-cell office:value-type="float" office:value="0.457363266246">
                <text:p>0.457363266246</text:p>
              </table:table-cell>
              <table:table-cell office:value-type="float" office:value="-0.00883893376838997">
                <text:p>-0.00883893376838997</text:p>
              </table:table-cell>
              <table:table-cell office:value-type="float" office:value="0.065625383387767">
                <text:p>0.065625383387767</text:p>
              </table:table-cell>
            </table:table-row>
            <table:table-row>
              <table:table-cell office:value-type="string">
                <text:p>Feminino – 0 autos</text:p>
              </table:table-cell>
              <table:table-cell office:value-type="float" office:value="0.793367892545821">
                <text:p>0.793367892545821</text:p>
              </table:table-cell>
              <table:table-cell office:value-type="float" office:value="0.463061089931207">
                <text:p>0.463061089931207</text:p>
              </table:table-cell>
              <table:table-cell office:value-type="float" office:value="0.867074828992456">
                <text:p>0.867074828992456</text:p>
              </table:table-cell>
            </table:table-row>
            <table:table-row>
              <table:table-cell office:value-type="string">
                <text:p>Masculino – 1 auto</text:p>
              </table:table-cell>
              <table:table-cell office:value-type="float" office:value="0.404518474308733">
                <text:p>0.404518474308733</text:p>
              </table:table-cell>
              <table:table-cell office:value-type="float" office:value="0.372311097726021">
                <text:p>0.372311097726021</text:p>
              </table:table-cell>
              <table:table-cell office:value-type="float" office:value="0.10543414275002">
                <text:p>0.10543414275002</text:p>
              </table:table-cell>
            </table:table-row>
            <table:table-row>
              <table:table-cell office:value-type="string">
                <text:p>Feminino – 1 auto</text:p>
              </table:table-cell>
              <table:table-cell office:value-type="float" office:value="0.883679984125509">
                <text:p>0.883679984125509</text:p>
              </table:table-cell>
              <table:table-cell office:value-type="float" office:value="0.928392334761028">
                <text:p>0.928392334761028</text:p>
              </table:table-cell>
              <table:table-cell office:value-type="float" office:value="1.29139252009059">
                <text:p>1.29139252009059</text:p>
              </table:table-cell>
            </table:table-row>
            <table:table-row>
              <table:table-cell office:value-type="string">
                <text:p>Masculino – 2 autos</text:p>
              </table:table-cell>
              <table:table-cell office:value-type="float" office:value="0.427938064719233">
                <text:p>0.427938064719233</text:p>
              </table:table-cell>
              <table:table-cell office:value-type="float" office:value="0.640959988969637">
                <text:p>0.640959988969637</text:p>
              </table:table-cell>
              <table:table-cell office:value-type="float" office:value="-0.0964573261355903">
                <text:p>-0.0964573261355903</text:p>
              </table:table-cell>
            </table:table-row>
            <table:table-row>
              <table:table-cell office:value-type="string">
                <text:p>Feminino – 2 autos</text:p>
              </table:table-cell>
              <table:table-cell office:value-type="float" office:value="1.36127586210088">
                <text:p>1.36127586210088</text:p>
              </table:table-cell>
              <table:table-cell office:value-type="float" office:value="1.03627814156337">
                <text:p>1.03627814156337</text:p>
              </table:table-cell>
              <table:table-cell office:value-type="float" office:value="1.58825885435131">
                <text:p>1.588258854351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5.443cm" xlink:href="." xlink:type="simple" chart:class="chart:line" chart:style-name="ch1">
        <chart:title svg:x="0.492cm" svg:y="0.244cm" chart:style-name="ch2">
          <text:p>Proporção de famílias chefiadas por mulheres segundo posse de automóveis</text:p>
        </chart:title>
        <chart:legend chart:legend-position="end" svg:x="11.369cm" svg:y="1.924cm" style:legend-expansion="high" chart:style-name="ch3"/>
        <chart:plot-area chart:style-name="ch4" chart:data-source-has-labels="both" svg:x="0.319cm" svg:y="1.131cm" svg:width="10.731cm" svg:height="4.204cm">
          <chartooo:coordinate-region svg:x="1.126cm" svg:y="1.33cm" svg:width="9.833cm" svg:height="3.358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series chart:style-name="ch10" chart:values-cell-range-address="local-table.$B$4:.$E$4" chart:label-cell-address="local-table.$A$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em auto</text:p>
              </table:table-cell>
              <table:table-cell office:value-type="float" office:value="77.4">
                <text:p>77.4</text:p>
              </table:table-cell>
              <table:table-cell office:value-type="float" office:value="75.8">
                <text:p>75.8</text:p>
              </table:table-cell>
              <table:table-cell office:value-type="float" office:value="70.2">
                <text:p>70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Com 1 auto</text:p>
              </table:table-cell>
              <table:table-cell office:value-type="float" office:value="19.3">
                <text:p>19.3</text:p>
              </table:table-cell>
              <table:table-cell office:value-type="float" office:value="19.9">
                <text:p>19.9</text:p>
              </table:table-cell>
              <table:table-cell office:value-type="float" office:value="24.3">
                <text:p>24.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Com 2 ou mais autos</text:p>
              </table:table-cell>
              <table:table-cell office:value-type="float" office:value="3.3">
                <text:p>3.3</text:p>
              </table:table-cell>
              <table:table-cell office:value-type="float" office:value="4.2">
                <text:p>4.2</text:p>
              </table:table-cell>
              <table:table-cell office:value-type="float" office:value="5.5">
                <text:p>5.5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5.443cm" xlink:href="." xlink:type="simple" chart:class="chart:line" chart:style-name="ch1">
        <chart:title svg:x="0.611cm" svg:y="0.244cm" chart:style-name="ch2">
          <text:p>Proporção de famílias chefiadas por homens segundo posse de automóveis</text:p>
        </chart:title>
        <chart:legend chart:legend-position="end" svg:x="11.369cm" svg:y="1.924cm" style:legend-expansion="high" chart:style-name="ch3"/>
        <chart:plot-area chart:style-name="ch4" chart:data-source-has-labels="both" svg:x="0.319cm" svg:y="1.131cm" svg:width="10.731cm" svg:height="4.204cm">
          <chartooo:coordinate-region svg:x="1.015cm" svg:y="1.33cm" svg:width="9.944cm" svg:height="3.358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series chart:style-name="ch10" chart:values-cell-range-address="local-table.$B$4:.$E$4" chart:label-cell-address="local-table.$A$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em auto</text:p>
              </table:table-cell>
              <table:table-cell office:value-type="float" office:value="52.33">
                <text:p>52.33</text:p>
              </table:table-cell>
              <table:table-cell office:value-type="float" office:value="53.2">
                <text:p>53.2</text:p>
              </table:table-cell>
              <table:table-cell office:value-type="float" office:value="43.9">
                <text:p>43.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Com 1 auto</text:p>
              </table:table-cell>
              <table:table-cell office:value-type="float" office:value="36.35">
                <text:p>36.35</text:p>
              </table:table-cell>
              <table:table-cell office:value-type="float" office:value="35.6">
                <text:p>35.6</text:p>
              </table:table-cell>
              <table:table-cell office:value-type="float" office:value="40.7">
                <text:p>40.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Com 2 ou mais autos</text:p>
              </table:table-cell>
              <table:table-cell office:value-type="float" office:value="11.31">
                <text:p>11.31</text:p>
              </table:table-cell>
              <table:table-cell office:value-type="float" office:value="11.3">
                <text:p>11.3</text:p>
              </table:table-cell>
              <table:table-cell office:value-type="float" office:value="15.4">
                <text:p>15.4</text:p>
              </table:table-cell>
              <table:table-cell office:value-type="float" office:value="13.2">
                <text:p>13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5.443cm" xlink:href="." xlink:type="simple" chart:class="chart:line" chart:style-name="ch1">
        <chart:legend chart:legend-position="end" svg:x="11.369cm" svg:y="1.924cm" style:legend-expansion="high" chart:style-name="ch2"/>
        <chart:plot-area chart:style-name="ch3" chart:data-source-has-labels="both" svg:x="0.319cm" svg:y="0.108cm" svg:width="10.731cm" svg:height="5.227cm">
          <chartooo:coordinate-region svg:x="1.015cm" svg:y="0.307cm" svg:width="9.944cm" svg:height="4.381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em auto</text:p>
              </table:table-cell>
              <table:table-cell office:value-type="float" office:value="55.7">
                <text:p>55.7</text:p>
              </table:table-cell>
              <table:table-cell office:value-type="float" office:value="56.9">
                <text:p>56.9</text:p>
              </table:table-cell>
              <table:table-cell office:value-type="float" office:value="48.4">
                <text:p>48.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Com 1 auto</text:p>
              </table:table-cell>
              <table:table-cell office:value-type="float" office:value="34.1">
                <text:p>34.1</text:p>
              </table:table-cell>
              <table:table-cell office:value-type="float" office:value="33">
                <text:p>33</text:p>
              </table:table-cell>
              <table:table-cell office:value-type="float" office:value="37.3">
                <text:p>37.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Com 2 ou mais autos</text:p>
              </table:table-cell>
              <table:table-cell office:value-type="float" office:value="10.2">
                <text:p>10.2</text:p>
              </table:table-cell>
              <table:table-cell office:value-type="float" office:value="10.1">
                <text:p>10.1</text:p>
              </table:table-cell>
              <table:table-cell office:value-type="float" office:value="13.3">
                <text:p>13.3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8.738cm" xlink:href="." xlink:type="simple" chart:class="chart:line" chart:style-name="ch1">
        <chart:title svg:x="0.836cm" svg:y="0.309cm" chart:style-name="ch2">
          <text:p>Proporção de famílias com pessoa responsável do sexo feminino (FPRM)
e do sexo masculino (FPRH), segundo posse de automóveis</text:p>
        </chart:title>
        <chart:legend chart:legend-position="end" svg:x="9.993cm" svg:y="2.825cm" style:legend-expansion="high" chart:style-name="ch3"/>
        <chart:plot-area chart:style-name="ch4" chart:data-source-has-labels="both" svg:x="0.319cm" svg:y="1.766cm" svg:width="9.355cm" svg:height="6.798cm">
          <chartooo:coordinate-region svg:x="1.038cm" svg:y="1.965cm" svg:width="8.636cm" svg:height="5.952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series chart:style-name="ch10" chart:values-cell-range-address="local-table.$B$4:.$E$4" chart:label-cell-address="local-table.$A$4" chart:class="chart:line">
            <chart:data-point chart:repeated="4"/>
          </chart:series>
          <chart:series chart:style-name="ch11" chart:values-cell-range-address="local-table.$B$5:.$E$5" chart:label-cell-address="local-table.$A$5" chart:class="chart:line">
            <chart:data-point chart:repeated="4"/>
          </chart:series>
          <chart:series chart:style-name="ch12" chart:values-cell-range-address="local-table.$B$6:.$E$6" chart:label-cell-address="local-table.$A$6" chart:class="chart:line">
            <chart:data-point chart:repeated="4"/>
          </chart:series>
          <chart:series chart:style-name="ch13" chart:values-cell-range-address="local-table.$B$7:.$E$7" chart:label-cell-address="local-table.$A$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PRM - sem auto</text:p>
              </table:table-cell>
              <table:table-cell office:value-type="float" office:value="77.4">
                <text:p>77.4</text:p>
              </table:table-cell>
              <table:table-cell office:value-type="float" office:value="75.8">
                <text:p>75.8</text:p>
              </table:table-cell>
              <table:table-cell office:value-type="float" office:value="70.2">
                <text:p>70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FPRM – Com 1 auto</text:p>
              </table:table-cell>
              <table:table-cell office:value-type="float" office:value="19.3">
                <text:p>19.3</text:p>
              </table:table-cell>
              <table:table-cell office:value-type="float" office:value="19.9">
                <text:p>19.9</text:p>
              </table:table-cell>
              <table:table-cell office:value-type="float" office:value="24.3">
                <text:p>24.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FPRM – Com 2 ou mais autos</text:p>
              </table:table-cell>
              <table:table-cell office:value-type="float" office:value="3.3">
                <text:p>3.3</text:p>
              </table:table-cell>
              <table:table-cell office:value-type="float" office:value="4.2">
                <text:p>4.2</text:p>
              </table:table-cell>
              <table:table-cell office:value-type="float" office:value="5.5">
                <text:p>5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FPRH - sem auto</text:p>
              </table:table-cell>
              <table:table-cell office:value-type="float" office:value="52.33">
                <text:p>52.33</text:p>
              </table:table-cell>
              <table:table-cell office:value-type="float" office:value="53.2">
                <text:p>53.2</text:p>
              </table:table-cell>
              <table:table-cell office:value-type="float" office:value="43.9">
                <text:p>43.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FPRH – Com 1 auto</text:p>
              </table:table-cell>
              <table:table-cell office:value-type="float" office:value="36.35">
                <text:p>36.35</text:p>
              </table:table-cell>
              <table:table-cell office:value-type="float" office:value="35.6">
                <text:p>35.6</text:p>
              </table:table-cell>
              <table:table-cell office:value-type="float" office:value="40.7">
                <text:p>40.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FPRH – Com 2 ou mais autos</text:p>
              </table:table-cell>
              <table:table-cell office:value-type="float" office:value="11.31">
                <text:p>11.31</text:p>
              </table:table-cell>
              <table:table-cell office:value-type="float" office:value="11.3">
                <text:p>11.3</text:p>
              </table:table-cell>
              <table:table-cell office:value-type="float" office:value="15.4">
                <text:p>15.4</text:p>
              </table:table-cell>
              <table:table-cell office:value-type="float" office:value="13.2">
                <text:p>13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line" chart:style-name="ch1">
        <chart:legend chart:legend-position="end" svg:x="10.759cm" svg:y="3.706cm" style:legend-expansion="high" chart:style-name="ch2"/>
        <chart:plot-area chart:style-name="ch3" table:cell-range-address="TRABALHA.A26:TRABALHA.E29" chart:data-source-has-labels="both" svg:x="0.319cm" svg:y="0.18cm" svg:width="10.121cm" svg:height="8.647cm">
          <chartooo:coordinate-region svg:x="1.734cm" svg:y="0.379cm" svg:width="8.334cm" svg:height="7.801cm"/>
          <chart:axis chart:dimension="x" chart:name="primary-x" chart:style-name="ch4" chartooo:axis-type="auto">
            <chartooo:date-scale/>
            <chart:categories table:cell-range-address="TRABALHA.B26:TRABALHA.E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BALHA.B27:TRABALHA.E27" chart:label-cell-address="TRABALHA.A27:TRABALHA.A27" chart:class="chart:line">
            <chart:data-point chart:repeated="4"/>
          </chart:series>
          <chart:series chart:style-name="ch8" chart:values-cell-range-address="TRABALHA.B28:TRABALHA.E28" chart:label-cell-address="TRABALHA.A28:TRABALHA.A28" chart:class="chart:line">
            <chart:data-point chart:repeated="4"/>
          </chart:series>
          <chart:series chart:style-name="ch9" chart:values-cell-range-address="TRABALHA.B29:TRABALHA.E29" chart:label-cell-address="TRABALHA.A29:TRABALHA.A2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TRABALHA.B26:TRABALHA.E26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trabalhadoras</text:p>
                <draw:g>
                  <svg:desc>TRABALHA.A27:TRABALHA.A27</svg:desc>
                </draw:g>
              </table:table-cell>
              <table:table-cell office:value-type="float" office:value="0.0977916682240371">
                <text:p>0.0977916682240371</text:p>
                <draw:g>
                  <svg:desc>TRABALHA.B27:TRABALHA.E27</svg:desc>
                </draw:g>
              </table:table-cell>
              <table:table-cell office:value-type="float" office:value="0.121808760545638">
                <text:p>0.121808760545638</text:p>
              </table:table-cell>
              <table:table-cell office:value-type="float" office:value="0.162746634329856">
                <text:p>0.162746634329856</text:p>
              </table:table-cell>
              <table:table-cell office:value-type="float" office:value="0.198828070429419">
                <text:p>0.198828070429419</text:p>
              </table:table-cell>
            </table:table-row>
            <table:table-row>
              <table:table-cell office:value-type="string">
                <text:p>trabalhadores</text:p>
                <draw:g>
                  <svg:desc>TRABALHA.A28:TRABALHA.A28</svg:desc>
                </draw:g>
              </table:table-cell>
              <table:table-cell office:value-type="float" office:value="0.244231499996885">
                <text:p>0.244231499996885</text:p>
                <draw:g>
                  <svg:desc>TRABALHA.B28:TRABALHA.E28</svg:desc>
                </draw:g>
              </table:table-cell>
              <table:table-cell office:value-type="float" office:value="0.247328330748379">
                <text:p>0.247328330748379</text:p>
              </table:table-cell>
              <table:table-cell office:value-type="float" office:value="0.246113529430926">
                <text:p>0.246113529430926</text:p>
              </table:table-cell>
              <table:table-cell office:value-type="float" office:value="0.248176148388034">
                <text:p>0.248176148388034</text:p>
              </table:table-cell>
            </table:table-row>
            <table:table-row>
              <table:table-cell office:value-type="string">
                <text:p>total de trabalhadores(as)</text:p>
                <draw:g>
                  <svg:desc>TRABALHA.A29:TRABALHA.A29</svg:desc>
                </draw:g>
              </table:table-cell>
              <table:table-cell office:value-type="float" office:value="0.342023168220922">
                <text:p>0.342023168220922</text:p>
                <draw:g>
                  <svg:desc>TRABALHA.B29:TRABALHA.E29</svg:desc>
                </draw:g>
              </table:table-cell>
              <table:table-cell office:value-type="float" office:value="0.369137091294017">
                <text:p>0.369137091294017</text:p>
              </table:table-cell>
              <table:table-cell office:value-type="float" office:value="0.408860163760782">
                <text:p>0.408860163760782</text:p>
              </table:table-cell>
              <table:table-cell office:value-type="float" office:value="0.447004218817452">
                <text:p>0.4470042188174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line" chart:style-name="ch1">
        <chart:legend chart:legend-position="end" svg:x="11.711cm" svg:y="3.706cm" style:legend-expansion="high" chart:style-name="ch2"/>
        <chart:plot-area chart:style-name="ch3" table:cell-range-address="ESTUDA.A31:ESTUDA.E34" chart:data-source-has-labels="both" svg:x="0.319cm" svg:y="0.18cm" svg:width="11.073cm" svg:height="8.647cm">
          <chartooo:coordinate-region svg:x="1.734cm" svg:y="0.379cm" svg:width="9.286cm" svg:height="7.801cm"/>
          <chart:axis chart:dimension="x" chart:name="primary-x" chart:style-name="ch4" chartooo:axis-type="auto">
            <chartooo:date-scale/>
            <chart:categories table:cell-range-address="ESTUDA.B31:ESTUDA.E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STUDA.B32:ESTUDA.E32" chart:label-cell-address="ESTUDA.A32:ESTUDA.A32" chart:class="chart:line">
            <chart:data-point chart:repeated="4"/>
          </chart:series>
          <chart:series chart:style-name="ch8" chart:values-cell-range-address="ESTUDA.B33:ESTUDA.E33" chart:label-cell-address="ESTUDA.A33:ESTUDA.A33" chart:class="chart:line">
            <chart:data-point chart:repeated="4"/>
          </chart:series>
          <chart:series chart:style-name="ch9" chart:values-cell-range-address="ESTUDA.B34:ESTUDA.E34" chart:label-cell-address="ESTUDA.A34:ESTUDA.A3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ESTUDA.B31:ESTUDA.E31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eminino</text:p>
                <draw:g>
                  <svg:desc>ESTUDA.A32:ESTUDA.A32</svg:desc>
                </draw:g>
              </table:table-cell>
              <table:table-cell office:value-type="float" office:value="0.232967103488174">
                <text:p>0.232967103488174</text:p>
                <draw:g>
                  <svg:desc>ESTUDA.B32:ESTUDA.E32</svg:desc>
                </draw:g>
              </table:table-cell>
              <table:table-cell office:value-type="float" office:value="0.247854169699599">
                <text:p>0.247854169699599</text:p>
              </table:table-cell>
              <table:table-cell office:value-type="float" office:value="0.292543017519994">
                <text:p>0.292543017519994</text:p>
              </table:table-cell>
              <table:table-cell office:value-type="float" office:value="0.261158583782487">
                <text:p>0.261158583782487</text:p>
              </table:table-cell>
            </table:table-row>
            <table:table-row>
              <table:table-cell office:value-type="string">
                <text:p>masculino</text:p>
                <draw:g>
                  <svg:desc>ESTUDA.A33:ESTUDA.A33</svg:desc>
                </draw:g>
              </table:table-cell>
              <table:table-cell office:value-type="float" office:value="0.257445798398464">
                <text:p>0.257445798398464</text:p>
                <draw:g>
                  <svg:desc>ESTUDA.B33:ESTUDA.E33</svg:desc>
                </draw:g>
              </table:table-cell>
              <table:table-cell office:value-type="float" office:value="0.269019998223004">
                <text:p>0.269019998223004</text:p>
              </table:table-cell>
              <table:table-cell office:value-type="float" office:value="0.311477756458087">
                <text:p>0.311477756458087</text:p>
              </table:table-cell>
              <table:table-cell office:value-type="float" office:value="0.283535831431619">
                <text:p>0.283535831431619</text:p>
              </table:table-cell>
            </table:table-row>
            <table:table-row>
              <table:table-cell office:value-type="string">
                <text:p>total de estudantes</text:p>
                <draw:g>
                  <svg:desc>ESTUDA.A34:ESTUDA.A34</svg:desc>
                </draw:g>
              </table:table-cell>
              <table:table-cell office:value-type="float" office:value="0.244896594498122">
                <text:p>0.244896594498122</text:p>
                <draw:g>
                  <svg:desc>ESTUDA.B34:ESTUDA.E34</svg:desc>
                </draw:g>
              </table:table-cell>
              <table:table-cell office:value-type="float" office:value="0.258019780410131">
                <text:p>0.258019780410131</text:p>
              </table:table-cell>
              <table:table-cell office:value-type="float" office:value="0.301656979657668">
                <text:p>0.301656979657668</text:p>
              </table:table-cell>
              <table:table-cell office:value-type="float" office:value="0.271752597606066">
                <text:p>0.2717525976060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'.G2:'MODOS 3 e 4'.K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'.H2:'MODOS 3 e 4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'.H3:'MODOS 3 e 4'.K3" chart:label-cell-address="'MODOS 3 e 4'.G3:'MODOS 3 e 4'.G3" chart:class="chart:bar">
            <chart:data-point chart:repeated="4"/>
          </chart:series>
          <chart:series chart:style-name="ch8" chart:values-cell-range-address="'MODOS 3 e 4'.H4:'MODOS 3 e 4'.K4" chart:label-cell-address="'MODOS 3 e 4'.G4:'MODOS 3 e 4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'.H2:'MODOS 3 e 4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'.G3:'MODOS 3 e 4'.G3</svg:desc>
                </draw:g>
              </table:table-cell>
              <table:table-cell office:value-type="float" office:value="7373">
                <text:p>7373</text:p>
                <draw:g>
                  <svg:desc>'MODOS 3 e 4'.H3:'MODOS 3 e 4'.K3</svg:desc>
                </draw:g>
              </table:table-cell>
              <table:table-cell office:value-type="float" office:value="5838">
                <text:p>5838</text:p>
              </table:table-cell>
              <table:table-cell office:value-type="float" office:value="5770">
                <text:p>5770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Feminino</text:p>
                <draw:g>
                  <svg:desc>'MODOS 3 e 4'.G4:'MODOS 3 e 4'.G4</svg:desc>
                </draw:g>
              </table:table-cell>
              <table:table-cell office:value-type="float" office:value="11047">
                <text:p>11047</text:p>
                <draw:g>
                  <svg:desc>'MODOS 3 e 4'.H4:'MODOS 3 e 4'.K4</svg:desc>
                </draw:g>
              </table:table-cell>
              <table:table-cell office:value-type="float" office:value="8911">
                <text:p>8911</text:p>
              </table:table-cell>
              <table:table-cell office:value-type="float" office:value="9608">
                <text:p>9608</text:p>
              </table:table-cell>
              <table:table-cell office:value-type="float" office:value="9596">
                <text:p>9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line" chart:style-name="ch1">
        <chart:legend chart:legend-position="end" svg:x="10.759cm" svg:y="3.706cm" style:legend-expansion="high" chart:style-name="ch2"/>
        <chart:plot-area chart:style-name="ch3" table:cell-range-address="TRABALHA.A31:TRABALHA.E34" chart:data-source-has-labels="both" svg:x="0.319cm" svg:y="0.18cm" svg:width="10.121cm" svg:height="8.647cm">
          <chartooo:coordinate-region svg:x="1.734cm" svg:y="0.38cm" svg:width="8.334cm" svg:height="7.8cm"/>
          <chart:axis chart:dimension="x" chart:name="primary-x" chart:style-name="ch4" chartooo:axis-type="auto">
            <chartooo:date-scale/>
            <chart:categories table:cell-range-address="TRABALHA.B31:TRABALHA.E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BALHA.B32:TRABALHA.E32" chart:label-cell-address="TRABALHA.A32:TRABALHA.A32" chart:class="chart:line">
            <chart:data-point chart:repeated="4"/>
          </chart:series>
          <chart:series chart:style-name="ch8" chart:values-cell-range-address="TRABALHA.B33:TRABALHA.E33" chart:label-cell-address="TRABALHA.A33:TRABALHA.A33" chart:class="chart:line">
            <chart:data-point chart:repeated="4"/>
          </chart:series>
          <chart:series chart:style-name="ch9" chart:values-cell-range-address="TRABALHA.B34:TRABALHA.E34" chart:label-cell-address="TRABALHA.A34:TRABALHA.A3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TRABALHA.B31:TRABALHA.E31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trabalhadoras</text:p>
                <draw:g>
                  <svg:desc>TRABALHA.A32:TRABALHA.A32</svg:desc>
                </draw:g>
              </table:table-cell>
              <table:table-cell office:value-type="float" office:value="0.190754125140903">
                <text:p>0.190754125140903</text:p>
                <draw:g>
                  <svg:desc>TRABALHA.B32:TRABALHA.E32</svg:desc>
                </draw:g>
              </table:table-cell>
              <table:table-cell office:value-type="float" office:value="0.234375662574651">
                <text:p>0.234375662574651</text:p>
              </table:table-cell>
              <table:table-cell office:value-type="float" office:value="0.313779579406702">
                <text:p>0.313779579406702</text:p>
              </table:table-cell>
              <table:table-cell office:value-type="float" office:value="0.377589466310131">
                <text:p>0.377589466310131</text:p>
              </table:table-cell>
            </table:table-row>
            <table:table-row>
              <table:table-cell office:value-type="string">
                <text:p>trabalhadores</text:p>
                <draw:g>
                  <svg:desc>TRABALHA.A33:TRABALHA.A33</svg:desc>
                </draw:g>
              </table:table-cell>
              <table:table-cell office:value-type="float" office:value="0.501150331637845">
                <text:p>0.501150331637845</text:p>
                <draw:g>
                  <svg:desc>TRABALHA.B33:TRABALHA.E33</svg:desc>
                </draw:g>
              </table:table-cell>
              <table:table-cell office:value-type="float" office:value="0.514962572015114">
                <text:p>0.514962572015114</text:p>
              </table:table-cell>
              <table:table-cell office:value-type="float" office:value="0.511314866816129">
                <text:p>0.511314866816129</text:p>
              </table:table-cell>
              <table:table-cell office:value-type="float" office:value="0.524211052162926">
                <text:p>0.524211052162926</text:p>
              </table:table-cell>
            </table:table-row>
            <table:table-row>
              <table:table-cell office:value-type="string">
                <text:p>total de trabalhadores(as)</text:p>
                <draw:g>
                  <svg:desc>TRABALHA.A34:TRABALHA.A34</svg:desc>
                </draw:g>
              </table:table-cell>
              <table:table-cell office:value-type="float" office:value="0.342023168220922">
                <text:p>0.342023168220922</text:p>
                <draw:g>
                  <svg:desc>TRABALHA.B34:TRABALHA.E34</svg:desc>
                </draw:g>
              </table:table-cell>
              <table:table-cell office:value-type="float" office:value="0.369137091294017">
                <text:p>0.369137091294017</text:p>
              </table:table-cell>
              <table:table-cell office:value-type="float" office:value="0.408860163760782">
                <text:p>0.408860163760782</text:p>
              </table:table-cell>
              <table:table-cell office:value-type="float" office:value="0.447004218817452">
                <text:p>0.44700421881745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619cm" svg:height="13.748cm" xlink:href=".." xlink:type="simple" chart:class="chart:line" chart:style-name="ch1">
        <chart:title svg:x="8.384cm" svg:y="0.41cm" chart:style-name="ch2">
          <text:p>MOTIVOS - MULHERES</text:p>
        </chart:title>
        <chart:legend chart:legend-position="end" svg:x="16.677cm" svg:y="5.33cm" style:legend-expansion="high" chart:style-name="ch3"/>
        <chart:plot-area chart:style-name="ch4" table:cell-range-address="MOTIVOS.A23:MOTIVOS.G27" chart:data-source-has-labels="both" svg:x="1.443cm" svg:y="1.463cm" svg:width="14.802cm" svg:height="11.03cm">
          <chartooo:coordinate-region svg:x="2.673cm" svg:y="1.662cm" svg:width="13.2cm" svg:height="10.184cm"/>
          <chart:axis chart:dimension="x" chart:name="primary-x" chart:style-name="ch5" chartooo:axis-type="auto">
            <chartooo:date-scale/>
            <chart:title svg:x="8.416cm" svg:y="12.767cm" chart:style-name="ch6">
              <text:p>anos</text:p>
            </chart:title>
            <chart:categories table:cell-range-address="MOTIVOS.A24:MOTIVOS.A27"/>
          </chart:axis>
          <chart:axis chart:dimension="y" chart:name="primary-y" chart:style-name="ch7">
            <chart:title svg:x="0.451cm" svg:y="7.181cm" chart:style-name="ch8">
              <text:p>%</text:p>
            </chart:title>
            <chart:grid chart:style-name="ch9" chart:class="major"/>
          </chart:axis>
          <chart:series chart:style-name="ch10" chart:values-cell-range-address="MOTIVOS.B24:MOTIVOS.B27" chart:label-cell-address="MOTIVOS.B23:MOTIVOS.B23" chart:class="chart:line">
            <chart:data-point chart:repeated="4"/>
          </chart:series>
          <chart:series chart:style-name="ch11" chart:values-cell-range-address="MOTIVOS.C24:MOTIVOS.C27" chart:label-cell-address="MOTIVOS.C23:MOTIVOS.C23" chart:class="chart:line">
            <chart:data-point chart:repeated="4"/>
          </chart:series>
          <chart:series chart:style-name="ch12" chart:values-cell-range-address="MOTIVOS.D24:MOTIVOS.D27" chart:label-cell-address="MOTIVOS.D23:MOTIVOS.D23" chart:class="chart:line">
            <chart:data-point chart:repeated="4"/>
          </chart:series>
          <chart:series chart:style-name="ch13" chart:values-cell-range-address="MOTIVOS.E24:MOTIVOS.E27" chart:label-cell-address="MOTIVOS.E23:MOTIVOS.E23" chart:class="chart:line">
            <chart:data-point chart:repeated="4"/>
          </chart:series>
          <chart:series chart:style-name="ch14" chart:values-cell-range-address="MOTIVOS.F24:MOTIVOS.F27" chart:label-cell-address="MOTIVOS.F23:MOTIVOS.F23" chart:class="chart:line">
            <chart:data-point chart:repeated="4"/>
          </chart:series>
          <chart:series chart:style-name="ch15" chart:values-cell-range-address="MOTIVOS.G24:MOTIVOS.G27" chart:label-cell-address="MOTIVOS.G23:MOTIVOS.G23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r passageiro</text:p>
                <draw:g>
                  <svg:desc>MOTIVOS.B23:MOTIVOS.B23</svg:desc>
                </draw:g>
              </table:table-cell>
              <table:table-cell office:value-type="string">
                <text:p>Trabalho</text:p>
                <draw:g>
                  <svg:desc>MOTIVOS.C23:MOTIVOS.C23</svg:desc>
                </draw:g>
              </table:table-cell>
              <table:table-cell office:value-type="string">
                <text:p>Educação</text:p>
                <draw:g>
                  <svg:desc>MOTIVOS.D23:MOTIVOS.D23</svg:desc>
                </draw:g>
              </table:table-cell>
              <table:table-cell office:value-type="string">
                <text:p>Residência</text:p>
                <draw:g>
                  <svg:desc>MOTIVOS.E23:MOTIVOS.E23</svg:desc>
                </draw:g>
              </table:table-cell>
              <table:table-cell office:value-type="string">
                <text:p>Manutenção – compras</text:p>
                <draw:g>
                  <svg:desc>MOTIVOS.F23:MOTIVOS.F23</svg:desc>
                </draw:g>
              </table:table-cell>
              <table:table-cell office:value-type="string">
                <text:p>Lazer e Outros</text:p>
                <draw:g>
                  <svg:desc>MOTIVOS.G23:MOTIVOS.G2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TIVOS.A24:MOTIVOS.A27</svg:desc>
                </draw:g>
              </table:table-cell>
              <table:table-cell office:value-type="float" office:value="0.0148">
                <text:p>0.0148</text:p>
                <draw:g>
                  <svg:desc>MOTIVOS.B24:MOTIVOS.B27</svg:desc>
                </draw:g>
              </table:table-cell>
              <table:table-cell office:value-type="float" office:value="0.1679">
                <text:p>0.1679</text:p>
                <draw:g>
                  <svg:desc>MOTIVOS.C24:MOTIVOS.C27</svg:desc>
                </draw:g>
              </table:table-cell>
              <table:table-cell office:value-type="float" office:value="0.1599">
                <text:p>0.1599</text:p>
                <draw:g>
                  <svg:desc>MOTIVOS.D24:MOTIVOS.D27</svg:desc>
                </draw:g>
              </table:table-cell>
              <table:table-cell office:value-type="float" office:value="0.4595">
                <text:p>0.4595</text:p>
                <draw:g>
                  <svg:desc>MOTIVOS.E24:MOTIVOS.E27</svg:desc>
                </draw:g>
              </table:table-cell>
              <table:table-cell office:value-type="float" office:value="0.0624">
                <text:p>0.0624</text:p>
                <draw:g>
                  <svg:desc>MOTIVOS.F24:MOTIVOS.F27</svg:desc>
                </draw:g>
              </table:table-cell>
              <table:table-cell office:value-type="float" office:value="0.1355">
                <text:p>0.1355</text:p>
                <draw:g>
                  <svg:desc>MOTIVOS.G24:MOTIVOS.G2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4955">
                <text:p>0.04955</text:p>
              </table:table-cell>
              <table:table-cell office:value-type="float" office:value="0.1631">
                <text:p>0.1631</text:p>
              </table:table-cell>
              <table:table-cell office:value-type="float" office:value="0.2069">
                <text:p>0.2069</text:p>
              </table:table-cell>
              <table:table-cell office:value-type="float" office:value="0.4622">
                <text:p>0.4622</text:p>
              </table:table-cell>
              <table:table-cell office:value-type="float" office:value="0.0631">
                <text:p>0.063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843">
                <text:p>0.0843</text:p>
              </table:table-cell>
              <table:table-cell office:value-type="float" office:value="0.1677">
                <text:p>0.1677</text:p>
              </table:table-cell>
              <table:table-cell office:value-type="float" office:value="0.1487">
                <text:p>0.1487</text:p>
              </table:table-cell>
              <table:table-cell office:value-type="float" office:value="0.4529">
                <text:p>0.4529</text:p>
              </table:table-cell>
              <table:table-cell office:value-type="float" office:value="0.0514">
                <text:p>0.0514</text:p>
              </table:table-cell>
              <table:table-cell office:value-type="float" office:value="0.0949">
                <text:p>0.094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837">
                <text:p>0.0837</text:p>
              </table:table-cell>
              <table:table-cell office:value-type="float" office:value="0.2004">
                <text:p>0.2004</text:p>
              </table:table-cell>
              <table:table-cell office:value-type="float" office:value="0.1442">
                <text:p>0.1442</text:p>
              </table:table-cell>
              <table:table-cell office:value-type="float" office:value="0.4512">
                <text:p>0.4512</text:p>
              </table:table-cell>
              <table:table-cell office:value-type="float" office:value="0.0469">
                <text:p>0.0469</text:p>
              </table:table-cell>
              <table:table-cell office:value-type="float" office:value="0.0737">
                <text:p>0.073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619cm" svg:height="13.748cm" xlink:href=".." xlink:type="simple" chart:class="chart:line" chart:style-name="ch1">
        <chart:title svg:x="8.636cm" svg:y="0.41cm" chart:style-name="ch2">
          <text:p>MOTIVOS - HOMENS</text:p>
        </chart:title>
        <chart:legend chart:legend-position="end" svg:x="16.677cm" svg:y="5.33cm" style:legend-expansion="high" chart:style-name="ch3"/>
        <chart:plot-area chart:style-name="ch4" table:cell-range-address="MOTIVOS.A29:MOTIVOS.G33" chart:data-source-has-labels="both" svg:x="1.443cm" svg:y="1.463cm" svg:width="14.802cm" svg:height="11.03cm">
          <chartooo:coordinate-region svg:x="2.673cm" svg:y="1.662cm" svg:width="13.2cm" svg:height="10.184cm"/>
          <chart:axis chart:dimension="x" chart:name="primary-x" chart:style-name="ch5" chartooo:axis-type="auto">
            <chartooo:date-scale/>
            <chart:title svg:x="8.416cm" svg:y="12.767cm" chart:style-name="ch6">
              <text:p>anos</text:p>
            </chart:title>
            <chart:categories table:cell-range-address="MOTIVOS.A30:MOTIVOS.A33"/>
          </chart:axis>
          <chart:axis chart:dimension="y" chart:name="primary-y" chart:style-name="ch7">
            <chart:title svg:x="0.451cm" svg:y="7.181cm" chart:style-name="ch8">
              <text:p>%</text:p>
            </chart:title>
            <chart:grid chart:style-name="ch9" chart:class="major"/>
          </chart:axis>
          <chart:series chart:style-name="ch10" chart:values-cell-range-address="MOTIVOS.B30:MOTIVOS.B33" chart:label-cell-address="MOTIVOS.B29:MOTIVOS.B29" chart:class="chart:line">
            <chart:data-point chart:repeated="4"/>
          </chart:series>
          <chart:series chart:style-name="ch11" chart:values-cell-range-address="MOTIVOS.C30:MOTIVOS.C33" chart:label-cell-address="MOTIVOS.C29:MOTIVOS.C29" chart:class="chart:line">
            <chart:data-point chart:repeated="4"/>
          </chart:series>
          <chart:series chart:style-name="ch12" chart:values-cell-range-address="MOTIVOS.D30:MOTIVOS.D33" chart:label-cell-address="MOTIVOS.D29:MOTIVOS.D29" chart:class="chart:line">
            <chart:data-point chart:repeated="4"/>
          </chart:series>
          <chart:series chart:style-name="ch13" chart:values-cell-range-address="MOTIVOS.E30:MOTIVOS.E33" chart:label-cell-address="MOTIVOS.E29:MOTIVOS.E29" chart:class="chart:line">
            <chart:data-point chart:repeated="4"/>
          </chart:series>
          <chart:series chart:style-name="ch14" chart:values-cell-range-address="MOTIVOS.F30:MOTIVOS.F33" chart:label-cell-address="MOTIVOS.F29:MOTIVOS.F29" chart:class="chart:line">
            <chart:data-point chart:repeated="4"/>
          </chart:series>
          <chart:series chart:style-name="ch15" chart:values-cell-range-address="MOTIVOS.G30:MOTIVOS.G33" chart:label-cell-address="MOTIVOS.G29:MOTIVOS.G29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r passageiro</text:p>
                <draw:g>
                  <svg:desc>MOTIVOS.B29:MOTIVOS.B29</svg:desc>
                </draw:g>
              </table:table-cell>
              <table:table-cell office:value-type="string">
                <text:p>Trabalho</text:p>
                <draw:g>
                  <svg:desc>MOTIVOS.C29:MOTIVOS.C29</svg:desc>
                </draw:g>
              </table:table-cell>
              <table:table-cell office:value-type="string">
                <text:p>Educação</text:p>
                <draw:g>
                  <svg:desc>MOTIVOS.D29:MOTIVOS.D29</svg:desc>
                </draw:g>
              </table:table-cell>
              <table:table-cell office:value-type="string">
                <text:p>Residência</text:p>
                <draw:g>
                  <svg:desc>MOTIVOS.E29:MOTIVOS.E29</svg:desc>
                </draw:g>
              </table:table-cell>
              <table:table-cell office:value-type="string">
                <text:p>Manutenção – compras</text:p>
                <draw:g>
                  <svg:desc>MOTIVOS.F29:MOTIVOS.F29</svg:desc>
                </draw:g>
              </table:table-cell>
              <table:table-cell office:value-type="string">
                <text:p>Lazer e Outros</text:p>
                <draw:g>
                  <svg:desc>MOTIVOS.G29:MOTIVOS.G29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TIVOS.A30:MOTIVOS.A33</svg:desc>
                </draw:g>
              </table:table-cell>
              <table:table-cell office:value-type="float" office:value="0.0065">
                <text:p>0.0065</text:p>
                <draw:g>
                  <svg:desc>MOTIVOS.B30:MOTIVOS.B33</svg:desc>
                </draw:g>
              </table:table-cell>
              <table:table-cell office:value-type="float" office:value="0.2982">
                <text:p>0.2982</text:p>
                <draw:g>
                  <svg:desc>MOTIVOS.C30:MOTIVOS.C33</svg:desc>
                </draw:g>
              </table:table-cell>
              <table:table-cell office:value-type="float" office:value="0.1119">
                <text:p>0.1119</text:p>
                <draw:g>
                  <svg:desc>MOTIVOS.D30:MOTIVOS.D33</svg:desc>
                </draw:g>
              </table:table-cell>
              <table:table-cell office:value-type="float" office:value="0.4374">
                <text:p>0.4374</text:p>
                <draw:g>
                  <svg:desc>MOTIVOS.E30:MOTIVOS.E33</svg:desc>
                </draw:g>
              </table:table-cell>
              <table:table-cell office:value-type="float" office:value="0.0219">
                <text:p>0.0219</text:p>
                <draw:g>
                  <svg:desc>MOTIVOS.F30:MOTIVOS.F33</svg:desc>
                </draw:g>
              </table:table-cell>
              <table:table-cell office:value-type="float" office:value="0.1241">
                <text:p>0.1241</text:p>
                <draw:g>
                  <svg:desc>MOTIVOS.G30:MOTIVOS.G33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2635">
                <text:p>0.02635</text:p>
              </table:table-cell>
              <table:table-cell office:value-type="float" office:value="0.2779">
                <text:p>0.2779</text:p>
              </table:table-cell>
              <table:table-cell office:value-type="float" office:value="0.1387">
                <text:p>0.1387</text:p>
              </table:table-cell>
              <table:table-cell office:value-type="float" office:value="0.4528">
                <text:p>0.4528</text:p>
              </table:table-cell>
              <table:table-cell office:value-type="float" office:value="0.0294">
                <text:p>0.0294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462">
                <text:p>0.0462</text:p>
              </table:table-cell>
              <table:table-cell office:value-type="float" office:value="0.2737">
                <text:p>0.2737</text:p>
              </table:table-cell>
              <table:table-cell office:value-type="float" office:value="0.1321">
                <text:p>0.1321</text:p>
              </table:table-cell>
              <table:table-cell office:value-type="float" office:value="0.4451">
                <text:p>0.4451</text:p>
              </table:table-cell>
              <table:table-cell office:value-type="float" office:value="0.0252">
                <text:p>0.0252</text:p>
              </table:table-cell>
              <table:table-cell office:value-type="float" office:value="0.0778">
                <text:p>0.077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556">
                <text:p>0.0556</text:p>
              </table:table-cell>
              <table:table-cell office:value-type="float" office:value="0.2727">
                <text:p>0.2727</text:p>
              </table:table-cell>
              <table:table-cell office:value-type="float" office:value="0.1364">
                <text:p>0.1364</text:p>
              </table:table-cell>
              <table:table-cell office:value-type="float" office:value="0.4505">
                <text:p>0.4505</text:p>
              </table:table-cell>
              <table:table-cell office:value-type="float" office:value="0.0244">
                <text:p>0.0244</text:p>
              </table:table-cell>
              <table:table-cell office:value-type="float" office:value="0.0604">
                <text:p>0.060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294cm" svg:height="14.317cm" xlink:href=".." xlink:type="simple" chart:class="chart:line" chart:style-name="ch1">
        <chart:title svg:x="9.278cm" svg:y="0.422cm" chart:style-name="ch2">
          <text:p>MOTIVOS - TOTAL</text:p>
        </chart:title>
        <chart:legend chart:legend-position="end" svg:x="17.352cm" svg:y="5.614cm" style:legend-expansion="high" chart:style-name="ch3"/>
        <chart:plot-area chart:style-name="ch4" table:cell-range-address="MOTIVOS.A3:MOTIVOS.G7" chart:data-source-has-labels="both" svg:x="1.456cm" svg:y="1.487cm" svg:width="15.451cm" svg:height="11.563cm">
          <chartooo:coordinate-region svg:x="2.686cm" svg:y="1.686cm" svg:width="13.849cm" svg:height="10.717cm"/>
          <chart:axis chart:dimension="x" chart:name="primary-x" chart:style-name="ch5" chartooo:axis-type="auto">
            <chartooo:date-scale/>
            <chart:title svg:x="8.753cm" svg:y="13.336cm" chart:style-name="ch6">
              <text:p>anos</text:p>
            </chart:title>
            <chart:categories table:cell-range-address="MOTIVOS.A4:MOTIVOS.A7"/>
          </chart:axis>
          <chart:axis chart:dimension="y" chart:name="primary-y" chart:style-name="ch7">
            <chart:title svg:x="0.451cm" svg:y="7.471cm" chart:style-name="ch8">
              <text:p>%</text:p>
            </chart:title>
            <chart:grid chart:style-name="ch9" chart:class="major"/>
          </chart:axis>
          <chart:series chart:style-name="ch10" chart:values-cell-range-address="MOTIVOS.B4:MOTIVOS.B7" chart:label-cell-address="MOTIVOS.B3:MOTIVOS.B3" chart:class="chart:line">
            <chart:data-point chart:repeated="4"/>
          </chart:series>
          <chart:series chart:style-name="ch11" chart:values-cell-range-address="MOTIVOS.C4:MOTIVOS.C7" chart:label-cell-address="MOTIVOS.C3:MOTIVOS.C3" chart:class="chart:line">
            <chart:data-point chart:repeated="4"/>
          </chart:series>
          <chart:series chart:style-name="ch12" chart:values-cell-range-address="MOTIVOS.D4:MOTIVOS.D7" chart:label-cell-address="MOTIVOS.D3:MOTIVOS.D3" chart:class="chart:line">
            <chart:data-point chart:repeated="4"/>
          </chart:series>
          <chart:series chart:style-name="ch13" chart:values-cell-range-address="MOTIVOS.E4:MOTIVOS.E7" chart:label-cell-address="MOTIVOS.E3:MOTIVOS.E3" chart:class="chart:line">
            <chart:data-point chart:repeated="4"/>
          </chart:series>
          <chart:series chart:style-name="ch14" chart:values-cell-range-address="MOTIVOS.F4:MOTIVOS.F7" chart:label-cell-address="MOTIVOS.F3:MOTIVOS.F3" chart:class="chart:line">
            <chart:data-point chart:repeated="4"/>
          </chart:series>
          <chart:series chart:style-name="ch15" chart:values-cell-range-address="MOTIVOS.G4:MOTIVOS.G7" chart:label-cell-address="MOTIVOS.G3:MOTIVOS.G3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r passageiro</text:p>
                <draw:g>
                  <svg:desc>MOTIVOS.B3:MOTIVOS.B3</svg:desc>
                </draw:g>
              </table:table-cell>
              <table:table-cell office:value-type="string">
                <text:p>Trabalho</text:p>
                <draw:g>
                  <svg:desc>MOTIVOS.C3:MOTIVOS.C3</svg:desc>
                </draw:g>
              </table:table-cell>
              <table:table-cell office:value-type="string">
                <text:p>Educação</text:p>
                <draw:g>
                  <svg:desc>MOTIVOS.D3:MOTIVOS.D3</svg:desc>
                </draw:g>
              </table:table-cell>
              <table:table-cell office:value-type="string">
                <text:p>Residência</text:p>
                <draw:g>
                  <svg:desc>MOTIVOS.E3:MOTIVOS.E3</svg:desc>
                </draw:g>
              </table:table-cell>
              <table:table-cell office:value-type="string">
                <text:p>Manutenção – compras</text:p>
                <draw:g>
                  <svg:desc>MOTIVOS.F3:MOTIVOS.F3</svg:desc>
                </draw:g>
              </table:table-cell>
              <table:table-cell office:value-type="string">
                <text:p>Lazer e Outros</text:p>
                <draw:g>
                  <svg:desc>MOTIVOS.G3:MOTIVOS.G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TIVOS.A4:MOTIVOS.A7</svg:desc>
                </draw:g>
              </table:table-cell>
              <table:table-cell office:value-type="float" office:value="0.01">
                <text:p>0.01</text:p>
                <draw:g>
                  <svg:desc>MOTIVOS.B4:MOTIVOS.B7</svg:desc>
                </draw:g>
              </table:table-cell>
              <table:table-cell office:value-type="float" office:value="0.244">
                <text:p>0.244</text:p>
                <draw:g>
                  <svg:desc>MOTIVOS.C4:MOTIVOS.C7</svg:desc>
                </draw:g>
              </table:table-cell>
              <table:table-cell office:value-type="float" office:value="0.132">
                <text:p>0.132</text:p>
                <draw:g>
                  <svg:desc>MOTIVOS.D4:MOTIVOS.D7</svg:desc>
                </draw:g>
              </table:table-cell>
              <table:table-cell office:value-type="float" office:value="0.446">
                <text:p>0.446</text:p>
                <draw:g>
                  <svg:desc>MOTIVOS.E4:MOTIVOS.E7</svg:desc>
                </draw:g>
              </table:table-cell>
              <table:table-cell office:value-type="float" office:value="0.039">
                <text:p>0.039</text:p>
                <draw:g>
                  <svg:desc>MOTIVOS.F4:MOTIVOS.F7</svg:desc>
                </draw:g>
              </table:table-cell>
              <table:table-cell office:value-type="float" office:value="0.129">
                <text:p>0.129</text:p>
                <draw:g>
                  <svg:desc>MOTIVOS.G4:MOTIVOS.G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7">
                <text:p>0.037</text:p>
              </table:table-cell>
              <table:table-cell office:value-type="float" office:value="0.226">
                <text:p>0.226</text:p>
              </table:table-cell>
              <table:table-cell office:value-type="float" office:value="0.169">
                <text:p>0.169</text:p>
              </table:table-cell>
              <table:table-cell office:value-type="float" office:value="0.457">
                <text:p>0.457</text:p>
              </table:table-cell>
              <table:table-cell office:value-type="float" office:value="0.045">
                <text:p>0.04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64">
                <text:p>0.064</text:p>
              </table:table-cell>
              <table:table-cell office:value-type="float" office:value="0.223">
                <text:p>0.223</text:p>
              </table:table-cell>
              <table:table-cell office:value-type="float" office:value="0.14">
                <text:p>0.14</text:p>
              </table:table-cell>
              <table:table-cell office:value-type="float" office:value="0.449">
                <text:p>0.449</text:p>
              </table:table-cell>
              <table:table-cell office:value-type="float" office:value="0.038">
                <text:p>0.03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7">
                <text:p>0.07</text:p>
              </table:table-cell>
              <table:table-cell office:value-type="float" office:value="0.237">
                <text:p>0.237</text:p>
              </table:table-cell>
              <table:table-cell office:value-type="float" office:value="0.14">
                <text:p>0.14</text:p>
              </table:table-cell>
              <table:table-cell office:value-type="float" office:value="0.45">
                <text:p>0.45</text:p>
              </table:table-cell>
              <table:table-cell office:value-type="float" office:value="0.036">
                <text:p>0.036</text:p>
              </table:table-cell>
              <table:table-cell office:value-type="float" office:value="0.067">
                <text:p>0.0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04cm" svg:height="8.474cm" xlink:href=".." xlink:type="simple" chart:class="chart:line" chart:style-name="ch1">
        <chart:title svg:x="6.34cm" svg:y="0.305cm" chart:style-name="ch2">
          <text:p>MODO 1 - total</text:p>
        </chart:title>
        <chart:legend chart:legend-position="end" svg:x="11.846cm" svg:y="2.693cm" style:legend-expansion="high" chart:style-name="ch3"/>
        <chart:plot-area chart:style-name="ch4" table:cell-range-address="MODOS.A3:MODOS.G7" chart:data-source-has-labels="both" svg:x="1.325cm" svg:y="1.253cm" svg:width="10.207cm" svg:height="6.071cm">
          <chartooo:coordinate-region svg:x="2.555cm" svg:y="1.453cm" svg:width="8.605cm" svg:height="5.224cm"/>
          <chart:axis chart:dimension="x" chart:name="primary-x" chart:style-name="ch5" chartooo:axis-type="auto">
            <chartooo:date-scale/>
            <chart:title svg:x="6cm" svg:y="7.493cm" chart:style-name="ch6">
              <text:p>anos</text:p>
            </chart:title>
            <chart:categories table:cell-range-address="MODOS.A4:MODOS.A7"/>
          </chart:axis>
          <chart:axis chart:dimension="y" chart:name="primary-y" chart:style-name="ch7">
            <chart:title svg:x="0.451cm" svg:y="4.491cm" chart:style-name="ch8">
              <text:p>%</text:p>
            </chart:title>
            <chart:grid chart:style-name="ch9" chart:class="major"/>
          </chart:axis>
          <chart:series chart:style-name="ch10" chart:values-cell-range-address="MODOS.B4:MODOS.B7" chart:label-cell-address="MODOS.B3:MODOS.B3" chart:class="chart:line">
            <chart:data-point chart:repeated="4"/>
          </chart:series>
          <chart:series chart:style-name="ch11" chart:values-cell-range-address="MODOS.C4:MODOS.C7" chart:label-cell-address="MODOS.C3:MODOS.C3" chart:class="chart:line">
            <chart:data-point chart:repeated="4"/>
          </chart:series>
          <chart:series chart:style-name="ch12" chart:values-cell-range-address="MODOS.D4:MODOS.D7" chart:label-cell-address="MODOS.D3:MODOS.D3" chart:class="chart:line">
            <chart:data-point chart:repeated="4"/>
          </chart:series>
          <chart:series chart:style-name="ch13" chart:values-cell-range-address="MODOS.E4:MODOS.E7" chart:label-cell-address="MODOS.E3:MODOS.E3" chart:class="chart:line">
            <chart:data-point chart:repeated="4"/>
          </chart:series>
          <chart:series chart:style-name="ch14" chart:values-cell-range-address="MODOS.F4:MODOS.F7" chart:label-cell-address="MODOS.F3:MODOS.F3" chart:class="chart:line">
            <chart:data-point chart:repeated="4"/>
          </chart:series>
          <chart:series chart:style-name="ch15" chart:values-cell-range-address="MODOS.G4:MODOS.G7" chart:label-cell-address="MODOS.G3:MODOS.G3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3:MODOS.B3</svg:desc>
                </draw:g>
              </table:table-cell>
              <table:table-cell office:value-type="string">
                <text:p>Ônibus</text:p>
                <draw:g>
                  <svg:desc>MODOS.C3:MODOS.C3</svg:desc>
                </draw:g>
              </table:table-cell>
              <table:table-cell office:value-type="string">
                <text:p>Dirigindo Auto</text:p>
                <draw:g>
                  <svg:desc>MODOS.D3:MODOS.D3</svg:desc>
                </draw:g>
              </table:table-cell>
              <table:table-cell office:value-type="string">
                <text:p>Passageiro Auto</text:p>
                <draw:g>
                  <svg:desc>MODOS.E3:MODOS.E3</svg:desc>
                </draw:g>
              </table:table-cell>
              <table:table-cell office:value-type="string">
                <text:p>A pé</text:p>
                <draw:g>
                  <svg:desc>MODOS.F3:MODOS.F3</svg:desc>
                </draw:g>
              </table:table-cell>
              <table:table-cell office:value-type="string">
                <text:p>Outros</text:p>
                <draw:g>
                  <svg:desc>MODOS.G3:MODOS.G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4:MODOS.A7</svg:desc>
                </draw:g>
              </table:table-cell>
              <table:table-cell office:value-type="float" office:value="0.0296">
                <text:p>0.0296</text:p>
                <draw:g>
                  <svg:desc>MODOS.B4:MODOS.B7</svg:desc>
                </draw:g>
              </table:table-cell>
              <table:table-cell office:value-type="float" office:value="0.4168">
                <text:p>0.4168</text:p>
                <draw:g>
                  <svg:desc>MODOS.C4:MODOS.C7</svg:desc>
                </draw:g>
              </table:table-cell>
              <table:table-cell office:value-type="float" office:value="0.1536">
                <text:p>0.1536</text:p>
                <draw:g>
                  <svg:desc>MODOS.D4:MODOS.D7</svg:desc>
                </draw:g>
              </table:table-cell>
              <table:table-cell office:value-type="float" office:value="0.1125">
                <text:p>0.1125</text:p>
                <draw:g>
                  <svg:desc>MODOS.E4:MODOS.E7</svg:desc>
                </draw:g>
              </table:table-cell>
              <table:table-cell office:value-type="float" office:value="0.2799">
                <text:p>0.2799</text:p>
                <draw:g>
                  <svg:desc>MODOS.F4:MODOS.F7</svg:desc>
                </draw:g>
              </table:table-cell>
              <table:table-cell office:value-type="float" office:value="0.0076">
                <text:p>0.0076</text:p>
                <draw:g>
                  <svg:desc>MODOS.G4:MODOS.G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473">
                <text:p>0.0473</text:p>
              </table:table-cell>
              <table:table-cell office:value-type="float" office:value="0.3047">
                <text:p>0.3047</text:p>
              </table:table-cell>
              <table:table-cell office:value-type="float" office:value="0.1722">
                <text:p>0.1722</text:p>
              </table:table-cell>
              <table:table-cell office:value-type="float" office:value="0.0971">
                <text:p>0.0971</text:p>
              </table:table-cell>
              <table:table-cell office:value-type="float" office:value="0.3623">
                <text:p>0.3623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415">
                <text:p>0.0415</text:p>
              </table:table-cell>
              <table:table-cell office:value-type="float" office:value="0.2891">
                <text:p>0.2891</text:p>
              </table:table-cell>
              <table:table-cell office:value-type="float" office:value="0.2049">
                <text:p>0.2049</text:p>
              </table:table-cell>
              <table:table-cell office:value-type="float" office:value="0.1076">
                <text:p>0.1076</text:p>
              </table:table-cell>
              <table:table-cell office:value-type="float" office:value="0.344">
                <text:p>0.34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45">
                <text:p>0.0445</text:p>
              </table:table-cell>
              <table:table-cell office:value-type="float" office:value="0.3175">
                <text:p>0.3175</text:p>
              </table:table-cell>
              <table:table-cell office:value-type="float" office:value="0.1916">
                <text:p>0.1916</text:p>
              </table:table-cell>
              <table:table-cell office:value-type="float" office:value="0.0863">
                <text:p>0.0863</text:p>
              </table:table-cell>
              <table:table-cell office:value-type="float" office:value="0.3314">
                <text:p>0.3314</text:p>
              </table:table-cell>
              <table:table-cell office:value-type="float" office:value="0.0287">
                <text:p>0.028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394cm" svg:height="8.474cm" xlink:href=".." xlink:type="simple" chart:class="chart:line" chart:style-name="ch1">
        <chart:title svg:x="4.404cm" svg:y="0.305cm" chart:style-name="ch2">
          <text:p>MODO 1 - MULHERES</text:p>
        </chart:title>
        <chart:plot-area chart:style-name="ch3" table:cell-range-address="MODOS.A10:MODOS.G14" chart:data-source-has-labels="both" svg:x="1.278cm" svg:y="1.253cm" svg:width="11.849cm" svg:height="6.071cm">
          <chartooo:coordinate-region svg:x="2.508cm" svg:y="1.453cm" svg:width="10.247cm" svg:height="5.224cm"/>
          <chart:axis chart:dimension="x" chart:name="primary-x" chart:style-name="ch4" chartooo:axis-type="auto">
            <chartooo:date-scale/>
            <chart:title svg:x="6.774cm" svg:y="7.493cm" chart:style-name="ch5">
              <text:p>anos</text:p>
            </chart:title>
            <chart:categories table:cell-range-address="MODOS.A11:MODOS.A14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MODOS.B11:MODOS.B14" chart:label-cell-address="MODOS.B10:MODOS.B10" chart:class="chart:line">
            <chart:data-point chart:repeated="4"/>
          </chart:series>
          <chart:series chart:style-name="ch10" chart:values-cell-range-address="MODOS.C11:MODOS.C14" chart:label-cell-address="MODOS.C10:MODOS.C10" chart:class="chart:line">
            <chart:data-point chart:repeated="4"/>
          </chart:series>
          <chart:series chart:style-name="ch11" chart:values-cell-range-address="MODOS.D11:MODOS.D14" chart:label-cell-address="MODOS.D10:MODOS.D10" chart:class="chart:line">
            <chart:data-point chart:repeated="4"/>
          </chart:series>
          <chart:series chart:style-name="ch12" chart:values-cell-range-address="MODOS.E11:MODOS.E14" chart:label-cell-address="MODOS.E10:MODOS.E10" chart:class="chart:line">
            <chart:data-point chart:repeated="4"/>
          </chart:series>
          <chart:series chart:style-name="ch13" chart:values-cell-range-address="MODOS.F11:MODOS.F14" chart:label-cell-address="MODOS.F10:MODOS.F10" chart:class="chart:line">
            <chart:data-point chart:repeated="4"/>
          </chart:series>
          <chart:series chart:style-name="ch14" chart:values-cell-range-address="MODOS.G11:MODOS.G14" chart:label-cell-address="MODOS.G10:MODOS.G10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10:MODOS.B10</svg:desc>
                </draw:g>
              </table:table-cell>
              <table:table-cell office:value-type="string">
                <text:p>Ônibus</text:p>
                <draw:g>
                  <svg:desc>MODOS.C10:MODOS.C10</svg:desc>
                </draw:g>
              </table:table-cell>
              <table:table-cell office:value-type="string">
                <text:p>Dirigindo Auto</text:p>
                <draw:g>
                  <svg:desc>MODOS.D10:MODOS.D10</svg:desc>
                </draw:g>
              </table:table-cell>
              <table:table-cell office:value-type="string">
                <text:p>Passageiro Auto</text:p>
                <draw:g>
                  <svg:desc>MODOS.E10:MODOS.E10</svg:desc>
                </draw:g>
              </table:table-cell>
              <table:table-cell office:value-type="string">
                <text:p>A pé</text:p>
                <draw:g>
                  <svg:desc>MODOS.F10:MODOS.F10</svg:desc>
                </draw:g>
              </table:table-cell>
              <table:table-cell office:value-type="string">
                <text:p>Outros</text:p>
                <draw:g>
                  <svg:desc>MODOS.G10:MODOS.G10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11:MODOS.A14</svg:desc>
                </draw:g>
              </table:table-cell>
              <table:table-cell office:value-type="float" office:value="0.0244">
                <text:p>0.0244</text:p>
                <draw:g>
                  <svg:desc>MODOS.B11:MODOS.B14</svg:desc>
                </draw:g>
              </table:table-cell>
              <table:table-cell office:value-type="float" office:value="0.4264">
                <text:p>0.4264</text:p>
                <draw:g>
                  <svg:desc>MODOS.C11:MODOS.C14</svg:desc>
                </draw:g>
              </table:table-cell>
              <table:table-cell office:value-type="float" office:value="0.0698">
                <text:p>0.0698</text:p>
                <draw:g>
                  <svg:desc>MODOS.D11:MODOS.D14</svg:desc>
                </draw:g>
              </table:table-cell>
              <table:table-cell office:value-type="float" office:value="0.1585">
                <text:p>0.1585</text:p>
                <draw:g>
                  <svg:desc>MODOS.E11:MODOS.E14</svg:desc>
                </draw:g>
              </table:table-cell>
              <table:table-cell office:value-type="float" office:value="0.3191">
                <text:p>0.3191</text:p>
                <draw:g>
                  <svg:desc>MODOS.F11:MODOS.F14</svg:desc>
                </draw:g>
              </table:table-cell>
              <table:table-cell office:value-type="float" office:value="0.0019">
                <text:p>0.0019</text:p>
                <draw:g>
                  <svg:desc>MODOS.G11:MODOS.G14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94">
                <text:p>0.0394</text:p>
              </table:table-cell>
              <table:table-cell office:value-type="float" office:value="0.3012">
                <text:p>0.3012</text:p>
              </table:table-cell>
              <table:table-cell office:value-type="float" office:value="0.1042">
                <text:p>0.1042</text:p>
              </table:table-cell>
              <table:table-cell office:value-type="float" office:value="0.1268">
                <text:p>0.1268</text:p>
              </table:table-cell>
              <table:table-cell office:value-type="float" office:value="0.4242">
                <text:p>0.4242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72">
                <text:p>0.0372</text:p>
              </table:table-cell>
              <table:table-cell office:value-type="float" office:value="0.3031">
                <text:p>0.3031</text:p>
              </table:table-cell>
              <table:table-cell office:value-type="float" office:value="0.1314">
                <text:p>0.1314</text:p>
              </table:table-cell>
              <table:table-cell office:value-type="float" office:value="0.1405">
                <text:p>0.1405</text:p>
              </table:table-cell>
              <table:table-cell office:value-type="float" office:value="0.3853">
                <text:p>0.385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38">
                <text:p>0.0438</text:p>
              </table:table-cell>
              <table:table-cell office:value-type="float" office:value="0.3394">
                <text:p>0.3394</text:p>
              </table:table-cell>
              <table:table-cell office:value-type="float" office:value="0.1263">
                <text:p>0.1263</text:p>
              </table:table-cell>
              <table:table-cell office:value-type="float" office:value="0.1097">
                <text:p>0.1097</text:p>
              </table:table-cell>
              <table:table-cell office:value-type="float" office:value="0.3754">
                <text:p>0.3754</text:p>
              </table:table-cell>
              <table:table-cell office:value-type="float" office:value="0.0053">
                <text:p>0.005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282cm" svg:height="8.474cm" xlink:href=".." xlink:type="simple" chart:class="chart:line" chart:style-name="ch1">
        <chart:title svg:x="4.6cm" svg:y="0.305cm" chart:style-name="ch2">
          <text:p>MODO 1 - HOMENS</text:p>
        </chart:title>
        <chart:plot-area chart:style-name="ch3" table:cell-range-address="MODOS.A16:MODOS.G20" chart:data-source-has-labels="both" svg:x="1.276cm" svg:y="1.253cm" svg:width="11.741cm" svg:height="6.071cm">
          <chartooo:coordinate-region svg:x="2.506cm" svg:y="1.453cm" svg:width="10.139cm" svg:height="5.224cm"/>
          <chart:axis chart:dimension="x" chart:name="primary-x" chart:style-name="ch4" chartooo:axis-type="auto">
            <chartooo:date-scale/>
            <chart:title svg:x="6.718cm" svg:y="7.493cm" chart:style-name="ch5">
              <text:p>anos</text:p>
            </chart:title>
            <chart:categories table:cell-range-address="MODOS.A17:MODOS.A20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MODOS.B17:MODOS.B20" chart:label-cell-address="MODOS.B16:MODOS.B16" chart:class="chart:line">
            <chart:data-point chart:repeated="4"/>
          </chart:series>
          <chart:series chart:style-name="ch10" chart:values-cell-range-address="MODOS.C17:MODOS.C20" chart:label-cell-address="MODOS.C16:MODOS.C16" chart:class="chart:line">
            <chart:data-point chart:repeated="4"/>
          </chart:series>
          <chart:series chart:style-name="ch11" chart:values-cell-range-address="MODOS.D17:MODOS.D20" chart:label-cell-address="MODOS.D16:MODOS.D16" chart:class="chart:line">
            <chart:data-point chart:repeated="4"/>
          </chart:series>
          <chart:series chart:style-name="ch12" chart:values-cell-range-address="MODOS.E17:MODOS.E20" chart:label-cell-address="MODOS.E16:MODOS.E16" chart:class="chart:line">
            <chart:data-point chart:repeated="4"/>
          </chart:series>
          <chart:series chart:style-name="ch13" chart:values-cell-range-address="MODOS.F17:MODOS.F20" chart:label-cell-address="MODOS.F16:MODOS.F16" chart:class="chart:line">
            <chart:data-point chart:repeated="4"/>
          </chart:series>
          <chart:series chart:style-name="ch14" chart:values-cell-range-address="MODOS.G17:MODOS.G20" chart:label-cell-address="MODOS.G16:MODOS.G16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16:MODOS.B16</svg:desc>
                </draw:g>
              </table:table-cell>
              <table:table-cell office:value-type="string">
                <text:p>Ônibus</text:p>
                <draw:g>
                  <svg:desc>MODOS.C16:MODOS.C16</svg:desc>
                </draw:g>
              </table:table-cell>
              <table:table-cell office:value-type="string">
                <text:p>Dirigindo Auto</text:p>
                <draw:g>
                  <svg:desc>MODOS.D16:MODOS.D16</svg:desc>
                </draw:g>
              </table:table-cell>
              <table:table-cell office:value-type="string">
                <text:p>Passageiro Auto</text:p>
                <draw:g>
                  <svg:desc>MODOS.E16:MODOS.E16</svg:desc>
                </draw:g>
              </table:table-cell>
              <table:table-cell office:value-type="string">
                <text:p>A pé</text:p>
                <draw:g>
                  <svg:desc>MODOS.F16:MODOS.F16</svg:desc>
                </draw:g>
              </table:table-cell>
              <table:table-cell office:value-type="string">
                <text:p>Outros</text:p>
                <draw:g>
                  <svg:desc>MODOS.G16:MODOS.G16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17:MODOS.A20</svg:desc>
                </draw:g>
              </table:table-cell>
              <table:table-cell office:value-type="float" office:value="0.0333">
                <text:p>0.0333</text:p>
                <draw:g>
                  <svg:desc>MODOS.B17:MODOS.B20</svg:desc>
                </draw:g>
              </table:table-cell>
              <table:table-cell office:value-type="float" office:value="0.4101">
                <text:p>0.4101</text:p>
                <draw:g>
                  <svg:desc>MODOS.C17:MODOS.C20</svg:desc>
                </draw:g>
              </table:table-cell>
              <table:table-cell office:value-type="float" office:value="0.2123">
                <text:p>0.2123</text:p>
                <draw:g>
                  <svg:desc>MODOS.D17:MODOS.D20</svg:desc>
                </draw:g>
              </table:table-cell>
              <table:table-cell office:value-type="float" office:value="0.0803">
                <text:p>0.0803</text:p>
                <draw:g>
                  <svg:desc>MODOS.E17:MODOS.E20</svg:desc>
                </draw:g>
              </table:table-cell>
              <table:table-cell office:value-type="float" office:value="0.2525">
                <text:p>0.2525</text:p>
                <draw:g>
                  <svg:desc>MODOS.F17:MODOS.F20</svg:desc>
                </draw:g>
              </table:table-cell>
              <table:table-cell office:value-type="float" office:value="0.0116">
                <text:p>0.0116</text:p>
                <draw:g>
                  <svg:desc>MODOS.G17:MODOS.G20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538">
                <text:p>0.0538</text:p>
              </table:table-cell>
              <table:table-cell office:value-type="float" office:value="0.3076">
                <text:p>0.3076</text:p>
              </table:table-cell>
              <table:table-cell office:value-type="float" office:value="0.2278">
                <text:p>0.2278</text:p>
              </table:table-cell>
              <table:table-cell office:value-type="float" office:value="0.0728">
                <text:p>0.0728</text:p>
              </table:table-cell>
              <table:table-cell office:value-type="float" office:value="0.3115">
                <text:p>0.311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454">
                <text:p>0.0454</text:p>
              </table:table-cell>
              <table:table-cell office:value-type="float" office:value="0.2763">
                <text:p>0.2763</text:p>
              </table:table-cell>
              <table:table-cell office:value-type="float" office:value="0.2724">
                <text:p>0.2724</text:p>
              </table:table-cell>
              <table:table-cell office:value-type="float" office:value="0.0774">
                <text:p>0.0774</text:p>
              </table:table-cell>
              <table:table-cell office:value-type="float" office:value="0.306">
                <text:p>0.306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53">
                <text:p>0.0453</text:p>
              </table:table-cell>
              <table:table-cell office:value-type="float" office:value="0.2958">
                <text:p>0.2958</text:p>
              </table:table-cell>
              <table:table-cell office:value-type="float" office:value="0.2564">
                <text:p>0.2564</text:p>
              </table:table-cell>
              <table:table-cell office:value-type="float" office:value="0.063">
                <text:p>0.063</text:p>
              </table:table-cell>
              <table:table-cell office:value-type="float" office:value="0.2876">
                <text:p>0.2876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1cm" svg:height="8.978cm" xlink:href=".." xlink:type="simple" chart:class="chart:line" chart:style-name="ch1">
        <chart:title svg:x="6.128cm" svg:y="0.315cm" chart:style-name="ch2">
          <text:p>MODO 2 - TOTAL</text:p>
        </chart:title>
        <chart:legend chart:legend-position="end" svg:x="11.873cm" svg:y="2.945cm" style:legend-expansion="high" chart:style-name="ch3"/>
        <chart:plot-area chart:style-name="ch4" table:cell-range-address="MODOS.A24:MODOS.G28" chart:data-source-has-labels="both" svg:x="0.314cm" svg:y="1.273cm" svg:width="11.245cm" svg:height="7.526cm">
          <chartooo:coordinate-region svg:x="1.359cm" svg:y="1.472cm" svg:width="9.828cm" svg:height="6.68cm"/>
          <chart:axis chart:dimension="x" chart:name="primary-x" chart:style-name="ch5" chartooo:axis-type="auto">
            <chartooo:date-scale/>
            <chart:categories table:cell-range-address="MODOS.A25:MODOS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OS.B25:MODOS.B28" chart:label-cell-address="MODOS.B24:MODOS.B24" chart:class="chart:line">
            <chart:data-point chart:repeated="4"/>
          </chart:series>
          <chart:series chart:style-name="ch9" chart:values-cell-range-address="MODOS.C25:MODOS.C28" chart:label-cell-address="MODOS.C24:MODOS.C24" chart:class="chart:line">
            <chart:data-point chart:repeated="4"/>
          </chart:series>
          <chart:series chart:style-name="ch10" chart:values-cell-range-address="MODOS.D25:MODOS.D28" chart:label-cell-address="MODOS.D24:MODOS.D24" chart:class="chart:line">
            <chart:data-point chart:repeated="4"/>
          </chart:series>
          <chart:series chart:style-name="ch11" chart:values-cell-range-address="MODOS.E25:MODOS.E28" chart:label-cell-address="MODOS.E24:MODOS.E24" chart:class="chart:line">
            <chart:data-point chart:repeated="4"/>
          </chart:series>
          <chart:series chart:style-name="ch12" chart:values-cell-range-address="MODOS.F25:MODOS.F28" chart:label-cell-address="MODOS.F24:MODOS.F24" chart:class="chart:line">
            <chart:data-point chart:repeated="4"/>
          </chart:series>
          <chart:series chart:style-name="ch13" chart:values-cell-range-address="MODOS.G25:MODOS.G28" chart:label-cell-address="MODOS.G24:MODOS.G2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24:MODOS.B24</svg:desc>
                </draw:g>
              </table:table-cell>
              <table:table-cell office:value-type="string">
                <text:p>Ônibus</text:p>
                <draw:g>
                  <svg:desc>MODOS.C24:MODOS.C24</svg:desc>
                </draw:g>
              </table:table-cell>
              <table:table-cell office:value-type="string">
                <text:p>Dirigindo Auto</text:p>
                <draw:g>
                  <svg:desc>MODOS.D24:MODOS.D24</svg:desc>
                </draw:g>
              </table:table-cell>
              <table:table-cell office:value-type="string">
                <text:p>Passageiro Auto</text:p>
                <draw:g>
                  <svg:desc>MODOS.E24:MODOS.E24</svg:desc>
                </draw:g>
              </table:table-cell>
              <table:table-cell office:value-type="string">
                <text:p>A pé</text:p>
                <draw:g>
                  <svg:desc>MODOS.F24:MODOS.F24</svg:desc>
                </draw:g>
              </table:table-cell>
              <table:table-cell office:value-type="string">
                <text:p>Outros</text:p>
                <draw:g>
                  <svg:desc>MODOS.G24:MODOS.G24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25:MODOS.A28</svg:desc>
                </draw:g>
              </table:table-cell>
              <table:table-cell office:value-type="float" office:value="0.0195">
                <text:p>0.0195</text:p>
                <draw:g>
                  <svg:desc>MODOS.B25:MODOS.B28</svg:desc>
                </draw:g>
              </table:table-cell>
              <table:table-cell office:value-type="float" office:value="0.0697">
                <text:p>0.0697</text:p>
                <draw:g>
                  <svg:desc>MODOS.C25:MODOS.C28</svg:desc>
                </draw:g>
              </table:table-cell>
              <table:table-cell office:value-type="float" office:value="0.0005">
                <text:p>0.0005</text:p>
                <draw:g>
                  <svg:desc>MODOS.D25:MODOS.D28</svg:desc>
                </draw:g>
              </table:table-cell>
              <table:table-cell office:value-type="float" office:value="0.0018">
                <text:p>0.0018</text:p>
                <draw:g>
                  <svg:desc>MODOS.E25:MODOS.E28</svg:desc>
                </draw:g>
              </table:table-cell>
              <table:table-cell office:value-type="float" office:value="0">
                <text:p>0</text:p>
                <draw:g>
                  <svg:desc>MODOS.F25:MODOS.F28</svg:desc>
                </draw:g>
              </table:table-cell>
              <table:table-cell office:value-type="float" office:value="0.0001">
                <text:p>0.0001</text:p>
                <draw:g>
                  <svg:desc>MODOS.G25:MODOS.G28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61">
                <text:p>0.0361</text:p>
              </table:table-cell>
              <table:table-cell office:value-type="float" office:value="0.0646">
                <text:p>0.0646</text:p>
              </table:table-cell>
              <table:table-cell office:value-type="float" office:value="0.0006">
                <text:p>0.0006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52">
                <text:p>0.0352</text:p>
              </table:table-cell>
              <table:table-cell office:value-type="float" office:value="0.0588">
                <text:p>0.0588</text:p>
              </table:table-cell>
              <table:table-cell office:value-type="float" office:value="0.0004">
                <text:p>0.0004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22">
                <text:p>0.0422</text:p>
              </table:table-cell>
              <table:table-cell office:value-type="float" office:value="0.0815">
                <text:p>0.0815</text:p>
              </table:table-cell>
              <table:table-cell office:value-type="float" office:value="0.0005">
                <text:p>0.0005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67cm" svg:height="8.979cm" xlink:href=".." xlink:type="simple" chart:class="chart:line" chart:style-name="ch1">
        <chart:title svg:x="4.49cm" svg:y="0.315cm" chart:style-name="ch2">
          <text:p>MODO 2 - MULHERES</text:p>
        </chart:title>
        <chart:plot-area chart:style-name="ch3" table:cell-range-address="MODOS.A31:MODOS.G35" chart:data-source-has-labels="both" svg:x="0.271cm" svg:y="1.273cm" svg:width="13.025cm" svg:height="7.527cm">
          <chartooo:coordinate-region svg:x="1.316cm" svg:y="1.472cm" svg:width="11.423cm" svg:height="6.681cm"/>
          <chart:axis chart:dimension="x" chart:name="primary-x" chart:style-name="ch4" chartooo:axis-type="auto">
            <chartooo:date-scale/>
            <chart:categories table:cell-range-address="MODOS.A32:MODOS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32:MODOS.B35" chart:label-cell-address="MODOS.B31:MODOS.B31" chart:class="chart:line">
            <chart:data-point chart:repeated="4"/>
          </chart:series>
          <chart:series chart:style-name="ch8" chart:values-cell-range-address="MODOS.C32:MODOS.C35" chart:label-cell-address="MODOS.C31:MODOS.C31" chart:class="chart:line">
            <chart:data-point chart:repeated="4"/>
          </chart:series>
          <chart:series chart:style-name="ch9" chart:values-cell-range-address="MODOS.D32:MODOS.D35" chart:label-cell-address="MODOS.D31:MODOS.D31" chart:class="chart:line">
            <chart:data-point chart:repeated="4"/>
          </chart:series>
          <chart:series chart:style-name="ch10" chart:values-cell-range-address="MODOS.E32:MODOS.E35" chart:label-cell-address="MODOS.E31:MODOS.E31" chart:class="chart:line">
            <chart:data-point chart:repeated="4"/>
          </chart:series>
          <chart:series chart:style-name="ch11" chart:values-cell-range-address="MODOS.F32:MODOS.F35" chart:label-cell-address="MODOS.F31:MODOS.F31" chart:class="chart:line">
            <chart:data-point chart:repeated="4"/>
          </chart:series>
          <chart:series chart:style-name="ch12" chart:values-cell-range-address="MODOS.G32:MODOS.G35" chart:label-cell-address="MODOS.G31:MODOS.G3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31:MODOS.B31</svg:desc>
                </draw:g>
              </table:table-cell>
              <table:table-cell office:value-type="string">
                <text:p>Ônibus</text:p>
                <draw:g>
                  <svg:desc>MODOS.C31:MODOS.C31</svg:desc>
                </draw:g>
              </table:table-cell>
              <table:table-cell office:value-type="string">
                <text:p>Dirigindo Auto</text:p>
                <draw:g>
                  <svg:desc>MODOS.D31:MODOS.D31</svg:desc>
                </draw:g>
              </table:table-cell>
              <table:table-cell office:value-type="string">
                <text:p>Passageiro Auto</text:p>
                <draw:g>
                  <svg:desc>MODOS.E31:MODOS.E31</svg:desc>
                </draw:g>
              </table:table-cell>
              <table:table-cell office:value-type="string">
                <text:p>A pé</text:p>
                <draw:g>
                  <svg:desc>MODOS.F31:MODOS.F31</svg:desc>
                </draw:g>
              </table:table-cell>
              <table:table-cell office:value-type="string">
                <text:p>Outros</text:p>
                <draw:g>
                  <svg:desc>MODOS.G31:MODOS.G31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32:MODOS.A35</svg:desc>
                </draw:g>
              </table:table-cell>
              <table:table-cell office:value-type="float" office:value="0.0174">
                <text:p>0.0174</text:p>
                <draw:g>
                  <svg:desc>MODOS.B32:MODOS.B35</svg:desc>
                </draw:g>
              </table:table-cell>
              <table:table-cell office:value-type="float" office:value="0.0663">
                <text:p>0.0663</text:p>
                <draw:g>
                  <svg:desc>MODOS.C32:MODOS.C35</svg:desc>
                </draw:g>
              </table:table-cell>
              <table:table-cell office:value-type="float" office:value="0.0003">
                <text:p>0.0003</text:p>
                <draw:g>
                  <svg:desc>MODOS.D32:MODOS.D35</svg:desc>
                </draw:g>
              </table:table-cell>
              <table:table-cell office:value-type="float" office:value="0.0023">
                <text:p>0.0023</text:p>
                <draw:g>
                  <svg:desc>MODOS.E32:MODOS.E35</svg:desc>
                </draw:g>
              </table:table-cell>
              <table:table-cell office:value-type="float" office:value="0">
                <text:p>0</text:p>
                <draw:g>
                  <svg:desc>MODOS.F32:MODOS.F35</svg:desc>
                </draw:g>
              </table:table-cell>
              <table:table-cell office:value-type="float" office:value="0.0001">
                <text:p>0.0001</text:p>
                <draw:g>
                  <svg:desc>MODOS.G32:MODOS.G35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">
                <text:p>0.03</text:p>
              </table:table-cell>
              <table:table-cell office:value-type="float" office:value="0.0562">
                <text:p>0.0562</text:p>
              </table:table-cell>
              <table:table-cell office:value-type="float" office:value="0.0002">
                <text:p>0.0002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17">
                <text:p>0.0317</text:p>
              </table:table-cell>
              <table:table-cell office:value-type="float" office:value="0.0544">
                <text:p>0.0544</text:p>
              </table:table-cell>
              <table:table-cell office:value-type="float" office:value="0.0003">
                <text:p>0.0003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15">
                <text:p>0.0415</text:p>
              </table:table-cell>
              <table:table-cell office:value-type="float" office:value="0.0867">
                <text:p>0.0867</text:p>
              </table:table-cell>
              <table:table-cell office:value-type="float" office:value="0.0002">
                <text:p>0.0002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39cm" svg:height="8.953cm" xlink:href=".." xlink:type="simple" chart:class="chart:line" chart:style-name="ch1">
        <chart:title svg:x="4.728cm" svg:y="0.315cm" chart:style-name="ch2">
          <text:p>MODO 2 - HOMENS</text:p>
        </chart:title>
        <chart:plot-area chart:style-name="ch3" table:cell-range-address="MODOS.A24:MODOS.G28" chart:data-source-has-labels="both" svg:x="0.27cm" svg:y="1.273cm" svg:width="12.999cm" svg:height="7.501cm">
          <chartooo:coordinate-region svg:x="1.315cm" svg:y="1.472cm" svg:width="11.582cm" svg:height="6.655cm"/>
          <chart:axis chart:dimension="x" chart:name="primary-x" chart:style-name="ch4" chartooo:axis-type="auto">
            <chartooo:date-scale/>
            <chart:categories table:cell-range-address="MODOS.A25:MODOS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25:MODOS.B28" chart:label-cell-address="MODOS.B24:MODOS.B24" chart:class="chart:line">
            <chart:data-point chart:repeated="4"/>
          </chart:series>
          <chart:series chart:style-name="ch8" chart:values-cell-range-address="MODOS.C25:MODOS.C28" chart:label-cell-address="MODOS.C24:MODOS.C24" chart:class="chart:line">
            <chart:data-point chart:repeated="4"/>
          </chart:series>
          <chart:series chart:style-name="ch9" chart:values-cell-range-address="MODOS.D25:MODOS.D28" chart:label-cell-address="MODOS.D24:MODOS.D24" chart:class="chart:line">
            <chart:data-point chart:repeated="4"/>
          </chart:series>
          <chart:series chart:style-name="ch10" chart:values-cell-range-address="MODOS.E25:MODOS.E28" chart:label-cell-address="MODOS.E24:MODOS.E24" chart:class="chart:line">
            <chart:data-point chart:repeated="4"/>
          </chart:series>
          <chart:series chart:style-name="ch11" chart:values-cell-range-address="MODOS.F25:MODOS.F28" chart:label-cell-address="MODOS.F24:MODOS.F24" chart:class="chart:line">
            <chart:data-point chart:repeated="4"/>
          </chart:series>
          <chart:series chart:style-name="ch12" chart:values-cell-range-address="MODOS.G25:MODOS.G28" chart:label-cell-address="MODOS.G24:MODOS.G2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24:MODOS.B24</svg:desc>
                </draw:g>
              </table:table-cell>
              <table:table-cell office:value-type="string">
                <text:p>Ônibus</text:p>
                <draw:g>
                  <svg:desc>MODOS.C24:MODOS.C24</svg:desc>
                </draw:g>
              </table:table-cell>
              <table:table-cell office:value-type="string">
                <text:p>Dirigindo Auto</text:p>
                <draw:g>
                  <svg:desc>MODOS.D24:MODOS.D24</svg:desc>
                </draw:g>
              </table:table-cell>
              <table:table-cell office:value-type="string">
                <text:p>Passageiro Auto</text:p>
                <draw:g>
                  <svg:desc>MODOS.E24:MODOS.E24</svg:desc>
                </draw:g>
              </table:table-cell>
              <table:table-cell office:value-type="string">
                <text:p>A pé</text:p>
                <draw:g>
                  <svg:desc>MODOS.F24:MODOS.F24</svg:desc>
                </draw:g>
              </table:table-cell>
              <table:table-cell office:value-type="string">
                <text:p>Outros</text:p>
                <draw:g>
                  <svg:desc>MODOS.G24:MODOS.G24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25:MODOS.A28</svg:desc>
                </draw:g>
              </table:table-cell>
              <table:table-cell office:value-type="float" office:value="0.0195">
                <text:p>0.0195</text:p>
                <draw:g>
                  <svg:desc>MODOS.B25:MODOS.B28</svg:desc>
                </draw:g>
              </table:table-cell>
              <table:table-cell office:value-type="float" office:value="0.0697">
                <text:p>0.0697</text:p>
                <draw:g>
                  <svg:desc>MODOS.C25:MODOS.C28</svg:desc>
                </draw:g>
              </table:table-cell>
              <table:table-cell office:value-type="float" office:value="0.0005">
                <text:p>0.0005</text:p>
                <draw:g>
                  <svg:desc>MODOS.D25:MODOS.D28</svg:desc>
                </draw:g>
              </table:table-cell>
              <table:table-cell office:value-type="float" office:value="0.0018">
                <text:p>0.0018</text:p>
                <draw:g>
                  <svg:desc>MODOS.E25:MODOS.E28</svg:desc>
                </draw:g>
              </table:table-cell>
              <table:table-cell office:value-type="float" office:value="0">
                <text:p>0</text:p>
                <draw:g>
                  <svg:desc>MODOS.F25:MODOS.F28</svg:desc>
                </draw:g>
              </table:table-cell>
              <table:table-cell office:value-type="float" office:value="0.0001">
                <text:p>0.0001</text:p>
                <draw:g>
                  <svg:desc>MODOS.G25:MODOS.G28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361">
                <text:p>0.0361</text:p>
              </table:table-cell>
              <table:table-cell office:value-type="float" office:value="0.0646">
                <text:p>0.0646</text:p>
              </table:table-cell>
              <table:table-cell office:value-type="float" office:value="0.0006">
                <text:p>0.0006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352">
                <text:p>0.0352</text:p>
              </table:table-cell>
              <table:table-cell office:value-type="float" office:value="0.0588">
                <text:p>0.0588</text:p>
              </table:table-cell>
              <table:table-cell office:value-type="float" office:value="0.0004">
                <text:p>0.0004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22">
                <text:p>0.0422</text:p>
              </table:table-cell>
              <table:table-cell office:value-type="float" office:value="0.0815">
                <text:p>0.0815</text:p>
              </table:table-cell>
              <table:table-cell office:value-type="float" office:value="0.0005">
                <text:p>0.0005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A2:'MODOS 3 e 4 | SIT_FAM'.E4" chart:data-source-has-labels="both" svg:x="0.245cm" svg:y="0.161cm" svg:width="9.65cm" svg:height="7.77cm">
          <chartooo:coordinate-region svg:x="1.422cm" svg:y="0.36cm" svg:width="8.473cm" svg:height="6.924cm"/>
          <chart:axis chart:dimension="x" chart:name="primary-x" chart:style-name="ch4" chartooo:axis-type="auto">
            <chartooo:date-scale/>
            <chart:categories table:cell-range-address="'MODOS 3 e 4 | SIT_FAM'.B2:'MODOS 3 e 4 | SIT_FAM'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:'MODOS 3 e 4 | SIT_FAM'.E3" chart:label-cell-address="'MODOS 3 e 4 | SIT_FAM'.A3:'MODOS 3 e 4 | SIT_FAM'.A3" chart:class="chart:bar">
            <chart:data-point chart:repeated="4"/>
          </chart:series>
          <chart:series chart:style-name="ch8" chart:values-cell-range-address="'MODOS 3 e 4 | SIT_FAM'.B4:'MODOS 3 e 4 | SIT_FAM'.E4" chart:label-cell-address="'MODOS 3 e 4 | SIT_FAM'.A4:'MODOS 3 e 4 | SIT_FAM'.A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2:'MODOS 3 e 4 | SIT_FAM'.E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:'MODOS 3 e 4 | SIT_FAM'.A3</svg:desc>
                </draw:g>
              </table:table-cell>
              <table:table-cell office:value-type="float" office:value="23235">
                <text:p>23235</text:p>
                <draw:g>
                  <svg:desc>'MODOS 3 e 4 | SIT_FAM'.B3:'MODOS 3 e 4 | SIT_FAM'.E3</svg:desc>
                </draw:g>
              </table:table-cell>
              <table:table-cell office:value-type="float" office:value="17981">
                <text:p>17981</text:p>
              </table:table-cell>
              <table:table-cell office:value-type="float" office:value="17738">
                <text:p>17738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4:'MODOS 3 e 4 | SIT_FAM'.A4</svg:desc>
                </draw:g>
              </table:table-cell>
              <table:table-cell office:value-type="float" office:value="768">
                <text:p>768</text:p>
                <draw:g>
                  <svg:desc>'MODOS 3 e 4 | SIT_FAM'.B4:'MODOS 3 e 4 | SIT_FAM'.E4</svg:desc>
                </draw:g>
              </table:table-cell>
              <table:table-cell office:value-type="float" office:value="1168">
                <text:p>1168</text:p>
              </table:table-cell>
              <table:table-cell office:value-type="float" office:value="1646">
                <text:p>1646</text:p>
              </table:table-cell>
              <table:table-cell office:value-type="float" office:value="5628">
                <text:p>56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1cm" svg:height="8.978cm" xlink:href=".." xlink:type="simple" chart:class="chart:line" chart:style-name="ch1">
        <chart:title svg:x="6.128cm" svg:y="0.315cm" chart:style-name="ch2">
          <text:p>MODO 3 - TOTAL</text:p>
        </chart:title>
        <chart:legend chart:legend-position="end" svg:x="11.873cm" svg:y="2.945cm" style:legend-expansion="high" chart:style-name="ch3"/>
        <chart:plot-area chart:style-name="ch4" table:cell-range-address="MODOS.A45:MODOS.G49" chart:data-source-has-labels="both" svg:x="0.314cm" svg:y="1.273cm" svg:width="11.245cm" svg:height="7.526cm">
          <chartooo:coordinate-region svg:x="1.359cm" svg:y="1.472cm" svg:width="9.828cm" svg:height="6.68cm"/>
          <chart:axis chart:dimension="x" chart:name="primary-x" chart:style-name="ch5" chartooo:axis-type="auto">
            <chartooo:date-scale/>
            <chart:categories table:cell-range-address="MODOS.A46:MODOS.A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OS.B46:MODOS.B49" chart:label-cell-address="MODOS.B45:MODOS.B45" chart:class="chart:line">
            <chart:data-point chart:repeated="4"/>
          </chart:series>
          <chart:series chart:style-name="ch9" chart:values-cell-range-address="MODOS.C46:MODOS.C49" chart:label-cell-address="MODOS.C45:MODOS.C45" chart:class="chart:line">
            <chart:data-point chart:repeated="4"/>
          </chart:series>
          <chart:series chart:style-name="ch10" chart:values-cell-range-address="MODOS.D46:MODOS.D49" chart:label-cell-address="MODOS.D45:MODOS.D45" chart:class="chart:line">
            <chart:data-point chart:repeated="4"/>
          </chart:series>
          <chart:series chart:style-name="ch11" chart:values-cell-range-address="MODOS.E46:MODOS.E49" chart:label-cell-address="MODOS.E45:MODOS.E45" chart:class="chart:line">
            <chart:data-point chart:repeated="4"/>
          </chart:series>
          <chart:series chart:style-name="ch12" chart:values-cell-range-address="MODOS.F46:MODOS.F49" chart:label-cell-address="MODOS.F45:MODOS.F45" chart:class="chart:line">
            <chart:data-point chart:repeated="4"/>
          </chart:series>
          <chart:series chart:style-name="ch13" chart:values-cell-range-address="MODOS.G46:MODOS.G49" chart:label-cell-address="MODOS.G45:MODOS.G4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45:MODOS.B45</svg:desc>
                </draw:g>
              </table:table-cell>
              <table:table-cell office:value-type="string">
                <text:p>Ônibus</text:p>
                <draw:g>
                  <svg:desc>MODOS.C45:MODOS.C45</svg:desc>
                </draw:g>
              </table:table-cell>
              <table:table-cell office:value-type="string">
                <text:p>Dirigindo Auto</text:p>
                <draw:g>
                  <svg:desc>MODOS.D45:MODOS.D45</svg:desc>
                </draw:g>
              </table:table-cell>
              <table:table-cell office:value-type="string">
                <text:p>Passageiro Auto</text:p>
                <draw:g>
                  <svg:desc>MODOS.E45:MODOS.E45</svg:desc>
                </draw:g>
              </table:table-cell>
              <table:table-cell office:value-type="string">
                <text:p>A pé</text:p>
                <draw:g>
                  <svg:desc>MODOS.F45:MODOS.F45</svg:desc>
                </draw:g>
              </table:table-cell>
              <table:table-cell office:value-type="string">
                <text:p>Outros</text:p>
                <draw:g>
                  <svg:desc>MODOS.G45:MODOS.G45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46:MODOS.A49</svg:desc>
                </draw:g>
              </table:table-cell>
              <table:table-cell office:value-type="float" office:value="0.0007">
                <text:p>0.0007</text:p>
                <draw:g>
                  <svg:desc>MODOS.B46:MODOS.B49</svg:desc>
                </draw:g>
              </table:table-cell>
              <table:table-cell office:value-type="float" office:value="0.0082">
                <text:p>0.0082</text:p>
                <draw:g>
                  <svg:desc>MODOS.C46:MODOS.C49</svg:desc>
                </draw:g>
              </table:table-cell>
              <table:table-cell office:value-type="float" office:value="0.0001">
                <text:p>0.0001</text:p>
                <draw:g>
                  <svg:desc>MODOS.D46:MODOS.D49</svg:desc>
                </draw:g>
              </table:table-cell>
              <table:table-cell office:value-type="float" office:value="0.0004">
                <text:p>0.0004</text:p>
                <draw:g>
                  <svg:desc>MODOS.E46:MODOS.E49</svg:desc>
                </draw:g>
              </table:table-cell>
              <table:table-cell office:value-type="float" office:value="0">
                <text:p>0</text:p>
                <draw:g>
                  <svg:desc>MODOS.F46:MODOS.F49</svg:desc>
                </draw:g>
              </table:table-cell>
              <table:table-cell office:value-type="float" office:value="0">
                <text:p>0</text:p>
                <draw:g>
                  <svg:desc>MODOS.G46:MODOS.G49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022">
                <text:p>0.0022</text:p>
              </table:table-cell>
              <table:table-cell office:value-type="float" office:value="0.0138">
                <text:p>0.0138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25">
                <text:p>0.0025</text:p>
              </table:table-cell>
              <table:table-cell office:value-type="float" office:value="0.0134">
                <text:p>0.0134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62">
                <text:p>0.0062</text:p>
              </table:table-cell>
              <table:table-cell office:value-type="float" office:value="0.0213">
                <text:p>0.0213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79cm" xlink:href=".." xlink:type="simple" chart:class="chart:line" chart:style-name="ch1">
        <chart:title svg:x="4.407cm" svg:y="0.315cm" chart:style-name="ch2">
          <text:p>MODO 3 - MULHERES</text:p>
        </chart:title>
        <chart:plot-area chart:style-name="ch3" table:cell-range-address="MODOS.A52:MODOS.G56" chart:data-source-has-labels="both" svg:x="0.268cm" svg:y="1.273cm" svg:width="12.865cm" svg:height="7.527cm">
          <chartooo:coordinate-region svg:x="1.313cm" svg:y="1.472cm" svg:width="11.448cm" svg:height="6.681cm"/>
          <chart:axis chart:dimension="x" chart:name="primary-x" chart:style-name="ch4" chartooo:axis-type="auto">
            <chartooo:date-scale/>
            <chart:categories table:cell-range-address="MODOS.A53:MODOS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53:MODOS.B56" chart:label-cell-address="MODOS.B52:MODOS.B52" chart:class="chart:line">
            <chart:data-point chart:repeated="4"/>
          </chart:series>
          <chart:series chart:style-name="ch8" chart:values-cell-range-address="MODOS.C53:MODOS.C56" chart:label-cell-address="MODOS.C52:MODOS.C52" chart:class="chart:line">
            <chart:data-point chart:repeated="4"/>
          </chart:series>
          <chart:series chart:style-name="ch9" chart:values-cell-range-address="MODOS.D53:MODOS.D56" chart:label-cell-address="MODOS.D52:MODOS.D52" chart:class="chart:line">
            <chart:data-point chart:repeated="4"/>
          </chart:series>
          <chart:series chart:style-name="ch10" chart:values-cell-range-address="MODOS.E53:MODOS.E56" chart:label-cell-address="MODOS.E52:MODOS.E52" chart:class="chart:line">
            <chart:data-point chart:repeated="4"/>
          </chart:series>
          <chart:series chart:style-name="ch11" chart:values-cell-range-address="MODOS.F53:MODOS.F56" chart:label-cell-address="MODOS.F52:MODOS.F52" chart:class="chart:line">
            <chart:data-point chart:repeated="4"/>
          </chart:series>
          <chart:series chart:style-name="ch12" chart:values-cell-range-address="MODOS.G53:MODOS.G56" chart:label-cell-address="MODOS.G52:MODOS.G5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52:MODOS.B52</svg:desc>
                </draw:g>
              </table:table-cell>
              <table:table-cell office:value-type="string">
                <text:p>Ônibus</text:p>
                <draw:g>
                  <svg:desc>MODOS.C52:MODOS.C52</svg:desc>
                </draw:g>
              </table:table-cell>
              <table:table-cell office:value-type="string">
                <text:p>Dirigindo Auto</text:p>
                <draw:g>
                  <svg:desc>MODOS.D52:MODOS.D52</svg:desc>
                </draw:g>
              </table:table-cell>
              <table:table-cell office:value-type="string">
                <text:p>Passageiro Auto</text:p>
                <draw:g>
                  <svg:desc>MODOS.E52:MODOS.E52</svg:desc>
                </draw:g>
              </table:table-cell>
              <table:table-cell office:value-type="string">
                <text:p>A pé</text:p>
                <draw:g>
                  <svg:desc>MODOS.F52:MODOS.F52</svg:desc>
                </draw:g>
              </table:table-cell>
              <table:table-cell office:value-type="string">
                <text:p>Outros</text:p>
                <draw:g>
                  <svg:desc>MODOS.G52:MODOS.G52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53:MODOS.A56</svg:desc>
                </draw:g>
              </table:table-cell>
              <table:table-cell office:value-type="float" office:value="0.0006">
                <text:p>0.0006</text:p>
                <draw:g>
                  <svg:desc>MODOS.B53:MODOS.B56</svg:desc>
                </draw:g>
              </table:table-cell>
              <table:table-cell office:value-type="float" office:value="0.0063">
                <text:p>0.0063</text:p>
                <draw:g>
                  <svg:desc>MODOS.C53:MODOS.C56</svg:desc>
                </draw:g>
              </table:table-cell>
              <table:table-cell office:value-type="float" office:value="0">
                <text:p>0</text:p>
                <draw:g>
                  <svg:desc>MODOS.D53:MODOS.D56</svg:desc>
                </draw:g>
              </table:table-cell>
              <table:table-cell office:value-type="float" office:value="0.0005">
                <text:p>0.0005</text:p>
                <draw:g>
                  <svg:desc>MODOS.E53:MODOS.E56</svg:desc>
                </draw:g>
              </table:table-cell>
              <table:table-cell office:value-type="float" office:value="0">
                <text:p>0</text:p>
                <draw:g>
                  <svg:desc>MODOS.F53:MODOS.F56</svg:desc>
                </draw:g>
              </table:table-cell>
              <table:table-cell office:value-type="float" office:value="0">
                <text:p>0</text:p>
                <draw:g>
                  <svg:desc>MODOS.G53:MODOS.G56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013">
                <text:p>0.0013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17">
                <text:p>0.0017</text:p>
              </table:table-cell>
              <table:table-cell office:value-type="float" office:value="0.0123">
                <text:p>0.0123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54">
                <text:p>0.0054</text:p>
              </table:table-cell>
              <table:table-cell office:value-type="float" office:value="0.0212">
                <text:p>0.0212</text:p>
              </table:table-cell>
              <table:table-cell office:value-type="float" office:value="0.0001">
                <text:p>0.0001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79cm" xlink:href=".." xlink:type="simple" chart:class="chart:line" chart:style-name="ch1">
        <chart:title svg:x="4.659cm" svg:y="0.315cm" chart:style-name="ch2">
          <text:p>MODO 3 - HOMENS</text:p>
        </chart:title>
        <chart:plot-area chart:style-name="ch3" table:cell-range-address="MODOS.A58:MODOS.G62" chart:data-source-has-labels="both" svg:x="0.268cm" svg:y="1.273cm" svg:width="12.865cm" svg:height="7.527cm">
          <chartooo:coordinate-region svg:x="1.313cm" svg:y="1.472cm" svg:width="11.448cm" svg:height="6.681cm"/>
          <chart:axis chart:dimension="x" chart:name="primary-x" chart:style-name="ch4" chartooo:axis-type="auto">
            <chartooo:date-scale/>
            <chart:categories table:cell-range-address="MODOS.A59:MODOS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59:MODOS.B62" chart:label-cell-address="MODOS.B58:MODOS.B58" chart:class="chart:line">
            <chart:data-point chart:repeated="4"/>
          </chart:series>
          <chart:series chart:style-name="ch8" chart:values-cell-range-address="MODOS.C59:MODOS.C62" chart:label-cell-address="MODOS.C58:MODOS.C58" chart:class="chart:line">
            <chart:data-point chart:repeated="4"/>
          </chart:series>
          <chart:series chart:style-name="ch9" chart:values-cell-range-address="MODOS.D59:MODOS.D62" chart:label-cell-address="MODOS.D58:MODOS.D58" chart:class="chart:line">
            <chart:data-point chart:repeated="4"/>
          </chart:series>
          <chart:series chart:style-name="ch10" chart:values-cell-range-address="MODOS.E59:MODOS.E62" chart:label-cell-address="MODOS.E58:MODOS.E58" chart:class="chart:line">
            <chart:data-point chart:repeated="4"/>
          </chart:series>
          <chart:series chart:style-name="ch11" chart:values-cell-range-address="MODOS.F59:MODOS.F62" chart:label-cell-address="MODOS.F58:MODOS.F58" chart:class="chart:line">
            <chart:data-point chart:repeated="4"/>
          </chart:series>
          <chart:series chart:style-name="ch12" chart:values-cell-range-address="MODOS.G59:MODOS.G62" chart:label-cell-address="MODOS.G58:MODOS.G5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58:MODOS.B58</svg:desc>
                </draw:g>
              </table:table-cell>
              <table:table-cell office:value-type="string">
                <text:p>Ônibus</text:p>
                <draw:g>
                  <svg:desc>MODOS.C58:MODOS.C58</svg:desc>
                </draw:g>
              </table:table-cell>
              <table:table-cell office:value-type="string">
                <text:p>Dirigindo Auto</text:p>
                <draw:g>
                  <svg:desc>MODOS.D58:MODOS.D58</svg:desc>
                </draw:g>
              </table:table-cell>
              <table:table-cell office:value-type="string">
                <text:p>Passageiro Auto</text:p>
                <draw:g>
                  <svg:desc>MODOS.E58:MODOS.E58</svg:desc>
                </draw:g>
              </table:table-cell>
              <table:table-cell office:value-type="string">
                <text:p>A pé</text:p>
                <draw:g>
                  <svg:desc>MODOS.F58:MODOS.F58</svg:desc>
                </draw:g>
              </table:table-cell>
              <table:table-cell office:value-type="string">
                <text:p>Outros</text:p>
                <draw:g>
                  <svg:desc>MODOS.G58:MODOS.G58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59:MODOS.A62</svg:desc>
                </draw:g>
              </table:table-cell>
              <table:table-cell office:value-type="float" office:value="0.0008">
                <text:p>0.0008</text:p>
                <draw:g>
                  <svg:desc>MODOS.B59:MODOS.B62</svg:desc>
                </draw:g>
              </table:table-cell>
              <table:table-cell office:value-type="float" office:value="0.0095">
                <text:p>0.0095</text:p>
                <draw:g>
                  <svg:desc>MODOS.C59:MODOS.C62</svg:desc>
                </draw:g>
              </table:table-cell>
              <table:table-cell office:value-type="float" office:value="0.0001">
                <text:p>0.0001</text:p>
                <draw:g>
                  <svg:desc>MODOS.D59:MODOS.D62</svg:desc>
                </draw:g>
              </table:table-cell>
              <table:table-cell office:value-type="float" office:value="0.0003">
                <text:p>0.0003</text:p>
                <draw:g>
                  <svg:desc>MODOS.E59:MODOS.E62</svg:desc>
                </draw:g>
              </table:table-cell>
              <table:table-cell office:value-type="float" office:value="0">
                <text:p>0</text:p>
                <draw:g>
                  <svg:desc>MODOS.F59:MODOS.F62</svg:desc>
                </draw:g>
              </table:table-cell>
              <table:table-cell office:value-type="float" office:value="0">
                <text:p>0</text:p>
                <draw:g>
                  <svg:desc>MODOS.G59:MODOS.G62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0029">
                <text:p>0.0029</text:p>
              </table:table-cell>
              <table:table-cell office:value-type="float" office:value="0.016">
                <text:p>0.016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33">
                <text:p>0.0033</text:p>
              </table:table-cell>
              <table:table-cell office:value-type="float" office:value="0.0145">
                <text:p>0.0145</text:p>
              </table:table-cell>
              <table:table-cell office:value-type="float" office:value="0">
                <text:p>0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7">
                <text:p>0.007</text:p>
              </table:table-cell>
              <table:table-cell office:value-type="float" office:value="0.0214">
                <text:p>0.021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1cm" svg:height="8.978cm" xlink:href=".." xlink:type="simple" chart:class="chart:line" chart:style-name="ch1">
        <chart:title svg:x="6.128cm" svg:y="0.315cm" chart:style-name="ch2">
          <text:p>MODO 4 - TOTAL</text:p>
        </chart:title>
        <chart:legend chart:legend-position="end" svg:x="11.873cm" svg:y="2.945cm" style:legend-expansion="high" chart:style-name="ch3"/>
        <chart:plot-area chart:style-name="ch4" table:cell-range-address="MODOS.A66:MODOS.G70" chart:data-source-has-labels="both" svg:x="0.314cm" svg:y="1.273cm" svg:width="11.245cm" svg:height="7.526cm">
          <chartooo:coordinate-region svg:x="1.359cm" svg:y="1.473cm" svg:width="9.828cm" svg:height="6.679cm"/>
          <chart:axis chart:dimension="x" chart:name="primary-x" chart:style-name="ch5" chartooo:axis-type="auto">
            <chartooo:date-scale/>
            <chart:categories table:cell-range-address="MODOS.A67:MODOS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DOS.B67:MODOS.B70" chart:label-cell-address="MODOS.B66:MODOS.B66" chart:class="chart:line">
            <chart:data-point chart:repeated="4"/>
          </chart:series>
          <chart:series chart:style-name="ch9" chart:values-cell-range-address="MODOS.C67:MODOS.C70" chart:label-cell-address="MODOS.C66:MODOS.C66" chart:class="chart:line">
            <chart:data-point chart:repeated="4"/>
          </chart:series>
          <chart:series chart:style-name="ch10" chart:values-cell-range-address="MODOS.D67:MODOS.D70" chart:label-cell-address="MODOS.D66:MODOS.D66" chart:class="chart:line">
            <chart:data-point chart:repeated="4"/>
          </chart:series>
          <chart:series chart:style-name="ch11" chart:values-cell-range-address="MODOS.E67:MODOS.E70" chart:label-cell-address="MODOS.E66:MODOS.E66" chart:class="chart:line">
            <chart:data-point chart:repeated="4"/>
          </chart:series>
          <chart:series chart:style-name="ch12" chart:values-cell-range-address="MODOS.F67:MODOS.F70" chart:label-cell-address="MODOS.F66:MODOS.F66" chart:class="chart:line">
            <chart:data-point chart:repeated="4"/>
          </chart:series>
          <chart:series chart:style-name="ch13" chart:values-cell-range-address="MODOS.G67:MODOS.G70" chart:label-cell-address="MODOS.G66:MODOS.G6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66:MODOS.B66</svg:desc>
                </draw:g>
              </table:table-cell>
              <table:table-cell office:value-type="string">
                <text:p>Ônibus</text:p>
                <draw:g>
                  <svg:desc>MODOS.C66:MODOS.C66</svg:desc>
                </draw:g>
              </table:table-cell>
              <table:table-cell office:value-type="string">
                <text:p>Dirigindo Auto</text:p>
                <draw:g>
                  <svg:desc>MODOS.D66:MODOS.D66</svg:desc>
                </draw:g>
              </table:table-cell>
              <table:table-cell office:value-type="string">
                <text:p>Passageiro Auto</text:p>
                <draw:g>
                  <svg:desc>MODOS.E66:MODOS.E66</svg:desc>
                </draw:g>
              </table:table-cell>
              <table:table-cell office:value-type="string">
                <text:p>A pé</text:p>
                <draw:g>
                  <svg:desc>MODOS.F66:MODOS.F66</svg:desc>
                </draw:g>
              </table:table-cell>
              <table:table-cell office:value-type="string">
                <text:p>Outros</text:p>
                <draw:g>
                  <svg:desc>MODOS.G66:MODOS.G66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67:MODOS.A70</svg:desc>
                </draw:g>
              </table:table-cell>
              <table:table-cell office:value-type="float" office:value="0">
                <text:p>0</text:p>
                <draw:g>
                  <svg:desc>MODOS.B67:MODOS.B70</svg:desc>
                </draw:g>
              </table:table-cell>
              <table:table-cell office:value-type="float" office:value="0">
                <text:p>0</text:p>
                <draw:g>
                  <svg:desc>MODOS.C67:MODOS.C70</svg:desc>
                </draw:g>
              </table:table-cell>
              <table:table-cell office:value-type="float" office:value="0">
                <text:p>0</text:p>
                <draw:g>
                  <svg:desc>MODOS.D67:MODOS.D70</svg:desc>
                </draw:g>
              </table:table-cell>
              <table:table-cell office:value-type="float" office:value="0">
                <text:p>0</text:p>
                <draw:g>
                  <svg:desc>MODOS.E67:MODOS.E70</svg:desc>
                </draw:g>
              </table:table-cell>
              <table:table-cell office:value-type="float" office:value="0">
                <text:p>0</text:p>
                <draw:g>
                  <svg:desc>MODOS.F67:MODOS.F70</svg:desc>
                </draw:g>
              </table:table-cell>
              <table:table-cell office:value-type="float" office:value="0">
                <text:p>0</text:p>
                <draw:g>
                  <svg:desc>MODOS.G67:MODOS.G70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01">
                <text:p>0.0001</text:p>
              </table:table-cell>
              <table:table-cell office:value-type="float" office:value="0.0011">
                <text:p>0.0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1">
                <text:p>0.0001</text:p>
              </table:table-cell>
              <table:table-cell office:value-type="float" office:value="0.0028">
                <text:p>0.0028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52cm" xlink:href=".." xlink:type="simple" chart:class="chart:line" chart:style-name="ch1">
        <chart:title svg:x="4.407cm" svg:y="0.315cm" chart:style-name="ch2">
          <text:p>MODO 4 - MULHERES</text:p>
        </chart:title>
        <chart:plot-area chart:style-name="ch3" table:cell-range-address="MODOS.A73:MODOS.G77" chart:data-source-has-labels="both" svg:x="0.268cm" svg:y="1.273cm" svg:width="12.865cm" svg:height="7.5cm">
          <chartooo:coordinate-region svg:x="1.313cm" svg:y="1.472cm" svg:width="11.448cm" svg:height="6.654cm"/>
          <chart:axis chart:dimension="x" chart:name="primary-x" chart:style-name="ch4" chartooo:axis-type="auto">
            <chartooo:date-scale/>
            <chart:categories table:cell-range-address="MODOS.A74:MODOS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74:MODOS.B77" chart:label-cell-address="MODOS.B73:MODOS.B73" chart:class="chart:line">
            <chart:data-point chart:repeated="4"/>
          </chart:series>
          <chart:series chart:style-name="ch8" chart:values-cell-range-address="MODOS.C74:MODOS.C77" chart:label-cell-address="MODOS.C73:MODOS.C73" chart:class="chart:line">
            <chart:data-point chart:repeated="4"/>
          </chart:series>
          <chart:series chart:style-name="ch9" chart:values-cell-range-address="MODOS.D74:MODOS.D77" chart:label-cell-address="MODOS.D73:MODOS.D73" chart:class="chart:line">
            <chart:data-point chart:repeated="4"/>
          </chart:series>
          <chart:series chart:style-name="ch10" chart:values-cell-range-address="MODOS.E74:MODOS.E77" chart:label-cell-address="MODOS.E73:MODOS.E73" chart:class="chart:line">
            <chart:data-point chart:repeated="4"/>
          </chart:series>
          <chart:series chart:style-name="ch11" chart:values-cell-range-address="MODOS.F74:MODOS.F77" chart:label-cell-address="MODOS.F73:MODOS.F73" chart:class="chart:line">
            <chart:data-point chart:repeated="4"/>
          </chart:series>
          <chart:series chart:style-name="ch12" chart:values-cell-range-address="MODOS.G74:MODOS.G77" chart:label-cell-address="MODOS.G73:MODOS.G7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73:MODOS.B73</svg:desc>
                </draw:g>
              </table:table-cell>
              <table:table-cell office:value-type="string">
                <text:p>Ônibus</text:p>
                <draw:g>
                  <svg:desc>MODOS.C73:MODOS.C73</svg:desc>
                </draw:g>
              </table:table-cell>
              <table:table-cell office:value-type="string">
                <text:p>Dirigindo Auto</text:p>
                <draw:g>
                  <svg:desc>MODOS.D73:MODOS.D73</svg:desc>
                </draw:g>
              </table:table-cell>
              <table:table-cell office:value-type="string">
                <text:p>Passageiro Auto</text:p>
                <draw:g>
                  <svg:desc>MODOS.E73:MODOS.E73</svg:desc>
                </draw:g>
              </table:table-cell>
              <table:table-cell office:value-type="string">
                <text:p>A pé</text:p>
                <draw:g>
                  <svg:desc>MODOS.F73:MODOS.F73</svg:desc>
                </draw:g>
              </table:table-cell>
              <table:table-cell office:value-type="string">
                <text:p>Outros</text:p>
                <draw:g>
                  <svg:desc>MODOS.G73:MODOS.G7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74:MODOS.A77</svg:desc>
                </draw:g>
              </table:table-cell>
              <table:table-cell office:value-type="float" office:value="0">
                <text:p>0</text:p>
                <draw:g>
                  <svg:desc>MODOS.B74:MODOS.B77</svg:desc>
                </draw:g>
              </table:table-cell>
              <table:table-cell office:value-type="float" office:value="0">
                <text:p>0</text:p>
                <draw:g>
                  <svg:desc>MODOS.C74:MODOS.C77</svg:desc>
                </draw:g>
              </table:table-cell>
              <table:table-cell office:value-type="float" office:value="0">
                <text:p>0</text:p>
                <draw:g>
                  <svg:desc>MODOS.D74:MODOS.D77</svg:desc>
                </draw:g>
              </table:table-cell>
              <table:table-cell office:value-type="float" office:value="0">
                <text:p>0</text:p>
                <draw:g>
                  <svg:desc>MODOS.E74:MODOS.E77</svg:desc>
                </draw:g>
              </table:table-cell>
              <table:table-cell office:value-type="float" office:value="0">
                <text:p>0</text:p>
                <draw:g>
                  <svg:desc>MODOS.F74:MODOS.F77</svg:desc>
                </draw:g>
              </table:table-cell>
              <table:table-cell office:value-type="float" office:value="0">
                <text:p>0</text:p>
                <draw:g>
                  <svg:desc>MODOS.G74:MODOS.G7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01">
                <text:p>0.0001</text:p>
              </table:table-cell>
              <table:table-cell office:value-type="float" office:value="0.0008">
                <text:p>0.0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1">
                <text:p>0.0001</text:p>
              </table:table-cell>
              <table:table-cell office:value-type="float" office:value="0.0023">
                <text:p>0.0023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01cm" svg:height="8.952cm" xlink:href=".." xlink:type="simple" chart:class="chart:line" chart:style-name="ch1">
        <chart:title svg:x="4.659cm" svg:y="0.315cm" chart:style-name="ch2">
          <text:p>MODO 4 - HOMENS</text:p>
        </chart:title>
        <chart:plot-area chart:style-name="ch3" table:cell-range-address="MODOS.A79:MODOS.G83" chart:data-source-has-labels="both" svg:x="0.268cm" svg:y="1.273cm" svg:width="12.865cm" svg:height="7.5cm">
          <chartooo:coordinate-region svg:x="1.313cm" svg:y="1.472cm" svg:width="11.448cm" svg:height="6.654cm"/>
          <chart:axis chart:dimension="x" chart:name="primary-x" chart:style-name="ch4" chartooo:axis-type="auto">
            <chartooo:date-scale/>
            <chart:categories table:cell-range-address="MODOS.A80:MODOS.A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DOS.B80:MODOS.B83" chart:label-cell-address="MODOS.B79:MODOS.B79" chart:class="chart:line">
            <chart:data-point chart:repeated="4"/>
          </chart:series>
          <chart:series chart:style-name="ch8" chart:values-cell-range-address="MODOS.C80:MODOS.C83" chart:label-cell-address="MODOS.C79:MODOS.C79" chart:class="chart:line">
            <chart:data-point chart:repeated="4"/>
          </chart:series>
          <chart:series chart:style-name="ch9" chart:values-cell-range-address="MODOS.D80:MODOS.D83" chart:label-cell-address="MODOS.D79:MODOS.D79" chart:class="chart:line">
            <chart:data-point chart:repeated="4"/>
          </chart:series>
          <chart:series chart:style-name="ch10" chart:values-cell-range-address="MODOS.E80:MODOS.E83" chart:label-cell-address="MODOS.E79:MODOS.E79" chart:class="chart:line">
            <chart:data-point chart:repeated="4"/>
          </chart:series>
          <chart:series chart:style-name="ch11" chart:values-cell-range-address="MODOS.F80:MODOS.F83" chart:label-cell-address="MODOS.F79:MODOS.F79" chart:class="chart:line">
            <chart:data-point chart:repeated="4"/>
          </chart:series>
          <chart:series chart:style-name="ch12" chart:values-cell-range-address="MODOS.G80:MODOS.G83" chart:label-cell-address="MODOS.G79:MODOS.G7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a capacidade</text:p>
                <draw:g>
                  <svg:desc>MODOS.B79:MODOS.B79</svg:desc>
                </draw:g>
              </table:table-cell>
              <table:table-cell office:value-type="string">
                <text:p>Ônibus</text:p>
                <draw:g>
                  <svg:desc>MODOS.C79:MODOS.C79</svg:desc>
                </draw:g>
              </table:table-cell>
              <table:table-cell office:value-type="string">
                <text:p>Dirigindo Auto</text:p>
                <draw:g>
                  <svg:desc>MODOS.D79:MODOS.D79</svg:desc>
                </draw:g>
              </table:table-cell>
              <table:table-cell office:value-type="string">
                <text:p>Passageiro Auto</text:p>
                <draw:g>
                  <svg:desc>MODOS.E79:MODOS.E79</svg:desc>
                </draw:g>
              </table:table-cell>
              <table:table-cell office:value-type="string">
                <text:p>A pé</text:p>
                <draw:g>
                  <svg:desc>MODOS.F79:MODOS.F79</svg:desc>
                </draw:g>
              </table:table-cell>
              <table:table-cell office:value-type="string">
                <text:p>Outros</text:p>
                <draw:g>
                  <svg:desc>MODOS.G79:MODOS.G79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MODOS.A80:MODOS.A83</svg:desc>
                </draw:g>
              </table:table-cell>
              <table:table-cell office:value-type="float" office:value="0">
                <text:p>0</text:p>
                <draw:g>
                  <svg:desc>MODOS.B80:MODOS.B83</svg:desc>
                </draw:g>
              </table:table-cell>
              <table:table-cell office:value-type="float" office:value="0">
                <text:p>0</text:p>
                <draw:g>
                  <svg:desc>MODOS.C80:MODOS.C83</svg:desc>
                </draw:g>
              </table:table-cell>
              <table:table-cell office:value-type="float" office:value="0">
                <text:p>0</text:p>
                <draw:g>
                  <svg:desc>MODOS.D80:MODOS.D83</svg:desc>
                </draw:g>
              </table:table-cell>
              <table:table-cell office:value-type="float" office:value="0">
                <text:p>0</text:p>
                <draw:g>
                  <svg:desc>MODOS.E80:MODOS.E83</svg:desc>
                </draw:g>
              </table:table-cell>
              <table:table-cell office:value-type="float" office:value="0">
                <text:p>0</text:p>
                <draw:g>
                  <svg:desc>MODOS.F80:MODOS.F83</svg:desc>
                </draw:g>
              </table:table-cell>
              <table:table-cell office:value-type="float" office:value="0">
                <text:p>0</text:p>
                <draw:g>
                  <svg:desc>MODOS.G80:MODOS.G83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0001">
                <text:p>0.0001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002">
                <text:p>0.0002</text:p>
              </table:table-cell>
              <table:table-cell office:value-type="float" office:value="0.0032">
                <text:p>0.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4cm" svg:height="8.474cm" xlink:href=".." xlink:type="simple" chart:class="chart:line" chart:style-name="ch1">
        <chart:title svg:x="6.102cm" svg:y="0.305cm" chart:style-name="ch2">
          <text:p>TIPO VIAG - total</text:p>
        </chart:title>
        <chart:legend chart:legend-position="end" svg:x="12.984cm" svg:y="3.44cm" style:legend-expansion="high" chart:style-name="ch3"/>
        <chart:plot-area chart:style-name="ch4" table:cell-range-address="TIPO_VIAG.A4:TIPO_VIAG.D7 TIPO_VIAG.B3:TIPO_VIAG.D3" chart:data-source-has-labels="both" svg:x="1.325cm" svg:y="1.253cm" svg:width="11.345cm" svg:height="6.071cm">
          <chartooo:coordinate-region svg:x="2.555cm" svg:y="1.453cm" svg:width="9.743cm" svg:height="5.224cm"/>
          <chart:axis chart:dimension="x" chart:name="primary-x" chart:style-name="ch5" chartooo:axis-type="auto">
            <chartooo:date-scale/>
            <chart:title svg:x="6.569cm" svg:y="7.493cm" chart:style-name="ch6">
              <text:p>anos</text:p>
            </chart:title>
            <chart:categories table:cell-range-address="TIPO_VIAG.A4:TIPO_VIAG.A7"/>
          </chart:axis>
          <chart:axis chart:dimension="y" chart:name="primary-y" chart:style-name="ch7">
            <chart:title svg:x="0.451cm" svg:y="4.491cm" chart:style-name="ch8">
              <text:p>%</text:p>
            </chart:title>
            <chart:grid chart:style-name="ch9" chart:class="major"/>
          </chart:axis>
          <chart:series chart:style-name="ch10" chart:values-cell-range-address="TIPO_VIAG.B4:TIPO_VIAG.B7" chart:label-cell-address="TIPO_VIAG.B3:TIPO_VIAG.B3" chart:class="chart:line">
            <chart:data-point chart:repeated="4"/>
          </chart:series>
          <chart:series chart:style-name="ch11" chart:values-cell-range-address="TIPO_VIAG.C4:TIPO_VIAG.C7" chart:label-cell-address="TIPO_VIAG.C3:TIPO_VIAG.C3" chart:class="chart:line">
            <chart:data-point chart:repeated="4"/>
          </chart:series>
          <chart:series chart:style-name="ch12" chart:values-cell-range-address="TIPO_VIAG.D4:TIPO_VIAG.D7" chart:label-cell-address="TIPO_VIAG.D3:TIPO_VIAG.D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etivo</text:p>
                <draw:g>
                  <svg:desc>TIPO_VIAG.B3:TIPO_VIAG.B3</svg:desc>
                </draw:g>
              </table:table-cell>
              <table:table-cell office:value-type="string">
                <text:p>Individual</text:p>
                <draw:g>
                  <svg:desc>TIPO_VIAG.C3:TIPO_VIAG.C3</svg:desc>
                </draw:g>
              </table:table-cell>
              <table:table-cell office:value-type="string">
                <text:p>A pé</text:p>
                <draw:g>
                  <svg:desc>TIPO_VIAG.D3:TIPO_VIAG.D3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TIPO_VIAG.A4:TIPO_VIAG.A7</svg:desc>
                </draw:g>
              </table:table-cell>
              <table:table-cell office:value-type="float" office:value="0.4499">
                <text:p>0.4499</text:p>
                <draw:g>
                  <svg:desc>TIPO_VIAG.B4:TIPO_VIAG.B7</svg:desc>
                </draw:g>
              </table:table-cell>
              <table:table-cell office:value-type="float" office:value="0.2702">
                <text:p>0.2702</text:p>
                <draw:g>
                  <svg:desc>TIPO_VIAG.C4:TIPO_VIAG.C7</svg:desc>
                </draw:g>
              </table:table-cell>
              <table:table-cell office:value-type="float" office:value="0.2799">
                <text:p>0.2799</text:p>
                <draw:g>
                  <svg:desc>TIPO_VIAG.D4:TIPO_VIAG.D7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3556">
                <text:p>0.3556</text:p>
              </table:table-cell>
              <table:table-cell office:value-type="float" office:value="0.2822">
                <text:p>0.2822</text:p>
              </table:table-cell>
              <table:table-cell office:value-type="float" office:value="0.3623">
                <text:p>0.362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3332">
                <text:p>0.3332</text:p>
              </table:table-cell>
              <table:table-cell office:value-type="float" office:value="0.3228">
                <text:p>0.3228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652">
                <text:p>0.3652</text:p>
              </table:table-cell>
              <table:table-cell office:value-type="float" office:value="0.2954">
                <text:p>0.2954</text:p>
              </table:table-cell>
              <table:table-cell office:value-type="float" office:value="0.3314">
                <text:p>0.331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94cm" svg:height="8.474cm" xlink:href=".." xlink:type="simple" chart:class="chart:line" chart:style-name="ch1">
        <chart:title svg:x="4.166cm" svg:y="0.305cm" chart:style-name="ch2">
          <text:p>TIPO VIAG - MULHERES</text:p>
        </chart:title>
        <chart:plot-area chart:style-name="ch3" table:cell-range-address="TIPO_VIAG.A11:TIPO_VIAG.D14 TIPO_VIAG.B10:TIPO_VIAG.D10" chart:data-source-has-labels="both" svg:x="1.278cm" svg:y="1.253cm" svg:width="11.849cm" svg:height="6.071cm">
          <chartooo:coordinate-region svg:x="2.508cm" svg:y="1.453cm" svg:width="10.247cm" svg:height="5.224cm"/>
          <chart:axis chart:dimension="x" chart:name="primary-x" chart:style-name="ch4" chartooo:axis-type="auto">
            <chartooo:date-scale/>
            <chart:title svg:x="6.774cm" svg:y="7.493cm" chart:style-name="ch5">
              <text:p>anos</text:p>
            </chart:title>
            <chart:categories table:cell-range-address="TIPO_VIAG.A11:TIPO_VIAG.A14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TIPO_VIAG.B11:TIPO_VIAG.B14" chart:label-cell-address="TIPO_VIAG.B10:TIPO_VIAG.B10" chart:class="chart:line">
            <chart:data-point chart:repeated="4"/>
          </chart:series>
          <chart:series chart:style-name="ch10" chart:values-cell-range-address="TIPO_VIAG.C11:TIPO_VIAG.C14" chart:label-cell-address="TIPO_VIAG.C10:TIPO_VIAG.C10" chart:class="chart:line">
            <chart:data-point chart:repeated="4"/>
          </chart:series>
          <chart:series chart:style-name="ch11" chart:values-cell-range-address="TIPO_VIAG.D11:TIPO_VIAG.D14" chart:label-cell-address="TIPO_VIAG.D10:TIPO_VIAG.D1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etivo</text:p>
                <draw:g>
                  <svg:desc>TIPO_VIAG.B10:TIPO_VIAG.B10</svg:desc>
                </draw:g>
              </table:table-cell>
              <table:table-cell office:value-type="string">
                <text:p>Individual</text:p>
                <draw:g>
                  <svg:desc>TIPO_VIAG.C10:TIPO_VIAG.C10</svg:desc>
                </draw:g>
              </table:table-cell>
              <table:table-cell office:value-type="string">
                <text:p>A pé</text:p>
                <draw:g>
                  <svg:desc>TIPO_VIAG.D10:TIPO_VIAG.D10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TIPO_VIAG.A11:TIPO_VIAG.A14</svg:desc>
                </draw:g>
              </table:table-cell>
              <table:table-cell office:value-type="float" office:value="0.4542">
                <text:p>0.4542</text:p>
                <draw:g>
                  <svg:desc>TIPO_VIAG.B11:TIPO_VIAG.B14</svg:desc>
                </draw:g>
              </table:table-cell>
              <table:table-cell office:value-type="float" office:value="0.2267">
                <text:p>0.2267</text:p>
                <draw:g>
                  <svg:desc>TIPO_VIAG.C11:TIPO_VIAG.C14</svg:desc>
                </draw:g>
              </table:table-cell>
              <table:table-cell office:value-type="float" office:value="0.3191">
                <text:p>0.3191</text:p>
                <draw:g>
                  <svg:desc>TIPO_VIAG.D11:TIPO_VIAG.D14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3438">
                <text:p>0.3438</text:p>
              </table:table-cell>
              <table:table-cell office:value-type="float" office:value="0.2319">
                <text:p>0.2319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3433">
                <text:p>0.3433</text:p>
              </table:table-cell>
              <table:table-cell office:value-type="float" office:value="0.2714">
                <text:p>0.2714</text:p>
              </table:table-cell>
              <table:table-cell office:value-type="float" office:value="0.3853">
                <text:p>0.385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87">
                <text:p>0.387</text:p>
              </table:table-cell>
              <table:table-cell office:value-type="float" office:value="0.2362">
                <text:p>0.2362</text:p>
              </table:table-cell>
              <table:table-cell office:value-type="float" office:value="0.3754">
                <text:p>0.375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82cm" svg:height="8.474cm" xlink:href=".." xlink:type="simple" chart:class="chart:line" chart:style-name="ch1">
        <chart:title svg:x="4.362cm" svg:y="0.305cm" chart:style-name="ch2">
          <text:p>TIPO VIAG - HOMENS</text:p>
        </chart:title>
        <chart:plot-area chart:style-name="ch3" table:cell-range-address="TIPO_VIAG.A17:TIPO_VIAG.D20 TIPO_VIAG.B16:TIPO_VIAG.D16" chart:data-source-has-labels="both" svg:x="1.276cm" svg:y="1.253cm" svg:width="11.741cm" svg:height="6.071cm">
          <chartooo:coordinate-region svg:x="2.506cm" svg:y="1.453cm" svg:width="10.139cm" svg:height="5.224cm"/>
          <chart:axis chart:dimension="x" chart:name="primary-x" chart:style-name="ch4" chartooo:axis-type="auto">
            <chartooo:date-scale/>
            <chart:title svg:x="6.718cm" svg:y="7.493cm" chart:style-name="ch5">
              <text:p>anos</text:p>
            </chart:title>
            <chart:categories table:cell-range-address="TIPO_VIAG.A17:TIPO_VIAG.A20"/>
          </chart:axis>
          <chart:axis chart:dimension="y" chart:name="primary-y" chart:style-name="ch6">
            <chart:title svg:x="0.451cm" svg:y="4.491cm" chart:style-name="ch7">
              <text:p>%</text:p>
            </chart:title>
            <chart:grid chart:style-name="ch8" chart:class="major"/>
          </chart:axis>
          <chart:series chart:style-name="ch9" chart:values-cell-range-address="TIPO_VIAG.B17:TIPO_VIAG.B20" chart:label-cell-address="TIPO_VIAG.B16:TIPO_VIAG.B16" chart:class="chart:line">
            <chart:data-point chart:repeated="4"/>
          </chart:series>
          <chart:series chart:style-name="ch10" chart:values-cell-range-address="TIPO_VIAG.C17:TIPO_VIAG.C20" chart:label-cell-address="TIPO_VIAG.C16:TIPO_VIAG.C16" chart:class="chart:line">
            <chart:data-point chart:repeated="4"/>
          </chart:series>
          <chart:series chart:style-name="ch11" chart:values-cell-range-address="TIPO_VIAG.D17:TIPO_VIAG.D20" chart:label-cell-address="TIPO_VIAG.D16:TIPO_VIAG.D1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etivo</text:p>
                <draw:g>
                  <svg:desc>TIPO_VIAG.B16:TIPO_VIAG.B16</svg:desc>
                </draw:g>
              </table:table-cell>
              <table:table-cell office:value-type="string">
                <text:p>Individual</text:p>
                <draw:g>
                  <svg:desc>TIPO_VIAG.C16:TIPO_VIAG.C16</svg:desc>
                </draw:g>
              </table:table-cell>
              <table:table-cell office:value-type="string">
                <text:p>A pé</text:p>
                <draw:g>
                  <svg:desc>TIPO_VIAG.D16:TIPO_VIAG.D16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80</text:p>
                <draw:g>
                  <svg:desc>TIPO_VIAG.A17:TIPO_VIAG.A20</svg:desc>
                </draw:g>
              </table:table-cell>
              <table:table-cell office:value-type="float" office:value="0.4468">
                <text:p>0.4468</text:p>
                <draw:g>
                  <svg:desc>TIPO_VIAG.B17:TIPO_VIAG.B20</svg:desc>
                </draw:g>
              </table:table-cell>
              <table:table-cell office:value-type="float" office:value="0.3007">
                <text:p>0.3007</text:p>
                <draw:g>
                  <svg:desc>TIPO_VIAG.C17:TIPO_VIAG.C20</svg:desc>
                </draw:g>
              </table:table-cell>
              <table:table-cell office:value-type="float" office:value="0.2525">
                <text:p>0.2525</text:p>
                <draw:g>
                  <svg:desc>TIPO_VIAG.D17:TIPO_VIAG.D20</svg:desc>
                </draw:g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365">
                <text:p>0.365</text:p>
              </table:table-cell>
              <table:table-cell office:value-type="float" office:value="0.3233">
                <text:p>0.3233</text:p>
              </table:table-cell>
              <table:table-cell office:value-type="float" office:value="0.3115">
                <text:p>0.311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3239">
                <text:p>0.3239</text:p>
              </table:table-cell>
              <table:table-cell office:value-type="float" office:value="0.3701">
                <text:p>0.3701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436">
                <text:p>0.3436</text:p>
              </table:table-cell>
              <table:table-cell office:value-type="float" office:value="0.3543">
                <text:p>0.3543</text:p>
              </table:table-cell>
              <table:table-cell office:value-type="float" office:value="0.2876">
                <text:p>0.287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2:'MODOS 3 e 4 | SIT_FAM'.K4" chart:data-source-has-labels="both" svg:x="0.249cm" svg:y="0.165cm" svg:width="9.807cm" svg:height="7.939cm">
          <chartooo:coordinate-region svg:x="1.426cm" svg:y="0.364cm" svg:width="8.63cm" svg:height="7.093cm"/>
          <chart:axis chart:dimension="x" chart:name="primary-x" chart:style-name="ch4" chartooo:axis-type="auto">
            <chartooo:date-scale/>
            <chart:categories table:cell-range-address="'MODOS 3 e 4 | SIT_FAM'.H2:'MODOS 3 e 4 | SIT_FAM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:'MODOS 3 e 4 | SIT_FAM'.K3" chart:label-cell-address="'MODOS 3 e 4 | SIT_FAM'.G3:'MODOS 3 e 4 | SIT_FAM'.G3" chart:class="chart:bar">
            <chart:data-point chart:repeated="4"/>
          </chart:series>
          <chart:series chart:style-name="ch8" chart:values-cell-range-address="'MODOS 3 e 4 | SIT_FAM'.H4:'MODOS 3 e 4 | SIT_FAM'.K4" chart:label-cell-address="'MODOS 3 e 4 | SIT_FAM'.G4:'MODOS 3 e 4 | SIT_FAM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2:'MODOS 3 e 4 | SIT_FAM'.K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:'MODOS 3 e 4 | SIT_FAM'.G3</svg:desc>
                </draw:g>
              </table:table-cell>
              <table:table-cell office:value-type="float" office:value="1694">
                <text:p>1694</text:p>
                <draw:g>
                  <svg:desc>'MODOS 3 e 4 | SIT_FAM'.H3:'MODOS 3 e 4 | SIT_FAM'.K3</svg:desc>
                </draw:g>
              </table:table-cell>
              <table:table-cell office:value-type="float" office:value="1039">
                <text:p>1039</text:p>
              </table:table-cell>
              <table:table-cell office:value-type="float" office:value="930">
                <text:p>93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4:'MODOS 3 e 4 | SIT_FAM'.G4</svg:desc>
                </draw:g>
              </table:table-cell>
              <table:table-cell office:value-type="float" office:value="239">
                <text:p>239</text:p>
                <draw:g>
                  <svg:desc>'MODOS 3 e 4 | SIT_FAM'.H4:'MODOS 3 e 4 | SIT_FAM'.K4</svg:desc>
                </draw:g>
              </table:table-cell>
              <table:table-cell office:value-type="float" office:value="227">
                <text:p>227</text:p>
              </table:table-cell>
              <table:table-cell office:value-type="float" office:value="379">
                <text:p>379</text:p>
              </table:table-cell>
              <table:table-cell office:value-type="float" office:value="939">
                <text:p>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225cm" xlink:href=".." xlink:type="simple" chart:class="chart:bar" chart:style-name="ch1">
        <chart:legend chart:legend-position="end" svg:x="10.14cm" svg:y="3.564cm" style:legend-expansion="high" chart:style-name="ch2"/>
        <chart:plot-area chart:style-name="ch3" table:cell-range-address="'MODOS 3 e 4 | SIT_FAM'.A37:'MODOS 3 e 4 | SIT_FAM'.E39" chart:data-source-has-labels="both" svg:x="0.245cm" svg:y="0.164cm" svg:width="9.65cm" svg:height="7.897cm">
          <chartooo:coordinate-region svg:x="1.237cm" svg:y="0.363cm" svg:width="8.658cm" svg:height="7.051cm"/>
          <chart:axis chart:dimension="x" chart:name="primary-x" chart:style-name="ch4" chartooo:axis-type="auto">
            <chartooo:date-scale/>
            <chart:categories table:cell-range-address="'MODOS 3 e 4 | SIT_FAM'.B37:'MODOS 3 e 4 | SIT_FAM'.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38:'MODOS 3 e 4 | SIT_FAM'.E38" chart:label-cell-address="'MODOS 3 e 4 | SIT_FAM'.A38:'MODOS 3 e 4 | SIT_FAM'.A38" chart:class="chart:bar">
            <chart:data-point chart:repeated="4"/>
          </chart:series>
          <chart:series chart:style-name="ch8" chart:values-cell-range-address="'MODOS 3 e 4 | SIT_FAM'.B39:'MODOS 3 e 4 | SIT_FAM'.E39" chart:label-cell-address="'MODOS 3 e 4 | SIT_FAM'.A39:'MODOS 3 e 4 | SIT_FAM'.A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37:'MODOS 3 e 4 | SIT_FAM'.E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38:'MODOS 3 e 4 | SIT_FAM'.A38</svg:desc>
                </draw:g>
              </table:table-cell>
              <table:table-cell office:value-type="float" office:value="46">
                <text:p>46</text:p>
                <draw:g>
                  <svg:desc>'MODOS 3 e 4 | SIT_FAM'.B38:'MODOS 3 e 4 | SIT_FAM'.E3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14">
                <text:p>21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39:'MODOS 3 e 4 | SIT_FAM'.A39</svg:desc>
                </draw:g>
              </table:table-cell>
              <table:table-cell office:value-type="float" office:value="6472">
                <text:p>6472</text:p>
                <draw:g>
                  <svg:desc>'MODOS 3 e 4 | SIT_FAM'.B39:'MODOS 3 e 4 | SIT_FAM'.E39</svg:desc>
                </draw:g>
              </table:table-cell>
              <table:table-cell office:value-type="float" office:value="5754">
                <text:p>5754</text:p>
              </table:table-cell>
              <table:table-cell office:value-type="float" office:value="6969">
                <text:p>6969</text:p>
              </table:table-cell>
              <table:table-cell office:value-type="float" office:value="7771">
                <text:p>77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37:'MODOS 3 e 4 | SIT_FAM'.K39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37:'MODOS 3 e 4 | SIT_FAM'.K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38:'MODOS 3 e 4 | SIT_FAM'.K38" chart:label-cell-address="'MODOS 3 e 4 | SIT_FAM'.G38:'MODOS 3 e 4 | SIT_FAM'.G38" chart:class="chart:bar">
            <chart:data-point chart:repeated="4"/>
          </chart:series>
          <chart:series chart:style-name="ch8" chart:values-cell-range-address="'MODOS 3 e 4 | SIT_FAM'.H39:'MODOS 3 e 4 | SIT_FAM'.K39" chart:label-cell-address="'MODOS 3 e 4 | SIT_FAM'.G39:'MODOS 3 e 4 | SIT_FAM'.G3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37:'MODOS 3 e 4 | SIT_FAM'.K37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38:'MODOS 3 e 4 | SIT_FAM'.G38</svg:desc>
                </draw:g>
              </table:table-cell>
              <table:table-cell office:value-type="float" office:value="23">
                <text:p>23</text:p>
                <draw:g>
                  <svg:desc>'MODOS 3 e 4 | SIT_FAM'.H38:'MODOS 3 e 4 | SIT_FAM'.K3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39:'MODOS 3 e 4 | SIT_FAM'.G39</svg:desc>
                </draw:g>
              </table:table-cell>
              <table:table-cell office:value-type="float" office:value="4081">
                <text:p>4081</text:p>
                <draw:g>
                  <svg:desc>'MODOS 3 e 4 | SIT_FAM'.H39:'MODOS 3 e 4 | SIT_FAM'.K39</svg:desc>
                </draw:g>
              </table:table-cell>
              <table:table-cell office:value-type="float" office:value="3392">
                <text:p>3392</text:p>
              </table:table-cell>
              <table:table-cell office:value-type="float" office:value="3592">
                <text:p>3592</text:p>
              </table:table-cell>
              <table:table-cell office:value-type="float" office:value="3761">
                <text:p>37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8.092cm" xlink:href=".." xlink:type="simple" chart:class="chart:bar" chart:style-name="ch1">
        <chart:legend chart:legend-position="end" svg:x="10.14cm" svg:y="3.498cm" style:legend-expansion="high" chart:style-name="ch2"/>
        <chart:plot-area chart:style-name="ch3" table:cell-range-address="'MODOS 3 e 4 | SIT_FAM'.A72:'MODOS 3 e 4 | SIT_FAM'.E74" chart:data-source-has-labels="both" svg:x="0.245cm" svg:y="0.161cm" svg:width="9.65cm" svg:height="7.77cm">
          <chartooo:coordinate-region svg:x="1.237cm" svg:y="0.36cm" svg:width="8.658cm" svg:height="6.924cm"/>
          <chart:axis chart:dimension="x" chart:name="primary-x" chart:style-name="ch4" chartooo:axis-type="auto">
            <chartooo:date-scale/>
            <chart:categories table:cell-range-address="'MODOS 3 e 4 | SIT_FAM'.B72:'MODOS 3 e 4 | SIT_FAM'.E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B73:'MODOS 3 e 4 | SIT_FAM'.E73" chart:label-cell-address="'MODOS 3 e 4 | SIT_FAM'.A73:'MODOS 3 e 4 | SIT_FAM'.A73" chart:class="chart:bar">
            <chart:data-point chart:repeated="4"/>
          </chart:series>
          <chart:series chart:style-name="ch8" chart:values-cell-range-address="'MODOS 3 e 4 | SIT_FAM'.B74:'MODOS 3 e 4 | SIT_FAM'.E74" chart:label-cell-address="'MODOS 3 e 4 | SIT_FAM'.A74:'MODOS 3 e 4 | SIT_FAM'.A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B72:'MODOS 3 e 4 | SIT_FAM'.E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A73:'MODOS 3 e 4 | SIT_FAM'.A73</svg:desc>
                </draw:g>
              </table:table-cell>
              <table:table-cell office:value-type="float" office:value="7058">
                <text:p>7058</text:p>
                <draw:g>
                  <svg:desc>'MODOS 3 e 4 | SIT_FAM'.B73:'MODOS 3 e 4 | SIT_FAM'.E73</svg:desc>
                </draw:g>
              </table:table-cell>
              <table:table-cell office:value-type="float" office:value="3953">
                <text:p>3953</text:p>
              </table:table-cell>
              <table:table-cell office:value-type="float" office:value="4809">
                <text:p>4809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A74:'MODOS 3 e 4 | SIT_FAM'.A74</svg:desc>
                </draw:g>
              </table:table-cell>
              <table:table-cell office:value-type="float" office:value="2458">
                <text:p>2458</text:p>
                <draw:g>
                  <svg:desc>'MODOS 3 e 4 | SIT_FAM'.B74:'MODOS 3 e 4 | SIT_FAM'.E74</svg:desc>
                </draw:g>
              </table:table-cell>
              <table:table-cell office:value-type="float" office:value="2060">
                <text:p>2060</text:p>
              </table:table-cell>
              <table:table-cell office:value-type="float" office:value="3143">
                <text:p>3143</text:p>
              </table:table-cell>
              <table:table-cell office:value-type="float" office:value="3892">
                <text:p>3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62cm" svg:height="8.269cm" xlink:href=".." xlink:type="simple" chart:class="chart:bar" chart:style-name="ch1">
        <chart:legend chart:legend-position="end" svg:x="10.305cm" svg:y="3.586cm" style:legend-expansion="high" chart:style-name="ch2"/>
        <chart:plot-area chart:style-name="ch3" table:cell-range-address="'MODOS 3 e 4 | SIT_FAM'.G72:'MODOS 3 e 4 | SIT_FAM'.K74" chart:data-source-has-labels="both" svg:x="0.249cm" svg:y="0.165cm" svg:width="9.807cm" svg:height="7.939cm">
          <chartooo:coordinate-region svg:x="1.241cm" svg:y="0.364cm" svg:width="8.815cm" svg:height="7.093cm"/>
          <chart:axis chart:dimension="x" chart:name="primary-x" chart:style-name="ch4" chartooo:axis-type="auto">
            <chartooo:date-scale/>
            <chart:categories table:cell-range-address="'MODOS 3 e 4 | SIT_FAM'.H72:'MODOS 3 e 4 | SIT_FAM'.K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OS 3 e 4 | SIT_FAM'.H73:'MODOS 3 e 4 | SIT_FAM'.K73" chart:label-cell-address="'MODOS 3 e 4 | SIT_FAM'.G73:'MODOS 3 e 4 | SIT_FAM'.G73" chart:class="chart:bar">
            <chart:data-point chart:repeated="4"/>
          </chart:series>
          <chart:series chart:style-name="ch8" chart:values-cell-range-address="'MODOS 3 e 4 | SIT_FAM'.H74:'MODOS 3 e 4 | SIT_FAM'.K74" chart:label-cell-address="'MODOS 3 e 4 | SIT_FAM'.G74:'MODOS 3 e 4 | SIT_FAM'.G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  <draw:g>
                  <svg:desc>'MODOS 3 e 4 | SIT_FAM'.H72:'MODOS 3 e 4 | SIT_FAM'.K72</svg:desc>
                </draw:g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Maculino</text:p>
                <draw:g>
                  <svg:desc>'MODOS 3 e 4 | SIT_FAM'.G73:'MODOS 3 e 4 | SIT_FAM'.G73</svg:desc>
                </draw:g>
              </table:table-cell>
              <table:table-cell office:value-type="float" office:value="5613">
                <text:p>5613</text:p>
                <draw:g>
                  <svg:desc>'MODOS 3 e 4 | SIT_FAM'.H73:'MODOS 3 e 4 | SIT_FAM'.K73</svg:desc>
                </draw:g>
              </table:table-cell>
              <table:table-cell office:value-type="float" office:value="4767">
                <text:p>4767</text:p>
              </table:table-cell>
              <table:table-cell office:value-type="float" office:value="4780">
                <text:p>4780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Feminino</text:p>
                <draw:g>
                  <svg:desc>'MODOS 3 e 4 | SIT_FAM'.G74:'MODOS 3 e 4 | SIT_FAM'.G74</svg:desc>
                </draw:g>
              </table:table-cell>
              <table:table-cell office:value-type="float" office:value="6553">
                <text:p>6553</text:p>
                <draw:g>
                  <svg:desc>'MODOS 3 e 4 | SIT_FAM'.H74:'MODOS 3 e 4 | SIT_FAM'.K74</svg:desc>
                </draw:g>
              </table:table-cell>
              <table:table-cell office:value-type="float" office:value="5243">
                <text:p>5243</text:p>
              </table:table-cell>
              <table:table-cell office:value-type="float" office:value="5632">
                <text:p>5632</text:p>
              </table:table-cell>
              <table:table-cell office:value-type="float" office:value="4854">
                <text:p>48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" xlink:type="simple" chart:class="chart:line" chart:style-name="ch1">
        <chart:legend chart:legend-position="end" svg:x="12.189cm" svg:y="3.705cm" style:legend-expansion="high" chart:style-name="ch2"/>
        <chart:plot-area chart:style-name="ch3" chart:data-source-has-labels="both" svg:x="0.319cm" svg:y="0.18cm" svg:width="11.551cm" svg:height="8.645cm">
          <chartooo:coordinate-region svg:x="1.002cm" svg:y="0.379cm" svg:width="10.845cm" svg:height="7.799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77">
                <text:p>1980</text:p>
              </table:table-cell>
              <table:table-cell office:value-type="float" office:value="1987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2007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0 autos</text:p>
              </table:table-cell>
              <table:table-cell office:value-type="float" office:value="34.78">
                <text:p>34.78</text:p>
              </table:table-cell>
              <table:table-cell office:value-type="float" office:value="31.69">
                <text:p>31.69</text:p>
              </table:table-cell>
              <table:table-cell office:value-type="float" office:value="20.14">
                <text:p>20.14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 auto</text:p>
              </table:table-cell>
              <table:table-cell office:value-type="float" office:value="28.82">
                <text:p>28.82</text:p>
              </table:table-cell>
              <table:table-cell office:value-type="float" office:value="26.36">
                <text:p>26.36</text:p>
              </table:table-cell>
              <table:table-cell office:value-type="float" office:value="27.17">
                <text:p>27.17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2 ou mais autos</text:p>
              </table:table-cell>
              <table:table-cell office:value-type="float" office:value="9.32">
                <text:p>9.32</text:p>
              </table:table-cell>
              <table:table-cell office:value-type="float" office:value="8.67">
                <text:p>8.67</text:p>
              </table:table-cell>
              <table:table-cell office:value-type="float" office:value="11.05">
                <text:p>11.05</text:p>
              </table:table-cell>
              <table:table-cell office:value-type="float" office:value="6.42">
                <text:p>6.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